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22.5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3" table:style-name="ta1">
        <table:shapes>
          <draw:frame draw:z-index="0" draw:style-name="gr1" draw:text-style-name="P1" svg:width="896.14pt" svg:height="407.34pt" svg:x="68.46pt" svg:y="21.83pt">
            <loext:p draw:notify-on-update-of-ranges="test3.D1:test3.D1 test3.D2:test3.D853 test3.H1:test3.H1 test3.H2:test3.H8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pid_output_hip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788391113" calcext:value-type="float">
            <text:p>179.2788391113</text:p>
          </table:table-cell>
          <table:table-cell office:value-type="float" office:value="0.9848013036" calcext:value-type="float">
            <text:p>0.9848013036</text:p>
          </table:table-cell>
          <table:table-cell office:value-type="float" office:value="0.0984801304" calcext:value-type="float">
            <text:p>0.0984801304</text:p>
          </table:table-cell>
          <table:table-cell office:value-type="float" office:value="0" calcext:value-type="float">
            <text:p>0</text:p>
          </table:table-cell>
          <table:table-cell office:value-type="float" office:value="-0.00656315" calcext:value-type="float">
            <text:p>-0.00656315</text:p>
          </table:table-cell>
          <table:table-cell office:value-type="float" office:value="0" calcext:value-type="float">
            <text:p>0</text:p>
          </table:table-cell>
          <table:table-cell office:value-type="float" office:value="-0.0078075844" calcext:value-type="float">
            <text:p>-0.0078075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.2585601807" calcext:value-type="float">
            <text:p>179.2585601807</text:p>
          </table:table-cell>
          <table:table-cell office:value-type="float" office:value="0.3277717412" calcext:value-type="float">
            <text:p>0.3277717412</text:p>
          </table:table-cell>
          <table:table-cell office:value-type="float" office:value="0.0327771741" calcext:value-type="float">
            <text:p>0.0327771741</text:p>
          </table:table-cell>
          <table:table-cell office:value-type="float" office:value="0" calcext:value-type="float">
            <text:p>0</text:p>
          </table:table-cell>
          <table:table-cell office:value-type="float" office:value="-0.00655621" calcext:value-type="float">
            <text:p>-0.00655621</text:p>
          </table:table-cell>
          <table:table-cell office:value-type="float" office:value="0.00017059" calcext:value-type="float">
            <text:p>0.00017059</text:p>
          </table:table-cell>
          <table:table-cell office:value-type="float" office:value="-0.0077952192" calcext:value-type="float">
            <text:p>-0.0077952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79.2599334717" calcext:value-type="float">
            <text:p>179.2599334717</text:p>
          </table:table-cell>
          <table:table-cell office:value-type="float" office:value="0.0397710312" calcext:value-type="float">
            <text:p>0.0397710312</text:p>
          </table:table-cell>
          <table:table-cell office:value-type="float" office:value="0.0039771031" calcext:value-type="float">
            <text:p>0.0039771031</text:p>
          </table:table-cell>
          <table:table-cell office:value-type="float" office:value="0" calcext:value-type="float">
            <text:p>0</text:p>
          </table:table-cell>
          <table:table-cell office:value-type="float" office:value="-0.00463222" calcext:value-type="float">
            <text:p>-0.00463222</text:p>
          </table:table-cell>
          <table:table-cell office:value-type="float" office:value="0.00011373" calcext:value-type="float">
            <text:p>0.00011373</text:p>
          </table:table-cell>
          <table:table-cell office:value-type="float" office:value="-0.0047875828" calcext:value-type="float">
            <text:p>-0.00478758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79.262008667" calcext:value-type="float">
            <text:p>179.262008667</text:p>
          </table:table-cell>
          <table:table-cell office:value-type="float" office:value="0.6049477483" calcext:value-type="float">
            <text:p>0.6049477483</text:p>
          </table:table-cell>
          <table:table-cell office:value-type="float" office:value="0.0604947748" calcext:value-type="float">
            <text:p>0.0604947748</text:p>
          </table:table-cell>
          <table:table-cell office:value-type="float" office:value="0" calcext:value-type="float">
            <text:p>0</text:p>
          </table:table-cell>
          <table:table-cell office:value-type="float" office:value="-0.00711721" calcext:value-type="float">
            <text:p>-0.00711721</text:p>
          </table:table-cell>
          <table:table-cell office:value-type="float" office:value="0.00009913" calcext:value-type="float">
            <text:p>0.00009913</text:p>
          </table:table-cell>
          <table:table-cell office:value-type="float" office:value="-0.0098766231" calcext:value-type="float">
            <text:p>-0.0098766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9.2510070801" calcext:value-type="float">
            <text:p>179.2510070801</text:p>
          </table:table-cell>
          <table:table-cell office:value-type="float" office:value="0.2499635773" calcext:value-type="float">
            <text:p>0.2499635773</text:p>
          </table:table-cell>
          <table:table-cell office:value-type="float" office:value="0.0249963577" calcext:value-type="float">
            <text:p>0.0249963577</text:p>
          </table:table-cell>
          <table:table-cell office:value-type="float" office:value="0" calcext:value-type="float">
            <text:p>0</text:p>
          </table:table-cell>
          <table:table-cell office:value-type="float" office:value="-0.00640672" calcext:value-type="float">
            <text:p>-0.00640672</text:p>
          </table:table-cell>
          <table:table-cell office:value-type="float" office:value="0.00003882" calcext:value-type="float">
            <text:p>0.00003882</text:p>
          </table:table-cell>
          <table:table-cell office:value-type="float" office:value="-0.0070767941" calcext:value-type="float">
            <text:p>-0.00707679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79.2536468506" calcext:value-type="float">
            <text:p>179.2536468506</text:p>
          </table:table-cell>
          <table:table-cell office:value-type="float" office:value="0.2963563001" calcext:value-type="float">
            <text:p>0.2963563001</text:p>
          </table:table-cell>
          <table:table-cell office:value-type="float" office:value="0.02963563" calcext:value-type="float">
            <text:p>0.02963563</text:p>
          </table:table-cell>
          <table:table-cell office:value-type="float" office:value="0" calcext:value-type="float">
            <text:p>0</text:p>
          </table:table-cell>
          <table:table-cell office:value-type="float" office:value="-0.00624264" calcext:value-type="float">
            <text:p>-0.00624264</text:p>
          </table:table-cell>
          <table:table-cell office:value-type="float" office:value="0.00005219" calcext:value-type="float">
            <text:p>0.00005219</text:p>
          </table:table-cell>
          <table:table-cell office:value-type="float" office:value="-0.0072667737" calcext:value-type="float">
            <text:p>-0.00726677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79.2666015625" calcext:value-type="float">
            <text:p>179.2666015625</text:p>
          </table:table-cell>
          <table:table-cell office:value-type="float" office:value="0.1355408624" calcext:value-type="float">
            <text:p>0.1355408624</text:p>
          </table:table-cell>
          <table:table-cell office:value-type="float" office:value="0.0135540862" calcext:value-type="float">
            <text:p>0.0135540862</text:p>
          </table:table-cell>
          <table:table-cell office:value-type="float" office:value="0" calcext:value-type="float">
            <text:p>0</text:p>
          </table:table-cell>
          <table:table-cell office:value-type="float" office:value="-0.0050616" calcext:value-type="float">
            <text:p>-0.0050616</text:p>
          </table:table-cell>
          <table:table-cell office:value-type="float" office:value="0.00000409" calcext:value-type="float">
            <text:p>0.00000409</text:p>
          </table:table-cell>
          <table:table-cell office:value-type="float" office:value="-0.0046801617" calcext:value-type="float">
            <text:p>-0.00468016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.2671051025" calcext:value-type="float">
            <text:p>179.2671051025</text:p>
          </table:table-cell>
          <table:table-cell office:value-type="float" office:value="0.3070360504" calcext:value-type="float">
            <text:p>0.3070360504</text:p>
          </table:table-cell>
          <table:table-cell office:value-type="float" office:value="0.030703605" calcext:value-type="float">
            <text:p>0.030703605</text:p>
          </table:table-cell>
          <table:table-cell office:value-type="float" office:value="0" calcext:value-type="float">
            <text:p>0</text:p>
          </table:table-cell>
          <table:table-cell office:value-type="float" office:value="-0.00541781" calcext:value-type="float">
            <text:p>-0.00541781</text:p>
          </table:table-cell>
          <table:table-cell office:value-type="float" office:value="0.00000358" calcext:value-type="float">
            <text:p>0.00000358</text:p>
          </table:table-cell>
          <table:table-cell office:value-type="float" office:value="-0.0069138613" calcext:value-type="float">
            <text:p>-0.00691386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79.2613525391" calcext:value-type="float">
            <text:p>179.2613525391</text:p>
          </table:table-cell>
          <table:table-cell office:value-type="float" office:value="0.2927236262" calcext:value-type="float">
            <text:p>0.2927236262</text:p>
          </table:table-cell>
          <table:table-cell office:value-type="float" office:value="0.0292723626" calcext:value-type="float">
            <text:p>0.0292723626</text:p>
          </table:table-cell>
          <table:table-cell office:value-type="float" office:value="0" calcext:value-type="float">
            <text:p>0</text:p>
          </table:table-cell>
          <table:table-cell office:value-type="float" office:value="-0.00555971" calcext:value-type="float">
            <text:p>-0.00555971</text:p>
          </table:table-cell>
          <table:table-cell office:value-type="float" office:value="0.00002774" calcext:value-type="float">
            <text:p>0.00002774</text:p>
          </table:table-cell>
          <table:table-cell office:value-type="float" office:value="-0.0068303541" calcext:value-type="float">
            <text:p>-0.00683035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9.2619628906" calcext:value-type="float">
            <text:p>179.2619628906</text:p>
          </table:table-cell>
          <table:table-cell office:value-type="float" office:value="0.2985030182" calcext:value-type="float">
            <text:p>0.2985030182</text:p>
          </table:table-cell>
          <table:table-cell office:value-type="float" office:value="0.0298503018" calcext:value-type="float">
            <text:p>0.0298503018</text:p>
          </table:table-cell>
          <table:table-cell office:value-type="float" office:value="0" calcext:value-type="float">
            <text:p>0</text:p>
          </table:table-cell>
          <table:table-cell office:value-type="float" office:value="-0.00569274" calcext:value-type="float">
            <text:p>-0.00569274</text:p>
          </table:table-cell>
          <table:table-cell office:value-type="float" office:value="-0.00000629" calcext:value-type="float">
            <text:p>-0.00000629</text:p>
          </table:table-cell>
          <table:table-cell office:value-type="float" office:value="-0.0069989191" calcext:value-type="float">
            <text:p>-0.00699891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79.2510223389" calcext:value-type="float">
            <text:p>179.2510223389</text:p>
          </table:table-cell>
          <table:table-cell office:value-type="float" office:value="0.2743547856" calcext:value-type="float">
            <text:p>0.2743547856</text:p>
          </table:table-cell>
          <table:table-cell office:value-type="float" office:value="0.0274354786" calcext:value-type="float">
            <text:p>0.0274354786</text:p>
          </table:table-cell>
          <table:table-cell office:value-type="float" office:value="0" calcext:value-type="float">
            <text:p>0</text:p>
          </table:table-cell>
          <table:table-cell office:value-type="float" office:value="-0.00562042" calcext:value-type="float">
            <text:p>-0.00562042</text:p>
          </table:table-cell>
          <table:table-cell office:value-type="float" office:value="0.00001813" calcext:value-type="float">
            <text:p>0.00001813</text:p>
          </table:table-cell>
          <table:table-cell office:value-type="float" office:value="-0.0065448398" calcext:value-type="float">
            <text:p>-0.00654483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.2554626465" calcext:value-type="float">
            <text:p>179.2554626465</text:p>
          </table:table-cell>
          <table:table-cell office:value-type="float" office:value="0.3094988713" calcext:value-type="float">
            <text:p>0.3094988713</text:p>
          </table:table-cell>
          <table:table-cell office:value-type="float" office:value="0.0309498871" calcext:value-type="float">
            <text:p>0.0309498871</text:p>
          </table:table-cell>
          <table:table-cell office:value-type="float" office:value="0" calcext:value-type="float">
            <text:p>0</text:p>
          </table:table-cell>
          <table:table-cell office:value-type="float" office:value="-0.00580646" calcext:value-type="float">
            <text:p>-0.00580646</text:p>
          </table:table-cell>
          <table:table-cell office:value-type="float" office:value="-0.0000047" calcext:value-type="float">
            <text:p>-0.0000047</text:p>
          </table:table-cell>
          <table:table-cell office:value-type="float" office:value="-0.0072960636" calcext:value-type="float">
            <text:p>-0.0072960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9.2506256104" calcext:value-type="float">
            <text:p>179.2506256104</text:p>
          </table:table-cell>
          <table:table-cell office:value-type="float" office:value="0.229428436" calcext:value-type="float">
            <text:p>0.229428436</text:p>
          </table:table-cell>
          <table:table-cell office:value-type="float" office:value="0.0229428436" calcext:value-type="float">
            <text:p>0.0229428436</text:p>
          </table:table-cell>
          <table:table-cell office:value-type="float" office:value="0" calcext:value-type="float">
            <text:p>0</text:p>
          </table:table-cell>
          <table:table-cell office:value-type="float" office:value="-0.00539676" calcext:value-type="float">
            <text:p>-0.00539676</text:p>
          </table:table-cell>
          <table:table-cell office:value-type="float" office:value="-0.00000434" calcext:value-type="float">
            <text:p>-0.00000434</text:p>
          </table:table-cell>
          <table:table-cell office:value-type="float" office:value="-0.0054915982" calcext:value-type="float">
            <text:p>-0.00549159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9.2573242188" calcext:value-type="float">
            <text:p>179.2573242188</text:p>
          </table:table-cell>
          <table:table-cell office:value-type="float" office:value="0.3407687307" calcext:value-type="float">
            <text:p>0.3407687307</text:p>
          </table:table-cell>
          <table:table-cell office:value-type="float" office:value="0.0340768731" calcext:value-type="float">
            <text:p>0.0340768731</text:p>
          </table:table-cell>
          <table:table-cell office:value-type="float" office:value="0" calcext:value-type="float">
            <text:p>0</text:p>
          </table:table-cell>
          <table:table-cell office:value-type="float" office:value="-0.00586588" calcext:value-type="float">
            <text:p>-0.00586588</text:p>
          </table:table-cell>
          <table:table-cell office:value-type="float" office:value="0.00002399" calcext:value-type="float">
            <text:p>0.00002399</text:p>
          </table:table-cell>
          <table:table-cell office:value-type="float" office:value="-0.0081261011" calcext:value-type="float">
            <text:p>-0.00812610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9.2571716309" calcext:value-type="float">
            <text:p>179.2571716309</text:p>
          </table:table-cell>
          <table:table-cell office:value-type="float" office:value="0.2485402846" calcext:value-type="float">
            <text:p>0.2485402846</text:p>
          </table:table-cell>
          <table:table-cell office:value-type="float" office:value="0.0248540285" calcext:value-type="float">
            <text:p>0.0248540285</text:p>
          </table:table-cell>
          <table:table-cell office:value-type="float" office:value="0" calcext:value-type="float">
            <text:p>0</text:p>
          </table:table-cell>
          <table:table-cell office:value-type="float" office:value="-0.00556371" calcext:value-type="float">
            <text:p>-0.00556371</text:p>
          </table:table-cell>
          <table:table-cell office:value-type="float" office:value="0.00001764" calcext:value-type="float">
            <text:p>0.00001764</text:p>
          </table:table-cell>
          <table:table-cell office:value-type="float" office:value="-0.0058162127" calcext:value-type="float">
            <text:p>-0.0058162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9.2534637451" calcext:value-type="float">
            <text:p>179.2534637451</text:p>
          </table:table-cell>
          <table:table-cell office:value-type="float" office:value="0.2788083361" calcext:value-type="float">
            <text:p>0.2788083361</text:p>
          </table:table-cell>
          <table:table-cell office:value-type="float" office:value="0.0278808336" calcext:value-type="float">
            <text:p>0.0278808336</text:p>
          </table:table-cell>
          <table:table-cell office:value-type="float" office:value="0" calcext:value-type="float">
            <text:p>0</text:p>
          </table:table-cell>
          <table:table-cell office:value-type="float" office:value="-0.00556415" calcext:value-type="float">
            <text:p>-0.00556415</text:p>
          </table:table-cell>
          <table:table-cell office:value-type="float" office:value="0.00004113" calcext:value-type="float">
            <text:p>0.00004113</text:p>
          </table:table-cell>
          <table:table-cell office:value-type="float" office:value="-0.006615703" calcext:value-type="float">
            <text:p>-0.0066157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9.2489471436" calcext:value-type="float">
            <text:p>179.2489471436</text:p>
          </table:table-cell>
          <table:table-cell office:value-type="float" office:value="0.3065331317" calcext:value-type="float">
            <text:p>0.3065331317</text:p>
          </table:table-cell>
          <table:table-cell office:value-type="float" office:value="0.0306533132" calcext:value-type="float">
            <text:p>0.0306533132</text:p>
          </table:table-cell>
          <table:table-cell office:value-type="float" office:value="0" calcext:value-type="float">
            <text:p>0</text:p>
          </table:table-cell>
          <table:table-cell office:value-type="float" office:value="-0.00574922" calcext:value-type="float">
            <text:p>-0.00574922</text:p>
          </table:table-cell>
          <table:table-cell office:value-type="float" office:value="0.00003871" calcext:value-type="float">
            <text:p>0.00003871</text:p>
          </table:table-cell>
          <table:table-cell office:value-type="float" office:value="-0.0073973341" calcext:value-type="float">
            <text:p>-0.00739733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9.2505645752" calcext:value-type="float">
            <text:p>179.2505645752</text:p>
          </table:table-cell>
          <table:table-cell office:value-type="float" office:value="0.2809757823" calcext:value-type="float">
            <text:p>0.2809757823</text:p>
          </table:table-cell>
          <table:table-cell office:value-type="float" office:value="0.0280975782" calcext:value-type="float">
            <text:p>0.0280975782</text:p>
          </table:table-cell>
          <table:table-cell office:value-type="float" office:value="0" calcext:value-type="float">
            <text:p>0</text:p>
          </table:table-cell>
          <table:table-cell office:value-type="float" office:value="-0.00570217" calcext:value-type="float">
            <text:p>-0.00570217</text:p>
          </table:table-cell>
          <table:table-cell office:value-type="float" office:value="0.00004238" calcext:value-type="float">
            <text:p>0.00004238</text:p>
          </table:table-cell>
          <table:table-cell office:value-type="float" office:value="-0.0066249048" calcext:value-type="float">
            <text:p>-0.00662490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9.2699127197" calcext:value-type="float">
            <text:p>179.2699127197</text:p>
          </table:table-cell>
          <table:table-cell office:value-type="float" office:value="0.2767679668" calcext:value-type="float">
            <text:p>0.2767679668</text:p>
          </table:table-cell>
          <table:table-cell office:value-type="float" office:value="0.0276767967" calcext:value-type="float">
            <text:p>0.0276767967</text:p>
          </table:table-cell>
          <table:table-cell office:value-type="float" office:value="0" calcext:value-type="float">
            <text:p>0</text:p>
          </table:table-cell>
          <table:table-cell office:value-type="float" office:value="-0.00564278" calcext:value-type="float">
            <text:p>-0.00564278</text:p>
          </table:table-cell>
          <table:table-cell office:value-type="float" office:value="0.00006885" calcext:value-type="float">
            <text:p>0.00006885</text:p>
          </table:table-cell>
          <table:table-cell office:value-type="float" office:value="-0.006506622" calcext:value-type="float">
            <text:p>-0.0065066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9.2587432861" calcext:value-type="float">
            <text:p>179.2587432861</text:p>
          </table:table-cell>
          <table:table-cell office:value-type="float" office:value="0.3509467164" calcext:value-type="float">
            <text:p>0.3509467164</text:p>
          </table:table-cell>
          <table:table-cell office:value-type="float" office:value="0.0350946716" calcext:value-type="float">
            <text:p>0.0350946716</text:p>
          </table:table-cell>
          <table:table-cell office:value-type="float" office:value="0" calcext:value-type="float">
            <text:p>0</text:p>
          </table:table-cell>
          <table:table-cell office:value-type="float" office:value="-0.00609759" calcext:value-type="float">
            <text:p>-0.00609759</text:p>
          </table:table-cell>
          <table:table-cell office:value-type="float" office:value="0.00006541" calcext:value-type="float">
            <text:p>0.00006541</text:p>
          </table:table-cell>
          <table:table-cell office:value-type="float" office:value="-0.0088886332" calcext:value-type="float">
            <text:p>-0.00888863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9.2691040039" calcext:value-type="float">
            <text:p>179.2691040039</text:p>
          </table:table-cell>
          <table:table-cell office:value-type="float" office:value="0.32760021" calcext:value-type="float">
            <text:p>0.32760021</text:p>
          </table:table-cell>
          <table:table-cell office:value-type="float" office:value="0.032760021" calcext:value-type="float">
            <text:p>0.032760021</text:p>
          </table:table-cell>
          <table:table-cell office:value-type="float" office:value="0" calcext:value-type="float">
            <text:p>0</text:p>
          </table:table-cell>
          <table:table-cell office:value-type="float" office:value="-0.00624495" calcext:value-type="float">
            <text:p>-0.00624495</text:p>
          </table:table-cell>
          <table:table-cell office:value-type="float" office:value="0.00010127" calcext:value-type="float">
            <text:p>0.00010127</text:p>
          </table:table-cell>
          <table:table-cell office:value-type="float" office:value="-0.0079898455" calcext:value-type="float">
            <text:p>-0.00798984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2686920166" calcext:value-type="float">
            <text:p>179.2686920166</text:p>
          </table:table-cell>
          <table:table-cell office:value-type="float" office:value="0.3246523781" calcext:value-type="float">
            <text:p>0.3246523781</text:p>
          </table:table-cell>
          <table:table-cell office:value-type="float" office:value="0.0324652378" calcext:value-type="float">
            <text:p>0.0324652378</text:p>
          </table:table-cell>
          <table:table-cell office:value-type="float" office:value="0" calcext:value-type="float">
            <text:p>0</text:p>
          </table:table-cell>
          <table:table-cell office:value-type="float" office:value="-0.00632346" calcext:value-type="float">
            <text:p>-0.00632346</text:p>
          </table:table-cell>
          <table:table-cell office:value-type="float" office:value="0.00009666" calcext:value-type="float">
            <text:p>0.00009666</text:p>
          </table:table-cell>
          <table:table-cell office:value-type="float" office:value="-0.0078174843" calcext:value-type="float">
            <text:p>-0.00781748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79.2639923096" calcext:value-type="float">
            <text:p>179.2639923096</text:p>
          </table:table-cell>
          <table:table-cell office:value-type="float" office:value="0.3137217145" calcext:value-type="float">
            <text:p>0.3137217145</text:p>
          </table:table-cell>
          <table:table-cell office:value-type="float" office:value="0.0313721715" calcext:value-type="float">
            <text:p>0.0313721715</text:p>
          </table:table-cell>
          <table:table-cell office:value-type="float" office:value="0" calcext:value-type="float">
            <text:p>0</text:p>
          </table:table-cell>
          <table:table-cell office:value-type="float" office:value="-0.00630291" calcext:value-type="float">
            <text:p>-0.00630291</text:p>
          </table:table-cell>
          <table:table-cell office:value-type="float" office:value="0.00011829" calcext:value-type="float">
            <text:p>0.00011829</text:p>
          </table:table-cell>
          <table:table-cell office:value-type="float" office:value="-0.0074147494" calcext:value-type="float">
            <text:p>-0.00741474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79.2658081055" calcext:value-type="float">
            <text:p>179.2658081055</text:p>
          </table:table-cell>
          <table:table-cell office:value-type="float" office:value="0.2854196962" calcext:value-type="float">
            <text:p>0.2854196962</text:p>
          </table:table-cell>
          <table:table-cell office:value-type="float" office:value="0.0285419696" calcext:value-type="float">
            <text:p>0.0285419696</text:p>
          </table:table-cell>
          <table:table-cell office:value-type="float" office:value="0" calcext:value-type="float">
            <text:p>0</text:p>
          </table:table-cell>
          <table:table-cell office:value-type="float" office:value="-0.0061006" calcext:value-type="float">
            <text:p>-0.0061006</text:p>
          </table:table-cell>
          <table:table-cell office:value-type="float" office:value="0.00013983" calcext:value-type="float">
            <text:p>0.00013983</text:p>
          </table:table-cell>
          <table:table-cell office:value-type="float" office:value="-0.0063810965" calcext:value-type="float">
            <text:p>-0.00638109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79.2660369873" calcext:value-type="float">
            <text:p>179.2660369873</text:p>
          </table:table-cell>
          <table:table-cell office:value-type="float" office:value="0.3003074448" calcext:value-type="float">
            <text:p>0.3003074448</text:p>
          </table:table-cell>
          <table:table-cell office:value-type="float" office:value="0.0300307445" calcext:value-type="float">
            <text:p>0.0300307445</text:p>
          </table:table-cell>
          <table:table-cell office:value-type="float" office:value="0" calcext:value-type="float">
            <text:p>0</text:p>
          </table:table-cell>
          <table:table-cell office:value-type="float" office:value="-0.00606506" calcext:value-type="float">
            <text:p>-0.00606506</text:p>
          </table:table-cell>
          <table:table-cell office:value-type="float" office:value="0.00013423" calcext:value-type="float">
            <text:p>0.00013423</text:p>
          </table:table-cell>
          <table:table-cell office:value-type="float" office:value="-0.0070489881" calcext:value-type="float">
            <text:p>-0.0070489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9.2663269043" calcext:value-type="float">
            <text:p>179.2663269043</text:p>
          </table:table-cell>
          <table:table-cell office:value-type="float" office:value="0.323762028" calcext:value-type="float">
            <text:p>0.323762028</text:p>
          </table:table-cell>
          <table:table-cell office:value-type="float" office:value="0.0323762028" calcext:value-type="float">
            <text:p>0.0323762028</text:p>
          </table:table-cell>
          <table:table-cell office:value-type="float" office:value="0" calcext:value-type="float">
            <text:p>0</text:p>
          </table:table-cell>
          <table:table-cell office:value-type="float" office:value="-0.0061977" calcext:value-type="float">
            <text:p>-0.0061977</text:p>
          </table:table-cell>
          <table:table-cell office:value-type="float" office:value="0.00015622" calcext:value-type="float">
            <text:p>0.00015622</text:p>
          </table:table-cell>
          <table:table-cell office:value-type="float" office:value="-0.008003389" calcext:value-type="float">
            <text:p>-0.0080033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79.274307251" calcext:value-type="float">
            <text:p>179.274307251</text:p>
          </table:table-cell>
          <table:table-cell office:value-type="float" office:value="0.3444668436" calcext:value-type="float">
            <text:p>0.3444668436</text:p>
          </table:table-cell>
          <table:table-cell office:value-type="float" office:value="0.0344466844" calcext:value-type="float">
            <text:p>0.0344466844</text:p>
          </table:table-cell>
          <table:table-cell office:value-type="float" office:value="0" calcext:value-type="float">
            <text:p>0</text:p>
          </table:table-cell>
          <table:table-cell office:value-type="float" office:value="-0.00642404" calcext:value-type="float">
            <text:p>-0.00642404</text:p>
          </table:table-cell>
          <table:table-cell office:value-type="float" office:value="0.00017454" calcext:value-type="float">
            <text:p>0.00017454</text:p>
          </table:table-cell>
          <table:table-cell office:value-type="float" office:value="-0.0087494096" calcext:value-type="float">
            <text:p>-0.00874940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9.2816772461" calcext:value-type="float">
            <text:p>179.2816772461</text:p>
          </table:table-cell>
          <table:table-cell office:value-type="float" office:value="0.3032678104" calcext:value-type="float">
            <text:p>0.3032678104</text:p>
          </table:table-cell>
          <table:table-cell office:value-type="float" office:value="0.030326781" calcext:value-type="float">
            <text:p>0.030326781</text:p>
          </table:table-cell>
          <table:table-cell office:value-type="float" office:value="0" calcext:value-type="float">
            <text:p>0</text:p>
          </table:table-cell>
          <table:table-cell office:value-type="float" office:value="-0.00630024" calcext:value-type="float">
            <text:p>-0.00630024</text:p>
          </table:table-cell>
          <table:table-cell office:value-type="float" office:value="0.0001683" calcext:value-type="float">
            <text:p>0.0001683</text:p>
          </table:table-cell>
          <table:table-cell office:value-type="float" office:value="-0.006855885" calcext:value-type="float">
            <text:p>-0.0068558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79.278717041" calcext:value-type="float">
            <text:p>179.278717041</text:p>
          </table:table-cell>
          <table:table-cell office:value-type="float" office:value="0.253220654" calcext:value-type="float">
            <text:p>0.253220654</text:p>
          </table:table-cell>
          <table:table-cell office:value-type="float" office:value="0.0253220654" calcext:value-type="float">
            <text:p>0.0253220654</text:p>
          </table:table-cell>
          <table:table-cell office:value-type="float" office:value="0" calcext:value-type="float">
            <text:p>0</text:p>
          </table:table-cell>
          <table:table-cell office:value-type="float" office:value="-0.00588423" calcext:value-type="float">
            <text:p>-0.00588423</text:p>
          </table:table-cell>
          <table:table-cell office:value-type="float" office:value="0.00021362" calcext:value-type="float">
            <text:p>0.00021362</text:p>
          </table:table-cell>
          <table:table-cell office:value-type="float" office:value="-0.0047866451" calcext:value-type="float">
            <text:p>-0.00478664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9.2770385742" calcext:value-type="float">
            <text:p>179.2770385742</text:p>
          </table:table-cell>
          <table:table-cell office:value-type="float" office:value="0.2944938784" calcext:value-type="float">
            <text:p>0.2944938784</text:p>
          </table:table-cell>
          <table:table-cell office:value-type="float" office:value="0.0294493878" calcext:value-type="float">
            <text:p>0.0294493878</text:p>
          </table:table-cell>
          <table:table-cell office:value-type="float" office:value="0" calcext:value-type="float">
            <text:p>0</text:p>
          </table:table-cell>
          <table:table-cell office:value-type="float" office:value="-0.00588219" calcext:value-type="float">
            <text:p>-0.00588219</text:p>
          </table:table-cell>
          <table:table-cell office:value-type="float" office:value="0.0002065" calcext:value-type="float">
            <text:p>0.0002065</text:p>
          </table:table-cell>
          <table:table-cell office:value-type="float" office:value="-0.0069886975" calcext:value-type="float">
            <text:p>-0.00698869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79.2741851807" calcext:value-type="float">
            <text:p>179.2741851807</text:p>
          </table:table-cell>
          <table:table-cell office:value-type="float" office:value="0.2611992704" calcext:value-type="float">
            <text:p>0.2611992704</text:p>
          </table:table-cell>
          <table:table-cell office:value-type="float" office:value="0.026119927" calcext:value-type="float">
            <text:p>0.026119927</text:p>
          </table:table-cell>
          <table:table-cell office:value-type="float" office:value="0" calcext:value-type="float">
            <text:p>0</text:p>
          </table:table-cell>
          <table:table-cell office:value-type="float" office:value="-0.00565894" calcext:value-type="float">
            <text:p>-0.00565894</text:p>
          </table:table-cell>
          <table:table-cell office:value-type="float" office:value="0.00022018" calcext:value-type="float">
            <text:p>0.00022018</text:p>
          </table:table-cell>
          <table:table-cell office:value-type="float" office:value="-0.0056352248" calcext:value-type="float">
            <text:p>-0.00563522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9.2763671875" calcext:value-type="float">
            <text:p>179.2763671875</text:p>
          </table:table-cell>
          <table:table-cell office:value-type="float" office:value="0.3054715431" calcext:value-type="float">
            <text:p>0.3054715431</text:p>
          </table:table-cell>
          <table:table-cell office:value-type="float" office:value="0.0305471543" calcext:value-type="float">
            <text:p>0.0305471543</text:p>
          </table:table-cell>
          <table:table-cell office:value-type="float" office:value="0" calcext:value-type="float">
            <text:p>0</text:p>
          </table:table-cell>
          <table:table-cell office:value-type="float" office:value="-0.00580528" calcext:value-type="float">
            <text:p>-0.00580528</text:p>
          </table:table-cell>
          <table:table-cell office:value-type="float" office:value="0.00023476" calcext:value-type="float">
            <text:p>0.00023476</text:p>
          </table:table-cell>
          <table:table-cell office:value-type="float" office:value="-0.0078736104" calcext:value-type="float">
            <text:p>-0.00787361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79.2734985352" calcext:value-type="float">
            <text:p>179.2734985352</text:p>
          </table:table-cell>
          <table:table-cell office:value-type="float" office:value="0.31333775" calcext:value-type="float">
            <text:p>0.31333775</text:p>
          </table:table-cell>
          <table:table-cell office:value-type="float" office:value="0.031333775" calcext:value-type="float">
            <text:p>0.031333775</text:p>
          </table:table-cell>
          <table:table-cell office:value-type="float" office:value="0" calcext:value-type="float">
            <text:p>0</text:p>
          </table:table-cell>
          <table:table-cell office:value-type="float" office:value="-0.00595519" calcext:value-type="float">
            <text:p>-0.00595519</text:p>
          </table:table-cell>
          <table:table-cell office:value-type="float" office:value="0.00022765" calcext:value-type="float">
            <text:p>0.00022765</text:p>
          </table:table-cell>
          <table:table-cell office:value-type="float" office:value="-0.006946716" calcext:value-type="float">
            <text:p>-0.0069467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79.2529907227" calcext:value-type="float">
            <text:p>179.2529907227</text:p>
          </table:table-cell>
          <table:table-cell office:value-type="float" office:value="0.2209344815" calcext:value-type="float">
            <text:p>0.2209344815</text:p>
          </table:table-cell>
          <table:table-cell office:value-type="float" office:value="0.0220934481" calcext:value-type="float">
            <text:p>0.0220934481</text:p>
          </table:table-cell>
          <table:table-cell office:value-type="float" office:value="0" calcext:value-type="float">
            <text:p>0</text:p>
          </table:table-cell>
          <table:table-cell office:value-type="float" office:value="-0.00543922" calcext:value-type="float">
            <text:p>-0.00543922</text:p>
          </table:table-cell>
          <table:table-cell office:value-type="float" office:value="0.00024929" calcext:value-type="float">
            <text:p>0.00024929</text:p>
          </table:table-cell>
          <table:table-cell office:value-type="float" office:value="-0.0052770434" calcext:value-type="float">
            <text:p>-0.00527704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79.2545776367" calcext:value-type="float">
            <text:p>179.2545776367</text:p>
          </table:table-cell>
          <table:table-cell office:value-type="float" office:value="0.3147879588" calcext:value-type="float">
            <text:p>0.3147879588</text:p>
          </table:table-cell>
          <table:table-cell office:value-type="float" office:value="0.0314787959" calcext:value-type="float">
            <text:p>0.0314787959</text:p>
          </table:table-cell>
          <table:table-cell office:value-type="float" office:value="0" calcext:value-type="float">
            <text:p>0</text:p>
          </table:table-cell>
          <table:table-cell office:value-type="float" office:value="-0.00572102" calcext:value-type="float">
            <text:p>-0.00572102</text:p>
          </table:table-cell>
          <table:table-cell office:value-type="float" office:value="0.00024216" calcext:value-type="float">
            <text:p>0.00024216</text:p>
          </table:table-cell>
          <table:table-cell office:value-type="float" office:value="-0.0079972433" calcext:value-type="float">
            <text:p>-0.00799724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9.2477416992" calcext:value-type="float">
            <text:p>179.2477416992</text:p>
          </table:table-cell>
          <table:table-cell office:value-type="float" office:value="0.2800441766" calcext:value-type="float">
            <text:p>0.2800441766</text:p>
          </table:table-cell>
          <table:table-cell office:value-type="float" office:value="0.0280044177" calcext:value-type="float">
            <text:p>0.0280044177</text:p>
          </table:table-cell>
          <table:table-cell office:value-type="float" office:value="0" calcext:value-type="float">
            <text:p>0</text:p>
          </table:table-cell>
          <table:table-cell office:value-type="float" office:value="-0.00567717" calcext:value-type="float">
            <text:p>-0.00567717</text:p>
          </table:table-cell>
          <table:table-cell office:value-type="float" office:value="0.00023765" calcext:value-type="float">
            <text:p>0.00023765</text:p>
          </table:table-cell>
          <table:table-cell office:value-type="float" office:value="-0.0064502763" calcext:value-type="float">
            <text:p>-0.00645027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79.2372741699" calcext:value-type="float">
            <text:p>179.2372741699</text:p>
          </table:table-cell>
          <table:table-cell office:value-type="float" office:value="0.3154492213" calcext:value-type="float">
            <text:p>0.3154492213</text:p>
          </table:table-cell>
          <table:table-cell office:value-type="float" office:value="0.0315449221" calcext:value-type="float">
            <text:p>0.0315449221</text:p>
          </table:table-cell>
          <table:table-cell office:value-type="float" office:value="0" calcext:value-type="float">
            <text:p>0</text:p>
          </table:table-cell>
          <table:table-cell office:value-type="float" office:value="-0.00588392" calcext:value-type="float">
            <text:p>-0.0058839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-0.0066790044" calcext:value-type="float">
            <text:p>-0.00667900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79.2298431396" calcext:value-type="float">
            <text:p>179.2298431396</text:p>
          </table:table-cell>
          <table:table-cell office:value-type="float" office:value="0.3180095029" calcext:value-type="float">
            <text:p>0.3180095029</text:p>
          </table:table-cell>
          <table:table-cell office:value-type="float" office:value="0.0318009503" calcext:value-type="float">
            <text:p>0.0318009503</text:p>
          </table:table-cell>
          <table:table-cell office:value-type="float" office:value="0" calcext:value-type="float">
            <text:p>0</text:p>
          </table:table-cell>
          <table:table-cell office:value-type="float" office:value="-0.0060387" calcext:value-type="float">
            <text:p>-0.0060387</text:p>
          </table:table-cell>
          <table:table-cell office:value-type="float" office:value="0.00024244" calcext:value-type="float">
            <text:p>0.00024244</text:p>
          </table:table-cell>
          <table:table-cell office:value-type="float" office:value="-0.0084177582" calcext:value-type="float">
            <text:p>-0.00841775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79.2344207764" calcext:value-type="float">
            <text:p>179.2344207764</text:p>
          </table:table-cell>
          <table:table-cell office:value-type="float" office:value="0.283759854" calcext:value-type="float">
            <text:p>0.283759854</text:p>
          </table:table-cell>
          <table:table-cell office:value-type="float" office:value="0.0283759854" calcext:value-type="float">
            <text:p>0.0283759854</text:p>
          </table:table-cell>
          <table:table-cell office:value-type="float" office:value="0" calcext:value-type="float">
            <text:p>0</text:p>
          </table:table-cell>
          <table:table-cell office:value-type="float" office:value="-0.00591355" calcext:value-type="float">
            <text:p>-0.00591355</text:p>
          </table:table-cell>
          <table:table-cell office:value-type="float" office:value="0.00023745" calcext:value-type="float">
            <text:p>0.00023745</text:p>
          </table:table-cell>
          <table:table-cell office:value-type="float" office:value="-0.0064762355" calcext:value-type="float">
            <text:p>-0.00647623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9.2317810059" calcext:value-type="float">
            <text:p>179.2317810059</text:p>
          </table:table-cell>
          <table:table-cell office:value-type="float" office:value="0.2763219436" calcext:value-type="float">
            <text:p>0.2763219436</text:p>
          </table:table-cell>
          <table:table-cell office:value-type="float" office:value="0.0276321944" calcext:value-type="float">
            <text:p>0.0276321944</text:p>
          </table:table-cell>
          <table:table-cell office:value-type="float" office:value="0" calcext:value-type="float">
            <text:p>0</text:p>
          </table:table-cell>
          <table:table-cell office:value-type="float" office:value="-0.00578062" calcext:value-type="float">
            <text:p>-0.00578062</text:p>
          </table:table-cell>
          <table:table-cell office:value-type="float" office:value="0.00023151" calcext:value-type="float">
            <text:p>0.00023151</text:p>
          </table:table-cell>
          <table:table-cell office:value-type="float" office:value="-0.0063310955" calcext:value-type="float">
            <text:p>-0.00633109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79.2278594971" calcext:value-type="float">
            <text:p>179.2278594971</text:p>
          </table:table-cell>
          <table:table-cell office:value-type="float" office:value="0.2884896346" calcext:value-type="float">
            <text:p>0.2884896346</text:p>
          </table:table-cell>
          <table:table-cell office:value-type="float" office:value="0.0288489635" calcext:value-type="float">
            <text:p>0.0288489635</text:p>
          </table:table-cell>
          <table:table-cell office:value-type="float" office:value="0" calcext:value-type="float">
            <text:p>0</text:p>
          </table:table-cell>
          <table:table-cell office:value-type="float" office:value="-0.00577316" calcext:value-type="float">
            <text:p>-0.00577316</text:p>
          </table:table-cell>
          <table:table-cell office:value-type="float" office:value="0.00021134" calcext:value-type="float">
            <text:p>0.00021134</text:p>
          </table:table-cell>
          <table:table-cell office:value-type="float" office:value="-0.0066622054" calcext:value-type="float">
            <text:p>-0.00666220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79.2283325195" calcext:value-type="float">
            <text:p>179.2283325195</text:p>
          </table:table-cell>
          <table:table-cell office:value-type="float" office:value="0.2664990532" calcext:value-type="float">
            <text:p>0.2664990532</text:p>
          </table:table-cell>
          <table:table-cell office:value-type="float" office:value="0.0266499053" calcext:value-type="float">
            <text:p>0.0266499053</text:p>
          </table:table-cell>
          <table:table-cell office:value-type="float" office:value="0" calcext:value-type="float">
            <text:p>0</text:p>
          </table:table-cell>
          <table:table-cell office:value-type="float" office:value="-0.00562163" calcext:value-type="float">
            <text:p>-0.00562163</text:p>
          </table:table-cell>
          <table:table-cell office:value-type="float" office:value="0.00021539" calcext:value-type="float">
            <text:p>0.00021539</text:p>
          </table:table-cell>
          <table:table-cell office:value-type="float" office:value="-0.006252164" calcext:value-type="float">
            <text:p>-0.006252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79.2289428711" calcext:value-type="float">
            <text:p>179.2289428711</text:p>
          </table:table-cell>
          <table:table-cell office:value-type="float" office:value="0.3153027109" calcext:value-type="float">
            <text:p>0.3153027109</text:p>
          </table:table-cell>
          <table:table-cell office:value-type="float" office:value="0.0315302711" calcext:value-type="float">
            <text:p>0.0315302711</text:p>
          </table:table-cell>
          <table:table-cell office:value-type="float" office:value="0" calcext:value-type="float">
            <text:p>0</text:p>
          </table:table-cell>
          <table:table-cell office:value-type="float" office:value="-0.00584595" calcext:value-type="float">
            <text:p>-0.00584595</text:p>
          </table:table-cell>
          <table:table-cell office:value-type="float" office:value="0.00021038" calcext:value-type="float">
            <text:p>0.00021038</text:p>
          </table:table-cell>
          <table:table-cell office:value-type="float" office:value="-0.0072105802" calcext:value-type="float">
            <text:p>-0.00721058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9.2224121094" calcext:value-type="float">
            <text:p>179.2224121094</text:p>
          </table:table-cell>
          <table:table-cell office:value-type="float" office:value="0.2591642849" calcext:value-type="float">
            <text:p>0.2591642849</text:p>
          </table:table-cell>
          <table:table-cell office:value-type="float" office:value="0.0259164285" calcext:value-type="float">
            <text:p>0.0259164285</text:p>
          </table:table-cell>
          <table:table-cell office:value-type="float" office:value="0" calcext:value-type="float">
            <text:p>0</text:p>
          </table:table-cell>
          <table:table-cell office:value-type="float" office:value="-0.00562124" calcext:value-type="float">
            <text:p>-0.00562124</text:p>
          </table:table-cell>
          <table:table-cell office:value-type="float" office:value="0.00018852" calcext:value-type="float">
            <text:p>0.00018852</text:p>
          </table:table-cell>
          <table:table-cell office:value-type="float" office:value="-0.0066083674" calcext:value-type="float">
            <text:p>-0.006608367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79.2254638672" calcext:value-type="float">
            <text:p>179.2254638672</text:p>
          </table:table-cell>
          <table:table-cell office:value-type="float" office:value="0.2730635001" calcext:value-type="float">
            <text:p>0.2730635001</text:p>
          </table:table-cell>
          <table:table-cell office:value-type="float" office:value="0.02730635" calcext:value-type="float">
            <text:p>0.02730635</text:p>
          </table:table-cell>
          <table:table-cell office:value-type="float" office:value="0" calcext:value-type="float">
            <text:p>0</text:p>
          </table:table-cell>
          <table:table-cell office:value-type="float" office:value="-0.00556419" calcext:value-type="float">
            <text:p>-0.00556419</text:p>
          </table:table-cell>
          <table:table-cell office:value-type="float" office:value="0.00018433" calcext:value-type="float">
            <text:p>0.00018433</text:p>
          </table:table-cell>
          <table:table-cell office:value-type="float" office:value="-0.0054946943" calcext:value-type="float">
            <text:p>-0.00549469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79.2248840332" calcext:value-type="float">
            <text:p>179.2248840332</text:p>
          </table:table-cell>
          <table:table-cell office:value-type="float" office:value="0.2885961117" calcext:value-type="float">
            <text:p>0.2885961117</text:p>
          </table:table-cell>
          <table:table-cell office:value-type="float" office:value="0.0288596112" calcext:value-type="float">
            <text:p>0.0288596112</text:p>
          </table:table-cell>
          <table:table-cell office:value-type="float" office:value="0" calcext:value-type="float">
            <text:p>0</text:p>
          </table:table-cell>
          <table:table-cell office:value-type="float" office:value="-0.0056297" calcext:value-type="float">
            <text:p>-0.0056297</text:p>
          </table:table-cell>
          <table:table-cell office:value-type="float" office:value="0.00015657" calcext:value-type="float">
            <text:p>0.00015657</text:p>
          </table:table-cell>
          <table:table-cell office:value-type="float" office:value="-0.0070549262" calcext:value-type="float">
            <text:p>-0.00705492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9.2252655029" calcext:value-type="float">
            <text:p>179.2252655029</text:p>
          </table:table-cell>
          <table:table-cell office:value-type="float" office:value="0.2746732992" calcext:value-type="float">
            <text:p>0.2746732992</text:p>
          </table:table-cell>
          <table:table-cell office:value-type="float" office:value="0.0274673299" calcext:value-type="float">
            <text:p>0.0274673299</text:p>
          </table:table-cell>
          <table:table-cell office:value-type="float" office:value="0" calcext:value-type="float">
            <text:p>0</text:p>
          </table:table-cell>
          <table:table-cell office:value-type="float" office:value="-0.00558055" calcext:value-type="float">
            <text:p>-0.00558055</text:p>
          </table:table-cell>
          <table:table-cell office:value-type="float" office:value="0.00015466" calcext:value-type="float">
            <text:p>0.00015466</text:p>
          </table:table-cell>
          <table:table-cell office:value-type="float" office:value="-0.0069481985" calcext:value-type="float">
            <text:p>-0.00694819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9.2267456055" calcext:value-type="float">
            <text:p>179.2267456055</text:p>
          </table:table-cell>
          <table:table-cell office:value-type="float" office:value="0.292085594" calcext:value-type="float">
            <text:p>0.292085594</text:p>
          </table:table-cell>
          <table:table-cell office:value-type="float" office:value="0.0292085594" calcext:value-type="float">
            <text:p>0.0292085594</text:p>
          </table:table-cell>
          <table:table-cell office:value-type="float" office:value="0" calcext:value-type="float">
            <text:p>0</text:p>
          </table:table-cell>
          <table:table-cell office:value-type="float" office:value="-0.00566386" calcext:value-type="float">
            <text:p>-0.00566386</text:p>
          </table:table-cell>
          <table:table-cell office:value-type="float" office:value="0.00015144" calcext:value-type="float">
            <text:p>0.00015144</text:p>
          </table:table-cell>
          <table:table-cell office:value-type="float" office:value="-0.0070619051" calcext:value-type="float">
            <text:p>-0.00706190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79.23828125" calcext:value-type="float">
            <text:p>179.23828125</text:p>
          </table:table-cell>
          <table:table-cell office:value-type="float" office:value="0.3278758406" calcext:value-type="float">
            <text:p>0.3278758406</text:p>
          </table:table-cell>
          <table:table-cell office:value-type="float" office:value="0.0327875841" calcext:value-type="float">
            <text:p>0.0327875841</text:p>
          </table:table-cell>
          <table:table-cell office:value-type="float" office:value="0" calcext:value-type="float">
            <text:p>0</text:p>
          </table:table-cell>
          <table:table-cell office:value-type="float" office:value="-0.00595787" calcext:value-type="float">
            <text:p>-0.00595787</text:p>
          </table:table-cell>
          <table:table-cell office:value-type="float" office:value="0.00012543" calcext:value-type="float">
            <text:p>0.00012543</text:p>
          </table:table-cell>
          <table:table-cell office:value-type="float" office:value="-0.0084938234" calcext:value-type="float">
            <text:p>-0.00849382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79.252166748" calcext:value-type="float">
            <text:p>179.252166748</text:p>
          </table:table-cell>
          <table:table-cell office:value-type="float" office:value="0.2239849459" calcext:value-type="float">
            <text:p>0.2239849459</text:p>
          </table:table-cell>
          <table:table-cell office:value-type="float" office:value="0.0223984946" calcext:value-type="float">
            <text:p>0.0223984946</text:p>
          </table:table-cell>
          <table:table-cell office:value-type="float" office:value="0" calcext:value-type="float">
            <text:p>0</text:p>
          </table:table-cell>
          <table:table-cell office:value-type="float" office:value="-0.00546134" calcext:value-type="float">
            <text:p>-0.00546134</text:p>
          </table:table-cell>
          <table:table-cell office:value-type="float" office:value="0.00012543" calcext:value-type="float">
            <text:p>0.00012543</text:p>
          </table:table-cell>
          <table:table-cell office:value-type="float" office:value="-0.0054313309" calcext:value-type="float">
            <text:p>-0.00543133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79.2554473877" calcext:value-type="float">
            <text:p>179.2554473877</text:p>
          </table:table-cell>
          <table:table-cell office:value-type="float" office:value="0.2655947649" calcext:value-type="float">
            <text:p>0.2655947649</text:p>
          </table:table-cell>
          <table:table-cell office:value-type="float" office:value="0.0265594765" calcext:value-type="float">
            <text:p>0.0265594765</text:p>
          </table:table-cell>
          <table:table-cell office:value-type="float" office:value="0" calcext:value-type="float">
            <text:p>0</text:p>
          </table:table-cell>
          <table:table-cell office:value-type="float" office:value="-0.0054079" calcext:value-type="float">
            <text:p>-0.0054079</text:p>
          </table:table-cell>
          <table:table-cell office:value-type="float" office:value="0.00012543" calcext:value-type="float">
            <text:p>0.00012543</text:p>
          </table:table-cell>
          <table:table-cell office:value-type="float" office:value="-0.0068442191" calcext:value-type="float">
            <text:p>-0.00684421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79.2643127441" calcext:value-type="float">
            <text:p>179.2643127441</text:p>
          </table:table-cell>
          <table:table-cell office:value-type="float" office:value="0.2406497488" calcext:value-type="float">
            <text:p>0.2406497488</text:p>
          </table:table-cell>
          <table:table-cell office:value-type="float" office:value="0.0240649749" calcext:value-type="float">
            <text:p>0.0240649749</text:p>
          </table:table-cell>
          <table:table-cell office:value-type="float" office:value="0" calcext:value-type="float">
            <text:p>0</text:p>
          </table:table-cell>
          <table:table-cell office:value-type="float" office:value="-0.00520606" calcext:value-type="float">
            <text:p>-0.00520606</text:p>
          </table:table-cell>
          <table:table-cell office:value-type="float" office:value="0.00009842" calcext:value-type="float">
            <text:p>0.00009842</text:p>
          </table:table-cell>
          <table:table-cell office:value-type="float" office:value="-0.0055621713" calcext:value-type="float">
            <text:p>-0.00556217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79.264541626" calcext:value-type="float">
            <text:p>179.264541626</text:p>
          </table:table-cell>
          <table:table-cell office:value-type="float" office:value="0.2092304157" calcext:value-type="float">
            <text:p>0.2092304157</text:p>
          </table:table-cell>
          <table:table-cell office:value-type="float" office:value="0.0209230416" calcext:value-type="float">
            <text:p>0.0209230416</text:p>
          </table:table-cell>
          <table:table-cell office:value-type="float" office:value="0" calcext:value-type="float">
            <text:p>0</text:p>
          </table:table-cell>
          <table:table-cell office:value-type="float" office:value="-0.00486222" calcext:value-type="float">
            <text:p>-0.00486222</text:p>
          </table:table-cell>
          <table:table-cell office:value-type="float" office:value="0.00009842" calcext:value-type="float">
            <text:p>0.00009842</text:p>
          </table:table-cell>
          <table:table-cell office:value-type="float" office:value="-0.0040162693" calcext:value-type="float">
            <text:p>-0.00401626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79.2791137695" calcext:value-type="float">
            <text:p>179.2791137695</text:p>
          </table:table-cell>
          <table:table-cell office:value-type="float" office:value="0.2402540912" calcext:value-type="float">
            <text:p>0.2402540912</text:p>
          </table:table-cell>
          <table:table-cell office:value-type="float" office:value="0.0240254091" calcext:value-type="float">
            <text:p>0.0240254091</text:p>
          </table:table-cell>
          <table:table-cell office:value-type="float" office:value="0" calcext:value-type="float">
            <text:p>0</text:p>
          </table:table-cell>
          <table:table-cell office:value-type="float" office:value="-0.00483994" calcext:value-type="float">
            <text:p>-0.00483994</text:p>
          </table:table-cell>
          <table:table-cell office:value-type="float" office:value="0.00008266" calcext:value-type="float">
            <text:p>0.00008266</text:p>
          </table:table-cell>
          <table:table-cell office:value-type="float" office:value="-0.004999542" calcext:value-type="float">
            <text:p>-0.0049995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79.2811889648" calcext:value-type="float">
            <text:p>179.2811889648</text:p>
          </table:table-cell>
          <table:table-cell office:value-type="float" office:value="0.2336908813" calcext:value-type="float">
            <text:p>0.2336908813</text:p>
          </table:table-cell>
          <table:table-cell office:value-type="float" office:value="0.0233690881" calcext:value-type="float">
            <text:p>0.0233690881</text:p>
          </table:table-cell>
          <table:table-cell office:value-type="float" office:value="0" calcext:value-type="float">
            <text:p>0</text:p>
          </table:table-cell>
          <table:table-cell office:value-type="float" office:value="-0.00478136" calcext:value-type="float">
            <text:p>-0.00478136</text:p>
          </table:table-cell>
          <table:table-cell office:value-type="float" office:value="0.00008266" calcext:value-type="float">
            <text:p>0.00008266</text:p>
          </table:table-cell>
          <table:table-cell office:value-type="float" office:value="-0.0054422374" calcext:value-type="float">
            <text:p>-0.005442237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79.2835388184" calcext:value-type="float">
            <text:p>179.2835388184</text:p>
          </table:table-cell>
          <table:table-cell office:value-type="float" office:value="0.1893123154" calcext:value-type="float">
            <text:p>0.1893123154</text:p>
          </table:table-cell>
          <table:table-cell office:value-type="float" office:value="0.0189312315" calcext:value-type="float">
            <text:p>0.0189312315</text:p>
          </table:table-cell>
          <table:table-cell office:value-type="float" office:value="0" calcext:value-type="float">
            <text:p>0</text:p>
          </table:table-cell>
          <table:table-cell office:value-type="float" office:value="-0.00444658" calcext:value-type="float">
            <text:p>-0.00444658</text:p>
          </table:table-cell>
          <table:table-cell office:value-type="float" office:value="0.00008266" calcext:value-type="float">
            <text:p>0.00008266</text:p>
          </table:table-cell>
          <table:table-cell office:value-type="float" office:value="-0.0043528231" calcext:value-type="float">
            <text:p>-0.00435282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179.2903900146" calcext:value-type="float">
            <text:p>179.2903900146</text:p>
          </table:table-cell>
          <table:table-cell office:value-type="float" office:value="0.2078945854" calcext:value-type="float">
            <text:p>0.2078945854</text:p>
          </table:table-cell>
          <table:table-cell office:value-type="float" office:value="0.0207894585" calcext:value-type="float">
            <text:p>0.0207894585</text:p>
          </table:table-cell>
          <table:table-cell office:value-type="float" office:value="0" calcext:value-type="float">
            <text:p>0</text:p>
          </table:table-cell>
          <table:table-cell office:value-type="float" office:value="-0.00434742" calcext:value-type="float">
            <text:p>-0.00434742</text:p>
          </table:table-cell>
          <table:table-cell office:value-type="float" office:value="0.0000672" calcext:value-type="float">
            <text:p>0.0000672</text:p>
          </table:table-cell>
          <table:table-cell office:value-type="float" office:value="-0.0061182002" calcext:value-type="float">
            <text:p>-0.00611820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179.3002166748" calcext:value-type="float">
            <text:p>179.3002166748</text:p>
          </table:table-cell>
          <table:table-cell office:value-type="float" office:value="0.2541925687" calcext:value-type="float">
            <text:p>0.2541925687</text:p>
          </table:table-cell>
          <table:table-cell office:value-type="float" office:value="0.0254192569" calcext:value-type="float">
            <text:p>0.0254192569</text:p>
          </table:table-cell>
          <table:table-cell office:value-type="float" office:value="0" calcext:value-type="float">
            <text:p>0</text:p>
          </table:table-cell>
          <table:table-cell office:value-type="float" office:value="-0.00458992" calcext:value-type="float">
            <text:p>-0.00458992</text:p>
          </table:table-cell>
          <table:table-cell office:value-type="float" office:value="0.0000672" calcext:value-type="float">
            <text:p>0.0000672</text:p>
          </table:table-cell>
          <table:table-cell office:value-type="float" office:value="-0.0065276803" calcext:value-type="float">
            <text:p>-0.00652768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79.3053894043" calcext:value-type="float">
            <text:p>179.3053894043</text:p>
          </table:table-cell>
          <table:table-cell office:value-type="float" office:value="0.272994682" calcext:value-type="float">
            <text:p>0.272994682</text:p>
          </table:table-cell>
          <table:table-cell office:value-type="float" office:value="0.0272994682" calcext:value-type="float">
            <text:p>0.0272994682</text:p>
          </table:table-cell>
          <table:table-cell office:value-type="float" office:value="0" calcext:value-type="float">
            <text:p>0</text:p>
          </table:table-cell>
          <table:table-cell office:value-type="float" office:value="-0.00487675" calcext:value-type="float">
            <text:p>-0.00487675</text:p>
          </table:table-cell>
          <table:table-cell office:value-type="float" office:value="0.0000672" calcext:value-type="float">
            <text:p>0.0000672</text:p>
          </table:table-cell>
          <table:table-cell office:value-type="float" office:value="-0.0054165654" calcext:value-type="float">
            <text:p>-0.00541656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179.318145752" calcext:value-type="float">
            <text:p>179.318145752</text:p>
          </table:table-cell>
          <table:table-cell office:value-type="float" office:value="0.2412835385" calcext:value-type="float">
            <text:p>0.2412835385</text:p>
          </table:table-cell>
          <table:table-cell office:value-type="float" office:value="0.0241283539" calcext:value-type="float">
            <text:p>0.0241283539</text:p>
          </table:table-cell>
          <table:table-cell office:value-type="float" office:value="0" calcext:value-type="float">
            <text:p>0</text:p>
          </table:table-cell>
          <table:table-cell office:value-type="float" office:value="-0.00485648" calcext:value-type="float">
            <text:p>-0.00485648</text:p>
          </table:table-cell>
          <table:table-cell office:value-type="float" office:value="0.00006163" calcext:value-type="float">
            <text:p>0.00006163</text:p>
          </table:table-cell>
          <table:table-cell office:value-type="float" office:value="-0.0058461233" calcext:value-type="float">
            <text:p>-0.00584612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79.3133239746" calcext:value-type="float">
            <text:p>179.3133239746</text:p>
          </table:table-cell>
          <table:table-cell office:value-type="float" office:value="0.2818302167" calcext:value-type="float">
            <text:p>0.2818302167</text:p>
          </table:table-cell>
          <table:table-cell office:value-type="float" office:value="0.0281830217" calcext:value-type="float">
            <text:p>0.0281830217</text:p>
          </table:table-cell>
          <table:table-cell office:value-type="float" office:value="0" calcext:value-type="float">
            <text:p>0</text:p>
          </table:table-cell>
          <table:table-cell office:value-type="float" office:value="-0.0051132" calcext:value-type="float">
            <text:p>-0.0051132</text:p>
          </table:table-cell>
          <table:table-cell office:value-type="float" office:value="0.00006163" calcext:value-type="float">
            <text:p>0.00006163</text:p>
          </table:table-cell>
          <table:table-cell office:value-type="float" office:value="-0.0065440089" calcext:value-type="float">
            <text:p>-0.00654400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79.3022918701" calcext:value-type="float">
            <text:p>179.3022918701</text:p>
          </table:table-cell>
          <table:table-cell office:value-type="float" office:value="0.2353598414" calcext:value-type="float">
            <text:p>0.2353598414</text:p>
          </table:table-cell>
          <table:table-cell office:value-type="float" office:value="0.0235359841" calcext:value-type="float">
            <text:p>0.0235359841</text:p>
          </table:table-cell>
          <table:table-cell office:value-type="float" office:value="0" calcext:value-type="float">
            <text:p>0</text:p>
          </table:table-cell>
          <table:table-cell office:value-type="float" office:value="-0.0049745" calcext:value-type="float">
            <text:p>-0.0049745</text:p>
          </table:table-cell>
          <table:table-cell office:value-type="float" office:value="0.00006286" calcext:value-type="float">
            <text:p>0.00006286</text:p>
          </table:table-cell>
          <table:table-cell office:value-type="float" office:value="-0.006249628" calcext:value-type="float">
            <text:p>-0.0062496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79.2935791016" calcext:value-type="float">
            <text:p>179.2935791016</text:p>
          </table:table-cell>
          <table:table-cell office:value-type="float" office:value="0.2640714445" calcext:value-type="float">
            <text:p>0.2640714445</text:p>
          </table:table-cell>
          <table:table-cell office:value-type="float" office:value="0.0264071444" calcext:value-type="float">
            <text:p>0.0264071444</text:p>
          </table:table-cell>
          <table:table-cell office:value-type="float" office:value="0" calcext:value-type="float">
            <text:p>0</text:p>
          </table:table-cell>
          <table:table-cell office:value-type="float" office:value="-0.00507346" calcext:value-type="float">
            <text:p>-0.00507346</text:p>
          </table:table-cell>
          <table:table-cell office:value-type="float" office:value="0.00006286" calcext:value-type="float">
            <text:p>0.00006286</text:p>
          </table:table-cell>
          <table:table-cell office:value-type="float" office:value="-0.0066267116" calcext:value-type="float">
            <text:p>-0.006626711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79.29637146" calcext:value-type="float">
            <text:p>179.29637146</text:p>
          </table:table-cell>
          <table:table-cell office:value-type="float" office:value="0.2846586606" calcext:value-type="float">
            <text:p>0.2846586606</text:p>
          </table:table-cell>
          <table:table-cell office:value-type="float" office:value="0.0284658661" calcext:value-type="float">
            <text:p>0.0284658661</text:p>
          </table:table-cell>
          <table:table-cell office:value-type="float" office:value="0" calcext:value-type="float">
            <text:p>0</text:p>
          </table:table-cell>
          <table:table-cell office:value-type="float" office:value="-0.00527658" calcext:value-type="float">
            <text:p>-0.00527658</text:p>
          </table:table-cell>
          <table:table-cell office:value-type="float" office:value="0.00005807" calcext:value-type="float">
            <text:p>0.00005807</text:p>
          </table:table-cell>
          <table:table-cell office:value-type="float" office:value="-0.0062649746" calcext:value-type="float">
            <text:p>-0.006264974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79.3044128418" calcext:value-type="float">
            <text:p>179.3044128418</text:p>
          </table:table-cell>
          <table:table-cell office:value-type="float" office:value="0.2151162043" calcext:value-type="float">
            <text:p>0.2151162043</text:p>
          </table:table-cell>
          <table:table-cell office:value-type="float" office:value="0.0215116204" calcext:value-type="float">
            <text:p>0.0215116204</text:p>
          </table:table-cell>
          <table:table-cell office:value-type="float" office:value="0" calcext:value-type="float">
            <text:p>0</text:p>
          </table:table-cell>
          <table:table-cell office:value-type="float" office:value="-0.00494842" calcext:value-type="float">
            <text:p>-0.00494842</text:p>
          </table:table-cell>
          <table:table-cell office:value-type="float" office:value="0.00006955" calcext:value-type="float">
            <text:p>0.00006955</text:p>
          </table:table-cell>
          <table:table-cell office:value-type="float" office:value="-0.0053608482" calcext:value-type="float">
            <text:p>-0.00536084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9.3011932373" calcext:value-type="float">
            <text:p>179.3011932373</text:p>
          </table:table-cell>
          <table:table-cell office:value-type="float" office:value="0.2315724362" calcext:value-type="float">
            <text:p>0.2315724362</text:p>
          </table:table-cell>
          <table:table-cell office:value-type="float" office:value="0.0231572436" calcext:value-type="float">
            <text:p>0.0231572436</text:p>
          </table:table-cell>
          <table:table-cell office:value-type="float" office:value="0" calcext:value-type="float">
            <text:p>0</text:p>
          </table:table-cell>
          <table:table-cell office:value-type="float" office:value="-0.0048395" calcext:value-type="float">
            <text:p>-0.0048395</text:p>
          </table:table-cell>
          <table:table-cell office:value-type="float" office:value="0.00006955" calcext:value-type="float">
            <text:p>0.00006955</text:p>
          </table:table-cell>
          <table:table-cell office:value-type="float" office:value="-0.0049966656" calcext:value-type="float">
            <text:p>-0.00499666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79.2942504883" calcext:value-type="float">
            <text:p>179.2942504883</text:p>
          </table:table-cell>
          <table:table-cell office:value-type="float" office:value="0.2591369957" calcext:value-type="float">
            <text:p>0.2591369957</text:p>
          </table:table-cell>
          <table:table-cell office:value-type="float" office:value="0.0259136996" calcext:value-type="float">
            <text:p>0.0259136996</text:p>
          </table:table-cell>
          <table:table-cell office:value-type="float" office:value="0" calcext:value-type="float">
            <text:p>0</text:p>
          </table:table-cell>
          <table:table-cell office:value-type="float" office:value="-0.00495065" calcext:value-type="float">
            <text:p>-0.00495065</text:p>
          </table:table-cell>
          <table:table-cell office:value-type="float" office:value="0.00008007" calcext:value-type="float">
            <text:p>0.00008007</text:p>
          </table:table-cell>
          <table:table-cell office:value-type="float" office:value="-0.0063728745" calcext:value-type="float">
            <text:p>-0.00637287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79.2992401123" calcext:value-type="float">
            <text:p>179.2992401123</text:p>
          </table:table-cell>
          <table:table-cell office:value-type="float" office:value="0.2117514497" calcext:value-type="float">
            <text:p>0.2117514497</text:p>
          </table:table-cell>
          <table:table-cell office:value-type="float" office:value="0.021175145" calcext:value-type="float">
            <text:p>0.021175145</text:p>
          </table:table-cell>
          <table:table-cell office:value-type="float" office:value="0" calcext:value-type="float">
            <text:p>0</text:p>
          </table:table-cell>
          <table:table-cell office:value-type="float" office:value="-0.00470889" calcext:value-type="float">
            <text:p>-0.00470889</text:p>
          </table:table-cell>
          <table:table-cell office:value-type="float" office:value="0.00008007" calcext:value-type="float">
            <text:p>0.00008007</text:p>
          </table:table-cell>
          <table:table-cell office:value-type="float" office:value="-0.0057067245" calcext:value-type="float">
            <text:p>-0.00570672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9.2975463867" calcext:value-type="float">
            <text:p>179.2975463867</text:p>
          </table:table-cell>
          <table:table-cell office:value-type="float" office:value="0.2133457794" calcext:value-type="float">
            <text:p>0.2133457794</text:p>
          </table:table-cell>
          <table:table-cell office:value-type="float" office:value="0.0213345779" calcext:value-type="float">
            <text:p>0.0213345779</text:p>
          </table:table-cell>
          <table:table-cell office:value-type="float" office:value="0" calcext:value-type="float">
            <text:p>0</text:p>
          </table:table-cell>
          <table:table-cell office:value-type="float" office:value="-0.00455848" calcext:value-type="float">
            <text:p>-0.00455848</text:p>
          </table:table-cell>
          <table:table-cell office:value-type="float" office:value="0.00008007" calcext:value-type="float">
            <text:p>0.00008007</text:p>
          </table:table-cell>
          <table:table-cell office:value-type="float" office:value="-0.0042675343" calcext:value-type="float">
            <text:p>-0.00426753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79.3021850586" calcext:value-type="float">
            <text:p>179.3021850586</text:p>
          </table:table-cell>
          <table:table-cell office:value-type="float" office:value="0.2318553161" calcext:value-type="float">
            <text:p>0.2318553161</text:p>
          </table:table-cell>
          <table:table-cell office:value-type="float" office:value="0.0231855316" calcext:value-type="float">
            <text:p>0.0231855316</text:p>
          </table:table-cell>
          <table:table-cell office:value-type="float" office:value="0" calcext:value-type="float">
            <text:p>0</text:p>
          </table:table-cell>
          <table:table-cell office:value-type="float" office:value="-0.00458164" calcext:value-type="float">
            <text:p>-0.00458164</text:p>
          </table:table-cell>
          <table:table-cell office:value-type="float" office:value="0.00009444" calcext:value-type="float">
            <text:p>0.00009444</text:p>
          </table:table-cell>
          <table:table-cell office:value-type="float" office:value="-0.0052597203" calcext:value-type="float">
            <text:p>-0.00525972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79.3145141602" calcext:value-type="float">
            <text:p>179.3145141602</text:p>
          </table:table-cell>
          <table:table-cell office:value-type="float" office:value="0.2218227464" calcext:value-type="float">
            <text:p>0.2218227464</text:p>
          </table:table-cell>
          <table:table-cell office:value-type="float" office:value="0.0221822746" calcext:value-type="float">
            <text:p>0.0221822746</text:p>
          </table:table-cell>
          <table:table-cell office:value-type="float" office:value="0" calcext:value-type="float">
            <text:p>0</text:p>
          </table:table-cell>
          <table:table-cell office:value-type="float" office:value="-0.00453021" calcext:value-type="float">
            <text:p>-0.00453021</text:p>
          </table:table-cell>
          <table:table-cell office:value-type="float" office:value="0.00009444" calcext:value-type="float">
            <text:p>0.00009444</text:p>
          </table:table-cell>
          <table:table-cell office:value-type="float" office:value="-0.0051260862" calcext:value-type="float">
            <text:p>-0.00512608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79.3252258301" calcext:value-type="float">
            <text:p>179.3252258301</text:p>
          </table:table-cell>
          <table:table-cell office:value-type="float" office:value="0.2437415083" calcext:value-type="float">
            <text:p>0.2437415083</text:p>
          </table:table-cell>
          <table:table-cell office:value-type="float" office:value="0.0243741508" calcext:value-type="float">
            <text:p>0.0243741508</text:p>
          </table:table-cell>
          <table:table-cell office:value-type="float" office:value="0" calcext:value-type="float">
            <text:p>0</text:p>
          </table:table-cell>
          <table:table-cell office:value-type="float" office:value="-0.00464202" calcext:value-type="float">
            <text:p>-0.00464202</text:p>
          </table:table-cell>
          <table:table-cell office:value-type="float" office:value="0.00009725" calcext:value-type="float">
            <text:p>0.00009725</text:p>
          </table:table-cell>
          <table:table-cell office:value-type="float" office:value="-0.0059067008" calcext:value-type="float">
            <text:p>-0.005906700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79.3274078369" calcext:value-type="float">
            <text:p>179.3274078369</text:p>
          </table:table-cell>
          <table:table-cell office:value-type="float" office:value="0.2091808994" calcext:value-type="float">
            <text:p>0.2091808994</text:p>
          </table:table-cell>
          <table:table-cell office:value-type="float" office:value="0.0209180899" calcext:value-type="float">
            <text:p>0.0209180899</text:p>
          </table:table-cell>
          <table:table-cell office:value-type="float" office:value="0" calcext:value-type="float">
            <text:p>0</text:p>
          </table:table-cell>
          <table:table-cell office:value-type="float" office:value="-0.00448618" calcext:value-type="float">
            <text:p>-0.00448618</text:p>
          </table:table-cell>
          <table:table-cell office:value-type="float" office:value="0.00010703" calcext:value-type="float">
            <text:p>0.00010703</text:p>
          </table:table-cell>
          <table:table-cell office:value-type="float" office:value="-0.0049671006" calcext:value-type="float">
            <text:p>-0.00496710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79.3353881836" calcext:value-type="float">
            <text:p>179.3353881836</text:p>
          </table:table-cell>
          <table:table-cell office:value-type="float" office:value="0.2196617253" calcext:value-type="float">
            <text:p>0.2196617253</text:p>
          </table:table-cell>
          <table:table-cell office:value-type="float" office:value="0.0219661725" calcext:value-type="float">
            <text:p>0.0219661725</text:p>
          </table:table-cell>
          <table:table-cell office:value-type="float" office:value="0" calcext:value-type="float">
            <text:p>0</text:p>
          </table:table-cell>
          <table:table-cell office:value-type="float" office:value="-0.00445222" calcext:value-type="float">
            <text:p>-0.00445222</text:p>
          </table:table-cell>
          <table:table-cell office:value-type="float" office:value="0.00010703" calcext:value-type="float">
            <text:p>0.00010703</text:p>
          </table:table-cell>
          <table:table-cell office:value-type="float" office:value="-0.005248419" calcext:value-type="float">
            <text:p>-0.00524841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79.335357666" calcext:value-type="float">
            <text:p>179.335357666</text:p>
          </table:table-cell>
          <table:table-cell office:value-type="float" office:value="0.2940963056" calcext:value-type="float">
            <text:p>0.2940963056</text:p>
          </table:table-cell>
          <table:table-cell office:value-type="float" office:value="0.0294096306" calcext:value-type="float">
            <text:p>0.0294096306</text:p>
          </table:table-cell>
          <table:table-cell office:value-type="float" office:value="0" calcext:value-type="float">
            <text:p>0</text:p>
          </table:table-cell>
          <table:table-cell office:value-type="float" office:value="-0.00492566" calcext:value-type="float">
            <text:p>-0.00492566</text:p>
          </table:table-cell>
          <table:table-cell office:value-type="float" office:value="0.00012057" calcext:value-type="float">
            <text:p>0.00012057</text:p>
          </table:table-cell>
          <table:table-cell office:value-type="float" office:value="-0.0075520713" calcext:value-type="float">
            <text:p>-0.00755207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79.3387756348" calcext:value-type="float">
            <text:p>179.3387756348</text:p>
          </table:table-cell>
          <table:table-cell office:value-type="float" office:value="0.2485185488" calcext:value-type="float">
            <text:p>0.2485185488</text:p>
          </table:table-cell>
          <table:table-cell office:value-type="float" office:value="0.0248518549" calcext:value-type="float">
            <text:p>0.0248518549</text:p>
          </table:table-cell>
          <table:table-cell office:value-type="float" office:value="0" calcext:value-type="float">
            <text:p>0</text:p>
          </table:table-cell>
          <table:table-cell office:value-type="float" office:value="-0.00493728" calcext:value-type="float">
            <text:p>-0.00493728</text:p>
          </table:table-cell>
          <table:table-cell office:value-type="float" office:value="0.00012057" calcext:value-type="float">
            <text:p>0.00012057</text:p>
          </table:table-cell>
          <table:table-cell office:value-type="float" office:value="-0.0064294684" calcext:value-type="float">
            <text:p>-0.00642946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79.3407287598" calcext:value-type="float">
            <text:p>179.3407287598</text:p>
          </table:table-cell>
          <table:table-cell office:value-type="float" office:value="0.2518864512" calcext:value-type="float">
            <text:p>0.2518864512</text:p>
          </table:table-cell>
          <table:table-cell office:value-type="float" office:value="0.0251886451" calcext:value-type="float">
            <text:p>0.0251886451</text:p>
          </table:table-cell>
          <table:table-cell office:value-type="float" office:value="0" calcext:value-type="float">
            <text:p>0</text:p>
          </table:table-cell>
          <table:table-cell office:value-type="float" office:value="-0.00496746" calcext:value-type="float">
            <text:p>-0.0049674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-0.006501855" calcext:value-type="float">
            <text:p>-0.0065018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79.3415527344" calcext:value-type="float">
            <text:p>179.3415527344</text:p>
          </table:table-cell>
          <table:table-cell office:value-type="float" office:value="0.2669734844" calcext:value-type="float">
            <text:p>0.2669734844</text:p>
          </table:table-cell>
          <table:table-cell office:value-type="float" office:value="0.0266973484" calcext:value-type="float">
            <text:p>0.0266973484</text:p>
          </table:table-cell>
          <table:table-cell office:value-type="float" office:value="0" calcext:value-type="float">
            <text:p>0</text:p>
          </table:table-cell>
          <table:table-cell office:value-type="float" office:value="-0.00508811" calcext:value-type="float">
            <text:p>-0.00508811</text:p>
          </table:table-cell>
          <table:table-cell office:value-type="float" office:value="0.00012717" calcext:value-type="float">
            <text:p>0.00012717</text:p>
          </table:table-cell>
          <table:table-cell office:value-type="float" office:value="-0.0071665347" calcext:value-type="float">
            <text:p>-0.00716653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79.3404388428" calcext:value-type="float">
            <text:p>179.3404388428</text:p>
          </table:table-cell>
          <table:table-cell office:value-type="float" office:value="0.2408460855" calcext:value-type="float">
            <text:p>0.2408460855</text:p>
          </table:table-cell>
          <table:table-cell office:value-type="float" office:value="0.0240846086" calcext:value-type="float">
            <text:p>0.0240846086</text:p>
          </table:table-cell>
          <table:table-cell office:value-type="float" office:value="0" calcext:value-type="float">
            <text:p>0</text:p>
          </table:table-cell>
          <table:table-cell office:value-type="float" office:value="-0.00499435" calcext:value-type="float">
            <text:p>-0.00499435</text:p>
          </table:table-cell>
          <table:table-cell office:value-type="float" office:value="0.00012717" calcext:value-type="float">
            <text:p>0.00012717</text:p>
          </table:table-cell>
          <table:table-cell office:value-type="float" office:value="-0.0069993962" calcext:value-type="float">
            <text:p>-0.00699939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79.3352355957" calcext:value-type="float">
            <text:p>179.3352355957</text:p>
          </table:table-cell>
          <table:table-cell office:value-type="float" office:value="0.3018143722" calcext:value-type="float">
            <text:p>0.3018143722</text:p>
          </table:table-cell>
          <table:table-cell office:value-type="float" office:value="0.0301814372" calcext:value-type="float">
            <text:p>0.0301814372</text:p>
          </table:table-cell>
          <table:table-cell office:value-type="float" office:value="0" calcext:value-type="float">
            <text:p>0</text:p>
          </table:table-cell>
          <table:table-cell office:value-type="float" office:value="-0.00533822" calcext:value-type="float">
            <text:p>-0.00533822</text:p>
          </table:table-cell>
          <table:table-cell office:value-type="float" office:value="0.00013112" calcext:value-type="float">
            <text:p>0.00013112</text:p>
          </table:table-cell>
          <table:table-cell office:value-type="float" office:value="-0.0072629553" calcext:value-type="float">
            <text:p>-0.007262955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79.337600708" calcext:value-type="float">
            <text:p>179.337600708</text:p>
          </table:table-cell>
          <table:table-cell office:value-type="float" office:value="0.2305990351" calcext:value-type="float">
            <text:p>0.2305990351</text:p>
          </table:table-cell>
          <table:table-cell office:value-type="float" office:value="0.0230599035" calcext:value-type="float">
            <text:p>0.0230599035</text:p>
          </table:table-cell>
          <table:table-cell office:value-type="float" office:value="0" calcext:value-type="float">
            <text:p>0</text:p>
          </table:table-cell>
          <table:table-cell office:value-type="float" office:value="-0.00509266" calcext:value-type="float">
            <text:p>-0.00509266</text:p>
          </table:table-cell>
          <table:table-cell office:value-type="float" office:value="0.00013067" calcext:value-type="float">
            <text:p>0.00013067</text:p>
          </table:table-cell>
          <table:table-cell office:value-type="float" office:value="-0.005133382" calcext:value-type="float">
            <text:p>-0.0051333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79.3367614746" calcext:value-type="float">
            <text:p>179.3367614746</text:p>
          </table:table-cell>
          <table:table-cell office:value-type="float" office:value="0.2926000394" calcext:value-type="float">
            <text:p>0.2926000394</text:p>
          </table:table-cell>
          <table:table-cell office:value-type="float" office:value="0.0292600039" calcext:value-type="float">
            <text:p>0.0292600039</text:p>
          </table:table-cell>
          <table:table-cell office:value-type="float" office:value="0" calcext:value-type="float">
            <text:p>0</text:p>
          </table:table-cell>
          <table:table-cell office:value-type="float" office:value="-0.0053423" calcext:value-type="float">
            <text:p>-0.0053423</text:p>
          </table:table-cell>
          <table:table-cell office:value-type="float" office:value="0.00013067" calcext:value-type="float">
            <text:p>0.00013067</text:p>
          </table:table-cell>
          <table:table-cell office:value-type="float" office:value="-0.0071218969" calcext:value-type="float">
            <text:p>-0.007121896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79.3280487061" calcext:value-type="float">
            <text:p>179.3280487061</text:p>
          </table:table-cell>
          <table:table-cell office:value-type="float" office:value="0.3295091756" calcext:value-type="float">
            <text:p>0.3295091756</text:p>
          </table:table-cell>
          <table:table-cell office:value-type="float" office:value="0.0329509176" calcext:value-type="float">
            <text:p>0.0329509176</text:p>
          </table:table-cell>
          <table:table-cell office:value-type="float" office:value="0" calcext:value-type="float">
            <text:p>0</text:p>
          </table:table-cell>
          <table:table-cell office:value-type="float" office:value="-0.00575456" calcext:value-type="float">
            <text:p>-0.00575456</text:p>
          </table:table-cell>
          <table:table-cell office:value-type="float" office:value="0.00012872" calcext:value-type="float">
            <text:p>0.00012872</text:p>
          </table:table-cell>
          <table:table-cell office:value-type="float" office:value="-0.0072512493" calcext:value-type="float">
            <text:p>-0.00725124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79.3300018311" calcext:value-type="float">
            <text:p>179.3300018311</text:p>
          </table:table-cell>
          <table:table-cell office:value-type="float" office:value="0.3280066819" calcext:value-type="float">
            <text:p>0.3280066819</text:p>
          </table:table-cell>
          <table:table-cell office:value-type="float" office:value="0.0328006682" calcext:value-type="float">
            <text:p>0.0328006682</text:p>
          </table:table-cell>
          <table:table-cell office:value-type="float" office:value="0" calcext:value-type="float">
            <text:p>0</text:p>
          </table:table-cell>
          <table:table-cell office:value-type="float" office:value="-0.00601916" calcext:value-type="float">
            <text:p>-0.00601916</text:p>
          </table:table-cell>
          <table:table-cell office:value-type="float" office:value="0.00012872" calcext:value-type="float">
            <text:p>0.00012872</text:p>
          </table:table-cell>
          <table:table-cell office:value-type="float" office:value="-0.0076716217" calcext:value-type="float">
            <text:p>-0.007671621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79.3247680664" calcext:value-type="float">
            <text:p>179.3247680664</text:p>
          </table:table-cell>
          <table:table-cell office:value-type="float" office:value="0.3203071733" calcext:value-type="float">
            <text:p>0.3203071733</text:p>
          </table:table-cell>
          <table:table-cell office:value-type="float" office:value="0.0320307173" calcext:value-type="float">
            <text:p>0.0320307173</text:p>
          </table:table-cell>
          <table:table-cell office:value-type="float" office:value="0" calcext:value-type="float">
            <text:p>0</text:p>
          </table:table-cell>
          <table:table-cell office:value-type="float" office:value="-0.0061441" calcext:value-type="float">
            <text:p>-0.0061441</text:p>
          </table:table-cell>
          <table:table-cell office:value-type="float" office:value="0.00013142" calcext:value-type="float">
            <text:p>0.00013142</text:p>
          </table:table-cell>
          <table:table-cell office:value-type="float" office:value="-0.0075063769" calcext:value-type="float">
            <text:p>-0.00750637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79.3279571533" calcext:value-type="float">
            <text:p>179.3279571533</text:p>
          </table:table-cell>
          <table:table-cell office:value-type="float" office:value="0.3436931384" calcext:value-type="float">
            <text:p>0.3436931384</text:p>
          </table:table-cell>
          <table:table-cell office:value-type="float" office:value="0.0343693138" calcext:value-type="float">
            <text:p>0.0343693138</text:p>
          </table:table-cell>
          <table:table-cell office:value-type="float" office:value="0" calcext:value-type="float">
            <text:p>0</text:p>
          </table:table-cell>
          <table:table-cell office:value-type="float" office:value="-0.00638318" calcext:value-type="float">
            <text:p>-0.00638318</text:p>
          </table:table-cell>
          <table:table-cell office:value-type="float" office:value="0.00012537" calcext:value-type="float">
            <text:p>0.00012537</text:p>
          </table:table-cell>
          <table:table-cell office:value-type="float" office:value="-0.0076470566" calcext:value-type="float">
            <text:p>-0.00764705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79.3194885254" calcext:value-type="float">
            <text:p>179.3194885254</text:p>
          </table:table-cell>
          <table:table-cell office:value-type="float" office:value="0.3124262928" calcext:value-type="float">
            <text:p>0.3124262928</text:p>
          </table:table-cell>
          <table:table-cell office:value-type="float" office:value="0.0312426293" calcext:value-type="float">
            <text:p>0.0312426293</text:p>
          </table:table-cell>
          <table:table-cell office:value-type="float" office:value="0" calcext:value-type="float">
            <text:p>0</text:p>
          </table:table-cell>
          <table:table-cell office:value-type="float" office:value="-0.00633406" calcext:value-type="float">
            <text:p>-0.00633406</text:p>
          </table:table-cell>
          <table:table-cell office:value-type="float" office:value="0.00012537" calcext:value-type="float">
            <text:p>0.00012537</text:p>
          </table:table-cell>
          <table:table-cell office:value-type="float" office:value="-0.0078234154" calcext:value-type="float">
            <text:p>-0.007823415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79.3067169189" calcext:value-type="float">
            <text:p>179.3067169189</text:p>
          </table:table-cell>
          <table:table-cell office:value-type="float" office:value="0.3330573891" calcext:value-type="float">
            <text:p>0.3330573891</text:p>
          </table:table-cell>
          <table:table-cell office:value-type="float" office:value="0.0333057389" calcext:value-type="float">
            <text:p>0.0333057389</text:p>
          </table:table-cell>
          <table:table-cell office:value-type="float" office:value="0" calcext:value-type="float">
            <text:p>0</text:p>
          </table:table-cell>
          <table:table-cell office:value-type="float" office:value="-0.00643883" calcext:value-type="float">
            <text:p>-0.00643883</text:p>
          </table:table-cell>
          <table:table-cell office:value-type="float" office:value="0.00011535" calcext:value-type="float">
            <text:p>0.00011535</text:p>
          </table:table-cell>
          <table:table-cell office:value-type="float" office:value="-0.0089574211" calcext:value-type="float">
            <text:p>-0.00895742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79.3070526123" calcext:value-type="float">
            <text:p>179.3070526123</text:p>
          </table:table-cell>
          <table:table-cell office:value-type="float" office:value="0.3277899849" calcext:value-type="float">
            <text:p>0.3277899849</text:p>
          </table:table-cell>
          <table:table-cell office:value-type="float" office:value="0.0327789985" calcext:value-type="float">
            <text:p>0.0327789985</text:p>
          </table:table-cell>
          <table:table-cell office:value-type="float" office:value="0" calcext:value-type="float">
            <text:p>0</text:p>
          </table:table-cell>
          <table:table-cell office:value-type="float" office:value="-0.00647351" calcext:value-type="float">
            <text:p>-0.00647351</text:p>
          </table:table-cell>
          <table:table-cell office:value-type="float" office:value="0.00011535" calcext:value-type="float">
            <text:p>0.00011535</text:p>
          </table:table-cell>
          <table:table-cell office:value-type="float" office:value="-0.007208511" calcext:value-type="float">
            <text:p>-0.0072085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9.3047637939" calcext:value-type="float">
            <text:p>179.3047637939</text:p>
          </table:table-cell>
          <table:table-cell office:value-type="float" office:value="0.3054314122" calcext:value-type="float">
            <text:p>0.3054314122</text:p>
          </table:table-cell>
          <table:table-cell office:value-type="float" office:value="0.0305431412" calcext:value-type="float">
            <text:p>0.0305431412</text:p>
          </table:table-cell>
          <table:table-cell office:value-type="float" office:value="0" calcext:value-type="float">
            <text:p>0</text:p>
          </table:table-cell>
          <table:table-cell office:value-type="float" office:value="-0.00634761" calcext:value-type="float">
            <text:p>-0.00634761</text:p>
          </table:table-cell>
          <table:table-cell office:value-type="float" office:value="0.00011424" calcext:value-type="float">
            <text:p>0.00011424</text:p>
          </table:table-cell>
          <table:table-cell office:value-type="float" office:value="-0.006631478" calcext:value-type="float">
            <text:p>-0.0066314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9.3107757568" calcext:value-type="float">
            <text:p>179.3107757568</text:p>
          </table:table-cell>
          <table:table-cell office:value-type="float" office:value="0.3109345824" calcext:value-type="float">
            <text:p>0.3109345824</text:p>
          </table:table-cell>
          <table:table-cell office:value-type="float" office:value="0.0310934582" calcext:value-type="float">
            <text:p>0.0310934582</text:p>
          </table:table-cell>
          <table:table-cell office:value-type="float" office:value="0" calcext:value-type="float">
            <text:p>0</text:p>
          </table:table-cell>
          <table:table-cell office:value-type="float" office:value="-0.00630042" calcext:value-type="float">
            <text:p>-0.00630042</text:p>
          </table:table-cell>
          <table:table-cell office:value-type="float" office:value="0.00010562" calcext:value-type="float">
            <text:p>0.00010562</text:p>
          </table:table-cell>
          <table:table-cell office:value-type="float" office:value="-0.0074734774" calcext:value-type="float">
            <text:p>-0.007473477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9.3016967773" calcext:value-type="float">
            <text:p>179.3016967773</text:p>
          </table:table-cell>
          <table:table-cell office:value-type="float" office:value="0.3152734044" calcext:value-type="float">
            <text:p>0.3152734044</text:p>
          </table:table-cell>
          <table:table-cell office:value-type="float" office:value="0.0315273404" calcext:value-type="float">
            <text:p>0.0315273404</text:p>
          </table:table-cell>
          <table:table-cell office:value-type="float" office:value="0" calcext:value-type="float">
            <text:p>0</text:p>
          </table:table-cell>
          <table:table-cell office:value-type="float" office:value="-0.00629791" calcext:value-type="float">
            <text:p>-0.00629791</text:p>
          </table:table-cell>
          <table:table-cell office:value-type="float" office:value="0.00010452" calcext:value-type="float">
            <text:p>0.00010452</text:p>
          </table:table-cell>
          <table:table-cell office:value-type="float" office:value="-0.0075689918" calcext:value-type="float">
            <text:p>-0.00756899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.3144989014" calcext:value-type="float">
            <text:p>179.3144989014</text:p>
          </table:table-cell>
          <table:table-cell office:value-type="float" office:value="0.3002835813" calcext:value-type="float">
            <text:p>0.3002835813</text:p>
          </table:table-cell>
          <table:table-cell office:value-type="float" office:value="0.0300283581" calcext:value-type="float">
            <text:p>0.0300283581</text:p>
          </table:table-cell>
          <table:table-cell office:value-type="float" office:value="0" calcext:value-type="float">
            <text:p>0</text:p>
          </table:table-cell>
          <table:table-cell office:value-type="float" office:value="-0.00619633" calcext:value-type="float">
            <text:p>-0.00619633</text:p>
          </table:table-cell>
          <table:table-cell office:value-type="float" office:value="0.0000959" calcext:value-type="float">
            <text:p>0.0000959</text:p>
          </table:table-cell>
          <table:table-cell office:value-type="float" office:value="-0.0071804324" calcext:value-type="float">
            <text:p>-0.00718043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79.3109283447" calcext:value-type="float">
            <text:p>179.3109283447</text:p>
          </table:table-cell>
          <table:table-cell office:value-type="float" office:value="0.3272813193" calcext:value-type="float">
            <text:p>0.3272813193</text:p>
          </table:table-cell>
          <table:table-cell office:value-type="float" office:value="0.0327281319" calcext:value-type="float">
            <text:p>0.0327281319</text:p>
          </table:table-cell>
          <table:table-cell office:value-type="float" office:value="0" calcext:value-type="float">
            <text:p>0</text:p>
          </table:table-cell>
          <table:table-cell office:value-type="float" office:value="-0.00630859" calcext:value-type="float">
            <text:p>-0.00630859</text:p>
          </table:table-cell>
          <table:table-cell office:value-type="float" office:value="0.0000959" calcext:value-type="float">
            <text:p>0.0000959</text:p>
          </table:table-cell>
          <table:table-cell office:value-type="float" office:value="-0.0079304102" calcext:value-type="float">
            <text:p>-0.007930410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79.3054962158" calcext:value-type="float">
            <text:p>179.3054962158</text:p>
          </table:table-cell>
          <table:table-cell office:value-type="float" office:value="0.3009648831" calcext:value-type="float">
            <text:p>0.3009648831</text:p>
          </table:table-cell>
          <table:table-cell office:value-type="float" office:value="0.0300964883" calcext:value-type="float">
            <text:p>0.0300964883</text:p>
          </table:table-cell>
          <table:table-cell office:value-type="float" office:value="0" calcext:value-type="float">
            <text:p>0</text:p>
          </table:table-cell>
          <table:table-cell office:value-type="float" office:value="-0.00620799" calcext:value-type="float">
            <text:p>-0.00620799</text:p>
          </table:table-cell>
          <table:table-cell office:value-type="float" office:value="0.00009103" calcext:value-type="float">
            <text:p>0.00009103</text:p>
          </table:table-cell>
          <table:table-cell office:value-type="float" office:value="-0.0060457126" calcext:value-type="float">
            <text:p>-0.006045712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79.3099822998" calcext:value-type="float">
            <text:p>179.3099822998</text:p>
          </table:table-cell>
          <table:table-cell office:value-type="float" office:value="0.3193288513" calcext:value-type="float">
            <text:p>0.3193288513</text:p>
          </table:table-cell>
          <table:table-cell office:value-type="float" office:value="0.0319328851" calcext:value-type="float">
            <text:p>0.0319328851</text:p>
          </table:table-cell>
          <table:table-cell office:value-type="float" office:value="0" calcext:value-type="float">
            <text:p>0</text:p>
          </table:table-cell>
          <table:table-cell office:value-type="float" office:value="-0.00626336" calcext:value-type="float">
            <text:p>-0.00626336</text:p>
          </table:table-cell>
          <table:table-cell office:value-type="float" office:value="0.00008401" calcext:value-type="float">
            <text:p>0.00008401</text:p>
          </table:table-cell>
          <table:table-cell office:value-type="float" office:value="-0.0067398972" calcext:value-type="float">
            <text:p>-0.00673989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79.3060455322" calcext:value-type="float">
            <text:p>179.3060455322</text:p>
          </table:table-cell>
          <table:table-cell office:value-type="float" office:value="0.2891461347" calcext:value-type="float">
            <text:p>0.2891461347</text:p>
          </table:table-cell>
          <table:table-cell office:value-type="float" office:value="0.0289146135" calcext:value-type="float">
            <text:p>0.0289146135</text:p>
          </table:table-cell>
          <table:table-cell office:value-type="float" office:value="0" calcext:value-type="float">
            <text:p>0</text:p>
          </table:table-cell>
          <table:table-cell office:value-type="float" office:value="-0.00609909" calcext:value-type="float">
            <text:p>-0.00609909</text:p>
          </table:table-cell>
          <table:table-cell office:value-type="float" office:value="0.00008401" calcext:value-type="float">
            <text:p>0.00008401</text:p>
          </table:table-cell>
          <table:table-cell office:value-type="float" office:value="-0.0065811731" calcext:value-type="float">
            <text:p>-0.006581173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79.2988891602" calcext:value-type="float">
            <text:p>179.2988891602</text:p>
          </table:table-cell>
          <table:table-cell office:value-type="float" office:value="0.2946985875" calcext:value-type="float">
            <text:p>0.2946985875</text:p>
          </table:table-cell>
          <table:table-cell office:value-type="float" office:value="0.0294698588" calcext:value-type="float">
            <text:p>0.0294698588</text:p>
          </table:table-cell>
          <table:table-cell office:value-type="float" office:value="0" calcext:value-type="float">
            <text:p>0</text:p>
          </table:table-cell>
          <table:table-cell office:value-type="float" office:value="-0.00602668" calcext:value-type="float">
            <text:p>-0.00602668</text:p>
          </table:table-cell>
          <table:table-cell office:value-type="float" office:value="0.00007492" calcext:value-type="float">
            <text:p>0.00007492</text:p>
          </table:table-cell>
          <table:table-cell office:value-type="float" office:value="-0.006625839" calcext:value-type="float">
            <text:p>-0.00662583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79.3076782227" calcext:value-type="float">
            <text:p>179.3076782227</text:p>
          </table:table-cell>
          <table:table-cell office:value-type="float" office:value="0.3227976162" calcext:value-type="float">
            <text:p>0.3227976162</text:p>
          </table:table-cell>
          <table:table-cell office:value-type="float" office:value="0.0322797616" calcext:value-type="float">
            <text:p>0.0322797616</text:p>
          </table:table-cell>
          <table:table-cell office:value-type="float" office:value="0" calcext:value-type="float">
            <text:p>0</text:p>
          </table:table-cell>
          <table:table-cell office:value-type="float" office:value="-0.00616571" calcext:value-type="float">
            <text:p>-0.00616571</text:p>
          </table:table-cell>
          <table:table-cell office:value-type="float" office:value="0.00007492" calcext:value-type="float">
            <text:p>0.00007492</text:p>
          </table:table-cell>
          <table:table-cell office:value-type="float" office:value="-0.0066679874" calcext:value-type="float">
            <text:p>-0.006667987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79.2920379639" calcext:value-type="float">
            <text:p>179.2920379639</text:p>
          </table:table-cell>
          <table:table-cell office:value-type="float" office:value="-0.6162622681" calcext:value-type="float">
            <text:p>-0.6162622681</text:p>
          </table:table-cell>
          <table:table-cell office:value-type="float" office:value="-0.0616262268" calcext:value-type="float">
            <text:p>-0.061626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7253" calcext:value-type="float">
            <text:p>0.00007253</text:p>
          </table:table-cell>
          <table:table-cell office:value-type="float" office:value="-0.0021246246" calcext:value-type="float">
            <text:p>-0.00212462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79.3090362549" calcext:value-type="float">
            <text:p>179.3090362549</text:p>
          </table:table-cell>
          <table:table-cell office:value-type="float" office:value="0.0067707519" calcext:value-type="float">
            <text:p>0.0067707519</text:p>
          </table:table-cell>
          <table:table-cell office:value-type="float" office:value="0.0006770752" calcext:value-type="float">
            <text:p>0.0006770752</text:p>
          </table:table-cell>
          <table:table-cell office:value-type="float" office:value="0" calcext:value-type="float">
            <text:p>0</text:p>
          </table:table-cell>
          <table:table-cell office:value-type="float" office:value="-0.00004512" calcext:value-type="float">
            <text:p>-0.00004512</text:p>
          </table:table-cell>
          <table:table-cell office:value-type="float" office:value="0.00007253" calcext:value-type="float">
            <text:p>0.00007253</text:p>
          </table:table-cell>
          <table:table-cell office:value-type="float" office:value="-0.0011541344" calcext:value-type="float">
            <text:p>-0.00115413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79.2945556641" calcext:value-type="float">
            <text:p>179.2945556641</text:p>
          </table:table-cell>
          <table:table-cell office:value-type="float" office:value="-0.0127491748" calcext:value-type="float">
            <text:p>-0.0127491748</text:p>
          </table:table-cell>
          <table:table-cell office:value-type="float" office:value="-0.0012749175" calcext:value-type="float">
            <text:p>-0.0012749175</text:p>
          </table:table-cell>
          <table:table-cell office:value-type="float" office:value="0" calcext:value-type="float">
            <text:p>0</text:p>
          </table:table-cell>
          <table:table-cell office:value-type="float" office:value="0.00005491" calcext:value-type="float">
            <text:p>0.00005491</text:p>
          </table:table-cell>
          <table:table-cell office:value-type="float" office:value="0.00007253" calcext:value-type="float">
            <text:p>0.00007253</text:p>
          </table:table-cell>
          <table:table-cell office:value-type="float" office:value="-0.0004848484" calcext:value-type="float">
            <text:p>-0.00048484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79.3031616211" calcext:value-type="float">
            <text:p>179.3031616211</text:p>
          </table:table-cell>
          <table:table-cell office:value-type="float" office:value="0.0606819761" calcext:value-type="float">
            <text:p>0.0606819761</text:p>
          </table:table-cell>
          <table:table-cell office:value-type="float" office:value="0.0060681976" calcext:value-type="float">
            <text:p>0.0060681976</text:p>
          </table:table-cell>
          <table:table-cell office:value-type="float" office:value="0" calcext:value-type="float">
            <text:p>0</text:p>
          </table:table-cell>
          <table:table-cell office:value-type="float" office:value="-0.00036784" calcext:value-type="float">
            <text:p>-0.00036784</text:p>
          </table:table-cell>
          <table:table-cell office:value-type="float" office:value="0.00006903" calcext:value-type="float">
            <text:p>0.00006903</text:p>
          </table:table-cell>
          <table:table-cell office:value-type="float" office:value="-0.003949399" calcext:value-type="float">
            <text:p>-0.0039493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79.3031768799" calcext:value-type="float">
            <text:p>179.3031768799</text:p>
          </table:table-cell>
          <table:table-cell office:value-type="float" office:value="0.0083253739" calcext:value-type="float">
            <text:p>0.0083253739</text:p>
          </table:table-cell>
          <table:table-cell office:value-type="float" office:value="0.0008325374" calcext:value-type="float">
            <text:p>0.0008325374</text:p>
          </table:table-cell>
          <table:table-cell office:value-type="float" office:value="0" calcext:value-type="float">
            <text:p>0</text:p>
          </table:table-cell>
          <table:table-cell office:value-type="float" office:value="-0.0003005" calcext:value-type="float">
            <text:p>-0.0003005</text:p>
          </table:table-cell>
          <table:table-cell office:value-type="float" office:value="0.00007062" calcext:value-type="float">
            <text:p>0.00007062</text:p>
          </table:table-cell>
          <table:table-cell office:value-type="float" office:value="-0.0011407908" calcext:value-type="float">
            <text:p>-0.00114079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79.2944488525" calcext:value-type="float">
            <text:p>179.2944488525</text:p>
          </table:table-cell>
          <table:table-cell office:value-type="float" office:value="-0.0691291911" calcext:value-type="float">
            <text:p>-0.0691291911</text:p>
          </table:table-cell>
          <table:table-cell office:value-type="float" office:value="-0.0069129191" calcext:value-type="float">
            <text:p>-0.0069129191</text:p>
          </table:table-cell>
          <table:table-cell office:value-type="float" office:value="0" calcext:value-type="float">
            <text:p>0</text:p>
          </table:table-cell>
          <table:table-cell office:value-type="float" office:value="0.00026054" calcext:value-type="float">
            <text:p>0.00026054</text:p>
          </table:table-cell>
          <table:table-cell office:value-type="float" office:value="0.00006698" calcext:value-type="float">
            <text:p>0.00006698</text:p>
          </table:table-cell>
          <table:table-cell office:value-type="float" office:value="0.0011195735" calcext:value-type="float">
            <text:p>0.001119573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79.2878570557" calcext:value-type="float">
            <text:p>179.2878570557</text:p>
          </table:table-cell>
          <table:table-cell office:value-type="float" office:value="-0.0031343801" calcext:value-type="float">
            <text:p>-0.0031343801</text:p>
          </table:table-cell>
          <table:table-cell office:value-type="float" office:value="-0.000313438" calcext:value-type="float">
            <text:p>-0.000313438</text:p>
          </table:table-cell>
          <table:table-cell office:value-type="float" office:value="0" calcext:value-type="float">
            <text:p>0</text:p>
          </table:table-cell>
          <table:table-cell office:value-type="float" office:value="0.00019444" calcext:value-type="float">
            <text:p>0.00019444</text:p>
          </table:table-cell>
          <table:table-cell office:value-type="float" office:value="0.00007258" calcext:value-type="float">
            <text:p>0.00007258</text:p>
          </table:table-cell>
          <table:table-cell office:value-type="float" office:value="-0.001489298" calcext:value-type="float">
            <text:p>-0.0014892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179.2868652344" calcext:value-type="float">
            <text:p>179.2868652344</text:p>
          </table:table-cell>
          <table:table-cell office:value-type="float" office:value="-0.0202194852" calcext:value-type="float">
            <text:p>-0.0202194852</text:p>
          </table:table-cell>
          <table:table-cell office:value-type="float" office:value="-0.0020219485" calcext:value-type="float">
            <text:p>-0.0020219485</text:p>
          </table:table-cell>
          <table:table-cell office:value-type="float" office:value="0" calcext:value-type="float">
            <text:p>0</text:p>
          </table:table-cell>
          <table:table-cell office:value-type="float" office:value="0.00026427" calcext:value-type="float">
            <text:p>0.00026427</text:p>
          </table:table-cell>
          <table:table-cell office:value-type="float" office:value="0.00007258" calcext:value-type="float">
            <text:p>0.00007258</text:p>
          </table:table-cell>
          <table:table-cell office:value-type="float" office:value="-0.0006582064" calcext:value-type="float">
            <text:p>-0.000658206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79.2726593018" calcext:value-type="float">
            <text:p>179.2726593018</text:p>
          </table:table-cell>
          <table:table-cell office:value-type="float" office:value="-0.0358899482" calcext:value-type="float">
            <text:p>-0.0358899482</text:p>
          </table:table-cell>
          <table:table-cell office:value-type="float" office:value="-0.0035889948" calcext:value-type="float">
            <text:p>-0.0035889948</text:p>
          </table:table-cell>
          <table:table-cell office:value-type="float" office:value="0" calcext:value-type="float">
            <text:p>0</text:p>
          </table:table-cell>
          <table:table-cell office:value-type="float" office:value="0.00041522" calcext:value-type="float">
            <text:p>0.00041522</text:p>
          </table:table-cell>
          <table:table-cell office:value-type="float" office:value="0.00007286" calcext:value-type="float">
            <text:p>0.00007286</text:p>
          </table:table-cell>
          <table:table-cell office:value-type="float" office:value="-0.0005091766" calcext:value-type="float">
            <text:p>-0.00050917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179.2762145996" calcext:value-type="float">
            <text:p>179.2762145996</text:p>
          </table:table-cell>
          <table:table-cell office:value-type="float" office:value="-0.0280655293" calcext:value-type="float">
            <text:p>-0.0280655293</text:p>
          </table:table-cell>
          <table:table-cell office:value-type="float" office:value="-0.0028065529" calcext:value-type="float">
            <text:p>-0.0028065529</text:p>
          </table:table-cell>
          <table:table-cell office:value-type="float" office:value="0" calcext:value-type="float">
            <text:p>0</text:p>
          </table:table-cell>
          <table:table-cell office:value-type="float" office:value="0.00046362" calcext:value-type="float">
            <text:p>0.00046362</text:p>
          </table:table-cell>
          <table:table-cell office:value-type="float" office:value="0.00008133" calcext:value-type="float">
            <text:p>0.00008133</text:p>
          </table:table-cell>
          <table:table-cell office:value-type="float" office:value="-0.0009737973" calcext:value-type="float">
            <text:p>-0.000973797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179.2760925293" calcext:value-type="float">
            <text:p>179.2760925293</text:p>
          </table:table-cell>
          <table:table-cell office:value-type="float" office:value="-0.0348521358" calcext:value-type="float">
            <text:p>-0.0348521358</text:p>
          </table:table-cell>
          <table:table-cell office:value-type="float" office:value="-0.0034852136" calcext:value-type="float">
            <text:p>-0.0034852136</text:p>
          </table:table-cell>
          <table:table-cell office:value-type="float" office:value="0" calcext:value-type="float">
            <text:p>0</text:p>
          </table:table-cell>
          <table:table-cell office:value-type="float" office:value="0.00054109" calcext:value-type="float">
            <text:p>0.00054109</text:p>
          </table:table-cell>
          <table:table-cell office:value-type="float" office:value="0.00008133" calcext:value-type="float">
            <text:p>0.00008133</text:p>
          </table:table-cell>
          <table:table-cell office:value-type="float" office:value="-0.0006363344" calcext:value-type="float">
            <text:p>-0.00063633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79.2655639648" calcext:value-type="float">
            <text:p>179.2655639648</text:p>
          </table:table-cell>
          <table:table-cell office:value-type="float" office:value="-0.038079705" calcext:value-type="float">
            <text:p>-0.038079705</text:p>
          </table:table-cell>
          <table:table-cell office:value-type="float" office:value="-0.0038079705" calcext:value-type="float">
            <text:p>-0.0038079705</text:p>
          </table:table-cell>
          <table:table-cell office:value-type="float" office:value="0" calcext:value-type="float">
            <text:p>0</text:p>
          </table:table-cell>
          <table:table-cell office:value-type="float" office:value="0.00061421" calcext:value-type="float">
            <text:p>0.00061421</text:p>
          </table:table-cell>
          <table:table-cell office:value-type="float" office:value="0.00008022" calcext:value-type="float">
            <text:p>0.00008022</text:p>
          </table:table-cell>
          <table:table-cell office:value-type="float" office:value="0.0013073006" calcext:value-type="float">
            <text:p>0.00130730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79.2708129883" calcext:value-type="float">
            <text:p>179.2708129883</text:p>
          </table:table-cell>
          <table:table-cell office:value-type="float" office:value="-0.0538701574" calcext:value-type="float">
            <text:p>-0.0538701574</text:p>
          </table:table-cell>
          <table:table-cell office:value-type="float" office:value="-0.0053870157" calcext:value-type="float">
            <text:p>-0.0053870157</text:p>
          </table:table-cell>
          <table:table-cell office:value-type="float" office:value="0" calcext:value-type="float">
            <text:p>0</text:p>
          </table:table-cell>
          <table:table-cell office:value-type="float" office:value="0.00076815" calcext:value-type="float">
            <text:p>0.00076815</text:p>
          </table:table-cell>
          <table:table-cell office:value-type="float" office:value="0.00008583" calcext:value-type="float">
            <text:p>0.00008583</text:p>
          </table:table-cell>
          <table:table-cell office:value-type="float" office:value="0.0002283813" calcext:value-type="float">
            <text:p>0.00022838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79.2615356445" calcext:value-type="float">
            <text:p>179.2615356445</text:p>
          </table:table-cell>
          <table:table-cell office:value-type="float" office:value="-0.0259317498" calcext:value-type="float">
            <text:p>-0.0259317498</text:p>
          </table:table-cell>
          <table:table-cell office:value-type="float" office:value="-0.002593175" calcext:value-type="float">
            <text:p>-0.002593175</text:p>
          </table:table-cell>
          <table:table-cell office:value-type="float" office:value="0" calcext:value-type="float">
            <text:p>0</text:p>
          </table:table-cell>
          <table:table-cell office:value-type="float" office:value="0.00068449" calcext:value-type="float">
            <text:p>0.00068449</text:p>
          </table:table-cell>
          <table:table-cell office:value-type="float" office:value="0.00008597" calcext:value-type="float">
            <text:p>0.00008597</text:p>
          </table:table-cell>
          <table:table-cell office:value-type="float" office:value="-0.0009869775" calcext:value-type="float">
            <text:p>-0.00098697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79.2740936279" calcext:value-type="float">
            <text:p>179.2740936279</text:p>
          </table:table-cell>
          <table:table-cell office:value-type="float" office:value="-0.0656703444" calcext:value-type="float">
            <text:p>-0.0656703444</text:p>
          </table:table-cell>
          <table:table-cell office:value-type="float" office:value="-0.0065670344" calcext:value-type="float">
            <text:p>-0.0065670344</text:p>
          </table:table-cell>
          <table:table-cell office:value-type="float" office:value="0" calcext:value-type="float">
            <text:p>0</text:p>
          </table:table-cell>
          <table:table-cell office:value-type="float" office:value="0.0008936" calcext:value-type="float">
            <text:p>0.0008936</text:p>
          </table:table-cell>
          <table:table-cell office:value-type="float" office:value="0.00009545" calcext:value-type="float">
            <text:p>0.00009545</text:p>
          </table:table-cell>
          <table:table-cell office:value-type="float" office:value="0.0007950876" calcext:value-type="float">
            <text:p>0.000795087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79.2541656494" calcext:value-type="float">
            <text:p>179.2541656494</text:p>
          </table:table-cell>
          <table:table-cell office:value-type="float" office:value="-0.0334596578" calcext:value-type="float">
            <text:p>-0.0334596578</text:p>
          </table:table-cell>
          <table:table-cell office:value-type="float" office:value="-0.0033459658" calcext:value-type="float">
            <text:p>-0.0033459658</text:p>
          </table:table-cell>
          <table:table-cell office:value-type="float" office:value="0" calcext:value-type="float">
            <text:p>0</text:p>
          </table:table-cell>
          <table:table-cell office:value-type="float" office:value="0.00081823" calcext:value-type="float">
            <text:p>0.00081823</text:p>
          </table:table-cell>
          <table:table-cell office:value-type="float" office:value="0.0000942" calcext:value-type="float">
            <text:p>0.0000942</text:p>
          </table:table-cell>
          <table:table-cell office:value-type="float" office:value="-0.0006628689" calcext:value-type="float">
            <text:p>-0.00066286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79.247543335" calcext:value-type="float">
            <text:p>179.247543335</text:p>
          </table:table-cell>
          <table:table-cell office:value-type="float" office:value="-0.053080959" calcext:value-type="float">
            <text:p>-0.053080959</text:p>
          </table:table-cell>
          <table:table-cell office:value-type="float" office:value="-0.0053080959" calcext:value-type="float">
            <text:p>-0.0053080959</text:p>
          </table:table-cell>
          <table:table-cell office:value-type="float" office:value="0" calcext:value-type="float">
            <text:p>0</text:p>
          </table:table-cell>
          <table:table-cell office:value-type="float" office:value="0.00089879" calcext:value-type="float">
            <text:p>0.00089879</text:p>
          </table:table-cell>
          <table:table-cell office:value-type="float" office:value="0.0000942" calcext:value-type="float">
            <text:p>0.0000942</text:p>
          </table:table-cell>
          <table:table-cell office:value-type="float" office:value="0.0004121116" calcext:value-type="float">
            <text:p>0.00041211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179.228012085" calcext:value-type="float">
            <text:p>179.228012085</text:p>
          </table:table-cell>
          <table:table-cell office:value-type="float" office:value="-0.0499367286" calcext:value-type="float">
            <text:p>-0.0499367286</text:p>
          </table:table-cell>
          <table:table-cell office:value-type="float" office:value="-0.0049936729" calcext:value-type="float">
            <text:p>-0.0049936729</text:p>
          </table:table-cell>
          <table:table-cell office:value-type="float" office:value="0" calcext:value-type="float">
            <text:p>0</text:p>
          </table:table-cell>
          <table:table-cell office:value-type="float" office:value="0.00093149" calcext:value-type="float">
            <text:p>0.00093149</text:p>
          </table:table-cell>
          <table:table-cell office:value-type="float" office:value="0.0001024" calcext:value-type="float">
            <text:p>0.0001024</text:p>
          </table:table-cell>
          <table:table-cell office:value-type="float" office:value="-0.0000619559" calcext:value-type="float">
            <text:p>-6.19559E-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179.2393188477" calcext:value-type="float">
            <text:p>179.2393188477</text:p>
          </table:table-cell>
          <table:table-cell office:value-type="float" office:value="-0.098066705" calcext:value-type="float">
            <text:p>-0.098066705</text:p>
          </table:table-cell>
          <table:table-cell office:value-type="float" office:value="-0.0098066705" calcext:value-type="float">
            <text:p>-0.0098066705</text:p>
          </table:table-cell>
          <table:table-cell office:value-type="float" office:value="0" calcext:value-type="float">
            <text:p>0</text:p>
          </table:table-cell>
          <table:table-cell office:value-type="float" office:value="0.00127404" calcext:value-type="float">
            <text:p>0.00127404</text:p>
          </table:table-cell>
          <table:table-cell office:value-type="float" office:value="0.00010507" calcext:value-type="float">
            <text:p>0.00010507</text:p>
          </table:table-cell>
          <table:table-cell office:value-type="float" office:value="0.0011109885" calcext:value-type="float">
            <text:p>0.00111098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179.2355651855" calcext:value-type="float">
            <text:p>179.2355651855</text:p>
          </table:table-cell>
          <table:table-cell office:value-type="float" office:value="-0.0749623429" calcext:value-type="float">
            <text:p>-0.0749623429</text:p>
          </table:table-cell>
          <table:table-cell office:value-type="float" office:value="-0.0074962343" calcext:value-type="float">
            <text:p>-0.0074962343</text:p>
          </table:table-cell>
          <table:table-cell office:value-type="float" office:value="0" calcext:value-type="float">
            <text:p>0</text:p>
          </table:table-cell>
          <table:table-cell office:value-type="float" office:value="0.00134823" calcext:value-type="float">
            <text:p>0.00134823</text:p>
          </table:table-cell>
          <table:table-cell office:value-type="float" office:value="0.00010507" calcext:value-type="float">
            <text:p>0.00010507</text:p>
          </table:table-cell>
          <table:table-cell office:value-type="float" office:value="0.0014400067" calcext:value-type="float">
            <text:p>0.00144000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179.2347717285" calcext:value-type="float">
            <text:p>179.2347717285</text:p>
          </table:table-cell>
          <table:table-cell office:value-type="float" office:value="-0.0372532825" calcext:value-type="float">
            <text:p>-0.0372532825</text:p>
          </table:table-cell>
          <table:table-cell office:value-type="float" office:value="-0.0037253283" calcext:value-type="float">
            <text:p>-0.0037253283</text:p>
          </table:table-cell>
          <table:table-cell office:value-type="float" office:value="0" calcext:value-type="float">
            <text:p>0</text:p>
          </table:table-cell>
          <table:table-cell office:value-type="float" office:value="0.00114635" calcext:value-type="float">
            <text:p>0.00114635</text:p>
          </table:table-cell>
          <table:table-cell office:value-type="float" office:value="0.00011039" calcext:value-type="float">
            <text:p>0.00011039</text:p>
          </table:table-cell>
          <table:table-cell office:value-type="float" office:value="0.0000394639" calcext:value-type="float">
            <text:p>3.94639E-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179.230178833" calcext:value-type="float">
            <text:p>179.230178833</text:p>
          </table:table-cell>
          <table:table-cell office:value-type="float" office:value="-0.1019442099" calcext:value-type="float">
            <text:p>-0.1019442099</text:p>
          </table:table-cell>
          <table:table-cell office:value-type="float" office:value="-0.010194421" calcext:value-type="float">
            <text:p>-0.010194421</text:p>
          </table:table-cell>
          <table:table-cell office:value-type="float" office:value="0" calcext:value-type="float">
            <text:p>0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023467115" calcext:value-type="float">
            <text:p>0.002346711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79.2295837402" calcext:value-type="float">
            <text:p>179.2295837402</text:p>
          </table:table-cell>
          <table:table-cell office:value-type="float" office:value="-0.0974904101" calcext:value-type="float">
            <text:p>-0.0974904101</text:p>
          </table:table-cell>
          <table:table-cell office:value-type="float" office:value="-0.009749041" calcext:value-type="float">
            <text:p>-0.009749041</text:p>
          </table:table-cell>
          <table:table-cell office:value-type="float" office:value="0" calcext:value-type="float">
            <text:p>0</text:p>
          </table:table-cell>
          <table:table-cell office:value-type="float" office:value="0.00161092" calcext:value-type="float">
            <text:p>0.00161092</text:p>
          </table:table-cell>
          <table:table-cell office:value-type="float" office:value="0.0001144" calcext:value-type="float">
            <text:p>0.0001144</text:p>
          </table:table-cell>
          <table:table-cell office:value-type="float" office:value="0.0017125312" calcext:value-type="float">
            <text:p>0.00171253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79.224609375" calcext:value-type="float">
            <text:p>179.224609375</text:p>
          </table:table-cell>
          <table:table-cell office:value-type="float" office:value="-0.064190017" calcext:value-type="float">
            <text:p>-0.064190017</text:p>
          </table:table-cell>
          <table:table-cell office:value-type="float" office:value="-0.0064190017" calcext:value-type="float">
            <text:p>-0.0064190017</text:p>
          </table:table-cell>
          <table:table-cell office:value-type="float" office:value="0" calcext:value-type="float">
            <text:p>0</text:p>
          </table:table-cell>
          <table:table-cell office:value-type="float" office:value="0.00150084" calcext:value-type="float">
            <text:p>0.00150084</text:p>
          </table:table-cell>
          <table:table-cell office:value-type="float" office:value="0.00011301" calcext:value-type="float">
            <text:p>0.00011301</text:p>
          </table:table-cell>
          <table:table-cell office:value-type="float" office:value="0.0002604128" calcext:value-type="float">
            <text:p>0.000260412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79.2194213867" calcext:value-type="float">
            <text:p>179.2194213867</text:p>
          </table:table-cell>
          <table:table-cell office:value-type="float" office:value="-0.0993048408" calcext:value-type="float">
            <text:p>-0.0993048408</text:p>
          </table:table-cell>
          <table:table-cell office:value-type="float" office:value="-0.0099304841" calcext:value-type="float">
            <text:p>-0.0099304841</text:p>
          </table:table-cell>
          <table:table-cell office:value-type="float" office:value="0" calcext:value-type="float">
            <text:p>0</text:p>
          </table:table-cell>
          <table:table-cell office:value-type="float" office:value="0.00166154" calcext:value-type="float">
            <text:p>0.00166154</text:p>
          </table:table-cell>
          <table:table-cell office:value-type="float" office:value="0.00011301" calcext:value-type="float">
            <text:p>0.00011301</text:p>
          </table:table-cell>
          <table:table-cell office:value-type="float" office:value="0.0013507452" calcext:value-type="float">
            <text:p>0.001350745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79.2069702148" calcext:value-type="float">
            <text:p>179.2069702148</text:p>
          </table:table-cell>
          <table:table-cell office:value-type="float" office:value="-0.0567027172" calcext:value-type="float">
            <text:p>-0.0567027172</text:p>
          </table:table-cell>
          <table:table-cell office:value-type="float" office:value="-0.0056702717" calcext:value-type="float">
            <text:p>-0.0056702717</text:p>
          </table:table-cell>
          <table:table-cell office:value-type="float" office:value="0" calcext:value-type="float">
            <text:p>0</text:p>
          </table:table-cell>
          <table:table-cell office:value-type="float" office:value="0.00148466" calcext:value-type="float">
            <text:p>0.00148466</text:p>
          </table:table-cell>
          <table:table-cell office:value-type="float" office:value="0.00011545" calcext:value-type="float">
            <text:p>0.00011545</text:p>
          </table:table-cell>
          <table:table-cell office:value-type="float" office:value="0.0009778046" calcext:value-type="float">
            <text:p>0.000977804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79.1943969727" calcext:value-type="float">
            <text:p>179.1943969727</text:p>
          </table:table-cell>
          <table:table-cell office:value-type="float" office:value="-0.1065178075" calcext:value-type="float">
            <text:p>-0.1065178075</text:p>
          </table:table-cell>
          <table:table-cell office:value-type="float" office:value="-0.0106517807" calcext:value-type="float">
            <text:p>-0.0106517807</text:p>
          </table:table-cell>
          <table:table-cell office:value-type="float" office:value="0" calcext:value-type="float">
            <text:p>0</text:p>
          </table:table-cell>
          <table:table-cell office:value-type="float" office:value="0.00169883" calcext:value-type="float">
            <text:p>0.00169883</text:p>
          </table:table-cell>
          <table:table-cell office:value-type="float" office:value="0.00011687" calcext:value-type="float">
            <text:p>0.00011687</text:p>
          </table:table-cell>
          <table:table-cell office:value-type="float" office:value="0.002811864" calcext:value-type="float">
            <text:p>0.0028118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179.1867523193" calcext:value-type="float">
            <text:p>179.1867523193</text:p>
          </table:table-cell>
          <table:table-cell office:value-type="float" office:value="-0.0823530937" calcext:value-type="float">
            <text:p>-0.0823530937</text:p>
          </table:table-cell>
          <table:table-cell office:value-type="float" office:value="-0.0082353094" calcext:value-type="float">
            <text:p>-0.0082353094</text:p>
          </table:table-cell>
          <table:table-cell office:value-type="float" office:value="0" calcext:value-type="float">
            <text:p>0</text:p>
          </table:table-cell>
          <table:table-cell office:value-type="float" office:value="0.00168045" calcext:value-type="float">
            <text:p>0.00168045</text:p>
          </table:table-cell>
          <table:table-cell office:value-type="float" office:value="0.00011786" calcext:value-type="float">
            <text:p>0.00011786</text:p>
          </table:table-cell>
          <table:table-cell office:value-type="float" office:value="0.0014490277" calcext:value-type="float">
            <text:p>0.001449027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179.1868743896" calcext:value-type="float">
            <text:p>179.1868743896</text:p>
          </table:table-cell>
          <table:table-cell office:value-type="float" office:value="-0.0793345716" calcext:value-type="float">
            <text:p>-0.0793345716</text:p>
          </table:table-cell>
          <table:table-cell office:value-type="float" office:value="-0.0079334572" calcext:value-type="float">
            <text:p>-0.0079334572</text:p>
          </table:table-cell>
          <table:table-cell office:value-type="float" office:value="0" calcext:value-type="float">
            <text:p>0</text:p>
          </table:table-cell>
          <table:table-cell office:value-type="float" office:value="0.00164809" calcext:value-type="float">
            <text:p>0.00164809</text:p>
          </table:table-cell>
          <table:table-cell office:value-type="float" office:value="0.00011786" calcext:value-type="float">
            <text:p>0.00011786</text:p>
          </table:table-cell>
          <table:table-cell office:value-type="float" office:value="0.0011988401" calcext:value-type="float">
            <text:p>0.00119884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179.1762084961" calcext:value-type="float">
            <text:p>179.1762084961</text:p>
          </table:table-cell>
          <table:table-cell office:value-type="float" office:value="-0.0865805988" calcext:value-type="float">
            <text:p>-0.0865805988</text:p>
          </table:table-cell>
          <table:table-cell office:value-type="float" office:value="-0.0086580599" calcext:value-type="float">
            <text:p>-0.0086580599</text:p>
          </table:table-cell>
          <table:table-cell office:value-type="float" office:value="0" calcext:value-type="float">
            <text:p>0</text:p>
          </table:table-cell>
          <table:table-cell office:value-type="float" office:value="0.00167482" calcext:value-type="float">
            <text:p>0.00167482</text:p>
          </table:table-cell>
          <table:table-cell office:value-type="float" office:value="0.00011786" calcext:value-type="float">
            <text:p>0.00011786</text:p>
          </table:table-cell>
          <table:table-cell office:value-type="float" office:value="0.0016517715" calcext:value-type="float">
            <text:p>0.00165177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179.16847229" calcext:value-type="float">
            <text:p>179.16847229</text:p>
          </table:table-cell>
          <table:table-cell office:value-type="float" office:value="-0.0880610534" calcext:value-type="float">
            <text:p>-0.0880610534</text:p>
          </table:table-cell>
          <table:table-cell office:value-type="float" office:value="-0.0088061053" calcext:value-type="float">
            <text:p>-0.0088061053</text:p>
          </table:table-cell>
          <table:table-cell office:value-type="float" office:value="0" calcext:value-type="float">
            <text:p>0</text:p>
          </table:table-cell>
          <table:table-cell office:value-type="float" office:value="0.0017025" calcext:value-type="float">
            <text:p>0.0017025</text:p>
          </table:table-cell>
          <table:table-cell office:value-type="float" office:value="0.00011483" calcext:value-type="float">
            <text:p>0.00011483</text:p>
          </table:table-cell>
          <table:table-cell office:value-type="float" office:value="0.0000600929" calcext:value-type="float">
            <text:p>6.00929E-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179.1596374512" calcext:value-type="float">
            <text:p>179.1596374512</text:p>
          </table:table-cell>
          <table:table-cell office:value-type="float" office:value="-0.067642629" calcext:value-type="float">
            <text:p>-0.067642629</text:p>
          </table:table-cell>
          <table:table-cell office:value-type="float" office:value="-0.0067642629" calcext:value-type="float">
            <text:p>-0.0067642629</text:p>
          </table:table-cell>
          <table:table-cell office:value-type="float" office:value="0" calcext:value-type="float">
            <text:p>0</text:p>
          </table:table-cell>
          <table:table-cell office:value-type="float" office:value="0.00158485" calcext:value-type="float">
            <text:p>0.00158485</text:p>
          </table:table-cell>
          <table:table-cell office:value-type="float" office:value="0.00011359" calcext:value-type="float">
            <text:p>0.00011359</text:p>
          </table:table-cell>
          <table:table-cell office:value-type="float" office:value="0.0000949169" calcext:value-type="float">
            <text:p>9.49169E-0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79.1575317383" calcext:value-type="float">
            <text:p>179.1575317383</text:p>
          </table:table-cell>
          <table:table-cell office:value-type="float" office:value="-0.0363657547" calcext:value-type="float">
            <text:p>-0.0363657547</text:p>
          </table:table-cell>
          <table:table-cell office:value-type="float" office:value="-0.0036365755" calcext:value-type="float">
            <text:p>-0.0036365755</text:p>
          </table:table-cell>
          <table:table-cell office:value-type="float" office:value="0" calcext:value-type="float">
            <text:p>0</text:p>
          </table:table-cell>
          <table:table-cell office:value-type="float" office:value="0.00129805" calcext:value-type="float">
            <text:p>0.00129805</text:p>
          </table:table-cell>
          <table:table-cell office:value-type="float" office:value="0.00011359" calcext:value-type="float">
            <text:p>0.00011359</text:p>
          </table:table-cell>
          <table:table-cell office:value-type="float" office:value="-0.0006439915" calcext:value-type="float">
            <text:p>-0.00064399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79.1531219482" calcext:value-type="float">
            <text:p>179.1531219482</text:p>
          </table:table-cell>
          <table:table-cell office:value-type="float" office:value="-0.1013688881" calcext:value-type="float">
            <text:p>-0.1013688881</text:p>
          </table:table-cell>
          <table:table-cell office:value-type="float" office:value="-0.0101368888" calcext:value-type="float">
            <text:p>-0.0101368888</text:p>
          </table:table-cell>
          <table:table-cell office:value-type="float" office:value="0" calcext:value-type="float">
            <text:p>0</text:p>
          </table:table-cell>
          <table:table-cell office:value-type="float" office:value="0.00154021" calcext:value-type="float">
            <text:p>0.00154021</text:p>
          </table:table-cell>
          <table:table-cell office:value-type="float" office:value="0.00010824" calcext:value-type="float">
            <text:p>0.00010824</text:p>
          </table:table-cell>
          <table:table-cell office:value-type="float" office:value="-0.0003977693" calcext:value-type="float">
            <text:p>-0.000397769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79.1553344727" calcext:value-type="float">
            <text:p>179.1553344727</text:p>
          </table:table-cell>
          <table:table-cell office:value-type="float" office:value="-0.0520863674" calcext:value-type="float">
            <text:p>-0.0520863674</text:p>
          </table:table-cell>
          <table:table-cell office:value-type="float" office:value="-0.0052086367" calcext:value-type="float">
            <text:p>-0.0052086367</text:p>
          </table:table-cell>
          <table:table-cell office:value-type="float" office:value="0" calcext:value-type="float">
            <text:p>0</text:p>
          </table:table-cell>
          <table:table-cell office:value-type="float" office:value="0.00137308" calcext:value-type="float">
            <text:p>0.00137308</text:p>
          </table:table-cell>
          <table:table-cell office:value-type="float" office:value="0.00010824" calcext:value-type="float">
            <text:p>0.00010824</text:p>
          </table:table-cell>
          <table:table-cell office:value-type="float" office:value="-0.0001885911" calcext:value-type="float">
            <text:p>-0.00018859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79.1565551758" calcext:value-type="float">
            <text:p>179.1565551758</text:p>
          </table:table-cell>
          <table:table-cell office:value-type="float" office:value="-0.050835045" calcext:value-type="float">
            <text:p>-0.050835045</text:p>
          </table:table-cell>
          <table:table-cell office:value-type="float" office:value="-0.0050835045" calcext:value-type="float">
            <text:p>-0.0050835045</text:p>
          </table:table-cell>
          <table:table-cell office:value-type="float" office:value="0" calcext:value-type="float">
            <text:p>0</text:p>
          </table:table-cell>
          <table:table-cell office:value-type="float" office:value="0.00125341" calcext:value-type="float">
            <text:p>0.00125341</text:p>
          </table:table-cell>
          <table:table-cell office:value-type="float" office:value="0.00010522" calcext:value-type="float">
            <text:p>0.00010522</text:p>
          </table:table-cell>
          <table:table-cell office:value-type="float" office:value="0.0016339523" calcext:value-type="float">
            <text:p>0.001633952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79.1458129883" calcext:value-type="float">
            <text:p>179.1458129883</text:p>
          </table:table-cell>
          <table:table-cell office:value-type="float" office:value="-0.0512520587" calcext:value-type="float">
            <text:p>-0.0512520587</text:p>
          </table:table-cell>
          <table:table-cell office:value-type="float" office:value="-0.0051252059" calcext:value-type="float">
            <text:p>-0.0051252059</text:p>
          </table:table-cell>
          <table:table-cell office:value-type="float" office:value="0" calcext:value-type="float">
            <text:p>0</text:p>
          </table:table-cell>
          <table:table-cell office:value-type="float" office:value="0.00117648" calcext:value-type="float">
            <text:p>0.00117648</text:p>
          </table:table-cell>
          <table:table-cell office:value-type="float" office:value="0.00010536" calcext:value-type="float">
            <text:p>0.00010536</text:p>
          </table:table-cell>
          <table:table-cell office:value-type="float" office:value="-0.0007581656" calcext:value-type="float">
            <text:p>-0.000758165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179.1463165283" calcext:value-type="float">
            <text:p>179.1463165283</text:p>
          </table:table-cell>
          <table:table-cell office:value-type="float" office:value="-0.0593964928" calcext:value-type="float">
            <text:p>-0.0593964928</text:p>
          </table:table-cell>
          <table:table-cell office:value-type="float" office:value="-0.0059396493" calcext:value-type="float">
            <text:p>-0.0059396493</text:p>
          </table:table-cell>
          <table:table-cell office:value-type="float" office:value="0" calcext:value-type="float">
            <text:p>0</text:p>
          </table:table-cell>
          <table:table-cell office:value-type="float" office:value="0.00117951" calcext:value-type="float">
            <text:p>0.00117951</text:p>
          </table:table-cell>
          <table:table-cell office:value-type="float" office:value="0.00010536" calcext:value-type="float">
            <text:p>0.00010536</text:p>
          </table:table-cell>
          <table:table-cell office:value-type="float" office:value="0.0004558449" calcext:value-type="float">
            <text:p>0.000455844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179.1532287598" calcext:value-type="float">
            <text:p>179.1532287598</text:p>
          </table:table-cell>
          <table:table-cell office:value-type="float" office:value="-0.0457849653" calcext:value-type="float">
            <text:p>-0.0457849653</text:p>
          </table:table-cell>
          <table:table-cell office:value-type="float" office:value="-0.0045784965" calcext:value-type="float">
            <text:p>-0.0045784965</text:p>
          </table:table-cell>
          <table:table-cell office:value-type="float" office:value="0" calcext:value-type="float">
            <text:p>0</text:p>
          </table:table-cell>
          <table:table-cell office:value-type="float" office:value="0.00109082" calcext:value-type="float">
            <text:p>0.00109082</text:p>
          </table:table-cell>
          <table:table-cell office:value-type="float" office:value="0.00010249" calcext:value-type="float">
            <text:p>0.00010249</text:p>
          </table:table-cell>
          <table:table-cell office:value-type="float" office:value="-0.0001740688" calcext:value-type="float">
            <text:p>-0.00017406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179.1562957764" calcext:value-type="float">
            <text:p>179.1562957764</text:p>
          </table:table-cell>
          <table:table-cell office:value-type="float" office:value="-0.0246491359" calcext:value-type="float">
            <text:p>-0.0246491359</text:p>
          </table:table-cell>
          <table:table-cell office:value-type="float" office:value="-0.0024649136" calcext:value-type="float">
            <text:p>-0.0024649136</text:p>
          </table:table-cell>
          <table:table-cell office:value-type="float" office:value="0" calcext:value-type="float">
            <text:p>0</text:p>
          </table:table-cell>
          <table:table-cell office:value-type="float" office:value="0.00089088" calcext:value-type="float">
            <text:p>0.00089088</text:p>
          </table:table-cell>
          <table:table-cell office:value-type="float" office:value="0.00009872" calcext:value-type="float">
            <text:p>0.00009872</text:p>
          </table:table-cell>
          <table:table-cell office:value-type="float" office:value="-0.0015521268" calcext:value-type="float">
            <text:p>-0.001552126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179.164642334" calcext:value-type="float">
            <text:p>179.164642334</text:p>
          </table:table-cell>
          <table:table-cell office:value-type="float" office:value="-0.0528182625" calcext:value-type="float">
            <text:p>-0.0528182625</text:p>
          </table:table-cell>
          <table:table-cell office:value-type="float" office:value="-0.0052818262" calcext:value-type="float">
            <text:p>-0.0052818262</text:p>
          </table:table-cell>
          <table:table-cell office:value-type="float" office:value="0" calcext:value-type="float">
            <text:p>0</text:p>
          </table:table-cell>
          <table:table-cell office:value-type="float" office:value="0.00094543" calcext:value-type="float">
            <text:p>0.00094543</text:p>
          </table:table-cell>
          <table:table-cell office:value-type="float" office:value="0.00009872" calcext:value-type="float">
            <text:p>0.00009872</text:p>
          </table:table-cell>
          <table:table-cell office:value-type="float" office:value="0.0002133938" calcext:value-type="float">
            <text:p>0.000213393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179.1697540283" calcext:value-type="float">
            <text:p>179.1697540283</text:p>
          </table:table-cell>
          <table:table-cell office:value-type="float" office:value="0.044789587" calcext:value-type="float">
            <text:p>0.044789587</text:p>
          </table:table-cell>
          <table:table-cell office:value-type="float" office:value="0.0044789587" calcext:value-type="float">
            <text:p>0.0044789587</text:p>
          </table:table-cell>
          <table:table-cell office:value-type="float" office:value="0" calcext:value-type="float">
            <text:p>0</text:p>
          </table:table-cell>
          <table:table-cell office:value-type="float" office:value="0.00033126" calcext:value-type="float">
            <text:p>0.00033126</text:p>
          </table:table-cell>
          <table:table-cell office:value-type="float" office:value="0.00009613" calcext:value-type="float">
            <text:p>0.00009613</text:p>
          </table:table-cell>
          <table:table-cell office:value-type="float" office:value="-0.0024246765" calcext:value-type="float">
            <text:p>-0.002424676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79.1797332764" calcext:value-type="float">
            <text:p>179.1797332764</text:p>
          </table:table-cell>
          <table:table-cell office:value-type="float" office:value="-0.028543355" calcext:value-type="float">
            <text:p>-0.028543355</text:p>
          </table:table-cell>
          <table:table-cell office:value-type="float" office:value="-0.0028543355" calcext:value-type="float">
            <text:p>-0.0028543355</text:p>
          </table:table-cell>
          <table:table-cell office:value-type="float" office:value="0" calcext:value-type="float">
            <text:p>0</text:p>
          </table:table-cell>
          <table:table-cell office:value-type="float" office:value="0.00041088" calcext:value-type="float">
            <text:p>0.00041088</text:p>
          </table:table-cell>
          <table:table-cell office:value-type="float" office:value="0.00009613" calcext:value-type="float">
            <text:p>0.00009613</text:p>
          </table:table-cell>
          <table:table-cell office:value-type="float" office:value="0.000380325" calcext:value-type="float">
            <text:p>0.0003803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79.1793365479" calcext:value-type="float">
            <text:p>179.1793365479</text:p>
          </table:table-cell>
          <table:table-cell office:value-type="float" office:value="-0.02949755" calcext:value-type="float">
            <text:p>-0.02949755</text:p>
          </table:table-cell>
          <table:table-cell office:value-type="float" office:value="-0.002949755" calcext:value-type="float">
            <text:p>-0.002949755</text:p>
          </table:table-cell>
          <table:table-cell office:value-type="float" office:value="0" calcext:value-type="float">
            <text:p>0</text:p>
          </table:table-cell>
          <table:table-cell office:value-type="float" office:value="0.00047028" calcext:value-type="float">
            <text:p>0.00047028</text:p>
          </table:table-cell>
          <table:table-cell office:value-type="float" office:value="0.00009236" calcext:value-type="float">
            <text:p>0.00009236</text:p>
          </table:table-cell>
          <table:table-cell office:value-type="float" office:value="-0.0008025171" calcext:value-type="float">
            <text:p>-0.000802517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79.1880950928" calcext:value-type="float">
            <text:p>179.1880950928</text:p>
          </table:table-cell>
          <table:table-cell office:value-type="float" office:value="0.0155186039" calcext:value-type="float">
            <text:p>0.0155186039</text:p>
          </table:table-cell>
          <table:table-cell office:value-type="float" office:value="0.0015518604" calcext:value-type="float">
            <text:p>0.0015518604</text:p>
          </table:table-cell>
          <table:table-cell office:value-type="float" office:value="0" calcext:value-type="float">
            <text:p>0</text:p>
          </table:table-cell>
          <table:table-cell office:value-type="float" office:value="0.00020984" calcext:value-type="float">
            <text:p>0.00020984</text:p>
          </table:table-cell>
          <table:table-cell office:value-type="float" office:value="0.00009236" calcext:value-type="float">
            <text:p>0.00009236</text:p>
          </table:table-cell>
          <table:table-cell office:value-type="float" office:value="-0.0013433757" calcext:value-type="float">
            <text:p>-0.001343375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79.1815185547" calcext:value-type="float">
            <text:p>179.1815185547</text:p>
          </table:table-cell>
          <table:table-cell office:value-type="float" office:value="-0.0218954147" calcext:value-type="float">
            <text:p>-0.0218954147</text:p>
          </table:table-cell>
          <table:table-cell office:value-type="float" office:value="-0.0021895415" calcext:value-type="float">
            <text:p>-0.0021895415</text:p>
          </table:table-cell>
          <table:table-cell office:value-type="float" office:value="0" calcext:value-type="float">
            <text:p>0</text:p>
          </table:table-cell>
          <table:table-cell office:value-type="float" office:value="0.00028569" calcext:value-type="float">
            <text:p>0.00028569</text:p>
          </table:table-cell>
          <table:table-cell office:value-type="float" office:value="0.00009236" calcext:value-type="float">
            <text:p>0.00009236</text:p>
          </table:table-cell>
          <table:table-cell office:value-type="float" office:value="-0.0007276996" calcext:value-type="float">
            <text:p>-0.00072769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79.1890411377" calcext:value-type="float">
            <text:p>179.1890411377</text:p>
          </table:table-cell>
          <table:table-cell office:value-type="float" office:value="-0.0415115277" calcext:value-type="float">
            <text:p>-0.0415115277</text:p>
          </table:table-cell>
          <table:table-cell office:value-type="float" office:value="-0.0041511528" calcext:value-type="float">
            <text:p>-0.0041511528</text:p>
          </table:table-cell>
          <table:table-cell office:value-type="float" office:value="0" calcext:value-type="float">
            <text:p>0</text:p>
          </table:table-cell>
          <table:table-cell office:value-type="float" office:value="0.00046696" calcext:value-type="float">
            <text:p>0.00046696</text:p>
          </table:table-cell>
          <table:table-cell office:value-type="float" office:value="0.00009264" calcext:value-type="float">
            <text:p>0.00009264</text:p>
          </table:table-cell>
          <table:table-cell office:value-type="float" office:value="0.0010690963" calcext:value-type="float">
            <text:p>0.001069096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179.1884460449" calcext:value-type="float">
            <text:p>179.1884460449</text:p>
          </table:table-cell>
          <table:table-cell office:value-type="float" office:value="-0.0335233233" calcext:value-type="float">
            <text:p>-0.0335233233</text:p>
          </table:table-cell>
          <table:table-cell office:value-type="float" office:value="-0.0033523323" calcext:value-type="float">
            <text:p>-0.0033523323</text:p>
          </table:table-cell>
          <table:table-cell office:value-type="float" office:value="0" calcext:value-type="float">
            <text:p>0</text:p>
          </table:table-cell>
          <table:table-cell office:value-type="float" office:value="0.00053446" calcext:value-type="float">
            <text:p>0.00053446</text:p>
          </table:table-cell>
          <table:table-cell office:value-type="float" office:value="0.00009264" calcext:value-type="float">
            <text:p>0.00009264</text:p>
          </table:table-cell>
          <table:table-cell office:value-type="float" office:value="-0.0000095955" calcext:value-type="float">
            <text:p>-9.5955E-0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79.1888122559" calcext:value-type="float">
            <text:p>179.1888122559</text:p>
          </table:table-cell>
          <table:table-cell office:value-type="float" office:value="-0.002243346" calcext:value-type="float">
            <text:p>-0.002243346</text:p>
          </table:table-cell>
          <table:table-cell office:value-type="float" office:value="-0.0002243346" calcext:value-type="float">
            <text:p>-0.0002243346</text:p>
          </table:table-cell>
          <table:table-cell office:value-type="float" office:value="0" calcext:value-type="float">
            <text:p>0</text:p>
          </table:table-cell>
          <table:table-cell office:value-type="float" office:value="0.00037096" calcext:value-type="float">
            <text:p>0.00037096</text:p>
          </table:table-cell>
          <table:table-cell office:value-type="float" office:value="0.00009537" calcext:value-type="float">
            <text:p>0.00009537</text:p>
          </table:table-cell>
          <table:table-cell office:value-type="float" office:value="-0.0006788531" calcext:value-type="float">
            <text:p>-0.000678853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79.1817474365" calcext:value-type="float">
            <text:p>179.1817474365</text:p>
          </table:table-cell>
          <table:table-cell office:value-type="float" office:value="0.0102775921" calcext:value-type="float">
            <text:p>0.0102775921</text:p>
          </table:table-cell>
          <table:table-cell office:value-type="float" office:value="0.0010277592" calcext:value-type="float">
            <text:p>0.0010277592</text:p>
          </table:table-cell>
          <table:table-cell office:value-type="float" office:value="0" calcext:value-type="float">
            <text:p>0</text:p>
          </table:table-cell>
          <table:table-cell office:value-type="float" office:value="0.00017861" calcext:value-type="float">
            <text:p>0.00017861</text:p>
          </table:table-cell>
          <table:table-cell office:value-type="float" office:value="0.00009426" calcext:value-type="float">
            <text:p>0.00009426</text:p>
          </table:table-cell>
          <table:table-cell office:value-type="float" office:value="-0.0008028089" calcext:value-type="float">
            <text:p>-0.00080280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79.1875152588" calcext:value-type="float">
            <text:p>179.1875152588</text:p>
          </table:table-cell>
          <table:table-cell office:value-type="float" office:value="0.0147111666" calcext:value-type="float">
            <text:p>0.0147111666</text:p>
          </table:table-cell>
          <table:table-cell office:value-type="float" office:value="0.0014711167" calcext:value-type="float">
            <text:p>0.0014711167</text:p>
          </table:table-cell>
          <table:table-cell office:value-type="float" office:value="0" calcext:value-type="float">
            <text:p>0</text:p>
          </table:table-cell>
          <table:table-cell office:value-type="float" office:value="0.00002093" calcext:value-type="float">
            <text:p>0.00002093</text:p>
          </table:table-cell>
          <table:table-cell office:value-type="float" office:value="0.00009426" calcext:value-type="float">
            <text:p>0.00009426</text:p>
          </table:table-cell>
          <table:table-cell office:value-type="float" office:value="-0.0019803676" calcext:value-type="float">
            <text:p>-0.00198036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179.1924133301" calcext:value-type="float">
            <text:p>179.1924133301</text:p>
          </table:table-cell>
          <table:table-cell office:value-type="float" office:value="0.0372935029" calcext:value-type="float">
            <text:p>0.0372935029</text:p>
          </table:table-cell>
          <table:table-cell office:value-type="float" office:value="0.0037293503" calcext:value-type="float">
            <text:p>0.0037293503</text:p>
          </table:table-cell>
          <table:table-cell office:value-type="float" office:value="0" calcext:value-type="float">
            <text:p>0</text:p>
          </table:table-cell>
          <table:table-cell office:value-type="float" office:value="-0.0002346" calcext:value-type="float">
            <text:p>-0.0002346</text:p>
          </table:table-cell>
          <table:table-cell office:value-type="float" office:value="0.00009589" calcext:value-type="float">
            <text:p>0.00009589</text:p>
          </table:table-cell>
          <table:table-cell office:value-type="float" office:value="-0.0008105204" calcext:value-type="float">
            <text:p>-0.00081052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179.1880645752" calcext:value-type="float">
            <text:p>179.1880645752</text:p>
          </table:table-cell>
          <table:table-cell office:value-type="float" office:value="0.0096359281" calcext:value-type="float">
            <text:p>0.0096359281</text:p>
          </table:table-cell>
          <table:table-cell office:value-type="float" office:value="0.0009635928" calcext:value-type="float">
            <text:p>0.0009635928</text:p>
          </table:table-cell>
          <table:table-cell office:value-type="float" office:value="0" calcext:value-type="float">
            <text:p>0</text:p>
          </table:table-cell>
          <table:table-cell office:value-type="float" office:value="-0.00022049" calcext:value-type="float">
            <text:p>-0.00022049</text:p>
          </table:table-cell>
          <table:table-cell office:value-type="float" office:value="0.00009589" calcext:value-type="float">
            <text:p>0.00009589</text:p>
          </table:table-cell>
          <table:table-cell office:value-type="float" office:value="-0.0000625959" calcext:value-type="float">
            <text:p>-6.25959E-0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179.1850738525" calcext:value-type="float">
            <text:p>179.1850738525</text:p>
          </table:table-cell>
          <table:table-cell office:value-type="float" office:value="0.0151468556" calcext:value-type="float">
            <text:p>0.0151468556</text:p>
          </table:table-cell>
          <table:table-cell office:value-type="float" office:value="0.0015146856" calcext:value-type="float">
            <text:p>0.0015146856</text:p>
          </table:table-cell>
          <table:table-cell office:value-type="float" office:value="0" calcext:value-type="float">
            <text:p>0</text:p>
          </table:table-cell>
          <table:table-cell office:value-type="float" office:value="-0.00024781" calcext:value-type="float">
            <text:p>-0.00024781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-0.0016705432" calcext:value-type="float">
            <text:p>-0.00167054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79.1949615479" calcext:value-type="float">
            <text:p>179.1949615479</text:p>
          </table:table-cell>
          <table:table-cell office:value-type="float" office:value="0.0384072402" calcext:value-type="float">
            <text:p>0.0384072402</text:p>
          </table:table-cell>
          <table:table-cell office:value-type="float" office:value="0.003840724" calcext:value-type="float">
            <text:p>0.003840724</text:p>
          </table:table-cell>
          <table:table-cell office:value-type="float" office:value="0" calcext:value-type="float">
            <text:p>0</text:p>
          </table:table-cell>
          <table:table-cell office:value-type="float" office:value="-0.00042103" calcext:value-type="float">
            <text:p>-0.00042103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-0.0017610634" calcext:value-type="float">
            <text:p>-0.001761063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179.1975708008" calcext:value-type="float">
            <text:p>179.1975708008</text:p>
          </table:table-cell>
          <table:table-cell office:value-type="float" office:value="0.0125839291" calcext:value-type="float">
            <text:p>0.0125839291</text:p>
          </table:table-cell>
          <table:table-cell office:value-type="float" office:value="0.0012583929" calcext:value-type="float">
            <text:p>0.0012583929</text:p>
          </table:table-cell>
          <table:table-cell office:value-type="float" office:value="0" calcext:value-type="float">
            <text:p>0</text:p>
          </table:table-cell>
          <table:table-cell office:value-type="float" office:value="-0.00036432" calcext:value-type="float">
            <text:p>-0.00036432</text:p>
          </table:table-cell>
          <table:table-cell office:value-type="float" office:value="0.00009862" calcext:value-type="float">
            <text:p>0.00009862</text:p>
          </table:table-cell>
          <table:table-cell office:value-type="float" office:value="-0.0005861305" calcext:value-type="float">
            <text:p>-0.00058613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79.2075653076" calcext:value-type="float">
            <text:p>179.2075653076</text:p>
          </table:table-cell>
          <table:table-cell office:value-type="float" office:value="0.07983491" calcext:value-type="float">
            <text:p>0.07983491</text:p>
          </table:table-cell>
          <table:table-cell office:value-type="float" office:value="0.007983491" calcext:value-type="float">
            <text:p>0.007983491</text:p>
          </table:table-cell>
          <table:table-cell office:value-type="float" office:value="0" calcext:value-type="float">
            <text:p>0</text:p>
          </table:table-cell>
          <table:table-cell office:value-type="float" office:value="-0.00077473" calcext:value-type="float">
            <text:p>-0.00077473</text:p>
          </table:table-cell>
          <table:table-cell office:value-type="float" office:value="0.00010024" calcext:value-type="float">
            <text:p>0.00010024</text:p>
          </table:table-cell>
          <table:table-cell office:value-type="float" office:value="-0.0020749107" calcext:value-type="float">
            <text:p>-0.002074910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179.197052002" calcext:value-type="float">
            <text:p>179.197052002</text:p>
          </table:table-cell>
          <table:table-cell office:value-type="float" office:value="0.0333321981" calcext:value-type="float">
            <text:p>0.0333321981</text:p>
          </table:table-cell>
          <table:table-cell office:value-type="float" office:value="0.0033332198" calcext:value-type="float">
            <text:p>0.0033332198</text:p>
          </table:table-cell>
          <table:table-cell office:value-type="float" office:value="0" calcext:value-type="float">
            <text:p>0</text:p>
          </table:table-cell>
          <table:table-cell office:value-type="float" office:value="-0.0007382" calcext:value-type="float">
            <text:p>-0.0007382</text:p>
          </table:table-cell>
          <table:table-cell office:value-type="float" office:value="0.00010024" calcext:value-type="float">
            <text:p>0.00010024</text:p>
          </table:table-cell>
          <table:table-cell office:value-type="float" office:value="-0.0008362497" calcext:value-type="float">
            <text:p>-0.00083624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79.1952667236" calcext:value-type="float">
            <text:p>179.1952667236</text:p>
          </table:table-cell>
          <table:table-cell office:value-type="float" office:value="0.0408906583" calcext:value-type="float">
            <text:p>0.0408906583</text:p>
          </table:table-cell>
          <table:table-cell office:value-type="float" office:value="0.0040890658" calcext:value-type="float">
            <text:p>0.0040890658</text:p>
          </table:table-cell>
          <table:table-cell office:value-type="float" office:value="0" calcext:value-type="float">
            <text:p>0</text:p>
          </table:table-cell>
          <table:table-cell office:value-type="float" office:value="-0.00076424" calcext:value-type="float">
            <text:p>-0.00076424</text:p>
          </table:table-cell>
          <table:table-cell office:value-type="float" office:value="0.00010024" calcext:value-type="float">
            <text:p>0.00010024</text:p>
          </table:table-cell>
          <table:table-cell office:value-type="float" office:value="-0.001436092" calcext:value-type="float">
            <text:p>-0.00143609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79.1970367432" calcext:value-type="float">
            <text:p>179.1970367432</text:p>
          </table:table-cell>
          <table:table-cell office:value-type="float" office:value="0.0481598225" calcext:value-type="float">
            <text:p>0.0481598225</text:p>
          </table:table-cell>
          <table:table-cell office:value-type="float" office:value="0.0048159823" calcext:value-type="float">
            <text:p>0.0048159823</text:p>
          </table:table-cell>
          <table:table-cell office:value-type="float" office:value="0" calcext:value-type="float">
            <text:p>0</text:p>
          </table:table-cell>
          <table:table-cell office:value-type="float" office:value="-0.00083003" calcext:value-type="float">
            <text:p>-0.00083003</text:p>
          </table:table-cell>
          <table:table-cell office:value-type="float" office:value="0.00010298" calcext:value-type="float">
            <text:p>0.00010298</text:p>
          </table:table-cell>
          <table:table-cell office:value-type="float" office:value="-0.0013066961" calcext:value-type="float">
            <text:p>-0.001306696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79.2103729248" calcext:value-type="float">
            <text:p>179.2103729248</text:p>
          </table:table-cell>
          <table:table-cell office:value-type="float" office:value="0.0341004983" calcext:value-type="float">
            <text:p>0.0341004983</text:p>
          </table:table-cell>
          <table:table-cell office:value-type="float" office:value="0.0034100498" calcext:value-type="float">
            <text:p>0.0034100498</text:p>
          </table:table-cell>
          <table:table-cell office:value-type="float" office:value="0" calcext:value-type="float">
            <text:p>0</text:p>
          </table:table-cell>
          <table:table-cell office:value-type="float" office:value="-0.00078015" calcext:value-type="float">
            <text:p>-0.00078015</text:p>
          </table:table-cell>
          <table:table-cell office:value-type="float" office:value="0.00010298" calcext:value-type="float">
            <text:p>0.00010298</text:p>
          </table:table-cell>
          <table:table-cell office:value-type="float" office:value="-0.0022125867" calcext:value-type="float">
            <text:p>-0.002212586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179.2128295898" calcext:value-type="float">
            <text:p>179.2128295898</text:p>
          </table:table-cell>
          <table:table-cell office:value-type="float" office:value="0.0045476707" calcext:value-type="float">
            <text:p>0.0045476707</text:p>
          </table:table-cell>
          <table:table-cell office:value-type="float" office:value="0.0004547671" calcext:value-type="float">
            <text:p>0.0004547671</text:p>
          </table:table-cell>
          <table:table-cell office:value-type="float" office:value="0" calcext:value-type="float">
            <text:p>0</text:p>
          </table:table-cell>
          <table:table-cell office:value-type="float" office:value="-0.00054997" calcext:value-type="float">
            <text:p>-0.00054997</text:p>
          </table:table-cell>
          <table:table-cell office:value-type="float" office:value="0.00010684" calcext:value-type="float">
            <text:p>0.00010684</text:p>
          </table:table-cell>
          <table:table-cell office:value-type="float" office:value="-0.0007820124" calcext:value-type="float">
            <text:p>-0.000782012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79.2114562988" calcext:value-type="float">
            <text:p>179.2114562988</text:p>
          </table:table-cell>
          <table:table-cell office:value-type="float" office:value="0.0043011086" calcext:value-type="float">
            <text:p>0.0043011086</text:p>
          </table:table-cell>
          <table:table-cell office:value-type="float" office:value="0.0004301109" calcext:value-type="float">
            <text:p>0.0004301109</text:p>
          </table:table-cell>
          <table:table-cell office:value-type="float" office:value="0" calcext:value-type="float">
            <text:p>0</text:p>
          </table:table-cell>
          <table:table-cell office:value-type="float" office:value="-0.00039501" calcext:value-type="float">
            <text:p>-0.00039501</text:p>
          </table:table-cell>
          <table:table-cell office:value-type="float" office:value="0.00010684" calcext:value-type="float">
            <text:p>0.00010684</text:p>
          </table:table-cell>
          <table:table-cell office:value-type="float" office:value="-0.0014923337" calcext:value-type="float">
            <text:p>-0.001492333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179.2081298828" calcext:value-type="float">
            <text:p>179.2081298828</text:p>
          </table:table-cell>
          <table:table-cell office:value-type="float" office:value="0.0055907236" calcext:value-type="float">
            <text:p>0.0055907236</text:p>
          </table:table-cell>
          <table:table-cell office:value-type="float" office:value="0.0005590724" calcext:value-type="float">
            <text:p>0.0005590724</text:p>
          </table:table-cell>
          <table:table-cell office:value-type="float" office:value="0" calcext:value-type="float">
            <text:p>0</text:p>
          </table:table-cell>
          <table:table-cell office:value-type="float" office:value="-0.00030038" calcext:value-type="float">
            <text:p>-0.00030038</text:p>
          </table:table-cell>
          <table:table-cell office:value-type="float" office:value="0.00010684" calcext:value-type="float">
            <text:p>0.00010684</text:p>
          </table:table-cell>
          <table:table-cell office:value-type="float" office:value="-0.0017273812" calcext:value-type="float">
            <text:p>-0.00172738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179.2047271729" calcext:value-type="float">
            <text:p>179.2047271729</text:p>
          </table:table-cell>
          <table:table-cell office:value-type="float" office:value="-0.0319361955" calcext:value-type="float">
            <text:p>-0.0319361955</text:p>
          </table:table-cell>
          <table:table-cell office:value-type="float" office:value="-0.0031936195" calcext:value-type="float">
            <text:p>-0.0031936195</text:p>
          </table:table-cell>
          <table:table-cell office:value-type="float" office:value="0" calcext:value-type="float">
            <text:p>0</text:p>
          </table:table-cell>
          <table:table-cell office:value-type="float" office:value="0.00001275" calcext:value-type="float">
            <text:p>0.00001275</text:p>
          </table:table-cell>
          <table:table-cell office:value-type="float" office:value="0.00010545" calcext:value-type="float">
            <text:p>0.00010545</text:p>
          </table:table-cell>
          <table:table-cell office:value-type="float" office:value="0.0002333125" calcext:value-type="float">
            <text:p>0.000233312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179.2191925049" calcext:value-type="float">
            <text:p>179.2191925049</text:p>
          </table:table-cell>
          <table:table-cell office:value-type="float" office:value="0.0397060714" calcext:value-type="float">
            <text:p>0.0397060714</text:p>
          </table:table-cell>
          <table:table-cell office:value-type="float" office:value="0.0039706071" calcext:value-type="float">
            <text:p>0.0039706071</text:p>
          </table:table-cell>
          <table:table-cell office:value-type="float" office:value="0" calcext:value-type="float">
            <text:p>0</text:p>
          </table:table-cell>
          <table:table-cell office:value-type="float" office:value="-0.00025613" calcext:value-type="float">
            <text:p>-0.00025613</text:p>
          </table:table-cell>
          <table:table-cell office:value-type="float" office:value="0.00010545" calcext:value-type="float">
            <text:p>0.00010545</text:p>
          </table:table-cell>
          <table:table-cell office:value-type="float" office:value="-0.0014276989" calcext:value-type="float">
            <text:p>-0.001427698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179.2240447998" calcext:value-type="float">
            <text:p>179.2240447998</text:p>
          </table:table-cell>
          <table:table-cell office:value-type="float" office:value="0.0005535406" calcext:value-type="float">
            <text:p>0.0005535406</text:p>
          </table:table-cell>
          <table:table-cell office:value-type="float" office:value="0.0000553541" calcext:value-type="float">
            <text:p>5.53541E-05</text:p>
          </table:table-cell>
          <table:table-cell office:value-type="float" office:value="0" calcext:value-type="float">
            <text:p>0</text:p>
          </table:table-cell>
          <table:table-cell office:value-type="float" office:value="-0.0001743" calcext:value-type="float">
            <text:p>-0.0001743</text:p>
          </table:table-cell>
          <table:table-cell office:value-type="float" office:value="0.00010545" calcext:value-type="float">
            <text:p>0.00010545</text:p>
          </table:table-cell>
          <table:table-cell office:value-type="float" office:value="-0.0016585271" calcext:value-type="float">
            <text:p>-0.00165852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179.2354278564" calcext:value-type="float">
            <text:p>179.2354278564</text:p>
          </table:table-cell>
          <table:table-cell office:value-type="float" office:value="0.0119172695" calcext:value-type="float">
            <text:p>0.0119172695</text:p>
          </table:table-cell>
          <table:table-cell office:value-type="float" office:value="0.001191727" calcext:value-type="float">
            <text:p>0.001191727</text:p>
          </table:table-cell>
          <table:table-cell office:value-type="float" office:value="0" calcext:value-type="float">
            <text:p>0</text:p>
          </table:table-cell>
          <table:table-cell office:value-type="float" office:value="-0.00019552" calcext:value-type="float">
            <text:p>-0.00019552</text:p>
          </table:table-cell>
          <table:table-cell office:value-type="float" office:value="0.00010789" calcext:value-type="float">
            <text:p>0.00010789</text:p>
          </table:table-cell>
          <table:table-cell office:value-type="float" office:value="-0.0010566424" calcext:value-type="float">
            <text:p>-0.001056642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79.2317047119" calcext:value-type="float">
            <text:p>179.2317047119</text:p>
          </table:table-cell>
          <table:table-cell office:value-type="float" office:value="0.0069909432" calcext:value-type="float">
            <text:p>0.0069909432</text:p>
          </table:table-cell>
          <table:table-cell office:value-type="float" office:value="0.0006990943" calcext:value-type="float">
            <text:p>0.0006990943</text:p>
          </table:table-cell>
          <table:table-cell office:value-type="float" office:value="0" calcext:value-type="float">
            <text:p>0</text:p>
          </table:table-cell>
          <table:table-cell office:value-type="float" office:value="-0.00017683" calcext:value-type="float">
            <text:p>-0.00017683</text:p>
          </table:table-cell>
          <table:table-cell office:value-type="float" office:value="0.00010789" calcext:value-type="float">
            <text:p>0.00010789</text:p>
          </table:table-cell>
          <table:table-cell office:value-type="float" office:value="-0.0013501172" calcext:value-type="float">
            <text:p>-0.00135011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179.2276000977" calcext:value-type="float">
            <text:p>179.2276000977</text:p>
          </table:table-cell>
          <table:table-cell office:value-type="float" office:value="-0.050857778" calcext:value-type="float">
            <text:p>-0.050857778</text:p>
          </table:table-cell>
          <table:table-cell office:value-type="float" office:value="-0.0050857778" calcext:value-type="float">
            <text:p>-0.0050857778</text:p>
          </table:table-cell>
          <table:table-cell office:value-type="float" office:value="0" calcext:value-type="float">
            <text:p>0</text:p>
          </table:table-cell>
          <table:table-cell office:value-type="float" office:value="0.00022115" calcext:value-type="float">
            <text:p>0.00022115</text:p>
          </table:table-cell>
          <table:table-cell office:value-type="float" office:value="0.00010522" calcext:value-type="float">
            <text:p>0.00010522</text:p>
          </table:table-cell>
          <table:table-cell office:value-type="float" office:value="0.0000604019" calcext:value-type="float">
            <text:p>6.04019E-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79.2319946289" calcext:value-type="float">
            <text:p>179.2319946289</text:p>
          </table:table-cell>
          <table:table-cell office:value-type="float" office:value="-0.0189358121" calcext:value-type="float">
            <text:p>-0.0189358121</text:p>
          </table:table-cell>
          <table:table-cell office:value-type="float" office:value="-0.0018935812" calcext:value-type="float">
            <text:p>-0.0018935812</text:p>
          </table:table-cell>
          <table:table-cell office:value-type="float" office:value="0" calcext:value-type="float">
            <text:p>0</text:p>
          </table:table-cell>
          <table:table-cell office:value-type="float" office:value="0.00027351" calcext:value-type="float">
            <text:p>0.00027351</text:p>
          </table:table-cell>
          <table:table-cell office:value-type="float" office:value="0.00010522" calcext:value-type="float">
            <text:p>0.00010522</text:p>
          </table:table-cell>
          <table:table-cell office:value-type="float" office:value="-0.0001381988" calcext:value-type="float">
            <text:p>-0.000138198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79.2330474854" calcext:value-type="float">
            <text:p>179.2330474854</text:p>
          </table:table-cell>
          <table:table-cell office:value-type="float" office:value="-0.0609228256" calcext:value-type="float">
            <text:p>-0.0609228256</text:p>
          </table:table-cell>
          <table:table-cell office:value-type="float" office:value="-0.0060922826" calcext:value-type="float">
            <text:p>-0.0060922826</text:p>
          </table:table-cell>
          <table:table-cell office:value-type="float" office:value="0" calcext:value-type="float">
            <text:p>0</text:p>
          </table:table-cell>
          <table:table-cell office:value-type="float" office:value="0.0005882" calcext:value-type="float">
            <text:p>0.0005882</text:p>
          </table:table-cell>
          <table:table-cell office:value-type="float" office:value="0.00010522" calcext:value-type="float">
            <text:p>0.00010522</text:p>
          </table:table-cell>
          <table:table-cell office:value-type="float" office:value="-0.0003307579" calcext:value-type="float">
            <text:p>-0.000330757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79.2241363525" calcext:value-type="float">
            <text:p>179.2241363525</text:p>
          </table:table-cell>
          <table:table-cell office:value-type="float" office:value="-0.0381219561" calcext:value-type="float">
            <text:p>-0.0381219561</text:p>
          </table:table-cell>
          <table:table-cell office:value-type="float" office:value="-0.0038121956" calcext:value-type="float">
            <text:p>-0.0038121956</text:p>
          </table:table-cell>
          <table:table-cell office:value-type="float" office:value="0" calcext:value-type="float">
            <text:p>0</text:p>
          </table:table-cell>
          <table:table-cell office:value-type="float" office:value="0.00064587" calcext:value-type="float">
            <text:p>0.00064587</text:p>
          </table:table-cell>
          <table:table-cell office:value-type="float" office:value="0.00010493" calcext:value-type="float">
            <text:p>0.00010493</text:p>
          </table:table-cell>
          <table:table-cell office:value-type="float" office:value="0.0009927053" calcext:value-type="float">
            <text:p>0.00099270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79.2200317383" calcext:value-type="float">
            <text:p>179.2200317383</text:p>
          </table:table-cell>
          <table:table-cell office:value-type="float" office:value="-0.0912968064" calcext:value-type="float">
            <text:p>-0.0912968064</text:p>
          </table:table-cell>
          <table:table-cell office:value-type="float" office:value="-0.0091296806" calcext:value-type="float">
            <text:p>-0.0091296806</text:p>
          </table:table-cell>
          <table:table-cell office:value-type="float" office:value="0" calcext:value-type="float">
            <text:p>0</text:p>
          </table:table-cell>
          <table:table-cell office:value-type="float" office:value="0.00103866" calcext:value-type="float">
            <text:p>0.00103866</text:p>
          </table:table-cell>
          <table:table-cell office:value-type="float" office:value="0.00010493" calcext:value-type="float">
            <text:p>0.00010493</text:p>
          </table:table-cell>
          <table:table-cell office:value-type="float" office:value="0.0020819449" calcext:value-type="float">
            <text:p>0.002081944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179.218170166" calcext:value-type="float">
            <text:p>179.218170166</text:p>
          </table:table-cell>
          <table:table-cell office:value-type="float" office:value="-0.0738582871" calcext:value-type="float">
            <text:p>-0.0738582871</text:p>
          </table:table-cell>
          <table:table-cell office:value-type="float" office:value="-0.0073858287" calcext:value-type="float">
            <text:p>-0.0073858287</text:p>
          </table:table-cell>
          <table:table-cell office:value-type="float" office:value="0" calcext:value-type="float">
            <text:p>0</text:p>
          </table:table-cell>
          <table:table-cell office:value-type="float" office:value="0.00118409" calcext:value-type="float">
            <text:p>0.00118409</text:p>
          </table:table-cell>
          <table:table-cell office:value-type="float" office:value="0.00010368" calcext:value-type="float">
            <text:p>0.00010368</text:p>
          </table:table-cell>
          <table:table-cell office:value-type="float" office:value="0.0005494634" calcext:value-type="float">
            <text:p>0.000549463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179.2294464111" calcext:value-type="float">
            <text:p>179.2294464111</text:p>
          </table:table-cell>
          <table:table-cell office:value-type="float" office:value="-0.047971112" calcext:value-type="float">
            <text:p>-0.047971112</text:p>
          </table:table-cell>
          <table:table-cell office:value-type="float" office:value="-0.0047971112" calcext:value-type="float">
            <text:p>-0.0047971112</text:p>
          </table:table-cell>
          <table:table-cell office:value-type="float" office:value="0" calcext:value-type="float">
            <text:p>0</text:p>
          </table:table-cell>
          <table:table-cell office:value-type="float" office:value="0.00110844" calcext:value-type="float">
            <text:p>0.00110844</text:p>
          </table:table-cell>
          <table:table-cell office:value-type="float" office:value="0.00010368" calcext:value-type="float">
            <text:p>0.00010368</text:p>
          </table:table-cell>
          <table:table-cell office:value-type="float" office:value="-0.0002496736" calcext:value-type="float">
            <text:p>-0.00024967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79.2304229736" calcext:value-type="float">
            <text:p>179.2304229736</text:p>
          </table:table-cell>
          <table:table-cell office:value-type="float" office:value="0.0588439896" calcext:value-type="float">
            <text:p>0.0588439896</text:p>
          </table:table-cell>
          <table:table-cell office:value-type="float" office:value="0.005884399" calcext:value-type="float">
            <text:p>0.005884399</text:p>
          </table:table-cell>
          <table:table-cell office:value-type="float" office:value="0" calcext:value-type="float">
            <text:p>0</text:p>
          </table:table-cell>
          <table:table-cell office:value-type="float" office:value="0.00034618" calcext:value-type="float">
            <text:p>0.00034618</text:p>
          </table:table-cell>
          <table:table-cell office:value-type="float" office:value="0.00010368" calcext:value-type="float">
            <text:p>0.00010368</text:p>
          </table:table-cell>
          <table:table-cell office:value-type="float" office:value="-0.0033630417" calcext:value-type="float">
            <text:p>-0.00336304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79.226348877" calcext:value-type="float">
            <text:p>179.226348877</text:p>
          </table:table-cell>
          <table:table-cell office:value-type="float" office:value="0.0112810337" calcext:value-type="float">
            <text:p>0.0112810337</text:p>
          </table:table-cell>
          <table:table-cell office:value-type="float" office:value="0.0011281034" calcext:value-type="float">
            <text:p>0.0011281034</text:p>
          </table:table-cell>
          <table:table-cell office:value-type="float" office:value="0" calcext:value-type="float">
            <text:p>0</text:p>
          </table:table-cell>
          <table:table-cell office:value-type="float" office:value="0.00015541" calcext:value-type="float">
            <text:p>0.00015541</text:p>
          </table:table-cell>
          <table:table-cell office:value-type="float" office:value="0.00010087" calcext:value-type="float">
            <text:p>0.00010087</text:p>
          </table:table-cell>
          <table:table-cell office:value-type="float" office:value="-0.0014621808" calcext:value-type="float">
            <text:p>-0.00146218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79.2278137207" calcext:value-type="float">
            <text:p>179.2278137207</text:p>
          </table:table-cell>
          <table:table-cell office:value-type="float" office:value="0.0022324709" calcext:value-type="float">
            <text:p>0.0022324709</text:p>
          </table:table-cell>
          <table:table-cell office:value-type="float" office:value="0.0002232471" calcext:value-type="float">
            <text:p>0.0002232471</text:p>
          </table:table-cell>
          <table:table-cell office:value-type="float" office:value="0" calcext:value-type="float">
            <text:p>0</text:p>
          </table:table-cell>
          <table:table-cell office:value-type="float" office:value="0.00008864" calcext:value-type="float">
            <text:p>0.00008864</text:p>
          </table:table-cell>
          <table:table-cell office:value-type="float" office:value="0.00010087" calcext:value-type="float">
            <text:p>0.00010087</text:p>
          </table:table-cell>
          <table:table-cell office:value-type="float" office:value="-0.0013344518" calcext:value-type="float">
            <text:p>-0.00133445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179.2187957764" calcext:value-type="float">
            <text:p>179.2187957764</text:p>
          </table:table-cell>
          <table:table-cell office:value-type="float" office:value="-0.0058122436" calcext:value-type="float">
            <text:p>-0.0058122436</text:p>
          </table:table-cell>
          <table:table-cell office:value-type="float" office:value="-0.0005812244" calcext:value-type="float">
            <text:p>-0.0005812244</text:p>
          </table:table-cell>
          <table:table-cell office:value-type="float" office:value="0" calcext:value-type="float">
            <text:p>0</text:p>
          </table:table-cell>
          <table:table-cell office:value-type="float" office:value="0.00009778" calcext:value-type="float">
            <text:p>0.00009778</text:p>
          </table:table-cell>
          <table:table-cell office:value-type="float" office:value="0.00009689" calcext:value-type="float">
            <text:p>0.00009689</text:p>
          </table:table-cell>
          <table:table-cell office:value-type="float" office:value="-0.0008247003" calcext:value-type="float">
            <text:p>-0.000824700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79.2181091309" calcext:value-type="float">
            <text:p>179.2181091309</text:p>
          </table:table-cell>
          <table:table-cell office:value-type="float" office:value="-0.0492692506" calcext:value-type="float">
            <text:p>-0.0492692506</text:p>
          </table:table-cell>
          <table:table-cell office:value-type="float" office:value="-0.0049269251" calcext:value-type="float">
            <text:p>-0.0049269251</text:p>
          </table:table-cell>
          <table:table-cell office:value-type="float" office:value="0" calcext:value-type="float">
            <text:p>0</text:p>
          </table:table-cell>
          <table:table-cell office:value-type="float" office:value="0.00039349" calcext:value-type="float">
            <text:p>0.00039349</text:p>
          </table:table-cell>
          <table:table-cell office:value-type="float" office:value="0.00009689" calcext:value-type="float">
            <text:p>0.00009689</text:p>
          </table:table-cell>
          <table:table-cell office:value-type="float" office:value="0.0001011806" calcext:value-type="float">
            <text:p>0.000101180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79.215637207" calcext:value-type="float">
            <text:p>179.215637207</text:p>
          </table:table-cell>
          <table:table-cell office:value-type="float" office:value="0.0147962104" calcext:value-type="float">
            <text:p>0.0147962104</text:p>
          </table:table-cell>
          <table:table-cell office:value-type="float" office:value="0.001479621" calcext:value-type="float">
            <text:p>0.001479621</text:p>
          </table:table-cell>
          <table:table-cell office:value-type="float" office:value="0" calcext:value-type="float">
            <text:p>0</text:p>
          </table:table-cell>
          <table:table-cell office:value-type="float" office:value="0.0001635" calcext:value-type="float">
            <text:p>0.0001635</text:p>
          </table:table-cell>
          <table:table-cell office:value-type="float" office:value="0.00009689" calcext:value-type="float">
            <text:p>0.00009689</text:p>
          </table:table-cell>
          <table:table-cell office:value-type="float" office:value="-0.0017087075" calcext:value-type="float">
            <text:p>-0.001708707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79.2096405029" calcext:value-type="float">
            <text:p>179.2096405029</text:p>
          </table:table-cell>
          <table:table-cell office:value-type="float" office:value="0.0020950725" calcext:value-type="float">
            <text:p>0.0020950725</text:p>
          </table:table-cell>
          <table:table-cell office:value-type="float" office:value="0.0002095073" calcext:value-type="float">
            <text:p>0.0002095073</text:p>
          </table:table-cell>
          <table:table-cell office:value-type="float" office:value="0" calcext:value-type="float">
            <text:p>0</text:p>
          </table:table-cell>
          <table:table-cell office:value-type="float" office:value="0.00009494" calcext:value-type="float">
            <text:p>0.00009494</text:p>
          </table:table-cell>
          <table:table-cell office:value-type="float" office:value="0.00009298" calcext:value-type="float">
            <text:p>0.00009298</text:p>
          </table:table-cell>
          <table:table-cell office:value-type="float" office:value="-0.0001302977" calcext:value-type="float">
            <text:p>-0.000130297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179.2006378174" calcext:value-type="float">
            <text:p>179.2006378174</text:p>
          </table:table-cell>
          <table:table-cell office:value-type="float" office:value="0.0087128448" calcext:value-type="float">
            <text:p>0.0087128448</text:p>
          </table:table-cell>
          <table:table-cell office:value-type="float" office:value="0.0008712845" calcext:value-type="float">
            <text:p>0.0008712845</text:p>
          </table:table-cell>
          <table:table-cell office:value-type="float" office:value="0" calcext:value-type="float">
            <text:p>0</text:p>
          </table:table-cell>
          <table:table-cell office:value-type="float" office:value="0.00000518" calcext:value-type="float">
            <text:p>0.00000518</text:p>
          </table:table-cell>
          <table:table-cell office:value-type="float" office:value="0.00009298" calcext:value-type="float">
            <text:p>0.00009298</text:p>
          </table:table-cell>
          <table:table-cell office:value-type="float" office:value="-0.0019273209" calcext:value-type="float">
            <text:p>-0.00192732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79.202835083" calcext:value-type="float">
            <text:p>179.202835083</text:p>
          </table:table-cell>
          <table:table-cell office:value-type="float" office:value="-0.0383461414" calcext:value-type="float">
            <text:p>-0.0383461414</text:p>
          </table:table-cell>
          <table:table-cell office:value-type="float" office:value="-0.0038346141" calcext:value-type="float">
            <text:p>-0.0038346141</text:p>
          </table:table-cell>
          <table:table-cell office:value-type="float" office:value="0" calcext:value-type="float">
            <text:p>0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9312" calcext:value-type="float">
            <text:p>0.00009312</text:p>
          </table:table-cell>
          <table:table-cell office:value-type="float" office:value="0.0003792663" calcext:value-type="float">
            <text:p>0.000379266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179.1967010498" calcext:value-type="float">
            <text:p>179.1967010498</text:p>
          </table:table-cell>
          <table:table-cell office:value-type="float" office:value="0.0222911539" calcext:value-type="float">
            <text:p>0.0222911539</text:p>
          </table:table-cell>
          <table:table-cell office:value-type="float" office:value="0.0022291154" calcext:value-type="float">
            <text:p>0.0022291154</text:p>
          </table:table-cell>
          <table:table-cell office:value-type="float" office:value="0" calcext:value-type="float">
            <text:p>0</text:p>
          </table:table-cell>
          <table:table-cell office:value-type="float" office:value="0.00002397" calcext:value-type="float">
            <text:p>0.00002397</text:p>
          </table:table-cell>
          <table:table-cell office:value-type="float" office:value="0.00009297" calcext:value-type="float">
            <text:p>0.00009297</text:p>
          </table:table-cell>
          <table:table-cell office:value-type="float" office:value="-0.0015321663" calcext:value-type="float">
            <text:p>-0.00153216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79.2020721436" calcext:value-type="float">
            <text:p>179.2020721436</text:p>
          </table:table-cell>
          <table:table-cell office:value-type="float" office:value="-0.0109933536" calcext:value-type="float">
            <text:p>-0.0109933536</text:p>
          </table:table-cell>
          <table:table-cell office:value-type="float" office:value="-0.0010993354" calcext:value-type="float">
            <text:p>-0.0010993354</text:p>
          </table:table-cell>
          <table:table-cell office:value-type="float" office:value="0" calcext:value-type="float">
            <text:p>0</text:p>
          </table:table-cell>
          <table:table-cell office:value-type="float" office:value="0.00008923" calcext:value-type="float">
            <text:p>0.00008923</text:p>
          </table:table-cell>
          <table:table-cell office:value-type="float" office:value="0.00009297" calcext:value-type="float">
            <text:p>0.00009297</text:p>
          </table:table-cell>
          <table:table-cell office:value-type="float" office:value="-0.000834101" calcext:value-type="float">
            <text:p>-0.00083410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179.2036437988" calcext:value-type="float">
            <text:p>179.2036437988</text:p>
          </table:table-cell>
          <table:table-cell office:value-type="float" office:value="0.0120801678" calcext:value-type="float">
            <text:p>0.0120801678</text:p>
          </table:table-cell>
          <table:table-cell office:value-type="float" office:value="0.0012080168" calcext:value-type="float">
            <text:p>0.0012080168</text:p>
          </table:table-cell>
          <table:table-cell office:value-type="float" office:value="0" calcext:value-type="float">
            <text:p>0</text:p>
          </table:table-cell>
          <table:table-cell office:value-type="float" office:value="-0.00002107" calcext:value-type="float">
            <text:p>-0.00002107</text:p>
          </table:table-cell>
          <table:table-cell office:value-type="float" office:value="0.00009584" calcext:value-type="float">
            <text:p>0.00009584</text:p>
          </table:table-cell>
          <table:table-cell office:value-type="float" office:value="-0.0007474812" calcext:value-type="float">
            <text:p>-0.00074748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79.2116851807" calcext:value-type="float">
            <text:p>179.2116851807</text:p>
          </table:table-cell>
          <table:table-cell office:value-type="float" office:value="-0.0231193699" calcext:value-type="float">
            <text:p>-0.0231193699</text:p>
          </table:table-cell>
          <table:table-cell office:value-type="float" office:value="-0.002311937" calcext:value-type="float">
            <text:p>-0.002311937</text:p>
          </table:table-cell>
          <table:table-cell office:value-type="float" office:value="0" calcext:value-type="float">
            <text:p>0</text:p>
          </table:table-cell>
          <table:table-cell office:value-type="float" office:value="0.00014004" calcext:value-type="float">
            <text:p>0.00014004</text:p>
          </table:table-cell>
          <table:table-cell office:value-type="float" office:value="0.00009584" calcext:value-type="float">
            <text:p>0.00009584</text:p>
          </table:table-cell>
          <table:table-cell office:value-type="float" office:value="0.0003933781" calcext:value-type="float">
            <text:p>0.000393378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179.2026977539" calcext:value-type="float">
            <text:p>179.2026977539</text:p>
          </table:table-cell>
          <table:table-cell office:value-type="float" office:value="0.0064579872" calcext:value-type="float">
            <text:p>0.0064579872</text:p>
          </table:table-cell>
          <table:table-cell office:value-type="float" office:value="0.0006457987" calcext:value-type="float">
            <text:p>0.0006457987</text:p>
          </table:table-cell>
          <table:table-cell office:value-type="float" office:value="0" calcext:value-type="float">
            <text:p>0</text:p>
          </table:table-cell>
          <table:table-cell office:value-type="float" office:value="0.00005024" calcext:value-type="float">
            <text:p>0.00005024</text:p>
          </table:table-cell>
          <table:table-cell office:value-type="float" office:value="0.00009207" calcext:value-type="float">
            <text:p>0.00009207</text:p>
          </table:table-cell>
          <table:table-cell office:value-type="float" office:value="-0.0009338739" calcext:value-type="float">
            <text:p>-0.000933873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179.2032012939" calcext:value-type="float">
            <text:p>179.2032012939</text:p>
          </table:table-cell>
          <table:table-cell office:value-type="float" office:value="0.0104398964" calcext:value-type="float">
            <text:p>0.0104398964</text:p>
          </table:table-cell>
          <table:table-cell office:value-type="float" office:value="0.0010439896" calcext:value-type="float">
            <text:p>0.0010439896</text:p>
          </table:table-cell>
          <table:table-cell office:value-type="float" office:value="0" calcext:value-type="float">
            <text:p>0</text:p>
          </table:table-cell>
          <table:table-cell office:value-type="float" office:value="-0.00003611" calcext:value-type="float">
            <text:p>-0.00003611</text:p>
          </table:table-cell>
          <table:table-cell office:value-type="float" office:value="0.00009207" calcext:value-type="float">
            <text:p>0.00009207</text:p>
          </table:table-cell>
          <table:table-cell office:value-type="float" office:value="-0.0019618678" calcext:value-type="float">
            <text:p>-0.001961867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179.1949920654" calcext:value-type="float">
            <text:p>179.1949920654</text:p>
          </table:table-cell>
          <table:table-cell office:value-type="float" office:value="0.0876807808" calcext:value-type="float">
            <text:p>0.0876807808</text:p>
          </table:table-cell>
          <table:table-cell office:value-type="float" office:value="0.0087680781" calcext:value-type="float">
            <text:p>0.0087680781</text:p>
          </table:table-cell>
          <table:table-cell office:value-type="float" office:value="0" calcext:value-type="float">
            <text:p>0</text:p>
          </table:table-cell>
          <table:table-cell office:value-type="float" office:value="-0.0006084" calcext:value-type="float">
            <text:p>-0.0006084</text:p>
          </table:table-cell>
          <table:table-cell office:value-type="float" office:value="0.00009207" calcext:value-type="float">
            <text:p>0.00009207</text:p>
          </table:table-cell>
          <table:table-cell office:value-type="float" office:value="-0.0041324912" calcext:value-type="float">
            <text:p>-0.00413249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179.1978759766" calcext:value-type="float">
            <text:p>179.1978759766</text:p>
          </table:table-cell>
          <table:table-cell office:value-type="float" office:value="0.0298212178" calcext:value-type="float">
            <text:p>0.0298212178</text:p>
          </table:table-cell>
          <table:table-cell office:value-type="float" office:value="0.0029821218" calcext:value-type="float">
            <text:p>0.0029821218</text:p>
          </table:table-cell>
          <table:table-cell office:value-type="float" office:value="0" calcext:value-type="float">
            <text:p>0</text:p>
          </table:table-cell>
          <table:table-cell office:value-type="float" office:value="-0.000604" calcext:value-type="float">
            <text:p>-0.000604</text:p>
          </table:table-cell>
          <table:table-cell office:value-type="float" office:value="0.00009221" calcext:value-type="float">
            <text:p>0.00009221</text:p>
          </table:table-cell>
          <table:table-cell office:value-type="float" office:value="-0.0017135061" calcext:value-type="float">
            <text:p>-0.00171350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179.1954345703" calcext:value-type="float">
            <text:p>179.1954345703</text:p>
          </table:table-cell>
          <table:table-cell office:value-type="float" office:value="0.0120836229" calcext:value-type="float">
            <text:p>0.0120836229</text:p>
          </table:table-cell>
          <table:table-cell office:value-type="float" office:value="0.0012083623" calcext:value-type="float">
            <text:p>0.0012083623</text:p>
          </table:table-cell>
          <table:table-cell office:value-type="float" office:value="0" calcext:value-type="float">
            <text:p>0</text:p>
          </table:table-cell>
          <table:table-cell office:value-type="float" office:value="-0.00048286" calcext:value-type="float">
            <text:p>-0.00048286</text:p>
          </table:table-cell>
          <table:table-cell office:value-type="float" office:value="0.00009494" calcext:value-type="float">
            <text:p>0.00009494</text:p>
          </table:table-cell>
          <table:table-cell office:value-type="float" office:value="-0.0012503817" calcext:value-type="float">
            <text:p>-0.00125038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79.1909637451" calcext:value-type="float">
            <text:p>179.1909637451</text:p>
          </table:table-cell>
          <table:table-cell office:value-type="float" office:value="0.0663776635" calcext:value-type="float">
            <text:p>0.0663776635</text:p>
          </table:table-cell>
          <table:table-cell office:value-type="float" office:value="0.0066377663" calcext:value-type="float">
            <text:p>0.0066377663</text:p>
          </table:table-cell>
          <table:table-cell office:value-type="float" office:value="0" calcext:value-type="float">
            <text:p>0</text:p>
          </table:table-cell>
          <table:table-cell office:value-type="float" office:value="-0.00076401" calcext:value-type="float">
            <text:p>-0.00076401</text:p>
          </table:table-cell>
          <table:table-cell office:value-type="float" office:value="0.00009494" calcext:value-type="float">
            <text:p>0.00009494</text:p>
          </table:table-cell>
          <table:table-cell office:value-type="float" office:value="-0.0021888683" calcext:value-type="float">
            <text:p>-0.002188868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179.196685791" calcext:value-type="float">
            <text:p>179.196685791</text:p>
          </table:table-cell>
          <table:table-cell office:value-type="float" office:value="0.0553386762" calcext:value-type="float">
            <text:p>0.0553386762</text:p>
          </table:table-cell>
          <table:table-cell office:value-type="float" office:value="0.0055338676" calcext:value-type="float">
            <text:p>0.0055338676</text:p>
          </table:table-cell>
          <table:table-cell office:value-type="float" office:value="0" calcext:value-type="float">
            <text:p>0</text:p>
          </table:table-cell>
          <table:table-cell office:value-type="float" office:value="-0.00087772" calcext:value-type="float">
            <text:p>-0.00087772</text:p>
          </table:table-cell>
          <table:table-cell office:value-type="float" office:value="0.00009767" calcext:value-type="float">
            <text:p>0.00009767</text:p>
          </table:table-cell>
          <table:table-cell office:value-type="float" office:value="-0.0027486757" calcext:value-type="float">
            <text:p>-0.002748675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79.1957244873" calcext:value-type="float">
            <text:p>179.1957244873</text:p>
          </table:table-cell>
          <table:table-cell office:value-type="float" office:value="0.0239989181" calcext:value-type="float">
            <text:p>0.0239989181</text:p>
          </table:table-cell>
          <table:table-cell office:value-type="float" office:value="0.0023998918" calcext:value-type="float">
            <text:p>0.0023998918</text:p>
          </table:table-cell>
          <table:table-cell office:value-type="float" office:value="0" calcext:value-type="float">
            <text:p>0</text:p>
          </table:table-cell>
          <table:table-cell office:value-type="float" office:value="-0.0007446" calcext:value-type="float">
            <text:p>-0.0007446</text:p>
          </table:table-cell>
          <table:table-cell office:value-type="float" office:value="0.00009767" calcext:value-type="float">
            <text:p>0.00009767</text:p>
          </table:table-cell>
          <table:table-cell office:value-type="float" office:value="-0.001514901" calcext:value-type="float">
            <text:p>-0.00151490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179.2010955811" calcext:value-type="float">
            <text:p>179.2010955811</text:p>
          </table:table-cell>
          <table:table-cell office:value-type="float" office:value="0.0529266155" calcext:value-type="float">
            <text:p>0.0529266155</text:p>
          </table:table-cell>
          <table:table-cell office:value-type="float" office:value="0.0052926616" calcext:value-type="float">
            <text:p>0.0052926616</text:p>
          </table:table-cell>
          <table:table-cell office:value-type="float" office:value="0" calcext:value-type="float">
            <text:p>0</text:p>
          </table:table-cell>
          <table:table-cell office:value-type="float" office:value="-0.00084871" calcext:value-type="float">
            <text:p>-0.00084871</text:p>
          </table:table-cell>
          <table:table-cell office:value-type="float" office:value="0.00009514" calcext:value-type="float">
            <text:p>0.00009514</text:p>
          </table:table-cell>
          <table:table-cell office:value-type="float" office:value="-0.0023502324" calcext:value-type="float">
            <text:p>-0.002350232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79.2021331787" calcext:value-type="float">
            <text:p>179.2021331787</text:p>
          </table:table-cell>
          <table:table-cell office:value-type="float" office:value="0.0149337621" calcext:value-type="float">
            <text:p>0.0149337621</text:p>
          </table:table-cell>
          <table:table-cell office:value-type="float" office:value="0.0014933762" calcext:value-type="float">
            <text:p>0.0014933762</text:p>
          </table:table-cell>
          <table:table-cell office:value-type="float" office:value="0" calcext:value-type="float">
            <text:p>0</text:p>
          </table:table-cell>
          <table:table-cell office:value-type="float" office:value="-0.00066486" calcext:value-type="float">
            <text:p>-0.00066486</text:p>
          </table:table-cell>
          <table:table-cell office:value-type="float" office:value="0.00009787" calcext:value-type="float">
            <text:p>0.00009787</text:p>
          </table:table-cell>
          <table:table-cell office:value-type="float" office:value="-0.0008305307" calcext:value-type="float">
            <text:p>-0.000830530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179.1917114258" calcext:value-type="float">
            <text:p>179.1917114258</text:p>
          </table:table-cell>
          <table:table-cell office:value-type="float" office:value="0.0522187551" calcext:value-type="float">
            <text:p>0.0522187551</text:p>
          </table:table-cell>
          <table:table-cell office:value-type="float" office:value="0.0052218755" calcext:value-type="float">
            <text:p>0.0052218755</text:p>
          </table:table-cell>
          <table:table-cell office:value-type="float" office:value="0" calcext:value-type="float">
            <text:p>0</text:p>
          </table:table-cell>
          <table:table-cell office:value-type="float" office:value="-0.00079088" calcext:value-type="float">
            <text:p>-0.00079088</text:p>
          </table:table-cell>
          <table:table-cell office:value-type="float" office:value="0.00009787" calcext:value-type="float">
            <text:p>0.00009787</text:p>
          </table:table-cell>
          <table:table-cell office:value-type="float" office:value="-0.0017137949" calcext:value-type="float">
            <text:p>-0.00171379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179.1906890869" calcext:value-type="float">
            <text:p>179.1906890869</text:p>
          </table:table-cell>
          <table:table-cell office:value-type="float" office:value="0.0586490331" calcext:value-type="float">
            <text:p>0.0586490331</text:p>
          </table:table-cell>
          <table:table-cell office:value-type="float" office:value="0.0058649033" calcext:value-type="float">
            <text:p>0.0058649033</text:p>
          </table:table-cell>
          <table:table-cell office:value-type="float" office:value="0" calcext:value-type="float">
            <text:p>0</text:p>
          </table:table-cell>
          <table:table-cell office:value-type="float" office:value="-0.00091768" calcext:value-type="float">
            <text:p>-0.00091768</text:p>
          </table:table-cell>
          <table:table-cell office:value-type="float" office:value="0.0001006" calcext:value-type="float">
            <text:p>0.0001006</text:p>
          </table:table-cell>
          <table:table-cell office:value-type="float" office:value="-0.0021026657" calcext:value-type="float">
            <text:p>-0.00210266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179.1916656494" calcext:value-type="float">
            <text:p>179.1916656494</text:p>
          </table:table-cell>
          <table:table-cell office:value-type="float" office:value="0.038036192" calcext:value-type="float">
            <text:p>0.038036192</text:p>
          </table:table-cell>
          <table:table-cell office:value-type="float" office:value="0.0038036192" calcext:value-type="float">
            <text:p>0.0038036192</text:p>
          </table:table-cell>
          <table:table-cell office:value-type="float" office:value="0" calcext:value-type="float">
            <text:p>0</text:p>
          </table:table-cell>
          <table:table-cell office:value-type="float" office:value="-0.00086477" calcext:value-type="float">
            <text:p>-0.00086477</text:p>
          </table:table-cell>
          <table:table-cell office:value-type="float" office:value="0.0001006" calcext:value-type="float">
            <text:p>0.0001006</text:p>
          </table:table-cell>
          <table:table-cell office:value-type="float" office:value="-0.0015327176" calcext:value-type="float">
            <text:p>-0.00153271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79.1932830811" calcext:value-type="float">
            <text:p>179.1932830811</text:p>
          </table:table-cell>
          <table:table-cell office:value-type="float" office:value="0.05941478" calcext:value-type="float">
            <text:p>0.05941478</text:p>
          </table:table-cell>
          <table:table-cell office:value-type="float" office:value="0.005941478" calcext:value-type="float">
            <text:p>0.005941478</text:p>
          </table:table-cell>
          <table:table-cell office:value-type="float" office:value="0" calcext:value-type="float">
            <text:p>0</text:p>
          </table:table-cell>
          <table:table-cell office:value-type="float" office:value="-0.000972" calcext:value-type="float">
            <text:p>-0.000972</text:p>
          </table:table-cell>
          <table:table-cell office:value-type="float" office:value="0.00009935" calcext:value-type="float">
            <text:p>0.00009935</text:p>
          </table:table-cell>
          <table:table-cell office:value-type="float" office:value="-0.0012898477" calcext:value-type="float">
            <text:p>-0.001289847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79.2015380859" calcext:value-type="float">
            <text:p>179.2015380859</text:p>
          </table:table-cell>
          <table:table-cell office:value-type="float" office:value="0.0879952228" calcext:value-type="float">
            <text:p>0.0879952228</text:p>
          </table:table-cell>
          <table:table-cell office:value-type="float" office:value="0.0087995223" calcext:value-type="float">
            <text:p>0.0087995223</text:p>
          </table:table-cell>
          <table:table-cell office:value-type="float" office:value="0" calcext:value-type="float">
            <text:p>0</text:p>
          </table:table-cell>
          <table:table-cell office:value-type="float" office:value="-0.0012339" calcext:value-type="float">
            <text:p>-0.0012339</text:p>
          </table:table-cell>
          <table:table-cell office:value-type="float" office:value="0.00010208" calcext:value-type="float">
            <text:p>0.00010208</text:p>
          </table:table-cell>
          <table:table-cell office:value-type="float" office:value="-0.0017467711" calcext:value-type="float">
            <text:p>-0.001746771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79.2017364502" calcext:value-type="float">
            <text:p>179.2017364502</text:p>
          </table:table-cell>
          <table:table-cell office:value-type="float" office:value="0.0479220539" calcext:value-type="float">
            <text:p>0.0479220539</text:p>
          </table:table-cell>
          <table:table-cell office:value-type="float" office:value="0.0047922054" calcext:value-type="float">
            <text:p>0.0047922054</text:p>
          </table:table-cell>
          <table:table-cell office:value-type="float" office:value="0" calcext:value-type="float">
            <text:p>0</text:p>
          </table:table-cell>
          <table:table-cell office:value-type="float" office:value="-0.00114129" calcext:value-type="float">
            <text:p>-0.00114129</text:p>
          </table:table-cell>
          <table:table-cell office:value-type="float" office:value="0.00010208" calcext:value-type="float">
            <text:p>0.00010208</text:p>
          </table:table-cell>
          <table:table-cell office:value-type="float" office:value="-0.0013112796" calcext:value-type="float">
            <text:p>-0.001311279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179.2035675049" calcext:value-type="float">
            <text:p>179.2035675049</text:p>
          </table:table-cell>
          <table:table-cell office:value-type="float" office:value="0.0401286636" calcext:value-type="float">
            <text:p>0.0401286636</text:p>
          </table:table-cell>
          <table:table-cell office:value-type="float" office:value="0.0040128664" calcext:value-type="float">
            <text:p>0.0040128664</text:p>
          </table:table-cell>
          <table:table-cell office:value-type="float" office:value="0" calcext:value-type="float">
            <text:p>0</text:p>
          </table:table-cell>
          <table:table-cell office:value-type="float" office:value="-0.00102766" calcext:value-type="float">
            <text:p>-0.00102766</text:p>
          </table:table-cell>
          <table:table-cell office:value-type="float" office:value="0.00010194" calcext:value-type="float">
            <text:p>0.00010194</text:p>
          </table:table-cell>
          <table:table-cell office:value-type="float" office:value="-0.0017924404" calcext:value-type="float">
            <text:p>-0.00179244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79.201461792" calcext:value-type="float">
            <text:p>179.201461792</text:p>
          </table:table-cell>
          <table:table-cell office:value-type="float" office:value="0.0100652038" calcext:value-type="float">
            <text:p>0.0100652038</text:p>
          </table:table-cell>
          <table:table-cell office:value-type="float" office:value="0.0010065204" calcext:value-type="float">
            <text:p>0.0010065204</text:p>
          </table:table-cell>
          <table:table-cell office:value-type="float" office:value="0" calcext:value-type="float">
            <text:p>0</text:p>
          </table:table-cell>
          <table:table-cell office:value-type="float" office:value="-0.00075161" calcext:value-type="float">
            <text:p>-0.00075161</text:p>
          </table:table-cell>
          <table:table-cell office:value-type="float" office:value="0.00010194" calcext:value-type="float">
            <text:p>0.00010194</text:p>
          </table:table-cell>
          <table:table-cell office:value-type="float" office:value="-0.0029325763" calcext:value-type="float">
            <text:p>-0.002932576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79.1997680664" calcext:value-type="float">
            <text:p>179.1997680664</text:p>
          </table:table-cell>
          <table:table-cell office:value-type="float" office:value="0.033548031" calcext:value-type="float">
            <text:p>0.033548031</text:p>
          </table:table-cell>
          <table:table-cell office:value-type="float" office:value="0.0033548031" calcext:value-type="float">
            <text:p>0.0033548031</text:p>
          </table:table-cell>
          <table:table-cell office:value-type="float" office:value="0" calcext:value-type="float">
            <text:p>0</text:p>
          </table:table-cell>
          <table:table-cell office:value-type="float" office:value="-0.00072424" calcext:value-type="float">
            <text:p>-0.00072424</text:p>
          </table:table-cell>
          <table:table-cell office:value-type="float" office:value="0.0001046" calcext:value-type="float">
            <text:p>0.0001046</text:p>
          </table:table-cell>
          <table:table-cell office:value-type="float" office:value="-0.0022241432" calcext:value-type="float">
            <text:p>-0.002224143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79.1970367432" calcext:value-type="float">
            <text:p>179.1970367432</text:p>
          </table:table-cell>
          <table:table-cell office:value-type="float" office:value="0.0450051008" calcext:value-type="float">
            <text:p>0.0450051008</text:p>
          </table:table-cell>
          <table:table-cell office:value-type="float" office:value="0.0045005101" calcext:value-type="float">
            <text:p>0.0045005101</text:p>
          </table:table-cell>
          <table:table-cell office:value-type="float" office:value="0" calcext:value-type="float">
            <text:p>0</text:p>
          </table:table-cell>
          <table:table-cell office:value-type="float" office:value="-0.00078236" calcext:value-type="float">
            <text:p>-0.00078236</text:p>
          </table:table-cell>
          <table:table-cell office:value-type="float" office:value="0.00010733" calcext:value-type="float">
            <text:p>0.00010733</text:p>
          </table:table-cell>
          <table:table-cell office:value-type="float" office:value="-0.0025749161" calcext:value-type="float">
            <text:p>-0.002574916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79.202255249" calcext:value-type="float">
            <text:p>179.202255249</text:p>
          </table:table-cell>
          <table:table-cell office:value-type="float" office:value="0.0195535792" calcext:value-type="float">
            <text:p>0.0195535792</text:p>
          </table:table-cell>
          <table:table-cell office:value-type="float" office:value="0.0019553579" calcext:value-type="float">
            <text:p>0.0019553579</text:p>
          </table:table-cell>
          <table:table-cell office:value-type="float" office:value="0" calcext:value-type="float">
            <text:p>0</text:p>
          </table:table-cell>
          <table:table-cell office:value-type="float" office:value="-0.00065145" calcext:value-type="float">
            <text:p>-0.00065145</text:p>
          </table:table-cell>
          <table:table-cell office:value-type="float" office:value="0.00010747" calcext:value-type="float">
            <text:p>0.00010747</text:p>
          </table:table-cell>
          <table:table-cell office:value-type="float" office:value="-0.0008662783" calcext:value-type="float">
            <text:p>-0.0008662783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79.1996612549" calcext:value-type="float">
            <text:p>179.1996612549</text:p>
          </table:table-cell>
          <table:table-cell office:value-type="float" office:value="0.0099095001" calcext:value-type="float">
            <text:p>0.0099095001</text:p>
          </table:table-cell>
          <table:table-cell office:value-type="float" office:value="0.00099095" calcext:value-type="float">
            <text:p>0.00099095</text:p>
          </table:table-cell>
          <table:table-cell office:value-type="float" office:value="0" calcext:value-type="float">
            <text:p>0</text:p>
          </table:table-cell>
          <table:table-cell office:value-type="float" office:value="-0.00049998" calcext:value-type="float">
            <text:p>-0.00049998</text:p>
          </table:table-cell>
          <table:table-cell office:value-type="float" office:value="0.00010747" calcext:value-type="float">
            <text:p>0.00010747</text:p>
          </table:table-cell>
          <table:table-cell office:value-type="float" office:value="0.0000414846" calcext:value-type="float">
            <text:p>4.14846E-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179.1862487793" calcext:value-type="float">
            <text:p>179.1862487793</text:p>
          </table:table-cell>
          <table:table-cell office:value-type="float" office:value="0.0112747157" calcext:value-type="float">
            <text:p>0.0112747157</text:p>
          </table:table-cell>
          <table:table-cell office:value-type="float" office:value="0.0011274716" calcext:value-type="float">
            <text:p>0.0011274716</text:p>
          </table:table-cell>
          <table:table-cell office:value-type="float" office:value="0" calcext:value-type="float">
            <text:p>0</text:p>
          </table:table-cell>
          <table:table-cell office:value-type="float" office:value="-0.00040818" calcext:value-type="float">
            <text:p>-0.00040818</text:p>
          </table:table-cell>
          <table:table-cell office:value-type="float" office:value="0.00010733" calcext:value-type="float">
            <text:p>0.00010733</text:p>
          </table:table-cell>
          <table:table-cell office:value-type="float" office:value="-0.0017795804" calcext:value-type="float">
            <text:p>-0.001779580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79.1929779053" calcext:value-type="float">
            <text:p>179.1929779053</text:p>
          </table:table-cell>
          <table:table-cell office:value-type="float" office:value="0.0687519297" calcext:value-type="float">
            <text:p>0.0687519297</text:p>
          </table:table-cell>
          <table:table-cell office:value-type="float" office:value="0.006875193" calcext:value-type="float">
            <text:p>0.006875193</text:p>
          </table:table-cell>
          <table:table-cell office:value-type="float" office:value="0" calcext:value-type="float">
            <text:p>0</text:p>
          </table:table-cell>
          <table:table-cell office:value-type="float" office:value="-0.00073009" calcext:value-type="float">
            <text:p>-0.00073009</text:p>
          </table:table-cell>
          <table:table-cell office:value-type="float" office:value="0.00010608" calcext:value-type="float">
            <text:p>0.00010608</text:p>
          </table:table-cell>
          <table:table-cell office:value-type="float" office:value="-0.0028211639" calcext:value-type="float">
            <text:p>-0.002821163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179.1930389404" calcext:value-type="float">
            <text:p>179.1930389404</text:p>
          </table:table-cell>
          <table:table-cell office:value-type="float" office:value="-0.0024203598" calcext:value-type="float">
            <text:p>-0.0024203598</text:p>
          </table:table-cell>
          <table:table-cell office:value-type="float" office:value="-0.000242036" calcext:value-type="float">
            <text:p>-0.000242036</text:p>
          </table:table-cell>
          <table:table-cell office:value-type="float" office:value="0" calcext:value-type="float">
            <text:p>0</text:p>
          </table:table-cell>
          <table:table-cell office:value-type="float" office:value="-0.00047019" calcext:value-type="float">
            <text:p>-0.00047019</text:p>
          </table:table-cell>
          <table:table-cell office:value-type="float" office:value="0.00010867" calcext:value-type="float">
            <text:p>0.00010867</text:p>
          </table:table-cell>
          <table:table-cell office:value-type="float" office:value="-0.0009495179" calcext:value-type="float">
            <text:p>-0.000949517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79.1836242676" calcext:value-type="float">
            <text:p>179.1836242676</text:p>
          </table:table-cell>
          <table:table-cell office:value-type="float" office:value="0.0502689983" calcext:value-type="float">
            <text:p>0.0502689983</text:p>
          </table:table-cell>
          <table:table-cell office:value-type="float" office:value="0.0050268998" calcext:value-type="float">
            <text:p>0.0050268998</text:p>
          </table:table-cell>
          <table:table-cell office:value-type="float" office:value="0" calcext:value-type="float">
            <text:p>0</text:p>
          </table:table-cell>
          <table:table-cell office:value-type="float" office:value="-0.00064821" calcext:value-type="float">
            <text:p>-0.00064821</text:p>
          </table:table-cell>
          <table:table-cell office:value-type="float" office:value="0.00010867" calcext:value-type="float">
            <text:p>0.00010867</text:p>
          </table:table-cell>
          <table:table-cell office:value-type="float" office:value="-0.0015709273" calcext:value-type="float">
            <text:p>-0.001570927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179.1856994629" calcext:value-type="float">
            <text:p>179.1856994629</text:p>
          </table:table-cell>
          <table:table-cell office:value-type="float" office:value="0.0183822442" calcext:value-type="float">
            <text:p>0.0183822442</text:p>
          </table:table-cell>
          <table:table-cell office:value-type="float" office:value="0.0018382244" calcext:value-type="float">
            <text:p>0.0018382244</text:p>
          </table:table-cell>
          <table:table-cell office:value-type="float" office:value="0" calcext:value-type="float">
            <text:p>0</text:p>
          </table:table-cell>
          <table:table-cell office:value-type="float" office:value="-0.00055429" calcext:value-type="float">
            <text:p>-0.00055429</text:p>
          </table:table-cell>
          <table:table-cell office:value-type="float" office:value="0.00010867" calcext:value-type="float">
            <text:p>0.00010867</text:p>
          </table:table-cell>
          <table:table-cell office:value-type="float" office:value="-0.0016040793" calcext:value-type="float">
            <text:p>-0.001604079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179.1915893555" calcext:value-type="float">
            <text:p>179.1915893555</text:p>
          </table:table-cell>
          <table:table-cell office:value-type="float" office:value="0.006212616" calcext:value-type="float">
            <text:p>0.006212616</text:p>
          </table:table-cell>
          <table:table-cell office:value-type="float" office:value="0.0006212616" calcext:value-type="float">
            <text:p>0.0006212616</text:p>
          </table:table-cell>
          <table:table-cell office:value-type="float" office:value="0" calcext:value-type="float">
            <text:p>0</text:p>
          </table:table-cell>
          <table:table-cell office:value-type="float" office:value="-0.00041062" calcext:value-type="float">
            <text:p>-0.00041062</text:p>
          </table:table-cell>
          <table:table-cell office:value-type="float" office:value="0.00010867" calcext:value-type="float">
            <text:p>0.00010867</text:p>
          </table:table-cell>
          <table:table-cell office:value-type="float" office:value="-0.0005385072" calcext:value-type="float">
            <text:p>-0.000538507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79.1956176758" calcext:value-type="float">
            <text:p>179.1956176758</text:p>
          </table:table-cell>
          <table:table-cell office:value-type="float" office:value="0.0331763081" calcext:value-type="float">
            <text:p>0.0331763081</text:p>
          </table:table-cell>
          <table:table-cell office:value-type="float" office:value="0.0033176308" calcext:value-type="float">
            <text:p>0.0033176308</text:p>
          </table:table-cell>
          <table:table-cell office:value-type="float" office:value="0" calcext:value-type="float">
            <text:p>0</text:p>
          </table:table-cell>
          <table:table-cell office:value-type="float" office:value="-0.00049462" calcext:value-type="float">
            <text:p>-0.00049462</text:p>
          </table:table-cell>
          <table:table-cell office:value-type="float" office:value="0.00010742" calcext:value-type="float">
            <text:p>0.00010742</text:p>
          </table:table-cell>
          <table:table-cell office:value-type="float" office:value="-0.0017230413" calcext:value-type="float">
            <text:p>-0.00172304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79.1918792725" calcext:value-type="float">
            <text:p>179.1918792725</text:p>
          </table:table-cell>
          <table:table-cell office:value-type="float" office:value="0.0584329226" calcext:value-type="float">
            <text:p>0.0584329226</text:p>
          </table:table-cell>
          <table:table-cell office:value-type="float" office:value="0.0058432923" calcext:value-type="float">
            <text:p>0.0058432923</text:p>
          </table:table-cell>
          <table:table-cell office:value-type="float" office:value="0" calcext:value-type="float">
            <text:p>0</text:p>
          </table:table-cell>
          <table:table-cell office:value-type="float" office:value="-0.0007189" calcext:value-type="float">
            <text:p>-0.0007189</text:p>
          </table:table-cell>
          <table:table-cell office:value-type="float" office:value="0.00010742" calcext:value-type="float">
            <text:p>0.00010742</text:p>
          </table:table-cell>
          <table:table-cell office:value-type="float" office:value="-0.0017725893" calcext:value-type="float">
            <text:p>-0.001772589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179.1874694824" calcext:value-type="float">
            <text:p>179.1874694824</text:p>
          </table:table-cell>
          <table:table-cell office:value-type="float" office:value="0.053255062" calcext:value-type="float">
            <text:p>0.053255062</text:p>
          </table:table-cell>
          <table:table-cell office:value-type="float" office:value="0.0053255062" calcext:value-type="float">
            <text:p>0.0053255062</text:p>
          </table:table-cell>
          <table:table-cell office:value-type="float" office:value="0" calcext:value-type="float">
            <text:p>0</text:p>
          </table:table-cell>
          <table:table-cell office:value-type="float" office:value="-0.00083378" calcext:value-type="float">
            <text:p>-0.00083378</text:p>
          </table:table-cell>
          <table:table-cell office:value-type="float" office:value="0.00010728" calcext:value-type="float">
            <text:p>0.00010728</text:p>
          </table:table-cell>
          <table:table-cell office:value-type="float" office:value="-0.0025113552" calcext:value-type="float">
            <text:p>-0.002511355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79.1822814941" calcext:value-type="float">
            <text:p>179.1822814941</text:p>
          </table:table-cell>
          <table:table-cell office:value-type="float" office:value="0.0477481342" calcext:value-type="float">
            <text:p>0.0477481342</text:p>
          </table:table-cell>
          <table:table-cell office:value-type="float" office:value="0.0047748134" calcext:value-type="float">
            <text:p>0.0047748134</text:p>
          </table:table-cell>
          <table:table-cell office:value-type="float" office:value="0" calcext:value-type="float">
            <text:p>0</text:p>
          </table:table-cell>
          <table:table-cell office:value-type="float" office:value="-0.00087361" calcext:value-type="float">
            <text:p>-0.00087361</text:p>
          </table:table-cell>
          <table:table-cell office:value-type="float" office:value="0.00010742" calcext:value-type="float">
            <text:p>0.00010742</text:p>
          </table:table-cell>
          <table:table-cell office:value-type="float" office:value="-0.0030662533" calcext:value-type="float">
            <text:p>-0.003066253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179.1781005859" calcext:value-type="float">
            <text:p>179.1781005859</text:p>
          </table:table-cell>
          <table:table-cell office:value-type="float" office:value="-0.0021478004" calcext:value-type="float">
            <text:p>-0.0021478004</text:p>
          </table:table-cell>
          <table:table-cell office:value-type="float" office:value="-0.00021478" calcext:value-type="float">
            <text:p>-0.00021478</text:p>
          </table:table-cell>
          <table:table-cell office:value-type="float" office:value="0" calcext:value-type="float">
            <text:p>0</text:p>
          </table:table-cell>
          <table:table-cell office:value-type="float" office:value="-0.0005676" calcext:value-type="float">
            <text:p>-0.0005676</text:p>
          </table:table-cell>
          <table:table-cell office:value-type="float" office:value="0.00010742" calcext:value-type="float">
            <text:p>0.00010742</text:p>
          </table:table-cell>
          <table:table-cell office:value-type="float" office:value="-0.0023794264" calcext:value-type="float">
            <text:p>-0.002379426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79.1779937744" calcext:value-type="float">
            <text:p>179.1779937744</text:p>
          </table:table-cell>
          <table:table-cell office:value-type="float" office:value="0.0250501456" calcext:value-type="float">
            <text:p>0.0250501456</text:p>
          </table:table-cell>
          <table:table-cell office:value-type="float" office:value="0.0025050146" calcext:value-type="float">
            <text:p>0.0025050146</text:p>
          </table:table-cell>
          <table:table-cell office:value-type="float" office:value="0" calcext:value-type="float">
            <text:p>0</text:p>
          </table:table-cell>
          <table:table-cell office:value-type="float" office:value="-0.00054503" calcext:value-type="float">
            <text:p>-0.00054503</text:p>
          </table:table-cell>
          <table:table-cell office:value-type="float" office:value="0.00010617" calcext:value-type="float">
            <text:p>0.00010617</text:p>
          </table:table-cell>
          <table:table-cell office:value-type="float" office:value="-0.0015522096" calcext:value-type="float">
            <text:p>-0.001552209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179.18359375" calcext:value-type="float">
            <text:p>179.18359375</text:p>
          </table:table-cell>
          <table:table-cell office:value-type="float" office:value="0.0334679395" calcext:value-type="float">
            <text:p>0.0334679395</text:p>
          </table:table-cell>
          <table:table-cell office:value-type="float" office:value="0.003346794" calcext:value-type="float">
            <text:p>0.003346794</text:p>
          </table:table-cell>
          <table:table-cell office:value-type="float" office:value="0" calcext:value-type="float">
            <text:p>0</text:p>
          </table:table-cell>
          <table:table-cell office:value-type="float" office:value="-0.0005861" calcext:value-type="float">
            <text:p>-0.0005861</text:p>
          </table:table-cell>
          <table:table-cell office:value-type="float" office:value="0.00010617" calcext:value-type="float">
            <text:p>0.00010617</text:p>
          </table:table-cell>
          <table:table-cell office:value-type="float" office:value="-0.0016136549" calcext:value-type="float">
            <text:p>-0.001613654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79.1842346191" calcext:value-type="float">
            <text:p>179.1842346191</text:p>
          </table:table-cell>
          <table:table-cell office:value-type="float" office:value="0.0020970907" calcext:value-type="float">
            <text:p>0.0020970907</text:p>
          </table:table-cell>
          <table:table-cell office:value-type="float" office:value="0.0002097091" calcext:value-type="float">
            <text:p>0.0002097091</text:p>
          </table:table-cell>
          <table:table-cell office:value-type="float" office:value="0" calcext:value-type="float">
            <text:p>0</text:p>
          </table:table-cell>
          <table:table-cell office:value-type="float" office:value="-0.00040438" calcext:value-type="float">
            <text:p>-0.00040438</text:p>
          </table:table-cell>
          <table:table-cell office:value-type="float" office:value="0.00010875" calcext:value-type="float">
            <text:p>0.00010875</text:p>
          </table:table-cell>
          <table:table-cell office:value-type="float" office:value="-0.0008159453" calcext:value-type="float">
            <text:p>-0.00081594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79.1856689453" calcext:value-type="float">
            <text:p>179.1856689453</text:p>
          </table:table-cell>
          <table:table-cell office:value-type="float" office:value="0.0132590385" calcext:value-type="float">
            <text:p>0.0132590385</text:p>
          </table:table-cell>
          <table:table-cell office:value-type="float" office:value="0.0013259039" calcext:value-type="float">
            <text:p>0.0013259039</text:p>
          </table:table-cell>
          <table:table-cell office:value-type="float" office:value="0" calcext:value-type="float">
            <text:p>0</text:p>
          </table:table-cell>
          <table:table-cell office:value-type="float" office:value="-0.00035773" calcext:value-type="float">
            <text:p>-0.00035773</text:p>
          </table:table-cell>
          <table:table-cell office:value-type="float" office:value="0.00010623" calcext:value-type="float">
            <text:p>0.00010623</text:p>
          </table:table-cell>
          <table:table-cell office:value-type="float" office:value="-0.001979795" calcext:value-type="float">
            <text:p>-0.00197979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179.1971740723" calcext:value-type="float">
            <text:p>179.1971740723</text:p>
          </table:table-cell>
          <table:table-cell office:value-type="float" office:value="0.0114011014" calcext:value-type="float">
            <text:p>0.0114011014</text:p>
          </table:table-cell>
          <table:table-cell office:value-type="float" office:value="0.0011401101" calcext:value-type="float">
            <text:p>0.0011401101</text:p>
          </table:table-cell>
          <table:table-cell office:value-type="float" office:value="0" calcext:value-type="float">
            <text:p>0</text:p>
          </table:table-cell>
          <table:table-cell office:value-type="float" office:value="-0.00031427" calcext:value-type="float">
            <text:p>-0.00031427</text:p>
          </table:table-cell>
          <table:table-cell office:value-type="float" office:value="0.00010623" calcext:value-type="float">
            <text:p>0.00010623</text:p>
          </table:table-cell>
          <table:table-cell office:value-type="float" office:value="-0.0008523213" calcext:value-type="float">
            <text:p>-0.00085232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179.1992492676" calcext:value-type="float">
            <text:p>179.1992492676</text:p>
          </table:table-cell>
          <table:table-cell office:value-type="float" office:value="-0.0013732906" calcext:value-type="float">
            <text:p>-0.0013732906</text:p>
          </table:table-cell>
          <table:table-cell office:value-type="float" office:value="-0.0001373291" calcext:value-type="float">
            <text:p>-0.0001373291</text:p>
          </table:table-cell>
          <table:table-cell office:value-type="float" office:value="0" calcext:value-type="float">
            <text:p>0</text:p>
          </table:table-cell>
          <table:table-cell office:value-type="float" office:value="-0.00020019" calcext:value-type="float">
            <text:p>-0.00020019</text:p>
          </table:table-cell>
          <table:table-cell office:value-type="float" office:value="0.00010623" calcext:value-type="float">
            <text:p>0.00010623</text:p>
          </table:table-cell>
          <table:table-cell office:value-type="float" office:value="-0.0010630673" calcext:value-type="float">
            <text:p>-0.001063067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179.1833496094" calcext:value-type="float">
            <text:p>179.1833496094</text:p>
          </table:table-cell>
          <table:table-cell office:value-type="float" office:value="-0.0046863882" calcext:value-type="float">
            <text:p>-0.0046863882</text:p>
          </table:table-cell>
          <table:table-cell office:value-type="float" office:value="-0.0004686388" calcext:value-type="float">
            <text:p>-0.0004686388</text:p>
          </table:table-cell>
          <table:table-cell office:value-type="float" office:value="0" calcext:value-type="float">
            <text:p>0</text:p>
          </table:table-cell>
          <table:table-cell office:value-type="float" office:value="-0.00010211" calcext:value-type="float">
            <text:p>-0.00010211</text:p>
          </table:table-cell>
          <table:table-cell office:value-type="float" office:value="0.00010623" calcext:value-type="float">
            <text:p>0.00010623</text:p>
          </table:table-cell>
          <table:table-cell office:value-type="float" office:value="0.0002847965" calcext:value-type="float">
            <text:p>0.000284796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79.1796875" calcext:value-type="float">
            <text:p>179.1796875</text:p>
          </table:table-cell>
          <table:table-cell office:value-type="float" office:value="0.0206807028" calcext:value-type="float">
            <text:p>0.0206807028</text:p>
          </table:table-cell>
          <table:table-cell office:value-type="float" office:value="0.0020680703" calcext:value-type="float">
            <text:p>0.0020680703</text:p>
          </table:table-cell>
          <table:table-cell office:value-type="float" office:value="0" calcext:value-type="float">
            <text:p>0</text:p>
          </table:table-cell>
          <table:table-cell office:value-type="float" office:value="-0.00020584" calcext:value-type="float">
            <text:p>-0.00020584</text:p>
          </table:table-cell>
          <table:table-cell office:value-type="float" office:value="0.00010896" calcext:value-type="float">
            <text:p>0.00010896</text:p>
          </table:table-cell>
          <table:table-cell office:value-type="float" office:value="-0.0017277585" calcext:value-type="float">
            <text:p>-0.001727758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179.1842651367" calcext:value-type="float">
            <text:p>179.1842651367</text:p>
          </table:table-cell>
          <table:table-cell office:value-type="float" office:value="-0.0051156426" calcext:value-type="float">
            <text:p>-0.0051156426</text:p>
          </table:table-cell>
          <table:table-cell office:value-type="float" office:value="-0.0005115643" calcext:value-type="float">
            <text:p>-0.0005115643</text:p>
          </table:table-cell>
          <table:table-cell office:value-type="float" office:value="0" calcext:value-type="float">
            <text:p>0</text:p>
          </table:table-cell>
          <table:table-cell office:value-type="float" office:value="-0.00010302" calcext:value-type="float">
            <text:p>-0.00010302</text:p>
          </table:table-cell>
          <table:table-cell office:value-type="float" office:value="0.00010771" calcext:value-type="float">
            <text:p>0.00010771</text:p>
          </table:table-cell>
          <table:table-cell office:value-type="float" office:value="-0.0007077683" calcext:value-type="float">
            <text:p>-0.000707768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179.1973876953" calcext:value-type="float">
            <text:p>179.1973876953</text:p>
          </table:table-cell>
          <table:table-cell office:value-type="float" office:value="0.0070553667" calcext:value-type="float">
            <text:p>0.0070553667</text:p>
          </table:table-cell>
          <table:table-cell office:value-type="float" office:value="0.0007055367" calcext:value-type="float">
            <text:p>0.0007055367</text:p>
          </table:table-cell>
          <table:table-cell office:value-type="float" office:value="0" calcext:value-type="float">
            <text:p>0</text:p>
          </table:table-cell>
          <table:table-cell office:value-type="float" office:value="-0.00011564" calcext:value-type="float">
            <text:p>-0.00011564</text:p>
          </table:table-cell>
          <table:table-cell office:value-type="float" office:value="0.00010771" calcext:value-type="float">
            <text:p>0.00010771</text:p>
          </table:table-cell>
          <table:table-cell office:value-type="float" office:value="-0.0008600983" calcext:value-type="float">
            <text:p>-0.000860098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79.2015380859" calcext:value-type="float">
            <text:p>179.2015380859</text:p>
          </table:table-cell>
          <table:table-cell office:value-type="float" office:value="0.0378209584" calcext:value-type="float">
            <text:p>0.0378209584</text:p>
          </table:table-cell>
          <table:table-cell office:value-type="float" office:value="0.0037820958" calcext:value-type="float">
            <text:p>0.0037820958</text:p>
          </table:table-cell>
          <table:table-cell office:value-type="float" office:value="0" calcext:value-type="float">
            <text:p>0</text:p>
          </table:table-cell>
          <table:table-cell office:value-type="float" office:value="-0.00032909" calcext:value-type="float">
            <text:p>-0.00032909</text:p>
          </table:table-cell>
          <table:table-cell office:value-type="float" office:value="0.00011044" calcext:value-type="float">
            <text:p>0.00011044</text:p>
          </table:table-cell>
          <table:table-cell office:value-type="float" office:value="-0.001874322" calcext:value-type="float">
            <text:p>-0.00187432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79.2077178955" calcext:value-type="float">
            <text:p>179.2077178955</text:p>
          </table:table-cell>
          <table:table-cell office:value-type="float" office:value="0.0120618155" calcext:value-type="float">
            <text:p>0.0120618155</text:p>
          </table:table-cell>
          <table:table-cell office:value-type="float" office:value="0.0012061815" calcext:value-type="float">
            <text:p>0.0012061815</text:p>
          </table:table-cell>
          <table:table-cell office:value-type="float" office:value="0" calcext:value-type="float">
            <text:p>0</text:p>
          </table:table-cell>
          <table:table-cell office:value-type="float" office:value="-0.00029959" calcext:value-type="float">
            <text:p>-0.00029959</text:p>
          </table:table-cell>
          <table:table-cell office:value-type="float" office:value="0.00010791" calcext:value-type="float">
            <text:p>0.00010791</text:p>
          </table:table-cell>
          <table:table-cell office:value-type="float" office:value="-0.0006578906" calcext:value-type="float">
            <text:p>-0.000657890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79.2044219971" calcext:value-type="float">
            <text:p>179.2044219971</text:p>
          </table:table-cell>
          <table:table-cell office:value-type="float" office:value="0.0509517517" calcext:value-type="float">
            <text:p>0.0509517517</text:p>
          </table:table-cell>
          <table:table-cell office:value-type="float" office:value="0.0050951752" calcext:value-type="float">
            <text:p>0.0050951752</text:p>
          </table:table-cell>
          <table:table-cell office:value-type="float" office:value="0" calcext:value-type="float">
            <text:p>0</text:p>
          </table:table-cell>
          <table:table-cell office:value-type="float" office:value="-0.00053913" calcext:value-type="float">
            <text:p>-0.00053913</text:p>
          </table:table-cell>
          <table:table-cell office:value-type="float" office:value="0.00010791" calcext:value-type="float">
            <text:p>0.00010791</text:p>
          </table:table-cell>
          <table:table-cell office:value-type="float" office:value="-0.0020940129" calcext:value-type="float">
            <text:p>-0.002094012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179.2096862793" calcext:value-type="float">
            <text:p>179.2096862793</text:p>
          </table:table-cell>
          <table:table-cell office:value-type="float" office:value="0.047280359" calcext:value-type="float">
            <text:p>0.047280359</text:p>
          </table:table-cell>
          <table:table-cell office:value-type="float" office:value="0.0047280359" calcext:value-type="float">
            <text:p>0.0047280359</text:p>
          </table:table-cell>
          <table:table-cell office:value-type="float" office:value="0" calcext:value-type="float">
            <text:p>0</text:p>
          </table:table-cell>
          <table:table-cell office:value-type="float" office:value="-0.00067422" calcext:value-type="float">
            <text:p>-0.00067422</text:p>
          </table:table-cell>
          <table:table-cell office:value-type="float" office:value="0.00010791" calcext:value-type="float">
            <text:p>0.00010791</text:p>
          </table:table-cell>
          <table:table-cell office:value-type="float" office:value="-0.0022357431" calcext:value-type="float">
            <text:p>-0.002235743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179.2067871094" calcext:value-type="float">
            <text:p>179.2067871094</text:p>
          </table:table-cell>
          <table:table-cell office:value-type="float" office:value="-0.0001642563" calcext:value-type="float">
            <text:p>-0.0001642563</text:p>
          </table:table-cell>
          <table:table-cell office:value-type="float" office:value="-0.0000164256" calcext:value-type="float">
            <text:p>-1.64256E-05</text:p>
          </table:table-cell>
          <table:table-cell office:value-type="float" office:value="0" calcext:value-type="float">
            <text:p>0</text:p>
          </table:table-cell>
          <table:table-cell office:value-type="float" office:value="-0.00044801" calcext:value-type="float">
            <text:p>-0.00044801</text:p>
          </table:table-cell>
          <table:table-cell office:value-type="float" office:value="0.00010791" calcext:value-type="float">
            <text:p>0.00010791</text:p>
          </table:table-cell>
          <table:table-cell office:value-type="float" office:value="-0.001362129" calcext:value-type="float">
            <text:p>-0.001362129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179.2015991211" calcext:value-type="float">
            <text:p>179.2015991211</text:p>
          </table:table-cell>
          <table:table-cell office:value-type="float" office:value="0.0283155653" calcext:value-type="float">
            <text:p>0.0283155653</text:p>
          </table:table-cell>
          <table:table-cell office:value-type="float" office:value="0.0028315565" calcext:value-type="float">
            <text:p>0.0028315565</text:p>
          </table:table-cell>
          <table:table-cell office:value-type="float" office:value="0" calcext:value-type="float">
            <text:p>0</text:p>
          </table:table-cell>
          <table:table-cell office:value-type="float" office:value="-0.00048713" calcext:value-type="float">
            <text:p>-0.00048713</text:p>
          </table:table-cell>
          <table:table-cell office:value-type="float" office:value="0.00010673" calcext:value-type="float">
            <text:p>0.00010673</text:p>
          </table:table-cell>
          <table:table-cell office:value-type="float" office:value="-0.0022305275" calcext:value-type="float">
            <text:p>-0.002230527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179.1887207031" calcext:value-type="float">
            <text:p>179.1887207031</text:p>
          </table:table-cell>
          <table:table-cell office:value-type="float" office:value="0.0078840231" calcext:value-type="float">
            <text:p>0.0078840231</text:p>
          </table:table-cell>
          <table:table-cell office:value-type="float" office:value="0.0007884023" calcext:value-type="float">
            <text:p>0.0007884023</text:p>
          </table:table-cell>
          <table:table-cell office:value-type="float" office:value="0" calcext:value-type="float">
            <text:p>0</text:p>
          </table:table-cell>
          <table:table-cell office:value-type="float" office:value="-0.00037703" calcext:value-type="float">
            <text:p>-0.00037703</text:p>
          </table:table-cell>
          <table:table-cell office:value-type="float" office:value="0.00010673" calcext:value-type="float">
            <text:p>0.00010673</text:p>
          </table:table-cell>
          <table:table-cell office:value-type="float" office:value="-0.0015595463" calcext:value-type="float">
            <text:p>-0.001559546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179.1901855469" calcext:value-type="float">
            <text:p>179.1901855469</text:p>
          </table:table-cell>
          <table:table-cell office:value-type="float" office:value="0.0196595785" calcext:value-type="float">
            <text:p>0.0196595785</text:p>
          </table:table-cell>
          <table:table-cell office:value-type="float" office:value="0.0019659579" calcext:value-type="float">
            <text:p>0.0019659579</text:p>
          </table:table-cell>
          <table:table-cell office:value-type="float" office:value="0" calcext:value-type="float">
            <text:p>0</text:p>
          </table:table-cell>
          <table:table-cell office:value-type="float" office:value="-0.00038216" calcext:value-type="float">
            <text:p>-0.00038216</text:p>
          </table:table-cell>
          <table:table-cell office:value-type="float" office:value="0.00010946" calcext:value-type="float">
            <text:p>0.00010946</text:p>
          </table:table-cell>
          <table:table-cell office:value-type="float" office:value="-0.0006411453" calcext:value-type="float">
            <text:p>-0.000641145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179.1892700195" calcext:value-type="float">
            <text:p>179.1892700195</text:p>
          </table:table-cell>
          <table:table-cell office:value-type="float" office:value="0.0305766495" calcext:value-type="float">
            <text:p>0.0305766495</text:p>
          </table:table-cell>
          <table:table-cell office:value-type="float" office:value="0.003057665" calcext:value-type="float">
            <text:p>0.003057665</text:p>
          </table:table-cell>
          <table:table-cell office:value-type="float" office:value="0" calcext:value-type="float">
            <text:p>0</text:p>
          </table:table-cell>
          <table:table-cell office:value-type="float" office:value="-0.00045834" calcext:value-type="float">
            <text:p>-0.00045834</text:p>
          </table:table-cell>
          <table:table-cell office:value-type="float" office:value="0.00010946" calcext:value-type="float">
            <text:p>0.00010946</text:p>
          </table:table-cell>
          <table:table-cell office:value-type="float" office:value="-0.0003687599" calcext:value-type="float">
            <text:p>-0.000368759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179.1950378418" calcext:value-type="float">
            <text:p>179.1950378418</text:p>
          </table:table-cell>
          <table:table-cell office:value-type="float" office:value="0.0373665095" calcext:value-type="float">
            <text:p>0.0373665095</text:p>
          </table:table-cell>
          <table:table-cell office:value-type="float" office:value="0.0037366509" calcext:value-type="float">
            <text:p>0.0037366509</text:p>
          </table:table-cell>
          <table:table-cell office:value-type="float" office:value="0" calcext:value-type="float">
            <text:p>0</text:p>
          </table:table-cell>
          <table:table-cell office:value-type="float" office:value="-0.00055433" calcext:value-type="float">
            <text:p>-0.00055433</text:p>
          </table:table-cell>
          <table:table-cell office:value-type="float" office:value="0.00010946" calcext:value-type="float">
            <text:p>0.00010946</text:p>
          </table:table-cell>
          <table:table-cell office:value-type="float" office:value="-0.0024944553" calcext:value-type="float">
            <text:p>-0.002494455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79.1920471191" calcext:value-type="float">
            <text:p>179.1920471191</text:p>
          </table:table-cell>
          <table:table-cell office:value-type="float" office:value="0.0034814521" calcext:value-type="float">
            <text:p>0.0034814521</text:p>
          </table:table-cell>
          <table:table-cell office:value-type="float" office:value="0.0003481452" calcext:value-type="float">
            <text:p>0.0003481452</text:p>
          </table:table-cell>
          <table:table-cell office:value-type="float" office:value="0" calcext:value-type="float">
            <text:p>0</text:p>
          </table:table-cell>
          <table:table-cell office:value-type="float" office:value="-0.00039245" calcext:value-type="float">
            <text:p>-0.00039245</text:p>
          </table:table-cell>
          <table:table-cell office:value-type="float" office:value="0.00011219" calcext:value-type="float">
            <text:p>0.00011219</text:p>
          </table:table-cell>
          <table:table-cell office:value-type="float" office:value="-0.0015785784" calcext:value-type="float">
            <text:p>-0.001578578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179.1957702637" calcext:value-type="float">
            <text:p>179.1957702637</text:p>
          </table:table-cell>
          <table:table-cell office:value-type="float" office:value="0.0241881333" calcext:value-type="float">
            <text:p>0.0241881333</text:p>
          </table:table-cell>
          <table:table-cell office:value-type="float" office:value="0.0024188133" calcext:value-type="float">
            <text:p>0.0024188133</text:p>
          </table:table-cell>
          <table:table-cell office:value-type="float" office:value="0" calcext:value-type="float">
            <text:p>0</text:p>
          </table:table-cell>
          <table:table-cell office:value-type="float" office:value="-0.00042261" calcext:value-type="float">
            <text:p>-0.00042261</text:p>
          </table:table-cell>
          <table:table-cell office:value-type="float" office:value="0.00011233" calcext:value-type="float">
            <text:p>0.00011233</text:p>
          </table:table-cell>
          <table:table-cell office:value-type="float" office:value="-0.0010904859" calcext:value-type="float">
            <text:p>-0.001090485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79.1822967529" calcext:value-type="float">
            <text:p>179.1822967529</text:p>
          </table:table-cell>
          <table:table-cell office:value-type="float" office:value="0.0124550976" calcext:value-type="float">
            <text:p>0.0124550976</text:p>
          </table:table-cell>
          <table:table-cell office:value-type="float" office:value="0.0012455098" calcext:value-type="float">
            <text:p>0.0012455098</text:p>
          </table:table-cell>
          <table:table-cell office:value-type="float" office:value="0" calcext:value-type="float">
            <text:p>0</text:p>
          </table:table-cell>
          <table:table-cell office:value-type="float" office:value="-0.00036451" calcext:value-type="float">
            <text:p>-0.00036451</text:p>
          </table:table-cell>
          <table:table-cell office:value-type="float" office:value="0.00011233" calcext:value-type="float">
            <text:p>0.00011233</text:p>
          </table:table-cell>
          <table:table-cell office:value-type="float" office:value="-0.0009712047" calcext:value-type="float">
            <text:p>-0.00097120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79.1915283203" calcext:value-type="float">
            <text:p>179.1915283203</text:p>
          </table:table-cell>
          <table:table-cell office:value-type="float" office:value="0.0044938884" calcext:value-type="float">
            <text:p>0.0044938884</text:p>
          </table:table-cell>
          <table:table-cell office:value-type="float" office:value="0.0004493888" calcext:value-type="float">
            <text:p>0.0004493888</text:p>
          </table:table-cell>
          <table:table-cell office:value-type="float" office:value="0" calcext:value-type="float">
            <text:p>0</text:p>
          </table:table-cell>
          <table:table-cell office:value-type="float" office:value="-0.00027276" calcext:value-type="float">
            <text:p>-0.00027276</text:p>
          </table:table-cell>
          <table:table-cell office:value-type="float" office:value="0.00011506" calcext:value-type="float">
            <text:p>0.00011506</text:p>
          </table:table-cell>
          <table:table-cell office:value-type="float" office:value="-0.0008112414" calcext:value-type="float">
            <text:p>-0.000811241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79.1882171631" calcext:value-type="float">
            <text:p>179.1882171631</text:p>
          </table:table-cell>
          <table:table-cell office:value-type="float" office:value="0.04523476" calcext:value-type="float">
            <text:p>0.04523476</text:p>
          </table:table-cell>
          <table:table-cell office:value-type="float" office:value="0.004523476" calcext:value-type="float">
            <text:p>0.004523476</text:p>
          </table:table-cell>
          <table:table-cell office:value-type="float" office:value="0" calcext:value-type="float">
            <text:p>0</text:p>
          </table:table-cell>
          <table:table-cell office:value-type="float" office:value="-0.00048315" calcext:value-type="float">
            <text:p>-0.00048315</text:p>
          </table:table-cell>
          <table:table-cell office:value-type="float" office:value="0.00011506" calcext:value-type="float">
            <text:p>0.00011506</text:p>
          </table:table-cell>
          <table:table-cell office:value-type="float" office:value="-0.0018265889" calcext:value-type="float">
            <text:p>-0.001826588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179.1910095215" calcext:value-type="float">
            <text:p>179.1910095215</text:p>
          </table:table-cell>
          <table:table-cell office:value-type="float" office:value="-0.001915069" calcext:value-type="float">
            <text:p>-0.001915069</text:p>
          </table:table-cell>
          <table:table-cell office:value-type="float" office:value="-0.0001915069" calcext:value-type="float">
            <text:p>-0.0001915069</text:p>
          </table:table-cell>
          <table:table-cell office:value-type="float" office:value="0" calcext:value-type="float">
            <text:p>0</text:p>
          </table:table-cell>
          <table:table-cell office:value-type="float" office:value="-0.00030907" calcext:value-type="float">
            <text:p>-0.00030907</text:p>
          </table:table-cell>
          <table:table-cell office:value-type="float" office:value="0.00011506" calcext:value-type="float">
            <text:p>0.00011506</text:p>
          </table:table-cell>
          <table:table-cell office:value-type="float" office:value="-0.0005586266" calcext:value-type="float">
            <text:p>-0.000558626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179.2040405273" calcext:value-type="float">
            <text:p>179.2040405273</text:p>
          </table:table-cell>
          <table:table-cell office:value-type="float" office:value="-0.0126266774" calcext:value-type="float">
            <text:p>-0.0126266774</text:p>
          </table:table-cell>
          <table:table-cell office:value-type="float" office:value="-0.0012626677" calcext:value-type="float">
            <text:p>-0.0012626677</text:p>
          </table:table-cell>
          <table:table-cell office:value-type="float" office:value="0" calcext:value-type="float">
            <text:p>0</text:p>
          </table:table-cell>
          <table:table-cell office:value-type="float" office:value="-0.00012172" calcext:value-type="float">
            <text:p>-0.00012172</text:p>
          </table:table-cell>
          <table:table-cell office:value-type="float" office:value="0.00011506" calcext:value-type="float">
            <text:p>0.00011506</text:p>
          </table:table-cell>
          <table:table-cell office:value-type="float" office:value="-0.0001145076" calcext:value-type="float">
            <text:p>-0.000114507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179.2104034424" calcext:value-type="float">
            <text:p>179.2104034424</text:p>
          </table:table-cell>
          <table:table-cell office:value-type="float" office:value="-0.0147107182" calcext:value-type="float">
            <text:p>-0.0147107182</text:p>
          </table:table-cell>
          <table:table-cell office:value-type="float" office:value="-0.0014710718" calcext:value-type="float">
            <text:p>-0.0014710718</text:p>
          </table:table-cell>
          <table:table-cell office:value-type="float" office:value="0" calcext:value-type="float">
            <text:p>0</text:p>
          </table:table-cell>
          <table:table-cell office:value-type="float" office:value="0.00001696" calcext:value-type="float">
            <text:p>0.00001696</text:p>
          </table:table-cell>
          <table:table-cell office:value-type="float" office:value="0.00011506" calcext:value-type="float">
            <text:p>0.00011506</text:p>
          </table:table-cell>
          <table:table-cell office:value-type="float" office:value="-0.0008708848" calcext:value-type="float">
            <text:p>-0.00087088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79.2189025879" calcext:value-type="float">
            <text:p>179.2189025879</text:p>
          </table:table-cell>
          <table:table-cell office:value-type="float" office:value="-0.0407576753" calcext:value-type="float">
            <text:p>-0.0407576753</text:p>
          </table:table-cell>
          <table:table-cell office:value-type="float" office:value="-0.0040757675" calcext:value-type="float">
            <text:p>-0.0040757675</text:p>
          </table:table-cell>
          <table:table-cell office:value-type="float" office:value="0" calcext:value-type="float">
            <text:p>0</text:p>
          </table:table-cell>
          <table:table-cell office:value-type="float" office:value="0.00028292" calcext:value-type="float">
            <text:p>0.00028292</text:p>
          </table:table-cell>
          <table:table-cell office:value-type="float" office:value="0.00011387" calcext:value-type="float">
            <text:p>0.00011387</text:p>
          </table:table-cell>
          <table:table-cell office:value-type="float" office:value="-0.0003963925" calcext:value-type="float">
            <text:p>-0.00039639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79.2117614746" calcext:value-type="float">
            <text:p>179.2117614746</text:p>
          </table:table-cell>
          <table:table-cell office:value-type="float" office:value="-0.065228971" calcext:value-type="float">
            <text:p>-0.065228971</text:p>
          </table:table-cell>
          <table:table-cell office:value-type="float" office:value="-0.0065228971" calcext:value-type="float">
            <text:p>-0.0065228971</text:p>
          </table:table-cell>
          <table:table-cell office:value-type="float" office:value="0" calcext:value-type="float">
            <text:p>0</text:p>
          </table:table-cell>
          <table:table-cell office:value-type="float" office:value="0.00062317" calcext:value-type="float">
            <text:p>0.00062317</text:p>
          </table:table-cell>
          <table:table-cell office:value-type="float" office:value="0.00011387" calcext:value-type="float">
            <text:p>0.00011387</text:p>
          </table:table-cell>
          <table:table-cell office:value-type="float" office:value="0.0007492121" calcext:value-type="float">
            <text:p>0.00074921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79.2104034424" calcext:value-type="float">
            <text:p>179.2104034424</text:p>
          </table:table-cell>
          <table:table-cell office:value-type="float" office:value="-0.0468382622" calcext:value-type="float">
            <text:p>-0.0468382622</text:p>
          </table:table-cell>
          <table:table-cell office:value-type="float" office:value="-0.0046838262" calcext:value-type="float">
            <text:p>-0.0046838262</text:p>
          </table:table-cell>
          <table:table-cell office:value-type="float" office:value="0" calcext:value-type="float">
            <text:p>0</text:p>
          </table:table-cell>
          <table:table-cell office:value-type="float" office:value="0.00072725" calcext:value-type="float">
            <text:p>0.00072725</text:p>
          </table:table-cell>
          <table:table-cell office:value-type="float" office:value="0.00011387" calcext:value-type="float">
            <text:p>0.00011387</text:p>
          </table:table-cell>
          <table:table-cell office:value-type="float" office:value="0.0003113393" calcext:value-type="float">
            <text:p>0.000311339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79.2015991211" calcext:value-type="float">
            <text:p>179.2015991211</text:p>
          </table:table-cell>
          <table:table-cell office:value-type="float" office:value="-0.039270637" calcext:value-type="float">
            <text:p>-0.039270637</text:p>
          </table:table-cell>
          <table:table-cell office:value-type="float" office:value="-0.0039270637" calcext:value-type="float">
            <text:p>-0.0039270637</text:p>
          </table:table-cell>
          <table:table-cell office:value-type="float" office:value="0" calcext:value-type="float">
            <text:p>0</text:p>
          </table:table-cell>
          <table:table-cell office:value-type="float" office:value="0.00074615" calcext:value-type="float">
            <text:p>0.00074615</text:p>
          </table:table-cell>
          <table:table-cell office:value-type="float" office:value="0.00011387" calcext:value-type="float">
            <text:p>0.00011387</text:p>
          </table:table-cell>
          <table:table-cell office:value-type="float" office:value="-0.0001733251" calcext:value-type="float">
            <text:p>-0.000173325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179.2005310059" calcext:value-type="float">
            <text:p>179.2005310059</text:p>
          </table:table-cell>
          <table:table-cell office:value-type="float" office:value="-0.0115314495" calcext:value-type="float">
            <text:p>-0.0115314495</text:p>
          </table:table-cell>
          <table:table-cell office:value-type="float" office:value="-0.001153145" calcext:value-type="float">
            <text:p>-0.001153145</text:p>
          </table:table-cell>
          <table:table-cell office:value-type="float" office:value="0" calcext:value-type="float">
            <text:p>0</text:p>
          </table:table-cell>
          <table:table-cell office:value-type="float" office:value="0.00057387" calcext:value-type="float">
            <text:p>0.00057387</text:p>
          </table:table-cell>
          <table:table-cell office:value-type="float" office:value="0.00011387" calcext:value-type="float">
            <text:p>0.00011387</text:p>
          </table:table-cell>
          <table:table-cell office:value-type="float" office:value="-0.0008192726" calcext:value-type="float">
            <text:p>-0.000819272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79.1896209717" calcext:value-type="float">
            <text:p>179.1896209717</text:p>
          </table:table-cell>
          <table:table-cell office:value-type="float" office:value="-0.0380649285" calcext:value-type="float">
            <text:p>-0.0380649285</text:p>
          </table:table-cell>
          <table:table-cell office:value-type="float" office:value="-0.0038064929" calcext:value-type="float">
            <text:p>-0.0038064929</text:p>
          </table:table-cell>
          <table:table-cell office:value-type="float" office:value="0" calcext:value-type="float">
            <text:p>0</text:p>
          </table:table-cell>
          <table:table-cell office:value-type="float" office:value="0.00063594" calcext:value-type="float">
            <text:p>0.00063594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-0.0006334864" calcext:value-type="float">
            <text:p>-0.000633486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179.1797027588" calcext:value-type="float">
            <text:p>179.1797027588</text:p>
          </table:table-cell>
          <table:table-cell office:value-type="float" office:value="-0.0369832014" calcext:value-type="float">
            <text:p>-0.0369832014</text:p>
          </table:table-cell>
          <table:table-cell office:value-type="float" office:value="-0.0036983201" calcext:value-type="float">
            <text:p>-0.0036983201</text:p>
          </table:table-cell>
          <table:table-cell office:value-type="float" office:value="0" calcext:value-type="float">
            <text:p>0</text:p>
          </table:table-cell>
          <table:table-cell office:value-type="float" office:value="0.00067008" calcext:value-type="float">
            <text:p>0.00067008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0.000325654" calcext:value-type="float">
            <text:p>0.00032565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79.1888122559" calcext:value-type="float">
            <text:p>179.1888122559</text:p>
          </table:table-cell>
          <table:table-cell office:value-type="float" office:value="-0.0155828782" calcext:value-type="float">
            <text:p>-0.0155828782</text:p>
          </table:table-cell>
          <table:table-cell office:value-type="float" office:value="-0.0015582878" calcext:value-type="float">
            <text:p>-0.0015582878</text:p>
          </table:table-cell>
          <table:table-cell office:value-type="float" office:value="0" calcext:value-type="float">
            <text:p>0</text:p>
          </table:table-cell>
          <table:table-cell office:value-type="float" office:value="0.0005502" calcext:value-type="float">
            <text:p>0.0005502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-0.0009944598" calcext:value-type="float">
            <text:p>-0.000994459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179.1978912354" calcext:value-type="float">
            <text:p>179.1978912354</text:p>
          </table:table-cell>
          <table:table-cell office:value-type="float" office:value="0.0139127069" calcext:value-type="float">
            <text:p>0.0139127069</text:p>
          </table:table-cell>
          <table:table-cell office:value-type="float" office:value="0.0013912707" calcext:value-type="float">
            <text:p>0.0013912707</text:p>
          </table:table-cell>
          <table:table-cell office:value-type="float" office:value="0" calcext:value-type="float">
            <text:p>0</text:p>
          </table:table-cell>
          <table:table-cell office:value-type="float" office:value="0.00027377" calcext:value-type="float">
            <text:p>0.00027377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-0.0009122677" calcext:value-type="float">
            <text:p>-0.000912267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79.2040252686" calcext:value-type="float">
            <text:p>179.2040252686</text:p>
          </table:table-cell>
          <table:table-cell office:value-type="float" office:value="-0.0361880676" calcext:value-type="float">
            <text:p>-0.0361880676</text:p>
          </table:table-cell>
          <table:table-cell office:value-type="float" office:value="-0.0036188068" calcext:value-type="float">
            <text:p>-0.0036188068</text:p>
          </table:table-cell>
          <table:table-cell office:value-type="float" office:value="0" calcext:value-type="float">
            <text:p>0</text:p>
          </table:table-cell>
          <table:table-cell office:value-type="float" office:value="0.00042354" calcext:value-type="float">
            <text:p>0.00042354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-0.000246567" calcext:value-type="float">
            <text:p>-0.00024656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179.2040710449" calcext:value-type="float">
            <text:p>179.2040710449</text:p>
          </table:table-cell>
          <table:table-cell office:value-type="float" office:value="-0.0061273601" calcext:value-type="float">
            <text:p>-0.0061273601</text:p>
          </table:table-cell>
          <table:table-cell office:value-type="float" office:value="-0.000612736" calcext:value-type="float">
            <text:p>-0.000612736</text:p>
          </table:table-cell>
          <table:table-cell office:value-type="float" office:value="0" calcext:value-type="float">
            <text:p>0</text:p>
          </table:table-cell>
          <table:table-cell office:value-type="float" office:value="0.00032296" calcext:value-type="float">
            <text:p>0.00032296</text:p>
          </table:table-cell>
          <table:table-cell office:value-type="float" office:value="0.00011358" calcext:value-type="float">
            <text:p>0.00011358</text:p>
          </table:table-cell>
          <table:table-cell office:value-type="float" office:value="-0.0008537297" calcext:value-type="float">
            <text:p>-0.000853729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179.2192077637" calcext:value-type="float">
            <text:p>179.2192077637</text:p>
          </table:table-cell>
          <table:table-cell office:value-type="float" office:value="-0.0191021238" calcext:value-type="float">
            <text:p>-0.0191021238</text:p>
          </table:table-cell>
          <table:table-cell office:value-type="float" office:value="-0.0019102124" calcext:value-type="float">
            <text:p>-0.0019102124</text:p>
          </table:table-cell>
          <table:table-cell office:value-type="float" office:value="0" calcext:value-type="float">
            <text:p>0</text:p>
          </table:table-cell>
          <table:table-cell office:value-type="float" office:value="0.00034243" calcext:value-type="float">
            <text:p>0.00034243</text:p>
          </table:table-cell>
          <table:table-cell office:value-type="float" office:value="0.00011247" calcext:value-type="float">
            <text:p>0.00011247</text:p>
          </table:table-cell>
          <table:table-cell office:value-type="float" office:value="-0.0002906837" calcext:value-type="float">
            <text:p>-0.000290683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179.2116546631" calcext:value-type="float">
            <text:p>179.2116546631</text:p>
          </table:table-cell>
          <table:table-cell office:value-type="float" office:value="-0.0227774484" calcext:value-type="float">
            <text:p>-0.0227774484</text:p>
          </table:table-cell>
          <table:table-cell office:value-type="float" office:value="-0.0022777448" calcext:value-type="float">
            <text:p>-0.0022777448</text:p>
          </table:table-cell>
          <table:table-cell office:value-type="float" office:value="0" calcext:value-type="float">
            <text:p>0</text:p>
          </table:table-cell>
          <table:table-cell office:value-type="float" office:value="0.0003799" calcext:value-type="float">
            <text:p>0.0003799</text:p>
          </table:table-cell>
          <table:table-cell office:value-type="float" office:value="0.00011247" calcext:value-type="float">
            <text:p>0.00011247</text:p>
          </table:table-cell>
          <table:table-cell office:value-type="float" office:value="-0.0009528967" calcext:value-type="float">
            <text:p>-0.000952896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79.2214508057" calcext:value-type="float">
            <text:p>179.2214508057</text:p>
          </table:table-cell>
          <table:table-cell office:value-type="float" office:value="0.002382334" calcext:value-type="float">
            <text:p>0.002382334</text:p>
          </table:table-cell>
          <table:table-cell office:value-type="float" office:value="0.0002382334" calcext:value-type="float">
            <text:p>0.0002382334</text:p>
          </table:table-cell>
          <table:table-cell office:value-type="float" office:value="0" calcext:value-type="float">
            <text:p>0</text:p>
          </table:table-cell>
          <table:table-cell office:value-type="float" office:value="0.00023718" calcext:value-type="float">
            <text:p>0.00023718</text:p>
          </table:table-cell>
          <table:table-cell office:value-type="float" office:value="0.00010981" calcext:value-type="float">
            <text:p>0.00010981</text:p>
          </table:table-cell>
          <table:table-cell office:value-type="float" office:value="-0.0009326694" calcext:value-type="float">
            <text:p>-0.000932669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79.2312164307" calcext:value-type="float">
            <text:p>179.2312164307</text:p>
          </table:table-cell>
          <table:table-cell office:value-type="float" office:value="-0.0141405826" calcext:value-type="float">
            <text:p>-0.0141405826</text:p>
          </table:table-cell>
          <table:table-cell office:value-type="float" office:value="-0.0014140583" calcext:value-type="float">
            <text:p>-0.0014140583</text:p>
          </table:table-cell>
          <table:table-cell office:value-type="float" office:value="0" calcext:value-type="float">
            <text:p>0</text:p>
          </table:table-cell>
          <table:table-cell office:value-type="float" office:value="0.00025222" calcext:value-type="float">
            <text:p>0.00025222</text:p>
          </table:table-cell>
          <table:table-cell office:value-type="float" office:value="0.00010981" calcext:value-type="float">
            <text:p>0.00010981</text:p>
          </table:table-cell>
          <table:table-cell office:value-type="float" office:value="-0.0012168554" calcext:value-type="float">
            <text:p>-0.001216855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79.2301940918" calcext:value-type="float">
            <text:p>179.2301940918</text:p>
          </table:table-cell>
          <table:table-cell office:value-type="float" office:value="-0.0711406731" calcext:value-type="float">
            <text:p>-0.0711406731</text:p>
          </table:table-cell>
          <table:table-cell office:value-type="float" office:value="-0.0071140673" calcext:value-type="float">
            <text:p>-0.0071140673</text:p>
          </table:table-cell>
          <table:table-cell office:value-type="float" office:value="0" calcext:value-type="float">
            <text:p>0</text:p>
          </table:table-cell>
          <table:table-cell office:value-type="float" office:value="0.00064212" calcext:value-type="float">
            <text:p>0.00064212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0.0012996019" calcext:value-type="float">
            <text:p>0.0012996019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179.2410125732" calcext:value-type="float">
            <text:p>179.2410125732</text:p>
          </table:table-cell>
          <table:table-cell office:value-type="float" office:value="-0.012385275" calcext:value-type="float">
            <text:p>-0.012385275</text:p>
          </table:table-cell>
          <table:table-cell office:value-type="float" office:value="-0.0012385275" calcext:value-type="float">
            <text:p>-0.0012385275</text:p>
          </table:table-cell>
          <table:table-cell office:value-type="float" office:value="0" calcext:value-type="float">
            <text:p>0</text:p>
          </table:table-cell>
          <table:table-cell office:value-type="float" office:value="0.00051027" calcext:value-type="float">
            <text:p>0.00051027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-0.0011548536" calcext:value-type="float">
            <text:p>-0.001154853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79.2453308105" calcext:value-type="float">
            <text:p>179.2453308105</text:p>
          </table:table-cell>
          <table:table-cell office:value-type="float" office:value="-0.0589694951" calcext:value-type="float">
            <text:p>-0.0589694951</text:p>
          </table:table-cell>
          <table:table-cell office:value-type="float" office:value="-0.0058969495" calcext:value-type="float">
            <text:p>-0.0058969495</text:p>
          </table:table-cell>
          <table:table-cell office:value-type="float" office:value="0" calcext:value-type="float">
            <text:p>0</text:p>
          </table:table-cell>
          <table:table-cell office:value-type="float" office:value="0.00073289" calcext:value-type="float">
            <text:p>0.00073289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0.0002542084" calcext:value-type="float">
            <text:p>0.000254208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179.2439117432" calcext:value-type="float">
            <text:p>179.2439117432</text:p>
          </table:table-cell>
          <table:table-cell office:value-type="float" office:value="-0.061721609" calcext:value-type="float">
            <text:p>-0.061721609</text:p>
          </table:table-cell>
          <table:table-cell office:value-type="float" office:value="-0.0061721609" calcext:value-type="float">
            <text:p>-0.0061721609</text:p>
          </table:table-cell>
          <table:table-cell office:value-type="float" office:value="0" calcext:value-type="float">
            <text:p>0</text:p>
          </table:table-cell>
          <table:table-cell office:value-type="float" office:value="0.00089953" calcext:value-type="float">
            <text:p>0.00089953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0.0006651458" calcext:value-type="float">
            <text:p>0.000665145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79.2388916016" calcext:value-type="float">
            <text:p>179.2388916016</text:p>
          </table:table-cell>
          <table:table-cell office:value-type="float" office:value="-0.0074932806" calcext:value-type="float">
            <text:p>-0.0074932806</text:p>
          </table:table-cell>
          <table:table-cell office:value-type="float" office:value="-0.0007493281" calcext:value-type="float">
            <text:p>-0.0007493281</text:p>
          </table:table-cell>
          <table:table-cell office:value-type="float" office:value="0" calcext:value-type="float">
            <text:p>0</text:p>
          </table:table-cell>
          <table:table-cell office:value-type="float" office:value="0.00064912" calcext:value-type="float">
            <text:p>0.00064912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-0.0010336995" calcext:value-type="float">
            <text:p>-0.001033699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79.2484741211" calcext:value-type="float">
            <text:p>179.2484741211</text:p>
          </table:table-cell>
          <table:table-cell office:value-type="float" office:value="0.0140983271" calcext:value-type="float">
            <text:p>0.0140983271</text:p>
          </table:table-cell>
          <table:table-cell office:value-type="float" office:value="0.0014098327" calcext:value-type="float">
            <text:p>0.0014098327</text:p>
          </table:table-cell>
          <table:table-cell office:value-type="float" office:value="0" calcext:value-type="float">
            <text:p>0</text:p>
          </table:table-cell>
          <table:table-cell office:value-type="float" office:value="0.00033843" calcext:value-type="float">
            <text:p>0.00033843</text:p>
          </table:table-cell>
          <table:table-cell office:value-type="float" office:value="0.00011239" calcext:value-type="float">
            <text:p>0.00011239</text:p>
          </table:table-cell>
          <table:table-cell office:value-type="float" office:value="-0.0013390388" calcext:value-type="float">
            <text:p>-0.001339038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79.2501983643" calcext:value-type="float">
            <text:p>179.2501983643</text:p>
          </table:table-cell>
          <table:table-cell office:value-type="float" office:value="-0.0419472608" calcext:value-type="float">
            <text:p>-0.0419472608</text:p>
          </table:table-cell>
          <table:table-cell office:value-type="float" office:value="-0.0041947261" calcext:value-type="float">
            <text:p>-0.0041947261</text:p>
          </table:table-cell>
          <table:table-cell office:value-type="float" office:value="0" calcext:value-type="float">
            <text:p>0</text:p>
          </table:table-cell>
          <table:table-cell office:value-type="float" office:value="0.00050499" calcext:value-type="float">
            <text:p>0.00050499</text:p>
          </table:table-cell>
          <table:table-cell office:value-type="float" office:value="0.00011245" calcext:value-type="float">
            <text:p>0.00011245</text:p>
          </table:table-cell>
          <table:table-cell office:value-type="float" office:value="-0.0004881326" calcext:value-type="float">
            <text:p>-0.000488132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179.2551727295" calcext:value-type="float">
            <text:p>179.2551727295</text:p>
          </table:table-cell>
          <table:table-cell office:value-type="float" office:value="-0.0120669814" calcext:value-type="float">
            <text:p>-0.0120669814</text:p>
          </table:table-cell>
          <table:table-cell office:value-type="float" office:value="-0.0012066981" calcext:value-type="float">
            <text:p>-0.0012066981</text:p>
          </table:table-cell>
          <table:table-cell office:value-type="float" office:value="0" calcext:value-type="float">
            <text:p>0</text:p>
          </table:table-cell>
          <table:table-cell office:value-type="float" office:value="0.0004168" calcext:value-type="float">
            <text:p>0.0004168</text:p>
          </table:table-cell>
          <table:table-cell office:value-type="float" office:value="0.00011245" calcext:value-type="float">
            <text:p>0.00011245</text:p>
          </table:table-cell>
          <table:table-cell office:value-type="float" office:value="-0.0012705309" calcext:value-type="float">
            <text:p>-0.001270530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79.2437744141" calcext:value-type="float">
            <text:p>179.2437744141</text:p>
          </table:table-cell>
          <table:table-cell office:value-type="float" office:value="-0.0223154452" calcext:value-type="float">
            <text:p>-0.0223154452</text:p>
          </table:table-cell>
          <table:table-cell office:value-type="float" office:value="-0.0022315445" calcext:value-type="float">
            <text:p>-0.0022315445</text:p>
          </table:table-cell>
          <table:table-cell office:value-type="float" office:value="0" calcext:value-type="float">
            <text:p>0</text:p>
          </table:table-cell>
          <table:table-cell office:value-type="float" office:value="0.00042635" calcext:value-type="float">
            <text:p>0.00042635</text:p>
          </table:table-cell>
          <table:table-cell office:value-type="float" office:value="0.0001112" calcext:value-type="float">
            <text:p>0.0001112</text:p>
          </table:table-cell>
          <table:table-cell office:value-type="float" office:value="-0.000187004" calcext:value-type="float">
            <text:p>-0.00018700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79.2238769531" calcext:value-type="float">
            <text:p>179.2238769531</text:p>
          </table:table-cell>
          <table:table-cell office:value-type="float" office:value="-0.0365922433" calcext:value-type="float">
            <text:p>-0.0365922433</text:p>
          </table:table-cell>
          <table:table-cell office:value-type="float" office:value="-0.0036592243" calcext:value-type="float">
            <text:p>-0.0036592243</text:p>
          </table:table-cell>
          <table:table-cell office:value-type="float" office:value="0" calcext:value-type="float">
            <text:p>0</text:p>
          </table:table-cell>
          <table:table-cell office:value-type="float" office:value="0.00052787" calcext:value-type="float">
            <text:p>0.00052787</text:p>
          </table:table-cell>
          <table:table-cell office:value-type="float" office:value="0.0001112" calcext:value-type="float">
            <text:p>0.0001112</text:p>
          </table:table-cell>
          <table:table-cell office:value-type="float" office:value="0.0004998844" calcext:value-type="float">
            <text:p>0.000499884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2117767334" calcext:value-type="float">
            <text:p>179.2117767334</text:p>
          </table:table-cell>
          <table:table-cell office:value-type="float" office:value="0.0527602346" calcext:value-type="float">
            <text:p>0.0527602346</text:p>
          </table:table-cell>
          <table:table-cell office:value-type="float" office:value="0.0052760235" calcext:value-type="float">
            <text:p>0.00527602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37774" calcext:value-type="float">
            <text:p>0.00037774</text:p>
          </table:table-cell>
          <table:table-cell office:value-type="float" office:value="0.0001112" calcext:value-type="float">
            <text:p>0.0001112</text:p>
          </table:table-cell>
          <table:table-cell office:value-type="float" office:value="-0.0010146127" calcext:value-type="float">
            <text:p>-0.001014612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2010040283" calcext:value-type="float">
            <text:p>179.2010040283</text:p>
          </table:table-cell>
          <table:table-cell office:value-type="float" office:value="-0.0229731141" calcext:value-type="float">
            <text:p>-0.0229731141</text:p>
          </table:table-cell>
          <table:table-cell office:value-type="float" office:value="-0.0022973114" calcext:value-type="float">
            <text:p>-0.00229731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53084" calcext:value-type="float">
            <text:p>0.00053084</text:p>
          </table:table-cell>
          <table:table-cell office:value-type="float" office:value="0.00011521" calcext:value-type="float">
            <text:p>0.00011521</text:p>
          </table:table-cell>
          <table:table-cell office:value-type="float" office:value="0.0000590791" calcext:value-type="float">
            <text:p>5.90791E-0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2035675049" calcext:value-type="float">
            <text:p>179.2035675049</text:p>
          </table:table-cell>
          <table:table-cell office:value-type="float" office:value="0.0334817701" calcext:value-type="float">
            <text:p>0.0334817701</text:p>
          </table:table-cell>
          <table:table-cell office:value-type="float" office:value="0.003348177" calcext:value-type="float">
            <text:p>0.0033481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25659" calcext:value-type="float">
            <text:p>0.00025659</text:p>
          </table:table-cell>
          <table:table-cell office:value-type="float" office:value="0.00011521" calcext:value-type="float">
            <text:p>0.00011521</text:p>
          </table:table-cell>
          <table:table-cell office:value-type="float" office:value="-0.0015545013" calcext:value-type="float">
            <text:p>-0.001554501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2121582031" calcext:value-type="float">
            <text:p>179.2121582031</text:p>
          </table:table-cell>
          <table:table-cell office:value-type="float" office:value="0.0324828497" calcext:value-type="float">
            <text:p>0.0324828497</text:p>
          </table:table-cell>
          <table:table-cell office:value-type="float" office:value="0.003248285" calcext:value-type="float">
            <text:p>0.00324828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8056" calcext:value-type="float">
            <text:p>0.00008056</text:p>
          </table:table-cell>
          <table:table-cell office:value-type="float" office:value="0.00011535" calcext:value-type="float">
            <text:p>0.00011535</text:p>
          </table:table-cell>
          <table:table-cell office:value-type="float" office:value="-0.0009140896" calcext:value-type="float">
            <text:p>-0.000914089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2135314941" calcext:value-type="float">
            <text:p>179.2135314941</text:p>
          </table:table-cell>
          <table:table-cell office:value-type="float" office:value="-0.0108203577" calcext:value-type="float">
            <text:p>-0.0108203577</text:p>
          </table:table-cell>
          <table:table-cell office:value-type="float" office:value="-0.0010820358" calcext:value-type="float">
            <text:p>-0.00108203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2519" calcext:value-type="float">
            <text:p>0.0002519</text:p>
          </table:table-cell>
          <table:table-cell office:value-type="float" office:value="0.00011808" calcext:value-type="float">
            <text:p>0.00011808</text:p>
          </table:table-cell>
          <table:table-cell office:value-type="float" office:value="0.000338563" calcext:value-type="float">
            <text:p>0.00033856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220703125" calcext:value-type="float">
            <text:p>179.220703125</text:p>
          </table:table-cell>
          <table:table-cell office:value-type="float" office:value="0.0185057581" calcext:value-type="float">
            <text:p>0.0185057581</text:p>
          </table:table-cell>
          <table:table-cell office:value-type="float" office:value="0.0018505758" calcext:value-type="float">
            <text:p>0.00185057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17058" calcext:value-type="float">
            <text:p>0.00017058</text:p>
          </table:table-cell>
          <table:table-cell office:value-type="float" office:value="0.00011808" calcext:value-type="float">
            <text:p>0.00011808</text:p>
          </table:table-cell>
          <table:table-cell office:value-type="float" office:value="-0.0009712671" calcext:value-type="float">
            <text:p>-0.000971267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227722168" calcext:value-type="float">
            <text:p>179.227722168</text:p>
          </table:table-cell>
          <table:table-cell office:value-type="float" office:value="0.037988049" calcext:value-type="float">
            <text:p>0.037988049</text:p>
          </table:table-cell>
          <table:table-cell office:value-type="float" office:value="0.0037988049" calcext:value-type="float">
            <text:p>0.00379880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01342" calcext:value-type="float">
            <text:p>-0.00001342</text:p>
          </table:table-cell>
          <table:table-cell office:value-type="float" office:value="0.00011417" calcext:value-type="float">
            <text:p>0.00011417</text:p>
          </table:table-cell>
          <table:table-cell office:value-type="float" office:value="-0.0009339407" calcext:value-type="float">
            <text:p>-0.000933940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2246551514" calcext:value-type="float">
            <text:p>179.2246551514</text:p>
          </table:table-cell>
          <table:table-cell office:value-type="float" office:value="0.0414883944" calcext:value-type="float">
            <text:p>0.0414883944</text:p>
          </table:table-cell>
          <table:table-cell office:value-type="float" office:value="0.0041488394" calcext:value-type="float">
            <text:p>0.00414883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5931" calcext:value-type="float">
            <text:p>-0.00015931</text:p>
          </table:table-cell>
          <table:table-cell office:value-type="float" office:value="0.00011417" calcext:value-type="float">
            <text:p>0.00011417</text:p>
          </table:table-cell>
          <table:table-cell office:value-type="float" office:value="-0.0014048028" calcext:value-type="float">
            <text:p>-0.001404802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2258453369" calcext:value-type="float">
            <text:p>179.2258453369</text:p>
          </table:table-cell>
          <table:table-cell office:value-type="float" office:value="0.0288600798" calcext:value-type="float">
            <text:p>0.0288600798</text:p>
          </table:table-cell>
          <table:table-cell office:value-type="float" office:value="0.002886008" calcext:value-type="float">
            <text:p>0.0028860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7233" calcext:value-type="float">
            <text:p>-0.00017233</text:p>
          </table:table-cell>
          <table:table-cell office:value-type="float" office:value="0.00011417" calcext:value-type="float">
            <text:p>0.00011417</text:p>
          </table:table-cell>
          <table:table-cell office:value-type="float" office:value="-0.0011658309" calcext:value-type="float">
            <text:p>-0.001165830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2319641113" calcext:value-type="float">
            <text:p>179.2319641113</text:p>
          </table:table-cell>
          <table:table-cell office:value-type="float" office:value="0.0352997395" calcext:value-type="float">
            <text:p>0.0352997395</text:p>
          </table:table-cell>
          <table:table-cell office:value-type="float" office:value="0.0035299739" calcext:value-type="float">
            <text:p>0.00352997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22392" calcext:value-type="float">
            <text:p>-0.00022392</text:p>
          </table:table-cell>
          <table:table-cell office:value-type="float" office:value="0.00011818" calcext:value-type="float">
            <text:p>0.00011818</text:p>
          </table:table-cell>
          <table:table-cell office:value-type="float" office:value="-0.0019104494" calcext:value-type="float">
            <text:p>-0.0019104494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2400054932" calcext:value-type="float">
            <text:p>179.2400054932</text:p>
          </table:table-cell>
          <table:table-cell office:value-type="float" office:value="-0.0021905963" calcext:value-type="float">
            <text:p>-0.0021905963</text:p>
          </table:table-cell>
          <table:table-cell office:value-type="float" office:value="-0.0002190596" calcext:value-type="float">
            <text:p>-0.00021905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00843" calcext:value-type="float">
            <text:p>-0.00000843</text:p>
          </table:table-cell>
          <table:table-cell office:value-type="float" office:value="0.00011818" calcext:value-type="float">
            <text:p>0.00011818</text:p>
          </table:table-cell>
          <table:table-cell office:value-type="float" office:value="-0.0000525311" calcext:value-type="float">
            <text:p>-5.25311E-0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2409362793" calcext:value-type="float">
            <text:p>179.2409362793</text:p>
          </table:table-cell>
          <table:table-cell office:value-type="float" office:value="0.0181847187" calcext:value-type="float">
            <text:p>0.0181847187</text:p>
          </table:table-cell>
          <table:table-cell office:value-type="float" office:value="0.0018184719" calcext:value-type="float">
            <text:p>0.001818471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00069" calcext:value-type="float">
            <text:p>-0.00000069</text:p>
          </table:table-cell>
          <table:table-cell office:value-type="float" office:value="0.00012076" calcext:value-type="float">
            <text:p>0.00012076</text:p>
          </table:table-cell>
          <table:table-cell office:value-type="float" office:value="-0.0003010442" calcext:value-type="float">
            <text:p>-0.000301044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2463531494" calcext:value-type="float">
            <text:p>179.2463531494</text:p>
          </table:table-cell>
          <table:table-cell office:value-type="float" office:value="0.0191673691" calcext:value-type="float">
            <text:p>0.0191673691</text:p>
          </table:table-cell>
          <table:table-cell office:value-type="float" office:value="0.0019167369" calcext:value-type="float">
            <text:p>0.001916736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00207" calcext:value-type="float">
            <text:p>-0.00000207</text:p>
          </table:table-cell>
          <table:table-cell office:value-type="float" office:value="0.00012076" calcext:value-type="float">
            <text:p>0.00012076</text:p>
          </table:table-cell>
          <table:table-cell office:value-type="float" office:value="-0.0015546205" calcext:value-type="float">
            <text:p>-0.001554620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2480316162" calcext:value-type="float">
            <text:p>179.2480316162</text:p>
          </table:table-cell>
          <table:table-cell office:value-type="float" office:value="0.0470328182" calcext:value-type="float">
            <text:p>0.0470328182</text:p>
          </table:table-cell>
          <table:table-cell office:value-type="float" office:value="0.0047032818" calcext:value-type="float">
            <text:p>0.00470328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8871" calcext:value-type="float">
            <text:p>-0.00018871</text:p>
          </table:table-cell>
          <table:table-cell office:value-type="float" office:value="0.00012218" calcext:value-type="float">
            <text:p>0.00012218</text:p>
          </table:table-cell>
          <table:table-cell office:value-type="float" office:value="-0.0024361552" calcext:value-type="float">
            <text:p>-0.0024361552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2364807129" calcext:value-type="float">
            <text:p>179.2364807129</text:p>
          </table:table-cell>
          <table:table-cell office:value-type="float" office:value="0.0484369365" calcext:value-type="float">
            <text:p>0.0484369365</text:p>
          </table:table-cell>
          <table:table-cell office:value-type="float" office:value="0.0048436937" calcext:value-type="float">
            <text:p>0.004843693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32238" calcext:value-type="float">
            <text:p>-0.00032238</text:p>
          </table:table-cell>
          <table:table-cell office:value-type="float" office:value="0.00012491" calcext:value-type="float">
            <text:p>0.00012491</text:p>
          </table:table-cell>
          <table:table-cell office:value-type="float" office:value="-0.0017526805" calcext:value-type="float">
            <text:p>-0.00175268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2262573242" calcext:value-type="float">
            <text:p>179.2262573242</text:p>
          </table:table-cell>
          <table:table-cell office:value-type="float" office:value="0.0065073902" calcext:value-type="float">
            <text:p>0.0065073902</text:p>
          </table:table-cell>
          <table:table-cell office:value-type="float" office:value="0.000650739" calcext:value-type="float">
            <text:p>0.0006507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3199" calcext:value-type="float">
            <text:p>-0.00013199</text:p>
          </table:table-cell>
          <table:table-cell office:value-type="float" office:value="0.00012491" calcext:value-type="float">
            <text:p>0.00012491</text:p>
          </table:table-cell>
          <table:table-cell office:value-type="float" office:value="-0.0002261016" calcext:value-type="float">
            <text:p>-0.000226101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2155761719" calcext:value-type="float">
            <text:p>179.2155761719</text:p>
          </table:table-cell>
          <table:table-cell office:value-type="float" office:value="0.0701887645" calcext:value-type="float">
            <text:p>0.0701887645</text:p>
          </table:table-cell>
          <table:table-cell office:value-type="float" office:value="0.0070188765" calcext:value-type="float">
            <text:p>0.00701887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42956" calcext:value-type="float">
            <text:p>-0.00042956</text:p>
          </table:table-cell>
          <table:table-cell office:value-type="float" office:value="0.00012491" calcext:value-type="float">
            <text:p>0.00012491</text:p>
          </table:table-cell>
          <table:table-cell office:value-type="float" office:value="-0.0027551343" calcext:value-type="float">
            <text:p>-0.002755134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9.2260437012" calcext:value-type="float">
            <text:p>179.2260437012</text:p>
          </table:table-cell>
          <table:table-cell office:value-type="float" office:value="0.0786677326" calcext:value-type="float">
            <text:p>0.0786677326</text:p>
          </table:table-cell>
          <table:table-cell office:value-type="float" office:value="0.0078667733" calcext:value-type="float">
            <text:p>0.00786677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68429" calcext:value-type="float">
            <text:p>-0.00068429</text:p>
          </table:table-cell>
          <table:table-cell office:value-type="float" office:value="0.00012491" calcext:value-type="float">
            <text:p>0.00012491</text:p>
          </table:table-cell>
          <table:table-cell office:value-type="float" office:value="-0.0034665889" calcext:value-type="float">
            <text:p>-0.003466588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9.2231750488" calcext:value-type="float">
            <text:p>179.2231750488</text:p>
          </table:table-cell>
          <table:table-cell office:value-type="float" office:value="0.0459223066" calcext:value-type="float">
            <text:p>0.0459223066</text:p>
          </table:table-cell>
          <table:table-cell office:value-type="float" office:value="0.0045922307" calcext:value-type="float">
            <text:p>0.00459223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63574" calcext:value-type="float">
            <text:p>-0.00063574</text:p>
          </table:table-cell>
          <table:table-cell office:value-type="float" office:value="0.00012491" calcext:value-type="float">
            <text:p>0.00012491</text:p>
          </table:table-cell>
          <table:table-cell office:value-type="float" office:value="-0.0015290743" calcext:value-type="float">
            <text:p>-0.001529074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9.2158660889" calcext:value-type="float">
            <text:p>179.2158660889</text:p>
          </table:table-cell>
          <table:table-cell office:value-type="float" office:value="-0.0052384149" calcext:value-type="float">
            <text:p>-0.0052384149</text:p>
          </table:table-cell>
          <table:table-cell office:value-type="float" office:value="-0.0005238415" calcext:value-type="float">
            <text:p>-0.00052384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26244" calcext:value-type="float">
            <text:p>-0.00026244</text:p>
          </table:table-cell>
          <table:table-cell office:value-type="float" office:value="0.00012764" calcext:value-type="float">
            <text:p>0.00012764</text:p>
          </table:table-cell>
          <table:table-cell office:value-type="float" office:value="0.0003921144" calcext:value-type="float">
            <text:p>0.000392114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9.2133636475" calcext:value-type="float">
            <text:p>179.2133636475</text:p>
          </table:table-cell>
          <table:table-cell office:value-type="float" office:value="0.0854321388" calcext:value-type="float">
            <text:p>0.0854321388</text:p>
          </table:table-cell>
          <table:table-cell office:value-type="float" office:value="0.0085432139" calcext:value-type="float">
            <text:p>0.00854321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61805" calcext:value-type="float">
            <text:p>-0.00061805</text:p>
          </table:table-cell>
          <table:table-cell office:value-type="float" office:value="0.00012764" calcext:value-type="float">
            <text:p>0.00012764</text:p>
          </table:table-cell>
          <table:table-cell office:value-type="float" office:value="-0.0019826602" calcext:value-type="float">
            <text:p>-0.001982660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209854126" calcext:value-type="float">
            <text:p>179.209854126</text:p>
          </table:table-cell>
          <table:table-cell office:value-type="float" office:value="0.0662080312" calcext:value-type="float">
            <text:p>0.0662080312</text:p>
          </table:table-cell>
          <table:table-cell office:value-type="float" office:value="0.0066208031" calcext:value-type="float">
            <text:p>0.00662080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268" calcext:value-type="float">
            <text:p>-0.0007268</text:p>
          </table:table-cell>
          <table:table-cell office:value-type="float" office:value="0.00012387" calcext:value-type="float">
            <text:p>0.00012387</text:p>
          </table:table-cell>
          <table:table-cell office:value-type="float" office:value="-0.003009975" calcext:value-type="float">
            <text:p>-0.003009975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2113494873" calcext:value-type="float">
            <text:p>179.2113494873</text:p>
          </table:table-cell>
          <table:table-cell office:value-type="float" office:value="0.1154861908" calcext:value-type="float">
            <text:p>0.1154861908</text:p>
          </table:table-cell>
          <table:table-cell office:value-type="float" office:value="0.0115486191" calcext:value-type="float">
            <text:p>0.01154861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12766" calcext:value-type="float">
            <text:p>-0.00112766</text:p>
          </table:table-cell>
          <table:table-cell office:value-type="float" office:value="0.00012259" calcext:value-type="float">
            <text:p>0.00012259</text:p>
          </table:table-cell>
          <table:table-cell office:value-type="float" office:value="-0.0038872635" calcext:value-type="float">
            <text:p>-0.003887263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2094116211" calcext:value-type="float">
            <text:p>179.2094116211</text:p>
          </table:table-cell>
          <table:table-cell office:value-type="float" office:value="0.0632982259" calcext:value-type="float">
            <text:p>0.0632982259</text:p>
          </table:table-cell>
          <table:table-cell office:value-type="float" office:value="0.0063298226" calcext:value-type="float">
            <text:p>0.006329822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04687" calcext:value-type="float">
            <text:p>-0.00104687</text:p>
          </table:table-cell>
          <table:table-cell office:value-type="float" office:value="0.00012259" calcext:value-type="float">
            <text:p>0.00012259</text:p>
          </table:table-cell>
          <table:table-cell office:value-type="float" office:value="-0.0008225107" calcext:value-type="float">
            <text:p>-0.00082251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2074432373" calcext:value-type="float">
            <text:p>179.2074432373</text:p>
          </table:table-cell>
          <table:table-cell office:value-type="float" office:value="0.0696979531" calcext:value-type="float">
            <text:p>0.0696979531</text:p>
          </table:table-cell>
          <table:table-cell office:value-type="float" office:value="0.0069697953" calcext:value-type="float">
            <text:p>0.006969795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03571" calcext:value-type="float">
            <text:p>-0.00103571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-0.0026529464" calcext:value-type="float">
            <text:p>-0.00265294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210067749" calcext:value-type="float">
            <text:p>179.210067749</text:p>
          </table:table-cell>
          <table:table-cell office:value-type="float" office:value="0.1105036185" calcext:value-type="float">
            <text:p>0.1105036185</text:p>
          </table:table-cell>
          <table:table-cell office:value-type="float" office:value="0.0110503618" calcext:value-type="float">
            <text:p>0.01105036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30022" calcext:value-type="float">
            <text:p>-0.00130022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-0.0044779738" calcext:value-type="float">
            <text:p>-0.004477973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2167358398" calcext:value-type="float">
            <text:p>179.2167358398</text:p>
          </table:table-cell>
          <table:table-cell office:value-type="float" office:value="0.0585545598" calcext:value-type="float">
            <text:p>0.0585545598</text:p>
          </table:table-cell>
          <table:table-cell office:value-type="float" office:value="0.005855456" calcext:value-type="float">
            <text:p>0.0058554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1302" calcext:value-type="float">
            <text:p>-0.0011302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-0.0011578899" calcext:value-type="float">
            <text:p>-0.001157889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9.229309082" calcext:value-type="float">
            <text:p>179.229309082</text:p>
          </table:table-cell>
          <table:table-cell office:value-type="float" office:value="0.0637359144" calcext:value-type="float">
            <text:p>0.0637359144</text:p>
          </table:table-cell>
          <table:table-cell office:value-type="float" office:value="0.0063735914" calcext:value-type="float">
            <text:p>0.00637359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05148" calcext:value-type="float">
            <text:p>-0.00105148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-0.0022920223" calcext:value-type="float">
            <text:p>-0.002292022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2230529785" calcext:value-type="float">
            <text:p>179.2230529785</text:p>
          </table:table-cell>
          <table:table-cell office:value-type="float" office:value="0.0762569956" calcext:value-type="float">
            <text:p>0.0762569956</text:p>
          </table:table-cell>
          <table:table-cell office:value-type="float" office:value="0.0076256996" calcext:value-type="float">
            <text:p>0.00762569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08249" calcext:value-type="float">
            <text:p>-0.00108249</text:p>
          </table:table-cell>
          <table:table-cell office:value-type="float" office:value="0.00012244" calcext:value-type="float">
            <text:p>0.00012244</text:p>
          </table:table-cell>
          <table:table-cell office:value-type="float" office:value="-0.0018709114" calcext:value-type="float">
            <text:p>-0.0018709114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2080383301" calcext:value-type="float">
            <text:p>179.2080383301</text:p>
          </table:table-cell>
          <table:table-cell office:value-type="float" office:value="0.0879316873" calcext:value-type="float">
            <text:p>0.0879316873</text:p>
          </table:table-cell>
          <table:table-cell office:value-type="float" office:value="0.0087931687" calcext:value-type="float">
            <text:p>0.008793168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18095" calcext:value-type="float">
            <text:p>-0.00118095</text:p>
          </table:table-cell>
          <table:table-cell office:value-type="float" office:value="0.00012134" calcext:value-type="float">
            <text:p>0.00012134</text:p>
          </table:table-cell>
          <table:table-cell office:value-type="float" office:value="-0.0017679009" calcext:value-type="float">
            <text:p>-0.0017679009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215637207" calcext:value-type="float">
            <text:p>179.215637207</text:p>
          </table:table-cell>
          <table:table-cell office:value-type="float" office:value="0.0774815866" calcext:value-type="float">
            <text:p>0.0774815866</text:p>
          </table:table-cell>
          <table:table-cell office:value-type="float" office:value="0.0077481587" calcext:value-type="float">
            <text:p>0.007748158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17689" calcext:value-type="float">
            <text:p>-0.00117689</text:p>
          </table:table-cell>
          <table:table-cell office:value-type="float" office:value="0.00012134" calcext:value-type="float">
            <text:p>0.00012134</text:p>
          </table:table-cell>
          <table:table-cell office:value-type="float" office:value="-0.0025450937" calcext:value-type="float">
            <text:p>-0.002545093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209197998" calcext:value-type="float">
            <text:p>179.209197998</text:p>
          </table:table-cell>
          <table:table-cell office:value-type="float" office:value="0.1499511214" calcext:value-type="float">
            <text:p>0.1499511214</text:p>
          </table:table-cell>
          <table:table-cell office:value-type="float" office:value="0.0149951121" calcext:value-type="float">
            <text:p>0.01499511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65716" calcext:value-type="float">
            <text:p>-0.00165716</text:p>
          </table:table-cell>
          <table:table-cell office:value-type="float" office:value="0.00011867" calcext:value-type="float">
            <text:p>0.00011867</text:p>
          </table:table-cell>
          <table:table-cell office:value-type="float" office:value="-0.00485702" calcext:value-type="float">
            <text:p>-0.004857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1870880127" calcext:value-type="float">
            <text:p>179.1870880127</text:p>
          </table:table-cell>
          <table:table-cell office:value-type="float" office:value="0.0701471213" calcext:value-type="float">
            <text:p>0.0701471213</text:p>
          </table:table-cell>
          <table:table-cell office:value-type="float" office:value="0.0070147121" calcext:value-type="float">
            <text:p>0.00701471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44522" calcext:value-type="float">
            <text:p>-0.00144522</text:p>
          </table:table-cell>
          <table:table-cell office:value-type="float" office:value="0.00012125" calcext:value-type="float">
            <text:p>0.00012125</text:p>
          </table:table-cell>
          <table:table-cell office:value-type="float" office:value="-0.0020533761" calcext:value-type="float">
            <text:p>-0.0020533761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1923522949" calcext:value-type="float">
            <text:p>179.1923522949</text:p>
          </table:table-cell>
          <table:table-cell office:value-type="float" office:value="0.1271008484" calcext:value-type="float">
            <text:p>0.1271008484</text:p>
          </table:table-cell>
          <table:table-cell office:value-type="float" office:value="0.0127100848" calcext:value-type="float">
            <text:p>0.01271008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68361" calcext:value-type="float">
            <text:p>-0.00168361</text:p>
          </table:table-cell>
          <table:table-cell office:value-type="float" office:value="0.00012125" calcext:value-type="float">
            <text:p>0.00012125</text:p>
          </table:table-cell>
          <table:table-cell office:value-type="float" office:value="-0.0040351755" calcext:value-type="float">
            <text:p>-0.004035175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2122497559" calcext:value-type="float">
            <text:p>179.2122497559</text:p>
          </table:table-cell>
          <table:table-cell office:value-type="float" office:value="0.0947985885" calcext:value-type="float">
            <text:p>0.0947985885</text:p>
          </table:table-cell>
          <table:table-cell office:value-type="float" office:value="0.0094798588" calcext:value-type="float">
            <text:p>0.00947985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62713" calcext:value-type="float">
            <text:p>-0.00162713</text:p>
          </table:table-cell>
          <table:table-cell office:value-type="float" office:value="0.00012125" calcext:value-type="float">
            <text:p>0.00012125</text:p>
          </table:table-cell>
          <table:table-cell office:value-type="float" office:value="-0.0012198603" calcext:value-type="float">
            <text:p>-0.00121986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2085571289" calcext:value-type="float">
            <text:p>179.2085571289</text:p>
          </table:table-cell>
          <table:table-cell office:value-type="float" office:value="0.0677165445" calcext:value-type="float">
            <text:p>0.0677165445</text:p>
          </table:table-cell>
          <table:table-cell office:value-type="float" office:value="0.0067716545" calcext:value-type="float">
            <text:p>0.00677165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40902" calcext:value-type="float">
            <text:p>-0.00140902</text:p>
          </table:table-cell>
          <table:table-cell office:value-type="float" office:value="0.00011997" calcext:value-type="float">
            <text:p>0.00011997</text:p>
          </table:table-cell>
          <table:table-cell office:value-type="float" office:value="-0.0013093357" calcext:value-type="float">
            <text:p>-0.001309335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2262573242" calcext:value-type="float">
            <text:p>179.2262573242</text:p>
          </table:table-cell>
          <table:table-cell office:value-type="float" office:value="0.098048423" calcext:value-type="float">
            <text:p>0.098048423</text:p>
          </table:table-cell>
          <table:table-cell office:value-type="float" office:value="0.0098048423" calcext:value-type="float">
            <text:p>0.009804842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46588" calcext:value-type="float">
            <text:p>-0.00146588</text:p>
          </table:table-cell>
          <table:table-cell office:value-type="float" office:value="0.00012011" calcext:value-type="float">
            <text:p>0.00012011</text:p>
          </table:table-cell>
          <table:table-cell office:value-type="float" office:value="-0.0027089314" calcext:value-type="float">
            <text:p>-0.002708931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2224884033" calcext:value-type="float">
            <text:p>179.2224884033</text:p>
          </table:table-cell>
          <table:table-cell office:value-type="float" office:value="0.0667445215" calcext:value-type="float">
            <text:p>0.0667445215</text:p>
          </table:table-cell>
          <table:table-cell office:value-type="float" office:value="0.0066744521" calcext:value-type="float">
            <text:p>0.00667445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29513" calcext:value-type="float">
            <text:p>-0.00129513</text:p>
          </table:table-cell>
          <table:table-cell office:value-type="float" office:value="0.00012011" calcext:value-type="float">
            <text:p>0.00012011</text:p>
          </table:table-cell>
          <table:table-cell office:value-type="float" office:value="-0.0015721655" calcext:value-type="float">
            <text:p>-0.001572165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2099914551" calcext:value-type="float">
            <text:p>179.2099914551</text:p>
          </table:table-cell>
          <table:table-cell office:value-type="float" office:value="0.0777864769" calcext:value-type="float">
            <text:p>0.0777864769</text:p>
          </table:table-cell>
          <table:table-cell office:value-type="float" office:value="0.0077786477" calcext:value-type="float">
            <text:p>0.00777864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25498" calcext:value-type="float">
            <text:p>-0.00125498</text:p>
          </table:table-cell>
          <table:table-cell office:value-type="float" office:value="0.0001214" calcext:value-type="float">
            <text:p>0.0001214</text:p>
          </table:table-cell>
          <table:table-cell office:value-type="float" office:value="-0.002020556" calcext:value-type="float">
            <text:p>-0.00202055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2058258057" calcext:value-type="float">
            <text:p>179.2058258057</text:p>
          </table:table-cell>
          <table:table-cell office:value-type="float" office:value="0.0045056563" calcext:value-type="float">
            <text:p>0.0045056563</text:p>
          </table:table-cell>
          <table:table-cell office:value-type="float" office:value="0.0004505656" calcext:value-type="float">
            <text:p>0.00045056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3986" calcext:value-type="float">
            <text:p>-0.00073986</text:p>
          </table:table-cell>
          <table:table-cell office:value-type="float" office:value="0.00011873" calcext:value-type="float">
            <text:p>0.00011873</text:p>
          </table:table-cell>
          <table:table-cell office:value-type="float" office:value="0.0005003554" calcext:value-type="float">
            <text:p>0.000500355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1994018555" calcext:value-type="float">
            <text:p>179.1994018555</text:p>
          </table:table-cell>
          <table:table-cell office:value-type="float" office:value="0.0456664262" calcext:value-type="float">
            <text:p>0.0456664262</text:p>
          </table:table-cell>
          <table:table-cell office:value-type="float" office:value="0.0045666426" calcext:value-type="float">
            <text:p>0.004566642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67105" calcext:value-type="float">
            <text:p>-0.00067105</text:p>
          </table:table-cell>
          <table:table-cell office:value-type="float" office:value="0.00011873" calcext:value-type="float">
            <text:p>0.00011873</text:p>
          </table:table-cell>
          <table:table-cell office:value-type="float" office:value="-0.0003230597" calcext:value-type="float">
            <text:p>-0.000323059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2065124512" calcext:value-type="float">
            <text:p>179.2065124512</text:p>
          </table:table-cell>
          <table:table-cell office:value-type="float" office:value="0.059061406" calcext:value-type="float">
            <text:p>0.059061406</text:p>
          </table:table-cell>
          <table:table-cell office:value-type="float" office:value="0.0059061406" calcext:value-type="float">
            <text:p>0.00590614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1448" calcext:value-type="float">
            <text:p>-0.00071448</text:p>
          </table:table-cell>
          <table:table-cell office:value-type="float" office:value="0.00011716" calcext:value-type="float">
            <text:p>0.00011716</text:p>
          </table:table-cell>
          <table:table-cell office:value-type="float" office:value="-0.001260934" calcext:value-type="float">
            <text:p>-0.00126093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2024230957" calcext:value-type="float">
            <text:p>179.2024230957</text:p>
          </table:table-cell>
          <table:table-cell office:value-type="float" office:value="0.001543302" calcext:value-type="float">
            <text:p>0.001543302</text:p>
          </table:table-cell>
          <table:table-cell office:value-type="float" office:value="0.0001543302" calcext:value-type="float">
            <text:p>0.000154330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36009" calcext:value-type="float">
            <text:p>-0.00036009</text:p>
          </table:table-cell>
          <table:table-cell office:value-type="float" office:value="0.00011716" calcext:value-type="float">
            <text:p>0.00011716</text:p>
          </table:table-cell>
          <table:table-cell office:value-type="float" office:value="0.0001015222" calcext:value-type="float">
            <text:p>0.0001015222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1977996826" calcext:value-type="float">
            <text:p>179.1977996826</text:p>
          </table:table-cell>
          <table:table-cell office:value-type="float" office:value="-0.019662851" calcext:value-type="float">
            <text:p>-0.019662851</text:p>
          </table:table-cell>
          <table:table-cell office:value-type="float" office:value="-0.0019662851" calcext:value-type="float">
            <text:p>-0.00196628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1731" calcext:value-type="float">
            <text:p>0.00001731</text:p>
          </table:table-cell>
          <table:table-cell office:value-type="float" office:value="0.00011429" calcext:value-type="float">
            <text:p>0.00011429</text:p>
          </table:table-cell>
          <table:table-cell office:value-type="float" office:value="-0.0000852467" calcext:value-type="float">
            <text:p>-8.52467E-0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1896820068" calcext:value-type="float">
            <text:p>179.1896820068</text:p>
          </table:table-cell>
          <table:table-cell office:value-type="float" office:value="-0.0093437407" calcext:value-type="float">
            <text:p>-0.0093437407</text:p>
          </table:table-cell>
          <table:table-cell office:value-type="float" office:value="-0.0009343741" calcext:value-type="float">
            <text:p>-0.000934374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19992" calcext:value-type="float">
            <text:p>0.00019992</text:p>
          </table:table-cell>
          <table:table-cell office:value-type="float" office:value="0.00011162" calcext:value-type="float">
            <text:p>0.00011162</text:p>
          </table:table-cell>
          <table:table-cell office:value-type="float" office:value="-0.000192608" calcext:value-type="float">
            <text:p>-0.000192608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1889038086" calcext:value-type="float">
            <text:p>179.1889038086</text:p>
          </table:table-cell>
          <table:table-cell office:value-type="float" office:value="0.0333781688" calcext:value-type="float">
            <text:p>0.0333781688</text:p>
          </table:table-cell>
          <table:table-cell office:value-type="float" office:value="0.0033378169" calcext:value-type="float">
            <text:p>0.003337816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3685" calcext:value-type="float">
            <text:p>0.00003685</text:p>
          </table:table-cell>
          <table:table-cell office:value-type="float" office:value="0.00010616" calcext:value-type="float">
            <text:p>0.00010616</text:p>
          </table:table-cell>
          <table:table-cell office:value-type="float" office:value="-0.0009841293" calcext:value-type="float">
            <text:p>-0.000984129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1921234131" calcext:value-type="float">
            <text:p>179.1921234131</text:p>
          </table:table-cell>
          <table:table-cell office:value-type="float" office:value="-0.0449259908" calcext:value-type="float">
            <text:p>-0.0449259908</text:p>
          </table:table-cell>
          <table:table-cell office:value-type="float" office:value="-0.0044925991" calcext:value-type="float">
            <text:p>-0.00449259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45008" calcext:value-type="float">
            <text:p>0.00045008</text:p>
          </table:table-cell>
          <table:table-cell office:value-type="float" office:value="0.00009912" calcext:value-type="float">
            <text:p>0.00009912</text:p>
          </table:table-cell>
          <table:table-cell office:value-type="float" office:value="0.0004714099" calcext:value-type="float">
            <text:p>0.000471409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2122802734" calcext:value-type="float">
            <text:p>179.2122802734</text:p>
          </table:table-cell>
          <table:table-cell office:value-type="float" office:value="-0.1104371905" calcext:value-type="float">
            <text:p>-0.1104371905</text:p>
          </table:table-cell>
          <table:table-cell office:value-type="float" office:value="-0.0110437191" calcext:value-type="float">
            <text:p>-0.01104371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16193" calcext:value-type="float">
            <text:p>0.00116193</text:p>
          </table:table-cell>
          <table:table-cell office:value-type="float" office:value="0.00009912" calcext:value-type="float">
            <text:p>0.00009912</text:p>
          </table:table-cell>
          <table:table-cell office:value-type="float" office:value="0.0024219914" calcext:value-type="float">
            <text:p>0.002421991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2202148438" calcext:value-type="float">
            <text:p>179.2202148438</text:p>
          </table:table-cell>
          <table:table-cell office:value-type="float" office:value="-0.0736817189" calcext:value-type="float">
            <text:p>-0.0736817189</text:p>
          </table:table-cell>
          <table:table-cell office:value-type="float" office:value="-0.0073681719" calcext:value-type="float">
            <text:p>-0.007368171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39114" calcext:value-type="float">
            <text:p>0.00139114</text:p>
          </table:table-cell>
          <table:table-cell office:value-type="float" office:value="0.00009367" calcext:value-type="float">
            <text:p>0.00009367</text:p>
          </table:table-cell>
          <table:table-cell office:value-type="float" office:value="0.0018008921" calcext:value-type="float">
            <text:p>0.001800892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2180786133" calcext:value-type="float">
            <text:p>179.2180786133</text:p>
          </table:table-cell>
          <table:table-cell office:value-type="float" office:value="-0.0190412338" calcext:value-type="float">
            <text:p>-0.0190412338</text:p>
          </table:table-cell>
          <table:table-cell office:value-type="float" office:value="-0.0019041234" calcext:value-type="float">
            <text:p>-0.001904123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17968" calcext:value-type="float">
            <text:p>0.00117968</text:p>
          </table:table-cell>
          <table:table-cell office:value-type="float" office:value="0.00008521" calcext:value-type="float">
            <text:p>0.00008521</text:p>
          </table:table-cell>
          <table:table-cell office:value-type="float" office:value="0.0006332721" calcext:value-type="float">
            <text:p>0.000633272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2062072754" calcext:value-type="float">
            <text:p>179.2062072754</text:p>
          </table:table-cell>
          <table:table-cell office:value-type="float" office:value="-0.0734922034" calcext:value-type="float">
            <text:p>-0.0734922034</text:p>
          </table:table-cell>
          <table:table-cell office:value-type="float" office:value="-0.0073492203" calcext:value-type="float">
            <text:p>-0.007349220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40171" calcext:value-type="float">
            <text:p>0.00140171</text:p>
          </table:table-cell>
          <table:table-cell office:value-type="float" office:value="0.00007833" calcext:value-type="float">
            <text:p>0.00007833</text:p>
          </table:table-cell>
          <table:table-cell office:value-type="float" office:value="0.0012946488" calcext:value-type="float">
            <text:p>0.001294648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2003326416" calcext:value-type="float">
            <text:p>179.2003326416</text:p>
          </table:table-cell>
          <table:table-cell office:value-type="float" office:value="-0.1209328419" calcext:value-type="float">
            <text:p>-0.1209328419</text:p>
          </table:table-cell>
          <table:table-cell office:value-type="float" office:value="-0.0120932842" calcext:value-type="float">
            <text:p>-0.012093284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86577" calcext:value-type="float">
            <text:p>0.00186577</text:p>
          </table:table-cell>
          <table:table-cell office:value-type="float" office:value="0.00007833" calcext:value-type="float">
            <text:p>0.00007833</text:p>
          </table:table-cell>
          <table:table-cell office:value-type="float" office:value="0.0022176762" calcext:value-type="float">
            <text:p>0.002217676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2040557861" calcext:value-type="float">
            <text:p>179.2040557861</text:p>
          </table:table-cell>
          <table:table-cell office:value-type="float" office:value="-0.2075840106" calcext:value-type="float">
            <text:p>-0.2075840106</text:p>
          </table:table-cell>
          <table:table-cell office:value-type="float" office:value="-0.0207584011" calcext:value-type="float">
            <text:p>-0.02075840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75236" calcext:value-type="float">
            <text:p>0.00275236</text:p>
          </table:table-cell>
          <table:table-cell office:value-type="float" office:value="0.00006272" calcext:value-type="float">
            <text:p>0.00006272</text:p>
          </table:table-cell>
          <table:table-cell office:value-type="float" office:value="0.0050263406" calcext:value-type="float">
            <text:p>0.005026340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2042236328" calcext:value-type="float">
            <text:p>179.2042236328</text:p>
          </table:table-cell>
          <table:table-cell office:value-type="float" office:value="-0.1357505966" calcext:value-type="float">
            <text:p>-0.1357505966</text:p>
          </table:table-cell>
          <table:table-cell office:value-type="float" office:value="-0.0135750597" calcext:value-type="float">
            <text:p>-0.013575059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86421" calcext:value-type="float">
            <text:p>0.00286421</text:p>
          </table:table-cell>
          <table:table-cell office:value-type="float" office:value="0.00006817" calcext:value-type="float">
            <text:p>0.00006817</text:p>
          </table:table-cell>
          <table:table-cell office:value-type="float" office:value="0.0037201782" calcext:value-type="float">
            <text:p>0.003720178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2106170654" calcext:value-type="float">
            <text:p>179.2106170654</text:p>
          </table:table-cell>
          <table:table-cell office:value-type="float" office:value="-0.2064234652" calcext:value-type="float">
            <text:p>-0.2064234652</text:p>
          </table:table-cell>
          <table:table-cell office:value-type="float" office:value="-0.0206423465" calcext:value-type="float">
            <text:p>-0.02064234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4097" calcext:value-type="float">
            <text:p>0.0034097</text:p>
          </table:table-cell>
          <table:table-cell office:value-type="float" office:value="0.00004959" calcext:value-type="float">
            <text:p>0.00004959</text:p>
          </table:table-cell>
          <table:table-cell office:value-type="float" office:value="0.0048897525" calcext:value-type="float">
            <text:p>0.004889752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2138366699" calcext:value-type="float">
            <text:p>179.2138366699</text:p>
          </table:table-cell>
          <table:table-cell office:value-type="float" office:value="-0.2231589229" calcext:value-type="float">
            <text:p>-0.2231589229</text:p>
          </table:table-cell>
          <table:table-cell office:value-type="float" office:value="-0.0223158923" calcext:value-type="float">
            <text:p>-0.022315892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88459" calcext:value-type="float">
            <text:p>0.00388459</text:p>
          </table:table-cell>
          <table:table-cell office:value-type="float" office:value="0.00004959" calcext:value-type="float">
            <text:p>0.00004959</text:p>
          </table:table-cell>
          <table:table-cell office:value-type="float" office:value="0.0034070285" calcext:value-type="float">
            <text:p>0.003407028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2110748291" calcext:value-type="float">
            <text:p>179.2110748291</text:p>
          </table:table-cell>
          <table:table-cell office:value-type="float" office:value="-0.1485952166" calcext:value-type="float">
            <text:p>-0.1485952166</text:p>
          </table:table-cell>
          <table:table-cell office:value-type="float" office:value="-0.0148595217" calcext:value-type="float">
            <text:p>-0.014859521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005105" calcext:value-type="float">
            <text:p>0.00005105</text:p>
          </table:table-cell>
          <table:table-cell office:value-type="float" office:value="0.0026455709" calcext:value-type="float">
            <text:p>0.002645570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209777832" calcext:value-type="float">
            <text:p>179.209777832</text:p>
          </table:table-cell>
          <table:table-cell office:value-type="float" office:value="-0.2201047637" calcext:value-type="float">
            <text:p>-0.2201047637</text:p>
          </table:table-cell>
          <table:table-cell office:value-type="float" office:value="-0.0220104764" calcext:value-type="float">
            <text:p>-0.02201047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6028" calcext:value-type="float">
            <text:p>0.00406028</text:p>
          </table:table-cell>
          <table:table-cell office:value-type="float" office:value="0.00005105" calcext:value-type="float">
            <text:p>0.00005105</text:p>
          </table:table-cell>
          <table:table-cell office:value-type="float" office:value="0.0048401562" calcext:value-type="float">
            <text:p>0.004840156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2178192139" calcext:value-type="float">
            <text:p>179.2178192139</text:p>
          </table:table-cell>
          <table:table-cell office:value-type="float" office:value="-0.2387769654" calcext:value-type="float">
            <text:p>-0.2387769654</text:p>
          </table:table-cell>
          <table:table-cell office:value-type="float" office:value="-0.0238776965" calcext:value-type="float">
            <text:p>-0.02387769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42204" calcext:value-type="float">
            <text:p>0.00442204</text:p>
          </table:table-cell>
          <table:table-cell office:value-type="float" office:value="0.00011495" calcext:value-type="float">
            <text:p>0.00011495</text:p>
          </table:table-cell>
          <table:table-cell office:value-type="float" office:value="0.0056924221" calcext:value-type="float">
            <text:p>0.005692422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2299194336" calcext:value-type="float">
            <text:p>179.2299194336</text:p>
          </table:table-cell>
          <table:table-cell office:value-type="float" office:value="-0.2055338017" calcext:value-type="float">
            <text:p>-0.2055338017</text:p>
          </table:table-cell>
          <table:table-cell office:value-type="float" office:value="-0.0205533802" calcext:value-type="float">
            <text:p>-0.020553380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44146" calcext:value-type="float">
            <text:p>0.00444146</text:p>
          </table:table-cell>
          <table:table-cell office:value-type="float" office:value="0.00008986" calcext:value-type="float">
            <text:p>0.00008986</text:p>
          </table:table-cell>
          <table:table-cell office:value-type="float" office:value="0.0039638019" calcext:value-type="float">
            <text:p>0.003963801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2304840088" calcext:value-type="float">
            <text:p>179.2304840088</text:p>
          </table:table-cell>
          <table:table-cell office:value-type="float" office:value="-0.2743256183" calcext:value-type="float">
            <text:p>-0.2743256183</text:p>
          </table:table-cell>
          <table:table-cell office:value-type="float" office:value="-0.0274325618" calcext:value-type="float">
            <text:p>-0.02743256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91286" calcext:value-type="float">
            <text:p>0.00491286</text:p>
          </table:table-cell>
          <table:table-cell office:value-type="float" office:value="0.00008986" calcext:value-type="float">
            <text:p>0.00008986</text:p>
          </table:table-cell>
          <table:table-cell office:value-type="float" office:value="0.0062157213" calcext:value-type="float">
            <text:p>0.006215721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2284698486" calcext:value-type="float">
            <text:p>179.2284698486</text:p>
          </table:table-cell>
          <table:table-cell office:value-type="float" office:value="-0.2976130266" calcext:value-type="float">
            <text:p>-0.2976130266</text:p>
          </table:table-cell>
          <table:table-cell office:value-type="float" office:value="-0.0297613027" calcext:value-type="float">
            <text:p>-0.02976130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38206" calcext:value-type="float">
            <text:p>0.00538206</text:p>
          </table:table-cell>
          <table:table-cell office:value-type="float" office:value="0.00021617" calcext:value-type="float">
            <text:p>0.00021617</text:p>
          </table:table-cell>
          <table:table-cell office:value-type="float" office:value="0.0048463938" calcext:value-type="float">
            <text:p>0.004846393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2265930176" calcext:value-type="float">
            <text:p>179.2265930176</text:p>
          </table:table-cell>
          <table:table-cell office:value-type="float" office:value="-0.2657681212" calcext:value-type="float">
            <text:p>-0.2657681212</text:p>
          </table:table-cell>
          <table:table-cell office:value-type="float" office:value="-0.0265768121" calcext:value-type="float">
            <text:p>-0.02657681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48237" calcext:value-type="float">
            <text:p>0.00548237</text:p>
          </table:table-cell>
          <table:table-cell office:value-type="float" office:value="0.00019567" calcext:value-type="float">
            <text:p>0.00019567</text:p>
          </table:table-cell>
          <table:table-cell office:value-type="float" office:value="0.0054343399" calcext:value-type="float">
            <text:p>0.005434339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225112915" calcext:value-type="float">
            <text:p>179.225112915</text:p>
          </table:table-cell>
          <table:table-cell office:value-type="float" office:value="-0.2975178729" calcext:value-type="float">
            <text:p>-0.2975178729</text:p>
          </table:table-cell>
          <table:table-cell office:value-type="float" office:value="-0.0297517873" calcext:value-type="float">
            <text:p>-0.02975178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6078" calcext:value-type="float">
            <text:p>0.00576078</text:p>
          </table:table-cell>
          <table:table-cell office:value-type="float" office:value="0.00019567" calcext:value-type="float">
            <text:p>0.00019567</text:p>
          </table:table-cell>
          <table:table-cell office:value-type="float" office:value="0.0049903996" calcext:value-type="float">
            <text:p>0.004990399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2238006592" calcext:value-type="float">
            <text:p>179.2238006592</text:p>
          </table:table-cell>
          <table:table-cell office:value-type="float" office:value="-0.2681185399" calcext:value-type="float">
            <text:p>-0.2681185399</text:p>
          </table:table-cell>
          <table:table-cell office:value-type="float" office:value="-0.026811854" calcext:value-type="float">
            <text:p>-0.0268118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5031" calcext:value-type="float">
            <text:p>0.00575031</text:p>
          </table:table-cell>
          <table:table-cell office:value-type="float" office:value="0.00039251" calcext:value-type="float">
            <text:p>0.00039251</text:p>
          </table:table-cell>
          <table:table-cell office:value-type="float" office:value="0.0060978534" calcext:value-type="float">
            <text:p>0.0060978534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2165374756" calcext:value-type="float">
            <text:p>179.2165374756</text:p>
          </table:table-cell>
          <table:table-cell office:value-type="float" office:value="-0.2421275939" calcext:value-type="float">
            <text:p>-0.2421275939</text:p>
          </table:table-cell>
          <table:table-cell office:value-type="float" office:value="-0.0242127594" calcext:value-type="float">
            <text:p>-0.02421275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57011" calcext:value-type="float">
            <text:p>0.00557011</text:p>
          </table:table-cell>
          <table:table-cell office:value-type="float" office:value="0.00039251" calcext:value-type="float">
            <text:p>0.00039251</text:p>
          </table:table-cell>
          <table:table-cell office:value-type="float" office:value="0.004655763" calcext:value-type="float">
            <text:p>0.00465576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2159118652" calcext:value-type="float">
            <text:p>179.2159118652</text:p>
          </table:table-cell>
          <table:table-cell office:value-type="float" office:value="-0.3021380951" calcext:value-type="float">
            <text:p>-0.3021380951</text:p>
          </table:table-cell>
          <table:table-cell office:value-type="float" office:value="-0.0302138095" calcext:value-type="float">
            <text:p>-0.030213809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85002" calcext:value-type="float">
            <text:p>0.00585002</text:p>
          </table:table-cell>
          <table:table-cell office:value-type="float" office:value="0.00071765" calcext:value-type="float">
            <text:p>0.00071765</text:p>
          </table:table-cell>
          <table:table-cell office:value-type="float" office:value="0.0061940962" calcext:value-type="float">
            <text:p>0.006194096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1992492676" calcext:value-type="float">
            <text:p>179.1992492676</text:p>
          </table:table-cell>
          <table:table-cell office:value-type="float" office:value="-0.3241849348" calcext:value-type="float">
            <text:p>-0.3241849348</text:p>
          </table:table-cell>
          <table:table-cell office:value-type="float" office:value="-0.0324184935" calcext:value-type="float">
            <text:p>-0.03241849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834" calcext:value-type="float">
            <text:p>0.0061834</text:p>
          </table:table-cell>
          <table:table-cell office:value-type="float" office:value="0.00071486" calcext:value-type="float">
            <text:p>0.00071486</text:p>
          </table:table-cell>
          <table:table-cell office:value-type="float" office:value="0.0078005615" calcext:value-type="float">
            <text:p>0.007800561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2087860107" calcext:value-type="float">
            <text:p>179.2087860107</text:p>
          </table:table-cell>
          <table:table-cell office:value-type="float" office:value="-0.3272422423" calcext:value-type="float">
            <text:p>-0.3272422423</text:p>
          </table:table-cell>
          <table:table-cell office:value-type="float" office:value="-0.0327242242" calcext:value-type="float">
            <text:p>-0.032724224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2585" calcext:value-type="float">
            <text:p>0.00642585</text:p>
          </table:table-cell>
          <table:table-cell office:value-type="float" office:value="0.00071486" calcext:value-type="float">
            <text:p>0.00071486</text:p>
          </table:table-cell>
          <table:table-cell office:value-type="float" office:value="0.0070313027" calcext:value-type="float">
            <text:p>0.007031302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2119750977" calcext:value-type="float">
            <text:p>179.2119750977</text:p>
          </table:table-cell>
          <table:table-cell office:value-type="float" office:value="-0.3179489125" calcext:value-type="float">
            <text:p>-0.3179489125</text:p>
          </table:table-cell>
          <table:table-cell office:value-type="float" office:value="-0.0317948913" calcext:value-type="float">
            <text:p>-0.03179489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254" calcext:value-type="float">
            <text:p>0.0065254</text:p>
          </table:table-cell>
          <table:table-cell office:value-type="float" office:value="0.00118579" calcext:value-type="float">
            <text:p>0.00118579</text:p>
          </table:table-cell>
          <table:table-cell office:value-type="float" office:value="0.008326336" calcext:value-type="float">
            <text:p>0.00832633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2087402344" calcext:value-type="float">
            <text:p>179.2087402344</text:p>
          </table:table-cell>
          <table:table-cell office:value-type="float" office:value="-0.3059198501" calcext:value-type="float">
            <text:p>-0.3059198501</text:p>
          </table:table-cell>
          <table:table-cell office:value-type="float" office:value="-0.030591985" calcext:value-type="float">
            <text:p>-0.03059198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1156" calcext:value-type="float">
            <text:p>0.00651156</text:p>
          </table:table-cell>
          <table:table-cell office:value-type="float" office:value="0.00118579" calcext:value-type="float">
            <text:p>0.00118579</text:p>
          </table:table-cell>
          <table:table-cell office:value-type="float" office:value="0.0067858853" calcext:value-type="float">
            <text:p>0.006785885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2151031494" calcext:value-type="float">
            <text:p>179.2151031494</text:p>
          </table:table-cell>
          <table:table-cell office:value-type="float" office:value="-0.306000362" calcext:value-type="float">
            <text:p>-0.306000362</text:p>
          </table:table-cell>
          <table:table-cell office:value-type="float" office:value="-0.0306000362" calcext:value-type="float">
            <text:p>-0.03060003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0287" calcext:value-type="float">
            <text:p>0.00650287</text:p>
          </table:table-cell>
          <table:table-cell office:value-type="float" office:value="0.00178598" calcext:value-type="float">
            <text:p>0.00178598</text:p>
          </table:table-cell>
          <table:table-cell office:value-type="float" office:value="0.0058961724" calcext:value-type="float">
            <text:p>0.005896172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2171325684" calcext:value-type="float">
            <text:p>179.2171325684</text:p>
          </table:table-cell>
          <table:table-cell office:value-type="float" office:value="-0.2518179374" calcext:value-type="float">
            <text:p>-0.2518179374</text:p>
          </table:table-cell>
          <table:table-cell office:value-type="float" office:value="-0.0251817937" calcext:value-type="float">
            <text:p>-0.025181793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3598" calcext:value-type="float">
            <text:p>0.00613598</text:p>
          </table:table-cell>
          <table:table-cell office:value-type="float" office:value="0.00181795" calcext:value-type="float">
            <text:p>0.00181795</text:p>
          </table:table-cell>
          <table:table-cell office:value-type="float" office:value="0.0045111889" calcext:value-type="float">
            <text:p>0.004511188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2194671631" calcext:value-type="float">
            <text:p>179.2194671631</text:p>
          </table:table-cell>
          <table:table-cell office:value-type="float" office:value="-0.29033111" calcext:value-type="float">
            <text:p>-0.29033111</text:p>
          </table:table-cell>
          <table:table-cell office:value-type="float" office:value="-0.029033111" calcext:value-type="float">
            <text:p>-0.0290331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4827" calcext:value-type="float">
            <text:p>0.00614827</text:p>
          </table:table-cell>
          <table:table-cell office:value-type="float" office:value="0.00181795" calcext:value-type="float">
            <text:p>0.00181795</text:p>
          </table:table-cell>
          <table:table-cell office:value-type="float" office:value="0.0061144952" calcext:value-type="float">
            <text:p>0.00611449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2285919189" calcext:value-type="float">
            <text:p>179.2285919189</text:p>
          </table:table-cell>
          <table:table-cell office:value-type="float" office:value="-0.2984405122" calcext:value-type="float">
            <text:p>-0.2984405122</text:p>
          </table:table-cell>
          <table:table-cell office:value-type="float" office:value="-0.0298440512" calcext:value-type="float">
            <text:p>-0.029844051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1049" calcext:value-type="float">
            <text:p>0.00621049</text:p>
          </table:table-cell>
          <table:table-cell office:value-type="float" office:value="0.00255721" calcext:value-type="float">
            <text:p>0.00255721</text:p>
          </table:table-cell>
          <table:table-cell office:value-type="float" office:value="0.0061772162" calcext:value-type="float">
            <text:p>0.00617721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2228546143" calcext:value-type="float">
            <text:p>179.2228546143</text:p>
          </table:table-cell>
          <table:table-cell office:value-type="float" office:value="-0.3031273003" calcext:value-type="float">
            <text:p>-0.3031273003</text:p>
          </table:table-cell>
          <table:table-cell office:value-type="float" office:value="-0.03031273" calcext:value-type="float">
            <text:p>-0.030312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8318" calcext:value-type="float">
            <text:p>0.00628318</text:p>
          </table:table-cell>
          <table:table-cell office:value-type="float" office:value="0.0026121" calcext:value-type="float">
            <text:p>0.0026121</text:p>
          </table:table-cell>
          <table:table-cell office:value-type="float" office:value="0.005689684" calcext:value-type="float">
            <text:p>0.00568968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2374725342" calcext:value-type="float">
            <text:p>179.2374725342</text:p>
          </table:table-cell>
          <table:table-cell office:value-type="float" office:value="-0.3134528855" calcext:value-type="float">
            <text:p>-0.3134528855</text:p>
          </table:table-cell>
          <table:table-cell office:value-type="float" office:value="-0.0313452885" calcext:value-type="float">
            <text:p>-0.031345288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0041" calcext:value-type="float">
            <text:p>0.00640041</text:p>
          </table:table-cell>
          <table:table-cell office:value-type="float" office:value="0.00347132" calcext:value-type="float">
            <text:p>0.00347132</text:p>
          </table:table-cell>
          <table:table-cell office:value-type="float" office:value="0.0070947657" calcext:value-type="float">
            <text:p>0.007094765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2347412109" calcext:value-type="float">
            <text:p>179.2347412109</text:p>
          </table:table-cell>
          <table:table-cell office:value-type="float" office:value="-0.2507707065" calcext:value-type="float">
            <text:p>-0.2507707065</text:p>
          </table:table-cell>
          <table:table-cell office:value-type="float" office:value="-0.0250770707" calcext:value-type="float">
            <text:p>-0.02507707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6076" calcext:value-type="float">
            <text:p>0.00606076</text:p>
          </table:table-cell>
          <table:table-cell office:value-type="float" office:value="0.00354365" calcext:value-type="float">
            <text:p>0.00354365</text:p>
          </table:table-cell>
          <table:table-cell office:value-type="float" office:value="0.0053888542" calcext:value-type="float">
            <text:p>0.005388854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2195129395" calcext:value-type="float">
            <text:p>179.2195129395</text:p>
          </table:table-cell>
          <table:table-cell office:value-type="float" office:value="-0.2111271659" calcext:value-type="float">
            <text:p>-0.2111271659</text:p>
          </table:table-cell>
          <table:table-cell office:value-type="float" office:value="-0.0211127166" calcext:value-type="float">
            <text:p>-0.02111271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57031" calcext:value-type="float">
            <text:p>0.00557031</text:p>
          </table:table-cell>
          <table:table-cell office:value-type="float" office:value="0.00354365" calcext:value-type="float">
            <text:p>0.00354365</text:p>
          </table:table-cell>
          <table:table-cell office:value-type="float" office:value="0.0031880285" calcext:value-type="float">
            <text:p>0.003188028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2326507568" calcext:value-type="float">
            <text:p>179.2326507568</text:p>
          </table:table-cell>
          <table:table-cell office:value-type="float" office:value="-0.3269488116" calcext:value-type="float">
            <text:p>-0.3269488116</text:p>
          </table:table-cell>
          <table:table-cell office:value-type="float" office:value="-0.0326948812" calcext:value-type="float">
            <text:p>-0.032694881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155" calcext:value-type="float">
            <text:p>0.0060155</text:p>
          </table:table-cell>
          <table:table-cell office:value-type="float" office:value="0.00448596" calcext:value-type="float">
            <text:p>0.00448596</text:p>
          </table:table-cell>
          <table:table-cell office:value-type="float" office:value="0.0080067876" calcext:value-type="float">
            <text:p>0.008006787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218963623" calcext:value-type="float">
            <text:p>179.218963623</text:p>
          </table:table-cell>
          <table:table-cell office:value-type="float" office:value="-0.3341838598" calcext:value-type="float">
            <text:p>-0.3341838598</text:p>
          </table:table-cell>
          <table:table-cell office:value-type="float" office:value="-0.033418386" calcext:value-type="float">
            <text:p>-0.0334183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36027" calcext:value-type="float">
            <text:p>0.00636027</text:p>
          </table:table-cell>
          <table:table-cell office:value-type="float" office:value="0.00458046" calcext:value-type="float">
            <text:p>0.00458046</text:p>
          </table:table-cell>
          <table:table-cell office:value-type="float" office:value="0.0082273155" calcext:value-type="float">
            <text:p>0.00822731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2212524414" calcext:value-type="float">
            <text:p>179.2212524414</text:p>
          </table:table-cell>
          <table:table-cell office:value-type="float" office:value="-0.3209310469" calcext:value-type="float">
            <text:p>-0.3209310469</text:p>
          </table:table-cell>
          <table:table-cell office:value-type="float" office:value="-0.0320931047" calcext:value-type="float">
            <text:p>-0.03209310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016" calcext:value-type="float">
            <text:p>0.0065016</text:p>
          </table:table-cell>
          <table:table-cell office:value-type="float" office:value="0.00458046" calcext:value-type="float">
            <text:p>0.00458046</text:p>
          </table:table-cell>
          <table:table-cell office:value-type="float" office:value="0.0076664605" calcext:value-type="float">
            <text:p>0.007666460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2341156006" calcext:value-type="float">
            <text:p>179.2341156006</text:p>
          </table:table-cell>
          <table:table-cell office:value-type="float" office:value="-0.2566743658" calcext:value-type="float">
            <text:p>-0.2566743658</text:p>
          </table:table-cell>
          <table:table-cell office:value-type="float" office:value="-0.0256674366" calcext:value-type="float">
            <text:p>-0.02566743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675" calcext:value-type="float">
            <text:p>0.0061675</text:p>
          </table:table-cell>
          <table:table-cell office:value-type="float" office:value="0.00566039" calcext:value-type="float">
            <text:p>0.00566039</text:p>
          </table:table-cell>
          <table:table-cell office:value-type="float" office:value="0.0065419543" calcext:value-type="float">
            <text:p>0.00654195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2408752441" calcext:value-type="float">
            <text:p>179.2408752441</text:p>
          </table:table-cell>
          <table:table-cell office:value-type="float" office:value="-0.2732527905" calcext:value-type="float">
            <text:p>-0.2732527905</text:p>
          </table:table-cell>
          <table:table-cell office:value-type="float" office:value="-0.0273252791" calcext:value-type="float">
            <text:p>-0.02732527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5544" calcext:value-type="float">
            <text:p>0.00605544</text:p>
          </table:table-cell>
          <table:table-cell office:value-type="float" office:value="0.00566039" calcext:value-type="float">
            <text:p>0.00566039</text:p>
          </table:table-cell>
          <table:table-cell office:value-type="float" office:value="0.0062740773" calcext:value-type="float">
            <text:p>0.006274077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2424621582" calcext:value-type="float">
            <text:p>179.2424621582</text:p>
          </table:table-cell>
          <table:table-cell office:value-type="float" office:value="-0.2540733513" calcext:value-type="float">
            <text:p>-0.2540733513</text:p>
          </table:table-cell>
          <table:table-cell office:value-type="float" office:value="-0.0254073351" calcext:value-type="float">
            <text:p>-0.02540733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85298" calcext:value-type="float">
            <text:p>0.00585298</text:p>
          </table:table-cell>
          <table:table-cell office:value-type="float" office:value="0.00566039" calcext:value-type="float">
            <text:p>0.00566039</text:p>
          </table:table-cell>
          <table:table-cell office:value-type="float" office:value="0.0061990921" calcext:value-type="float">
            <text:p>0.006199092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2378997803" calcext:value-type="float">
            <text:p>179.2378997803</text:p>
          </table:table-cell>
          <table:table-cell office:value-type="float" office:value="-0.2659463596" calcext:value-type="float">
            <text:p>-0.2659463596</text:p>
          </table:table-cell>
          <table:table-cell office:value-type="float" office:value="-0.026594636" calcext:value-type="float">
            <text:p>-0.0265946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9725" calcext:value-type="float">
            <text:p>0.00579725</text:p>
          </table:table-cell>
          <table:table-cell office:value-type="float" office:value="0.00672318" calcext:value-type="float">
            <text:p>0.00672318</text:p>
          </table:table-cell>
          <table:table-cell office:value-type="float" office:value="0.0050045506" calcext:value-type="float">
            <text:p>0.005004550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2311401367" calcext:value-type="float">
            <text:p>179.2311401367</text:p>
          </table:table-cell>
          <table:table-cell office:value-type="float" office:value="-0.3040313376" calcext:value-type="float">
            <text:p>-0.3040313376</text:p>
          </table:table-cell>
          <table:table-cell office:value-type="float" office:value="-0.0304031338" calcext:value-type="float">
            <text:p>-0.030403133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1393" calcext:value-type="float">
            <text:p>0.00601393</text:p>
          </table:table-cell>
          <table:table-cell office:value-type="float" office:value="0.00672318" calcext:value-type="float">
            <text:p>0.00672318</text:p>
          </table:table-cell>
          <table:table-cell office:value-type="float" office:value="0.0061981699" calcext:value-type="float">
            <text:p>0.006198169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2195739746" calcext:value-type="float">
            <text:p>179.2195739746</text:p>
          </table:table-cell>
          <table:table-cell office:value-type="float" office:value="-0.2777631993" calcext:value-type="float">
            <text:p>-0.2777631993</text:p>
          </table:table-cell>
          <table:table-cell office:value-type="float" office:value="-0.0277763199" calcext:value-type="float">
            <text:p>-0.027776319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8321" calcext:value-type="float">
            <text:p>0.00598321</text:p>
          </table:table-cell>
          <table:table-cell office:value-type="float" office:value="0.00770083" calcext:value-type="float">
            <text:p>0.00770083</text:p>
          </table:table-cell>
          <table:table-cell office:value-type="float" office:value="0.0065886257" calcext:value-type="float">
            <text:p>0.006588625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2088165283" calcext:value-type="float">
            <text:p>179.2088165283</text:p>
          </table:table-cell>
          <table:table-cell office:value-type="float" office:value="-0.2513131389" calcext:value-type="float">
            <text:p>-0.2513131389</text:p>
          </table:table-cell>
          <table:table-cell office:value-type="float" office:value="-0.0251313139" calcext:value-type="float">
            <text:p>-0.02513131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8647" calcext:value-type="float">
            <text:p>0.00578647</text:p>
          </table:table-cell>
          <table:table-cell office:value-type="float" office:value="0.00770083" calcext:value-type="float">
            <text:p>0.00770083</text:p>
          </table:table-cell>
          <table:table-cell office:value-type="float" office:value="0.0059346615" calcext:value-type="float">
            <text:p>0.005934661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2142486572" calcext:value-type="float">
            <text:p>179.2142486572</text:p>
          </table:table-cell>
          <table:table-cell office:value-type="float" office:value="-0.3012161008" calcext:value-type="float">
            <text:p>-0.3012161008</text:p>
          </table:table-cell>
          <table:table-cell office:value-type="float" office:value="-0.0301216101" calcext:value-type="float">
            <text:p>-0.030121610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8799" calcext:value-type="float">
            <text:p>0.00598799</text:p>
          </table:table-cell>
          <table:table-cell office:value-type="float" office:value="0.00770083" calcext:value-type="float">
            <text:p>0.00770083</text:p>
          </table:table-cell>
          <table:table-cell office:value-type="float" office:value="0.0066466922" calcext:value-type="float">
            <text:p>0.006646692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2048034668" calcext:value-type="float">
            <text:p>179.2048034668</text:p>
          </table:table-cell>
          <table:table-cell office:value-type="float" office:value="-0.2866055167" calcext:value-type="float">
            <text:p>-0.2866055167</text:p>
          </table:table-cell>
          <table:table-cell office:value-type="float" office:value="-0.0286605517" calcext:value-type="float">
            <text:p>-0.028660551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2486" calcext:value-type="float">
            <text:p>0.00602486</text:p>
          </table:table-cell>
          <table:table-cell office:value-type="float" office:value="0.00852759" calcext:value-type="float">
            <text:p>0.00852759</text:p>
          </table:table-cell>
          <table:table-cell office:value-type="float" office:value="0.0075456821" calcext:value-type="float">
            <text:p>0.007545682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179.1958007812" calcext:value-type="float">
            <text:p>179.1958007812</text:p>
          </table:table-cell>
          <table:table-cell office:value-type="float" office:value="-0.2876148394" calcext:value-type="float">
            <text:p>-0.2876148394</text:p>
          </table:table-cell>
          <table:table-cell office:value-type="float" office:value="-0.0287614839" calcext:value-type="float">
            <text:p>-0.02876148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5614" calcext:value-type="float">
            <text:p>0.00605614</text:p>
          </table:table-cell>
          <table:table-cell office:value-type="float" office:value="0.00852759" calcext:value-type="float">
            <text:p>0.00852759</text:p>
          </table:table-cell>
          <table:table-cell office:value-type="float" office:value="0.0056969615" calcext:value-type="float">
            <text:p>0.005696961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2015075684" calcext:value-type="float">
            <text:p>179.2015075684</text:p>
          </table:table-cell>
          <table:table-cell office:value-type="float" office:value="-0.3114158187" calcext:value-type="float">
            <text:p>-0.3114158187</text:p>
          </table:table-cell>
          <table:table-cell office:value-type="float" office:value="-0.0311415819" calcext:value-type="float">
            <text:p>-0.031141581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356" calcext:value-type="float">
            <text:p>0.0062356</text:p>
          </table:table-cell>
          <table:table-cell office:value-type="float" office:value="0.00915075" calcext:value-type="float">
            <text:p>0.00915075</text:p>
          </table:table-cell>
          <table:table-cell office:value-type="float" office:value="0.007218864" calcext:value-type="float">
            <text:p>0.00721886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1956481934" calcext:value-type="float">
            <text:p>179.1956481934</text:p>
          </table:table-cell>
          <table:table-cell office:value-type="float" office:value="-0.3098741041" calcext:value-type="float">
            <text:p>-0.3098741041</text:p>
          </table:table-cell>
          <table:table-cell office:value-type="float" office:value="-0.0309874104" calcext:value-type="float">
            <text:p>-0.03098741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34487" calcext:value-type="float">
            <text:p>0.00634487</text:p>
          </table:table-cell>
          <table:table-cell office:value-type="float" office:value="0.00915075" calcext:value-type="float">
            <text:p>0.00915075</text:p>
          </table:table-cell>
          <table:table-cell office:value-type="float" office:value="0.0061891539" calcext:value-type="float">
            <text:p>0.006189153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1996612549" calcext:value-type="float">
            <text:p>179.1996612549</text:p>
          </table:table-cell>
          <table:table-cell office:value-type="float" office:value="-0.3155166882" calcext:value-type="float">
            <text:p>-0.3155166882</text:p>
          </table:table-cell>
          <table:table-cell office:value-type="float" office:value="-0.0315516688" calcext:value-type="float">
            <text:p>-0.03155166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5526" calcext:value-type="float">
            <text:p>0.00645526</text:p>
          </table:table-cell>
          <table:table-cell office:value-type="float" office:value="0.00915075" calcext:value-type="float">
            <text:p>0.00915075</text:p>
          </table:table-cell>
          <table:table-cell office:value-type="float" office:value="0.0074390334" calcext:value-type="float">
            <text:p>0.007439033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1918792725" calcext:value-type="float">
            <text:p>179.1918792725</text:p>
          </table:table-cell>
          <table:table-cell office:value-type="float" office:value="-0.3084754582" calcext:value-type="float">
            <text:p>-0.3084754582</text:p>
          </table:table-cell>
          <table:table-cell office:value-type="float" office:value="-0.0308475458" calcext:value-type="float">
            <text:p>-0.03084754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8186" calcext:value-type="float">
            <text:p>0.00648186</text:p>
          </table:table-cell>
          <table:table-cell office:value-type="float" office:value="0.0095451" calcext:value-type="float">
            <text:p>0.0095451</text:p>
          </table:table-cell>
          <table:table-cell office:value-type="float" office:value="0.0057200221" calcext:value-type="float">
            <text:p>0.005720022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883087158" calcext:value-type="float">
            <text:p>179.1883087158</text:p>
          </table:table-cell>
          <table:table-cell office:value-type="float" office:value="-0.2539042299" calcext:value-type="float">
            <text:p>-0.2539042299</text:p>
          </table:table-cell>
          <table:table-cell office:value-type="float" office:value="-0.025390423" calcext:value-type="float">
            <text:p>-0.02539042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3589" calcext:value-type="float">
            <text:p>0.00613589</text:p>
          </table:table-cell>
          <table:table-cell office:value-type="float" office:value="0.0095451" calcext:value-type="float">
            <text:p>0.0095451</text:p>
          </table:table-cell>
          <table:table-cell office:value-type="float" office:value="0.0045135957" calcext:value-type="float">
            <text:p>0.0045135957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974182129" calcext:value-type="float">
            <text:p>179.1974182129</text:p>
          </table:table-cell>
          <table:table-cell office:value-type="float" office:value="-0.2699108514" calcext:value-type="float">
            <text:p>-0.2699108514</text:p>
          </table:table-cell>
          <table:table-cell office:value-type="float" office:value="-0.0269910851" calcext:value-type="float">
            <text:p>-0.02699108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1212" calcext:value-type="float">
            <text:p>0.00601212</text:p>
          </table:table-cell>
          <table:table-cell office:value-type="float" office:value="0.00969934" calcext:value-type="float">
            <text:p>0.00969934</text:p>
          </table:table-cell>
          <table:table-cell office:value-type="float" office:value="0.0069265797" calcext:value-type="float">
            <text:p>0.006926579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895141602" calcext:value-type="float">
            <text:p>179.1895141602</text:p>
          </table:table-cell>
          <table:table-cell office:value-type="float" office:value="-0.3121770727" calcext:value-type="float">
            <text:p>-0.3121770727</text:p>
          </table:table-cell>
          <table:table-cell office:value-type="float" office:value="-0.0312177073" calcext:value-type="float">
            <text:p>-0.03121770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1135" calcext:value-type="float">
            <text:p>0.00621135</text:p>
          </table:table-cell>
          <table:table-cell office:value-type="float" office:value="0.00969934" calcext:value-type="float">
            <text:p>0.00969934</text:p>
          </table:table-cell>
          <table:table-cell office:value-type="float" office:value="0.0079469263" calcext:value-type="float">
            <text:p>0.0079469263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1985015869" calcext:value-type="float">
            <text:p>179.1985015869</text:p>
          </table:table-cell>
          <table:table-cell office:value-type="float" office:value="-0.2419387107" calcext:value-type="float">
            <text:p>-0.2419387107</text:p>
          </table:table-cell>
          <table:table-cell office:value-type="float" office:value="-0.0241938711" calcext:value-type="float">
            <text:p>-0.02419387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87596" calcext:value-type="float">
            <text:p>0.00587596</text:p>
          </table:table-cell>
          <table:table-cell office:value-type="float" office:value="0.00969934" calcext:value-type="float">
            <text:p>0.00969934</text:p>
          </table:table-cell>
          <table:table-cell office:value-type="float" office:value="0.0057676516" calcext:value-type="float">
            <text:p>0.005767651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2040252686" calcext:value-type="float">
            <text:p>179.2040252686</text:p>
          </table:table-cell>
          <table:table-cell office:value-type="float" office:value="-0.2323281349" calcext:value-type="float">
            <text:p>-0.2323281349</text:p>
          </table:table-cell>
          <table:table-cell office:value-type="float" office:value="-0.0232328135" calcext:value-type="float">
            <text:p>-0.02323281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58851" calcext:value-type="float">
            <text:p>0.00558851</text:p>
          </table:table-cell>
          <table:table-cell office:value-type="float" office:value="0.00962965" calcext:value-type="float">
            <text:p>0.00962965</text:p>
          </table:table-cell>
          <table:table-cell office:value-type="float" office:value="0.0042259823" calcext:value-type="float">
            <text:p>0.004225982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2050170898" calcext:value-type="float">
            <text:p>179.2050170898</text:p>
          </table:table-cell>
          <table:table-cell office:value-type="float" office:value="-0.3167683616" calcext:value-type="float">
            <text:p>-0.3167683616</text:p>
          </table:table-cell>
          <table:table-cell office:value-type="float" office:value="-0.0316768362" calcext:value-type="float">
            <text:p>-0.03167683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5978" calcext:value-type="float">
            <text:p>0.00595978</text:p>
          </table:table-cell>
          <table:table-cell office:value-type="float" office:value="0.00962965" calcext:value-type="float">
            <text:p>0.00962965</text:p>
          </table:table-cell>
          <table:table-cell office:value-type="float" office:value="0.0074789338" calcext:value-type="float">
            <text:p>0.007478933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2124176025" calcext:value-type="float">
            <text:p>179.2124176025</text:p>
          </table:table-cell>
          <table:table-cell office:value-type="float" office:value="-0.2821289071" calcext:value-type="float">
            <text:p>-0.2821289071</text:p>
          </table:table-cell>
          <table:table-cell office:value-type="float" office:value="-0.0282128907" calcext:value-type="float">
            <text:p>-0.02821289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7623" calcext:value-type="float">
            <text:p>0.00597623</text:p>
          </table:table-cell>
          <table:table-cell office:value-type="float" office:value="0.00962965" calcext:value-type="float">
            <text:p>0.00962965</text:p>
          </table:table-cell>
          <table:table-cell office:value-type="float" office:value="0.004450027" calcext:value-type="float">
            <text:p>0.00445002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2216644287" calcext:value-type="float">
            <text:p>179.2216644287</text:p>
          </table:table-cell>
          <table:table-cell office:value-type="float" office:value="-0.3004036018" calcext:value-type="float">
            <text:p>-0.3004036018</text:p>
          </table:table-cell>
          <table:table-cell office:value-type="float" office:value="-0.0300403602" calcext:value-type="float">
            <text:p>-0.030040360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0898" calcext:value-type="float">
            <text:p>0.00610898</text:p>
          </table:table-cell>
          <table:table-cell office:value-type="float" office:value="0.00937097" calcext:value-type="float">
            <text:p>0.00937097</text:p>
          </table:table-cell>
          <table:table-cell office:value-type="float" office:value="0.0068338277" calcext:value-type="float">
            <text:p>0.0068338277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9.2251434326" calcext:value-type="float">
            <text:p>179.2251434326</text:p>
          </table:table-cell>
          <table:table-cell office:value-type="float" office:value="-0.3157511009" calcext:value-type="float">
            <text:p>-0.3157511009</text:p>
          </table:table-cell>
          <table:table-cell office:value-type="float" office:value="-0.0315751101" calcext:value-type="float">
            <text:p>-0.031575110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9969" calcext:value-type="float">
            <text:p>0.00629969</text:p>
          </table:table-cell>
          <table:table-cell office:value-type="float" office:value="0.00937097" calcext:value-type="float">
            <text:p>0.00937097</text:p>
          </table:table-cell>
          <table:table-cell office:value-type="float" office:value="0.0073341232" calcext:value-type="float">
            <text:p>0.007334123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79.2245941162" calcext:value-type="float">
            <text:p>179.2245941162</text:p>
          </table:table-cell>
          <table:table-cell office:value-type="float" office:value="-0.3256980057" calcext:value-type="float">
            <text:p>-0.3256980057</text:p>
          </table:table-cell>
          <table:table-cell office:value-type="float" office:value="-0.0325698006" calcext:value-type="float">
            <text:p>-0.03256980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9302" calcext:value-type="float">
            <text:p>0.00649302</text:p>
          </table:table-cell>
          <table:table-cell office:value-type="float" office:value="0.00898491" calcext:value-type="float">
            <text:p>0.00898491</text:p>
          </table:table-cell>
          <table:table-cell office:value-type="float" office:value="0.0069907711" calcext:value-type="float">
            <text:p>0.006990771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2270202637" calcext:value-type="float">
            <text:p>179.2270202637</text:p>
          </table:table-cell>
          <table:table-cell office:value-type="float" office:value="-0.3304840001" calcext:value-type="float">
            <text:p>-0.3304840001</text:p>
          </table:table-cell>
          <table:table-cell office:value-type="float" office:value="-0.0330484" calcext:value-type="float">
            <text:p>-0.033048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65369" calcext:value-type="float">
            <text:p>0.00665369</text:p>
          </table:table-cell>
          <table:table-cell office:value-type="float" office:value="0.00898491" calcext:value-type="float">
            <text:p>0.00898491</text:p>
          </table:table-cell>
          <table:table-cell office:value-type="float" office:value="0.0082646018" calcext:value-type="float">
            <text:p>0.008264601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2271270752" calcext:value-type="float">
            <text:p>179.2271270752</text:p>
          </table:table-cell>
          <table:table-cell office:value-type="float" office:value="-0.3227786597" calcext:value-type="float">
            <text:p>-0.3227786597</text:p>
          </table:table-cell>
          <table:table-cell office:value-type="float" office:value="-0.032277866" calcext:value-type="float">
            <text:p>-0.0322778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70936" calcext:value-type="float">
            <text:p>0.00670936</text:p>
          </table:table-cell>
          <table:table-cell office:value-type="float" office:value="0.00892387" calcext:value-type="float">
            <text:p>0.00892387</text:p>
          </table:table-cell>
          <table:table-cell office:value-type="float" office:value="0.0063599076" calcext:value-type="float">
            <text:p>0.006359907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2375793457" calcext:value-type="float">
            <text:p>179.2375793457</text:p>
          </table:table-cell>
          <table:table-cell office:value-type="float" office:value="-0.3641340129" calcext:value-type="float">
            <text:p>-0.3641340129</text:p>
          </table:table-cell>
          <table:table-cell office:value-type="float" office:value="-0.0364134013" calcext:value-type="float">
            <text:p>-0.03641340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02206" calcext:value-type="float">
            <text:p>0.00702206</text:p>
          </table:table-cell>
          <table:table-cell office:value-type="float" office:value="0.00852879" calcext:value-type="float">
            <text:p>0.00852879</text:p>
          </table:table-cell>
          <table:table-cell office:value-type="float" office:value="0.0064126536" calcext:value-type="float">
            <text:p>0.006412653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2456665039" calcext:value-type="float">
            <text:p>179.2456665039</text:p>
          </table:table-cell>
          <table:table-cell office:value-type="float" office:value="-0.2635618127" calcext:value-type="float">
            <text:p>-0.2635618127</text:p>
          </table:table-cell>
          <table:table-cell office:value-type="float" office:value="-0.0263561813" calcext:value-type="float">
            <text:p>-0.02635618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6009" calcext:value-type="float">
            <text:p>0.00656009</text:p>
          </table:table-cell>
          <table:table-cell office:value-type="float" office:value="0.00852879" calcext:value-type="float">
            <text:p>0.00852879</text:p>
          </table:table-cell>
          <table:table-cell office:value-type="float" office:value="0.0059232313" calcext:value-type="float">
            <text:p>0.005923231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2597045898" calcext:value-type="float">
            <text:p>179.2597045898</text:p>
          </table:table-cell>
          <table:table-cell office:value-type="float" office:value="-0.174390684" calcext:value-type="float">
            <text:p>-0.174390684</text:p>
          </table:table-cell>
          <table:table-cell office:value-type="float" office:value="-0.0174390684" calcext:value-type="float">
            <text:p>-0.017439068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65809" calcext:value-type="float">
            <text:p>0.00565809</text:p>
          </table:table-cell>
          <table:table-cell office:value-type="float" office:value="0.0084698" calcext:value-type="float">
            <text:p>0.0084698</text:p>
          </table:table-cell>
          <table:table-cell office:value-type="float" office:value="0.0023882373" calcext:value-type="float">
            <text:p>0.002388237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179.2718811035" calcext:value-type="float">
            <text:p>179.2718811035</text:p>
          </table:table-cell>
          <table:table-cell office:value-type="float" office:value="-0.11564507" calcext:value-type="float">
            <text:p>-0.11564507</text:p>
          </table:table-cell>
          <table:table-cell office:value-type="float" office:value="-0.011564507" calcext:value-type="float">
            <text:p>-0.0115645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66575" calcext:value-type="float">
            <text:p>0.00466575</text:p>
          </table:table-cell>
          <table:table-cell office:value-type="float" office:value="0.00807038" calcext:value-type="float">
            <text:p>0.00807038</text:p>
          </table:table-cell>
          <table:table-cell office:value-type="float" office:value="0.0001939928" calcext:value-type="float">
            <text:p>0.00019399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9.3051757812" calcext:value-type="float">
            <text:p>179.3051757812</text:p>
          </table:table-cell>
          <table:table-cell office:value-type="float" office:value="-0.0031546821" calcext:value-type="float">
            <text:p>-0.0031546821</text:p>
          </table:table-cell>
          <table:table-cell office:value-type="float" office:value="-0.0003154682" calcext:value-type="float">
            <text:p>-0.00031546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5506" calcext:value-type="float">
            <text:p>0.00325506</text:p>
          </table:table-cell>
          <table:table-cell office:value-type="float" office:value="0.00807038" calcext:value-type="float">
            <text:p>0.00807038</text:p>
          </table:table-cell>
          <table:table-cell office:value-type="float" office:value="-0.0043861832" calcext:value-type="float">
            <text:p>-0.004386183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79.3256835938" calcext:value-type="float">
            <text:p>179.3256835938</text:p>
          </table:table-cell>
          <table:table-cell office:value-type="float" office:value="-0.0302578472" calcext:value-type="float">
            <text:p>-0.0302578472</text:p>
          </table:table-cell>
          <table:table-cell office:value-type="float" office:value="-0.0030257847" calcext:value-type="float">
            <text:p>-0.00302578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49601" calcext:value-type="float">
            <text:p>0.00249601</text:p>
          </table:table-cell>
          <table:table-cell office:value-type="float" office:value="0.00766365" calcext:value-type="float">
            <text:p>0.00766365</text:p>
          </table:table-cell>
          <table:table-cell office:value-type="float" office:value="-0.0015986589" calcext:value-type="float">
            <text:p>-0.001598658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79.3639678955" calcext:value-type="float">
            <text:p>179.3639678955</text:p>
          </table:table-cell>
          <table:table-cell office:value-type="float" office:value="-0.0025648327" calcext:value-type="float">
            <text:p>-0.0025648327</text:p>
          </table:table-cell>
          <table:table-cell office:value-type="float" office:value="-0.0002564833" calcext:value-type="float">
            <text:p>-0.00025648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80583" calcext:value-type="float">
            <text:p>0.00180583</text:p>
          </table:table-cell>
          <table:table-cell office:value-type="float" office:value="0.00766365" calcext:value-type="float">
            <text:p>0.00766365</text:p>
          </table:table-cell>
          <table:table-cell office:value-type="float" office:value="-0.0017771479" calcext:value-type="float">
            <text:p>-0.001777147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179.3909606934" calcext:value-type="float">
            <text:p>179.3909606934</text:p>
          </table:table-cell>
          <table:table-cell office:value-type="float" office:value="-0.1238128072" calcext:value-type="float">
            <text:p>-0.1238128072</text:p>
          </table:table-cell>
          <table:table-cell office:value-type="float" office:value="-0.0123812807" calcext:value-type="float">
            <text:p>-0.01238128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15415" calcext:value-type="float">
            <text:p>0.00215415</text:p>
          </table:table-cell>
          <table:table-cell office:value-type="float" office:value="0.0076246" calcext:value-type="float">
            <text:p>0.0076246</text:p>
          </table:table-cell>
          <table:table-cell office:value-type="float" office:value="0.00334398" calcext:value-type="float">
            <text:p>0.0033439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79.4064331055" calcext:value-type="float">
            <text:p>179.4064331055</text:p>
          </table:table-cell>
          <table:table-cell office:value-type="float" office:value="-0.5402333761" calcext:value-type="float">
            <text:p>-0.5402333761</text:p>
          </table:table-cell>
          <table:table-cell office:value-type="float" office:value="-0.0540233376" calcext:value-type="float">
            <text:p>-0.05402333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16139" calcext:value-type="float">
            <text:p>0.00516139</text:p>
          </table:table-cell>
          <table:table-cell office:value-type="float" office:value="0.00735702" calcext:value-type="float">
            <text:p>0.00735702</text:p>
          </table:table-cell>
          <table:table-cell office:value-type="float" office:value="0.0224449897" calcext:value-type="float">
            <text:p>0.022444989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179.3904724121" calcext:value-type="float">
            <text:p>179.3904724121</text:p>
          </table:table-cell>
          <table:table-cell office:value-type="float" office:value="-0.7267132048" calcext:value-type="float">
            <text:p>-0.7267132048</text:p>
          </table:table-cell>
          <table:table-cell office:value-type="float" office:value="-0.0726713205" calcext:value-type="float">
            <text:p>-0.07267132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40732" calcext:value-type="float">
            <text:p>0.00840732</text:p>
          </table:table-cell>
          <table:table-cell office:value-type="float" office:value="0.00735702" calcext:value-type="float">
            <text:p>0.00735702</text:p>
          </table:table-cell>
          <table:table-cell office:value-type="float" office:value="0.0274589657" calcext:value-type="float">
            <text:p>0.027458965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79.3717041016" calcext:value-type="float">
            <text:p>179.3717041016</text:p>
          </table:table-cell>
          <table:table-cell office:value-type="float" office:value="-0.8707494571" calcext:value-type="float">
            <text:p>-0.8707494571</text:p>
          </table:table-cell>
          <table:table-cell office:value-type="float" office:value="-0.0870749457" calcext:value-type="float">
            <text:p>-0.08707494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5294" calcext:value-type="float">
            <text:p>0.0115294</text:p>
          </table:table-cell>
          <table:table-cell office:value-type="float" office:value="0.00717836" calcext:value-type="float">
            <text:p>0.00717836</text:p>
          </table:table-cell>
          <table:table-cell office:value-type="float" office:value="0.0294041411" calcext:value-type="float">
            <text:p>0.029404141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3646392822" calcext:value-type="float">
            <text:p>179.3646392822</text:p>
          </table:table-cell>
          <table:table-cell office:value-type="float" office:value="-1.0020692458" calcext:value-type="float">
            <text:p>-1.0020692458</text:p>
          </table:table-cell>
          <table:table-cell office:value-type="float" office:value="-0.1002069246" calcext:value-type="float">
            <text:p>-0.10020692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48422" calcext:value-type="float">
            <text:p>0.01448422</text:p>
          </table:table-cell>
          <table:table-cell office:value-type="float" office:value="0.00717836" calcext:value-type="float">
            <text:p>0.00717836</text:p>
          </table:table-cell>
          <table:table-cell office:value-type="float" office:value="0.0319322279" calcext:value-type="float">
            <text:p>0.031932227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3198852539" calcext:value-type="float">
            <text:p>179.3198852539</text:p>
          </table:table-cell>
          <table:table-cell office:value-type="float" office:value="-1.0443443453" calcext:value-type="float">
            <text:p>-1.0443443453</text:p>
          </table:table-cell>
          <table:table-cell office:value-type="float" office:value="-0.1044344345" calcext:value-type="float">
            <text:p>-0.10443443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7342" calcext:value-type="float">
            <text:p>0.0167342</text:p>
          </table:table-cell>
          <table:table-cell office:value-type="float" office:value="0.00718034" calcext:value-type="float">
            <text:p>0.00718034</text:p>
          </table:table-cell>
          <table:table-cell office:value-type="float" office:value="0.0310048036" calcext:value-type="float">
            <text:p>0.031004803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9.2789001465" calcext:value-type="float">
            <text:p>179.2789001465</text:p>
          </table:table-cell>
          <table:table-cell office:value-type="float" office:value="-1.1434676491" calcext:value-type="float">
            <text:p>-1.1434676491</text:p>
          </table:table-cell>
          <table:table-cell office:value-type="float" office:value="-0.1143467649" calcext:value-type="float">
            <text:p>-0.11434676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89354" calcext:value-type="float">
            <text:p>0.01889354</text:p>
          </table:table-cell>
          <table:table-cell office:value-type="float" office:value="0.0071422" calcext:value-type="float">
            <text:p>0.0071422</text:p>
          </table:table-cell>
          <table:table-cell office:value-type="float" office:value="0.0308323919" calcext:value-type="float">
            <text:p>0.030832391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9.2641601562" calcext:value-type="float">
            <text:p>179.2641601562</text:p>
          </table:table-cell>
          <table:table-cell office:value-type="float" office:value="-1.0351230832" calcext:value-type="float">
            <text:p>-1.0351230832</text:p>
          </table:table-cell>
          <table:table-cell office:value-type="float" office:value="-0.1035123083" calcext:value-type="float">
            <text:p>-0.103512308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60985" calcext:value-type="float">
            <text:p>0.01960985</text:p>
          </table:table-cell>
          <table:table-cell office:value-type="float" office:value="0.0071422" calcext:value-type="float">
            <text:p>0.0071422</text:p>
          </table:table-cell>
          <table:table-cell office:value-type="float" office:value="0.0246615103" calcext:value-type="float">
            <text:p>0.024661510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79.2697601318" calcext:value-type="float">
            <text:p>179.2697601318</text:p>
          </table:table-cell>
          <table:table-cell office:value-type="float" office:value="-0.993596473" calcext:value-type="float">
            <text:p>-0.993596473</text:p>
          </table:table-cell>
          <table:table-cell office:value-type="float" office:value="-0.0993596473" calcext:value-type="float">
            <text:p>-0.09935964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81023" calcext:value-type="float">
            <text:p>0.01981023</text:p>
          </table:table-cell>
          <table:table-cell office:value-type="float" office:value="0.00726252" calcext:value-type="float">
            <text:p>0.00726252</text:p>
          </table:table-cell>
          <table:table-cell office:value-type="float" office:value="0.0208299751" calcext:value-type="float">
            <text:p>0.02082997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9.2479248047" calcext:value-type="float">
            <text:p>179.2479248047</text:p>
          </table:table-cell>
          <table:table-cell office:value-type="float" office:value="-0.7926936877" calcext:value-type="float">
            <text:p>-0.7926936877</text:p>
          </table:table-cell>
          <table:table-cell office:value-type="float" office:value="-0.0792693688" calcext:value-type="float">
            <text:p>-0.07926936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60481" calcext:value-type="float">
            <text:p>0.01860481</text:p>
          </table:table-cell>
          <table:table-cell office:value-type="float" office:value="0.00726252" calcext:value-type="float">
            <text:p>0.00726252</text:p>
          </table:table-cell>
          <table:table-cell office:value-type="float" office:value="0.0126796277" calcext:value-type="float">
            <text:p>0.012679627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79.2498474121" calcext:value-type="float">
            <text:p>179.2498474121</text:p>
          </table:table-cell>
          <table:table-cell office:value-type="float" office:value="-0.7557657183" calcext:value-type="float">
            <text:p>-0.7557657183</text:p>
          </table:table-cell>
          <table:table-cell office:value-type="float" office:value="-0.0755765718" calcext:value-type="float">
            <text:p>-0.07557657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55575" calcext:value-type="float">
            <text:p>0.01755575</text:p>
          </table:table-cell>
          <table:table-cell office:value-type="float" office:value="0.00733836" calcext:value-type="float">
            <text:p>0.00733836</text:p>
          </table:table-cell>
          <table:table-cell office:value-type="float" office:value="0.0108059505" calcext:value-type="float">
            <text:p>0.01080595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9.2520904541" calcext:value-type="float">
            <text:p>179.2520904541</text:p>
          </table:table-cell>
          <table:table-cell office:value-type="float" office:value="-0.6733546057" calcext:value-type="float">
            <text:p>-0.6733546057</text:p>
          </table:table-cell>
          <table:table-cell office:value-type="float" office:value="-0.0673354606" calcext:value-type="float">
            <text:p>-0.06733546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30774" calcext:value-type="float">
            <text:p>0.01630774</text:p>
          </table:table-cell>
          <table:table-cell office:value-type="float" office:value="0.00756187" calcext:value-type="float">
            <text:p>0.00756187</text:p>
          </table:table-cell>
          <table:table-cell office:value-type="float" office:value="0.007585398" calcext:value-type="float">
            <text:p>0.00758539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9.2377166748" calcext:value-type="float">
            <text:p>179.2377166748</text:p>
          </table:table-cell>
          <table:table-cell office:value-type="float" office:value="-0.4833673099" calcext:value-type="float">
            <text:p>-0.4833673099</text:p>
          </table:table-cell>
          <table:table-cell office:value-type="float" office:value="-0.048336731" calcext:value-type="float">
            <text:p>-0.0483367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21027" calcext:value-type="float">
            <text:p>0.01421027</text:p>
          </table:table-cell>
          <table:table-cell office:value-type="float" office:value="0.00756187" calcext:value-type="float">
            <text:p>0.00756187</text:p>
          </table:table-cell>
          <table:table-cell office:value-type="float" office:value="0.0032031098" calcext:value-type="float">
            <text:p>0.0032031098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79.2217712402" calcext:value-type="float">
            <text:p>179.2217712402</text:p>
          </table:table-cell>
          <table:table-cell office:value-type="float" office:value="-0.3454525552" calcext:value-type="float">
            <text:p>-0.3454525552</text:p>
          </table:table-cell>
          <table:table-cell office:value-type="float" office:value="-0.0345452555" calcext:value-type="float">
            <text:p>-0.034545255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0.00771373" calcext:value-type="float">
            <text:p>0.00771373</text:p>
          </table:table-cell>
          <table:table-cell office:value-type="float" office:value="0.0004965678" calcext:value-type="float">
            <text:p>0.000496567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2404022217" calcext:value-type="float">
            <text:p>179.2404022217</text:p>
          </table:table-cell>
          <table:table-cell office:value-type="float" office:value="-0.2627017276" calcext:value-type="float">
            <text:p>-0.2627017276</text:p>
          </table:table-cell>
          <table:table-cell office:value-type="float" office:value="-0.0262701728" calcext:value-type="float">
            <text:p>-0.026270172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79961" calcext:value-type="float">
            <text:p>0.00979961</text:p>
          </table:table-cell>
          <table:table-cell office:value-type="float" office:value="0.0080996" calcext:value-type="float">
            <text:p>0.0080996</text:p>
          </table:table-cell>
          <table:table-cell office:value-type="float" office:value="-0.0022190538" calcext:value-type="float">
            <text:p>-0.002219053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79.2393341064" calcext:value-type="float">
            <text:p>179.2393341064</text:p>
          </table:table-cell>
          <table:table-cell office:value-type="float" office:value="-0.1927539653" calcext:value-type="float">
            <text:p>-0.1927539653</text:p>
          </table:table-cell>
          <table:table-cell office:value-type="float" office:value="-0.0192753965" calcext:value-type="float">
            <text:p>-0.01927539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93835" calcext:value-type="float">
            <text:p>0.00793835</text:p>
          </table:table-cell>
          <table:table-cell office:value-type="float" office:value="0.0080996" calcext:value-type="float">
            <text:p>0.0080996</text:p>
          </table:table-cell>
          <table:table-cell office:value-type="float" office:value="-0.0039836821" calcext:value-type="float">
            <text:p>-0.003983682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2223358154" calcext:value-type="float">
            <text:p>179.2223358154</text:p>
          </table:table-cell>
          <table:table-cell office:value-type="float" office:value="-0.0464191135" calcext:value-type="float">
            <text:p>-0.0464191135</text:p>
          </table:table-cell>
          <table:table-cell office:value-type="float" office:value="-0.0046419113" calcext:value-type="float">
            <text:p>-0.00464191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2331" calcext:value-type="float">
            <text:p>0.00572331</text:p>
          </table:table-cell>
          <table:table-cell office:value-type="float" office:value="0.0089559" calcext:value-type="float">
            <text:p>0.0089559</text:p>
          </table:table-cell>
          <table:table-cell office:value-type="float" office:value="-0.0053412169" calcext:value-type="float">
            <text:p>-0.005341216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9.2046813965" calcext:value-type="float">
            <text:p>179.2046813965</text:p>
          </table:table-cell>
          <table:table-cell office:value-type="float" office:value="0.0045134077" calcext:value-type="float">
            <text:p>0.0045134077</text:p>
          </table:table-cell>
          <table:table-cell office:value-type="float" office:value="0.0004513408" calcext:value-type="float">
            <text:p>0.00045134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9084" calcext:value-type="float">
            <text:p>0.0039084</text:p>
          </table:table-cell>
          <table:table-cell office:value-type="float" office:value="0.0089559" calcext:value-type="float">
            <text:p>0.0089559</text:p>
          </table:table-cell>
          <table:table-cell office:value-type="float" office:value="-0.0079266724" calcext:value-type="float">
            <text:p>-0.007926672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206451416" calcext:value-type="float">
            <text:p>179.206451416</text:p>
          </table:table-cell>
          <table:table-cell office:value-type="float" office:value="0.1472136284" calcext:value-type="float">
            <text:p>0.1472136284</text:p>
          </table:table-cell>
          <table:table-cell office:value-type="float" office:value="0.0147213628" calcext:value-type="float">
            <text:p>0.014721362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74846" calcext:value-type="float">
            <text:p>0.00174846</text:p>
          </table:table-cell>
          <table:table-cell office:value-type="float" office:value="0.00940985" calcext:value-type="float">
            <text:p>0.00940985</text:p>
          </table:table-cell>
          <table:table-cell office:value-type="float" office:value="-0.0097935291" calcext:value-type="float">
            <text:p>-0.009793529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9.2220916748" calcext:value-type="float">
            <text:p>179.2220916748</text:p>
          </table:table-cell>
          <table:table-cell office:value-type="float" office:value="0.225946516" calcext:value-type="float">
            <text:p>0.225946516</text:p>
          </table:table-cell>
          <table:table-cell office:value-type="float" office:value="0.0225946516" calcext:value-type="float">
            <text:p>0.022594651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21502" calcext:value-type="float">
            <text:p>-0.00021502</text:p>
          </table:table-cell>
          <table:table-cell office:value-type="float" office:value="0.01025998" calcext:value-type="float">
            <text:p>0.01025998</text:p>
          </table:table-cell>
          <table:table-cell office:value-type="float" office:value="-0.0103299464" calcext:value-type="float">
            <text:p>-0.010329946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2289733887" calcext:value-type="float">
            <text:p>179.2289733887</text:p>
          </table:table-cell>
          <table:table-cell office:value-type="float" office:value="0.2993545245" calcext:value-type="float">
            <text:p>0.2993545245</text:p>
          </table:table-cell>
          <table:table-cell office:value-type="float" office:value="0.0299354524" calcext:value-type="float">
            <text:p>0.029935452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01213" calcext:value-type="float">
            <text:p>-0.00201213</text:p>
          </table:table-cell>
          <table:table-cell office:value-type="float" office:value="0.01095572" calcext:value-type="float">
            <text:p>0.01095572</text:p>
          </table:table-cell>
          <table:table-cell office:value-type="float" office:value="-0.0117205437" calcext:value-type="float">
            <text:p>-0.011720543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2249298096" calcext:value-type="float">
            <text:p>179.2249298096</text:p>
          </table:table-cell>
          <table:table-cell office:value-type="float" office:value="0.3736812365" calcext:value-type="float">
            <text:p>0.3736812365</text:p>
          </table:table-cell>
          <table:table-cell office:value-type="float" office:value="0.0373681236" calcext:value-type="float">
            <text:p>0.03736812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70456" calcext:value-type="float">
            <text:p>-0.00370456</text:p>
          </table:table-cell>
          <table:table-cell office:value-type="float" office:value="0.01095572" calcext:value-type="float">
            <text:p>0.01095572</text:p>
          </table:table-cell>
          <table:table-cell office:value-type="float" office:value="-0.0116998665" calcext:value-type="float">
            <text:p>-0.011699866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2387237549" calcext:value-type="float">
            <text:p>179.2387237549</text:p>
          </table:table-cell>
          <table:table-cell office:value-type="float" office:value="0.3651918451" calcext:value-type="float">
            <text:p>0.3651918451</text:p>
          </table:table-cell>
          <table:table-cell office:value-type="float" office:value="0.0365191845" calcext:value-type="float">
            <text:p>0.03651918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77533" calcext:value-type="float">
            <text:p>-0.00477533</text:p>
          </table:table-cell>
          <table:table-cell office:value-type="float" office:value="0.01212221" calcext:value-type="float">
            <text:p>0.01212221</text:p>
          </table:table-cell>
          <table:table-cell office:value-type="float" office:value="-0.0112072202" calcext:value-type="float">
            <text:p>-0.011207220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79.2531585693" calcext:value-type="float">
            <text:p>179.2531585693</text:p>
          </table:table-cell>
          <table:table-cell office:value-type="float" office:value="0.3248310356" calcext:value-type="float">
            <text:p>0.3248310356</text:p>
          </table:table-cell>
          <table:table-cell office:value-type="float" office:value="0.0324831036" calcext:value-type="float">
            <text:p>0.03248310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21959" calcext:value-type="float">
            <text:p>-0.00521959</text:p>
          </table:table-cell>
          <table:table-cell office:value-type="float" office:value="0.01310649" calcext:value-type="float">
            <text:p>0.01310649</text:p>
          </table:table-cell>
          <table:table-cell office:value-type="float" office:value="-0.0083598851" calcext:value-type="float">
            <text:p>-0.008359885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79.2839050293" calcext:value-type="float">
            <text:p>179.2839050293</text:p>
          </table:table-cell>
          <table:table-cell office:value-type="float" office:value="0.2798733609" calcext:value-type="float">
            <text:p>0.2798733609</text:p>
          </table:table-cell>
          <table:table-cell office:value-type="float" office:value="0.0279873361" calcext:value-type="float">
            <text:p>0.02798733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21591" calcext:value-type="float">
            <text:p>-0.00521591</text:p>
          </table:table-cell>
          <table:table-cell office:value-type="float" office:value="0.01464323" calcext:value-type="float">
            <text:p>0.01464323</text:p>
          </table:table-cell>
          <table:table-cell office:value-type="float" office:value="-0.0058186676" calcext:value-type="float">
            <text:p>-0.005818667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3129119873" calcext:value-type="float">
            <text:p>179.3129119873</text:p>
          </table:table-cell>
          <table:table-cell office:value-type="float" office:value="0.1498434823" calcext:value-type="float">
            <text:p>0.1498434823</text:p>
          </table:table-cell>
          <table:table-cell office:value-type="float" office:value="0.0149843482" calcext:value-type="float">
            <text:p>0.01498434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34688" calcext:value-type="float">
            <text:p>-0.00434688</text:p>
          </table:table-cell>
          <table:table-cell office:value-type="float" office:value="0.01464323" calcext:value-type="float">
            <text:p>0.01464323</text:p>
          </table:table-cell>
          <table:table-cell office:value-type="float" office:value="-0.0026921132" calcext:value-type="float">
            <text:p>-0.002692113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3170928955" calcext:value-type="float">
            <text:p>179.3170928955</text:p>
          </table:table-cell>
          <table:table-cell office:value-type="float" office:value="0.0115705803" calcext:value-type="float">
            <text:p>0.0115705803</text:p>
          </table:table-cell>
          <table:table-cell office:value-type="float" office:value="0.001157058" calcext:value-type="float">
            <text:p>0.0011570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84649" calcext:value-type="float">
            <text:p>-0.00284649</text:p>
          </table:table-cell>
          <table:table-cell office:value-type="float" office:value="0.0159254" calcext:value-type="float">
            <text:p>0.0159254</text:p>
          </table:table-cell>
          <table:table-cell office:value-type="float" office:value="0.0012104953" calcext:value-type="float">
            <text:p>0.001210495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2996826172" calcext:value-type="float">
            <text:p>179.2996826172</text:p>
          </table:table-cell>
          <table:table-cell office:value-type="float" office:value="-0.2676065402" calcext:value-type="float">
            <text:p>-0.2676065402</text:p>
          </table:table-cell>
          <table:table-cell office:value-type="float" office:value="-0.026760654" calcext:value-type="float">
            <text:p>-0.0267606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1349" calcext:value-type="float">
            <text:p>0.00001349</text:p>
          </table:table-cell>
          <table:table-cell office:value-type="float" office:value="0.01783393" calcext:value-type="float">
            <text:p>0.01783393</text:p>
          </table:table-cell>
          <table:table-cell office:value-type="float" office:value="0.0086083254" calcext:value-type="float">
            <text:p>0.008608325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3053894043" calcext:value-type="float">
            <text:p>179.3053894043</text:p>
          </table:table-cell>
          <table:table-cell office:value-type="float" office:value="-0.3220607482" calcext:value-type="float">
            <text:p>-0.3220607482</text:p>
          </table:table-cell>
          <table:table-cell office:value-type="float" office:value="-0.0322060748" calcext:value-type="float">
            <text:p>-0.03220607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28147" calcext:value-type="float">
            <text:p>0.00228147</text:p>
          </table:table-cell>
          <table:table-cell office:value-type="float" office:value="0.01935535" calcext:value-type="float">
            <text:p>0.01935535</text:p>
          </table:table-cell>
          <table:table-cell office:value-type="float" office:value="0.011056103" calcext:value-type="float">
            <text:p>0.01105610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3045959473" calcext:value-type="float">
            <text:p>179.3045959473</text:p>
          </table:table-cell>
          <table:table-cell office:value-type="float" office:value="-0.4726611706" calcext:value-type="float">
            <text:p>-0.4726611706</text:p>
          </table:table-cell>
          <table:table-cell office:value-type="float" office:value="-0.0472661171" calcext:value-type="float">
            <text:p>-0.04726611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79586" calcext:value-type="float">
            <text:p>0.00479586</text:p>
          </table:table-cell>
          <table:table-cell office:value-type="float" office:value="0.02157035" calcext:value-type="float">
            <text:p>0.02157035</text:p>
          </table:table-cell>
          <table:table-cell office:value-type="float" office:value="0.0154747908" calcext:value-type="float">
            <text:p>0.0154747908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2998657227" calcext:value-type="float">
            <text:p>179.2998657227</text:p>
          </table:table-cell>
          <table:table-cell office:value-type="float" office:value="-0.4201823377" calcext:value-type="float">
            <text:p>-0.4201823377</text:p>
          </table:table-cell>
          <table:table-cell office:value-type="float" office:value="-0.0420182338" calcext:value-type="float">
            <text:p>-0.042018233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12098" calcext:value-type="float">
            <text:p>0.00612098</text:p>
          </table:table-cell>
          <table:table-cell office:value-type="float" office:value="0.02157035" calcext:value-type="float">
            <text:p>0.02157035</text:p>
          </table:table-cell>
          <table:table-cell office:value-type="float" office:value="0.0148300506" calcext:value-type="float">
            <text:p>0.014830050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2879486084" calcext:value-type="float">
            <text:p>179.2879486084</text:p>
          </table:table-cell>
          <table:table-cell office:value-type="float" office:value="-0.0337508735" calcext:value-type="float">
            <text:p>-0.0337508735</text:p>
          </table:table-cell>
          <table:table-cell office:value-type="float" office:value="-0.0033750873" calcext:value-type="float">
            <text:p>-0.00337508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42831" calcext:value-type="float">
            <text:p>0.00442831</text:p>
          </table:table-cell>
          <table:table-cell office:value-type="float" office:value="0.02320407" calcext:value-type="float">
            <text:p>0.02320407</text:p>
          </table:table-cell>
          <table:table-cell office:value-type="float" office:value="0.0121166322" calcext:value-type="float">
            <text:p>0.012116632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2439422607" calcext:value-type="float">
            <text:p>179.2439422607</text:p>
          </table:table-cell>
          <table:table-cell office:value-type="float" office:value="0.2179809046" calcext:value-type="float">
            <text:p>0.2179809046</text:p>
          </table:table-cell>
          <table:table-cell office:value-type="float" office:value="0.0217980905" calcext:value-type="float">
            <text:p>0.02179809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62315" calcext:value-type="float">
            <text:p>0.00162315</text:p>
          </table:table-cell>
          <table:table-cell office:value-type="float" office:value="0.02557224" calcext:value-type="float">
            <text:p>0.02557224</text:p>
          </table:table-cell>
          <table:table-cell office:value-type="float" office:value="0.0047562906" calcext:value-type="float">
            <text:p>0.0047562906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2239837646" calcext:value-type="float">
            <text:p>179.2239837646</text:p>
          </table:table-cell>
          <table:table-cell office:value-type="float" office:value="0.3943285084" calcext:value-type="float">
            <text:p>0.3943285084</text:p>
          </table:table-cell>
          <table:table-cell office:value-type="float" office:value="0.0394328508" calcext:value-type="float">
            <text:p>0.03943285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42066" calcext:value-type="float">
            <text:p>-0.00142066</text:p>
          </table:table-cell>
          <table:table-cell office:value-type="float" office:value="0.02709994" calcext:value-type="float">
            <text:p>0.02709994</text:p>
          </table:table-cell>
          <table:table-cell office:value-type="float" office:value="-0.0008259362" calcext:value-type="float">
            <text:p>-0.000825936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1898345947" calcext:value-type="float">
            <text:p>179.1898345947</text:p>
          </table:table-cell>
          <table:table-cell office:value-type="float" office:value="0.6358109311" calcext:value-type="float">
            <text:p>0.6358109311</text:p>
          </table:table-cell>
          <table:table-cell office:value-type="float" office:value="0.0635810931" calcext:value-type="float">
            <text:p>0.06358109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05752" calcext:value-type="float">
            <text:p>-0.00505752</text:p>
          </table:table-cell>
          <table:table-cell office:value-type="float" office:value="0.029374" calcext:value-type="float">
            <text:p>0.029374</text:p>
          </table:table-cell>
          <table:table-cell office:value-type="float" office:value="-0.0082653227" calcext:value-type="float">
            <text:p>-0.0082653227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1744995117" calcext:value-type="float">
            <text:p>179.1744995117</text:p>
          </table:table-cell>
          <table:table-cell office:value-type="float" office:value="0.7759351685" calcext:value-type="float">
            <text:p>0.7759351685</text:p>
          </table:table-cell>
          <table:table-cell office:value-type="float" office:value="0.0775935169" calcext:value-type="float">
            <text:p>0.077593516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841393" calcext:value-type="float">
            <text:p>-0.00841393</text:p>
          </table:table-cell>
          <table:table-cell office:value-type="float" office:value="0.029374" calcext:value-type="float">
            <text:p>0.029374</text:p>
          </table:table-cell>
          <table:table-cell office:value-type="float" office:value="-0.0132050017" calcext:value-type="float">
            <text:p>-0.013205001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9.184463501" calcext:value-type="float">
            <text:p>179.184463501</text:p>
          </table:table-cell>
          <table:table-cell office:value-type="float" office:value="0.9529524625" calcext:value-type="float">
            <text:p>0.9529524625</text:p>
          </table:table-cell>
          <table:table-cell office:value-type="float" office:value="0.0952952462" calcext:value-type="float">
            <text:p>0.09529524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182939" calcext:value-type="float">
            <text:p>-0.01182939</text:p>
          </table:table-cell>
          <table:table-cell office:value-type="float" office:value="0.03051719" calcext:value-type="float">
            <text:p>0.03051719</text:p>
          </table:table-cell>
          <table:table-cell office:value-type="float" office:value="-0.0192768006" calcext:value-type="float">
            <text:p>-0.0192768006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79.187789917" calcext:value-type="float">
            <text:p>179.187789917</text:p>
          </table:table-cell>
          <table:table-cell office:value-type="float" office:value="0.9478969161" calcext:value-type="float">
            <text:p>0.9478969161</text:p>
          </table:table-cell>
          <table:table-cell office:value-type="float" office:value="0.0947896916" calcext:value-type="float">
            <text:p>0.094789691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407077" calcext:value-type="float">
            <text:p>-0.01407077</text:p>
          </table:table-cell>
          <table:table-cell office:value-type="float" office:value="0.03240135" calcext:value-type="float">
            <text:p>0.03240135</text:p>
          </table:table-cell>
          <table:table-cell office:value-type="float" office:value="-0.0217234677" calcext:value-type="float">
            <text:p>-0.021723467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79.1843414307" calcext:value-type="float">
            <text:p>179.1843414307</text:p>
          </table:table-cell>
          <table:table-cell office:value-type="float" office:value="0.9297703215" calcext:value-type="float">
            <text:p>0.9297703215</text:p>
          </table:table-cell>
          <table:table-cell office:value-type="float" office:value="0.0929770321" calcext:value-type="float">
            <text:p>0.09297703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44298" calcext:value-type="float">
            <text:p>-0.01544298</text:p>
          </table:table-cell>
          <table:table-cell office:value-type="float" office:value="0.03287314" calcext:value-type="float">
            <text:p>0.03287314</text:p>
          </table:table-cell>
          <table:table-cell office:value-type="float" office:value="-0.022197412" calcext:value-type="float">
            <text:p>-0.022197412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1592407227" calcext:value-type="float">
            <text:p>179.1592407227</text:p>
          </table:table-cell>
          <table:table-cell office:value-type="float" office:value="0.8798814346" calcext:value-type="float">
            <text:p>0.8798814346</text:p>
          </table:table-cell>
          <table:table-cell office:value-type="float" office:value="0.0879881435" calcext:value-type="float">
            <text:p>0.08798814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02454" calcext:value-type="float">
            <text:p>-0.01602454</text:p>
          </table:table-cell>
          <table:table-cell office:value-type="float" office:value="0.03287314" calcext:value-type="float">
            <text:p>0.03287314</text:p>
          </table:table-cell>
          <table:table-cell office:value-type="float" office:value="-0.0252536807" calcext:value-type="float">
            <text:p>-0.025253680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1552581787" calcext:value-type="float">
            <text:p>179.1552581787</text:p>
          </table:table-cell>
          <table:table-cell office:value-type="float" office:value="0.8801445454" calcext:value-type="float">
            <text:p>0.8801445454</text:p>
          </table:table-cell>
          <table:table-cell office:value-type="float" office:value="0.0880144545" calcext:value-type="float">
            <text:p>0.08801445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41368" calcext:value-type="float">
            <text:p>-0.01641368</text:p>
          </table:table-cell>
          <table:table-cell office:value-type="float" office:value="0.03402808" calcext:value-type="float">
            <text:p>0.03402808</text:p>
          </table:table-cell>
          <table:table-cell office:value-type="float" office:value="-0.0254100083" calcext:value-type="float">
            <text:p>-0.025410008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1566772461" calcext:value-type="float">
            <text:p>179.1566772461</text:p>
          </table:table-cell>
          <table:table-cell office:value-type="float" office:value="0.8505935816" calcext:value-type="float">
            <text:p>0.8505935816</text:p>
          </table:table-cell>
          <table:table-cell office:value-type="float" office:value="0.0850593582" calcext:value-type="float">
            <text:p>0.08505935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47595" calcext:value-type="float">
            <text:p>-0.01647595</text:p>
          </table:table-cell>
          <table:table-cell office:value-type="float" office:value="0.03358801" calcext:value-type="float">
            <text:p>0.03358801</text:p>
          </table:table-cell>
          <table:table-cell office:value-type="float" office:value="-0.0255299475" calcext:value-type="float">
            <text:p>-0.025529947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79.1408843994" calcext:value-type="float">
            <text:p>179.1408843994</text:p>
          </table:table-cell>
          <table:table-cell office:value-type="float" office:value="0.7529561047" calcext:value-type="float">
            <text:p>0.7529561047</text:p>
          </table:table-cell>
          <table:table-cell office:value-type="float" office:value="0.0752956105" calcext:value-type="float">
            <text:p>0.07529561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86673" calcext:value-type="float">
            <text:p>-0.01586673</text:p>
          </table:table-cell>
          <table:table-cell office:value-type="float" office:value="0.03373951" calcext:value-type="float">
            <text:p>0.03373951</text:p>
          </table:table-cell>
          <table:table-cell office:value-type="float" office:value="-0.0234021126" calcext:value-type="float">
            <text:p>-0.023402112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79.1352996826" calcext:value-type="float">
            <text:p>179.1352996826</text:p>
          </table:table-cell>
          <table:table-cell office:value-type="float" office:value="0.6341665219" calcext:value-type="float">
            <text:p>0.6341665219</text:p>
          </table:table-cell>
          <table:table-cell office:value-type="float" office:value="0.0634166522" calcext:value-type="float">
            <text:p>0.06341665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466925" calcext:value-type="float">
            <text:p>-0.01466925</text:p>
          </table:table-cell>
          <table:table-cell office:value-type="float" office:value="0.03226646" calcext:value-type="float">
            <text:p>0.03226646</text:p>
          </table:table-cell>
          <table:table-cell office:value-type="float" office:value="-0.0192676482" calcext:value-type="float">
            <text:p>-0.019267648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79.1288604736" calcext:value-type="float">
            <text:p>179.1288604736</text:p>
          </table:table-cell>
          <table:table-cell office:value-type="float" office:value="0.5315322003" calcext:value-type="float">
            <text:p>0.5315322003</text:p>
          </table:table-cell>
          <table:table-cell office:value-type="float" office:value="0.05315322" calcext:value-type="float">
            <text:p>0.053153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31876" calcext:value-type="float">
            <text:p>-0.0131876</text:p>
          </table:table-cell>
          <table:table-cell office:value-type="float" office:value="0.03226646" calcext:value-type="float">
            <text:p>0.03226646</text:p>
          </table:table-cell>
          <table:table-cell office:value-type="float" office:value="-0.016817625" calcext:value-type="float">
            <text:p>-0.01681762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79.1311340332" calcext:value-type="float">
            <text:p>179.1311340332</text:p>
          </table:table-cell>
          <table:table-cell office:value-type="float" office:value="0.3339293523" calcext:value-type="float">
            <text:p>0.3339293523</text:p>
          </table:table-cell>
          <table:table-cell office:value-type="float" office:value="0.0333929352" calcext:value-type="float">
            <text:p>0.03339293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088374" calcext:value-type="float">
            <text:p>-0.01088374</text:p>
          </table:table-cell>
          <table:table-cell office:value-type="float" office:value="0.03122609" calcext:value-type="float">
            <text:p>0.03122609</text:p>
          </table:table-cell>
          <table:table-cell office:value-type="float" office:value="-0.0097224909" calcext:value-type="float">
            <text:p>-0.009722490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79.1301574707" calcext:value-type="float">
            <text:p>179.1301574707</text:p>
          </table:table-cell>
          <table:table-cell office:value-type="float" office:value="0.1548387557" calcext:value-type="float">
            <text:p>0.1548387557</text:p>
          </table:table-cell>
          <table:table-cell office:value-type="float" office:value="0.0154838756" calcext:value-type="float">
            <text:p>0.01548387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815557" calcext:value-type="float">
            <text:p>-0.00815557</text:p>
          </table:table-cell>
          <table:table-cell office:value-type="float" office:value="0.02874466" calcext:value-type="float">
            <text:p>0.02874466</text:p>
          </table:table-cell>
          <table:table-cell office:value-type="float" office:value="-0.0037474418" calcext:value-type="float">
            <text:p>-0.003747441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79.1144256592" calcext:value-type="float">
            <text:p>179.1144256592</text:p>
          </table:table-cell>
          <table:table-cell office:value-type="float" office:value="-0.0316475541" calcext:value-type="float">
            <text:p>-0.0316475541</text:p>
          </table:table-cell>
          <table:table-cell office:value-type="float" office:value="-0.0031647554" calcext:value-type="float">
            <text:p>-0.00316475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09548" calcext:value-type="float">
            <text:p>-0.00509548</text:p>
          </table:table-cell>
          <table:table-cell office:value-type="float" office:value="0.02874466" calcext:value-type="float">
            <text:p>0.02874466</text:p>
          </table:table-cell>
          <table:table-cell office:value-type="float" office:value="0.0004457943" calcext:value-type="float">
            <text:p>0.0004457943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79.0922698975" calcext:value-type="float">
            <text:p>179.0922698975</text:p>
          </table:table-cell>
          <table:table-cell office:value-type="float" office:value="-0.2076013149" calcext:value-type="float">
            <text:p>-0.2076013149</text:p>
          </table:table-cell>
          <table:table-cell office:value-type="float" office:value="-0.0207601315" calcext:value-type="float">
            <text:p>-0.02076013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88449" calcext:value-type="float">
            <text:p>-0.00188449</text:p>
          </table:table-cell>
          <table:table-cell office:value-type="float" office:value="0.02317959" calcext:value-type="float">
            <text:p>0.02317959</text:p>
          </table:table-cell>
          <table:table-cell office:value-type="float" office:value="0.0048071844" calcext:value-type="float">
            <text:p>0.004807184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79.0804290771" calcext:value-type="float">
            <text:p>179.0804290771</text:p>
          </table:table-cell>
          <table:table-cell office:value-type="float" office:value="-0.4084604677" calcext:value-type="float">
            <text:p>-0.4084604677</text:p>
          </table:table-cell>
          <table:table-cell office:value-type="float" office:value="-0.0408460468" calcext:value-type="float">
            <text:p>-0.040846046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59301" calcext:value-type="float">
            <text:p>0.00159301</text:p>
          </table:table-cell>
          <table:table-cell office:value-type="float" office:value="0.02317959" calcext:value-type="float">
            <text:p>0.02317959</text:p>
          </table:table-cell>
          <table:table-cell office:value-type="float" office:value="0.0112370491" calcext:value-type="float">
            <text:p>0.011237049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79.0629730225" calcext:value-type="float">
            <text:p>179.0629730225</text:p>
          </table:table-cell>
          <table:table-cell office:value-type="float" office:value="-0.6337203906" calcext:value-type="float">
            <text:p>-0.6337203906</text:p>
          </table:table-cell>
          <table:table-cell office:value-type="float" office:value="-0.0633720391" calcext:value-type="float">
            <text:p>-0.06337203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41064" calcext:value-type="float">
            <text:p>0.00541064</text:p>
          </table:table-cell>
          <table:table-cell office:value-type="float" office:value="0.01983163" calcext:value-type="float">
            <text:p>0.01983163</text:p>
          </table:table-cell>
          <table:table-cell office:value-type="float" office:value="0.0174028675" calcext:value-type="float">
            <text:p>0.01740286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79.0619049072" calcext:value-type="float">
            <text:p>179.0619049072</text:p>
          </table:table-cell>
          <table:table-cell office:value-type="float" office:value="-0.7212589319" calcext:value-type="float">
            <text:p>-0.7212589319</text:p>
          </table:table-cell>
          <table:table-cell office:value-type="float" office:value="-0.0721258932" calcext:value-type="float">
            <text:p>-0.07212589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1603543" calcext:value-type="float">
            <text:p>0.01603543</text:p>
          </table:table-cell>
          <table:table-cell office:value-type="float" office:value="0.0183100403" calcext:value-type="float">
            <text:p>0.018310040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79.0548858643" calcext:value-type="float">
            <text:p>179.0548858643</text:p>
          </table:table-cell>
          <table:table-cell office:value-type="float" office:value="-0.8533534781" calcext:value-type="float">
            <text:p>-0.8533534781</text:p>
          </table:table-cell>
          <table:table-cell office:value-type="float" office:value="-0.0853353478" calcext:value-type="float">
            <text:p>-0.08533534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49984" calcext:value-type="float">
            <text:p>0.01149984</text:p>
          </table:table-cell>
          <table:table-cell office:value-type="float" office:value="0.01603543" calcext:value-type="float">
            <text:p>0.01603543</text:p>
          </table:table-cell>
          <table:table-cell office:value-type="float" office:value="0.0218917365" calcext:value-type="float">
            <text:p>0.021891736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79.0598602295" calcext:value-type="float">
            <text:p>179.0598602295</text:p>
          </table:table-cell>
          <table:table-cell office:value-type="float" office:value="-0.8917779969" calcext:value-type="float">
            <text:p>-0.8917779969</text:p>
          </table:table-cell>
          <table:table-cell office:value-type="float" office:value="-0.0891777997" calcext:value-type="float">
            <text:p>-0.089177799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72951" calcext:value-type="float">
            <text:p>0.01372951</text:p>
          </table:table-cell>
          <table:table-cell office:value-type="float" office:value="0.00798804" calcext:value-type="float">
            <text:p>0.00798804</text:p>
          </table:table-cell>
          <table:table-cell office:value-type="float" office:value="0.0232442501" calcext:value-type="float">
            <text:p>0.023244250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9.0705871582" calcext:value-type="float">
            <text:p>179.0705871582</text:p>
          </table:table-cell>
          <table:table-cell office:value-type="float" office:value="-0.7921781573" calcext:value-type="float">
            <text:p>-0.7921781573</text:p>
          </table:table-cell>
          <table:table-cell office:value-type="float" office:value="-0.0792178157" calcext:value-type="float">
            <text:p>-0.07921781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55093" calcext:value-type="float">
            <text:p>0.01455093</text:p>
          </table:table-cell>
          <table:table-cell office:value-type="float" office:value="0.00798804" calcext:value-type="float">
            <text:p>0.00798804</text:p>
          </table:table-cell>
          <table:table-cell office:value-type="float" office:value="0.0186185166" calcext:value-type="float">
            <text:p>0.018618516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0806274414" calcext:value-type="float">
            <text:p>179.0806274414</text:p>
          </table:table-cell>
          <table:table-cell office:value-type="float" office:value="-0.7240157884" calcext:value-type="float">
            <text:p>-0.7240157884</text:p>
          </table:table-cell>
          <table:table-cell office:value-type="float" office:value="-0.0724015788" calcext:value-type="float">
            <text:p>-0.07240157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64383" calcext:value-type="float">
            <text:p>0.01464383</text:p>
          </table:table-cell>
          <table:table-cell office:value-type="float" office:value="0.0034832" calcext:value-type="float">
            <text:p>0.0034832</text:p>
          </table:table-cell>
          <table:table-cell office:value-type="float" office:value="0.0168148152" calcext:value-type="float">
            <text:p>0.016814815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79.0917510986" calcext:value-type="float">
            <text:p>179.0917510986</text:p>
          </table:table-cell>
          <table:table-cell office:value-type="float" office:value="-0.556555634" calcext:value-type="float">
            <text:p>-0.556555634</text:p>
          </table:table-cell>
          <table:table-cell office:value-type="float" office:value="-0.0556555634" calcext:value-type="float">
            <text:p>-0.055655563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58968" calcext:value-type="float">
            <text:p>0.01358968</text:p>
          </table:table-cell>
          <table:table-cell office:value-type="float" office:value="-0.00015275" calcext:value-type="float">
            <text:p>-0.00015275</text:p>
          </table:table-cell>
          <table:table-cell office:value-type="float" office:value="0.0116855543" calcext:value-type="float">
            <text:p>0.011685554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1098175049" calcext:value-type="float">
            <text:p>179.1098175049</text:p>
          </table:table-cell>
          <table:table-cell office:value-type="float" office:value="-0.3472877322" calcext:value-type="float">
            <text:p>-0.3472877322</text:p>
          </table:table-cell>
          <table:table-cell office:value-type="float" office:value="-0.0347287732" calcext:value-type="float">
            <text:p>-0.03472877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49284" calcext:value-type="float">
            <text:p>0.01149284</text:p>
          </table:table-cell>
          <table:table-cell office:value-type="float" office:value="-0.00015275" calcext:value-type="float">
            <text:p>-0.00015275</text:p>
          </table:table-cell>
          <table:table-cell office:value-type="float" office:value="0.0081664899" calcext:value-type="float">
            <text:p>0.008166489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9.1170959473" calcext:value-type="float">
            <text:p>179.1170959473</text:p>
          </table:table-cell>
          <table:table-cell office:value-type="float" office:value="-0.1704015713" calcext:value-type="float">
            <text:p>-0.1704015713</text:p>
          </table:table-cell>
          <table:table-cell office:value-type="float" office:value="-0.0170401571" calcext:value-type="float">
            <text:p>-0.01704015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91727" calcext:value-type="float">
            <text:p>0.00891727</text:p>
          </table:table-cell>
          <table:table-cell office:value-type="float" office:value="-0.00457334" calcext:value-type="float">
            <text:p>-0.00457334</text:p>
          </table:table-cell>
          <table:table-cell office:value-type="float" office:value="0.0030603074" calcext:value-type="float">
            <text:p>0.003060307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112121582" calcext:value-type="float">
            <text:p>179.112121582</text:p>
          </table:table-cell>
          <table:table-cell office:value-type="float" office:value="0.014832176" calcext:value-type="float">
            <text:p>0.014832176</text:p>
          </table:table-cell>
          <table:table-cell office:value-type="float" office:value="0.0014832176" calcext:value-type="float">
            <text:p>0.00148321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6717" calcext:value-type="float">
            <text:p>0.00596717</text:p>
          </table:table-cell>
          <table:table-cell office:value-type="float" office:value="-0.00757933" calcext:value-type="float">
            <text:p>-0.00757933</text:p>
          </table:table-cell>
          <table:table-cell office:value-type="float" office:value="-0.0001119219" calcext:value-type="float">
            <text:p>-0.0001119219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1052398682" calcext:value-type="float">
            <text:p>179.1052398682</text:p>
          </table:table-cell>
          <table:table-cell office:value-type="float" office:value="0.1381523053" calcext:value-type="float">
            <text:p>0.1381523053</text:p>
          </table:table-cell>
          <table:table-cell office:value-type="float" office:value="0.0138152305" calcext:value-type="float">
            <text:p>0.01381523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18021" calcext:value-type="float">
            <text:p>0.00318021</text:p>
          </table:table-cell>
          <table:table-cell office:value-type="float" office:value="-0.00757933" calcext:value-type="float">
            <text:p>-0.00757933</text:p>
          </table:table-cell>
          <table:table-cell office:value-type="float" office:value="-0.0039519612" calcext:value-type="float">
            <text:p>-0.003951961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1092224121" calcext:value-type="float">
            <text:p>179.1092224121</text:p>
          </table:table-cell>
          <table:table-cell office:value-type="float" office:value="0.252729126" calcext:value-type="float">
            <text:p>0.252729126</text:p>
          </table:table-cell>
          <table:table-cell office:value-type="float" office:value="0.0252729126" calcext:value-type="float">
            <text:p>0.025272912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5602" calcext:value-type="float">
            <text:p>0.0005602</text:p>
          </table:table-cell>
          <table:table-cell office:value-type="float" office:value="-0.01355129" calcext:value-type="float">
            <text:p>-0.01355129</text:p>
          </table:table-cell>
          <table:table-cell office:value-type="float" office:value="-0.0066421575" calcext:value-type="float">
            <text:p>-0.006642157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1069030762" calcext:value-type="float">
            <text:p>179.1069030762</text:p>
          </table:table-cell>
          <table:table-cell office:value-type="float" office:value="0.2029396924" calcext:value-type="float">
            <text:p>0.2029396924</text:p>
          </table:table-cell>
          <table:table-cell office:value-type="float" office:value="0.0202939692" calcext:value-type="float">
            <text:p>0.02029396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8532" calcext:value-type="float">
            <text:p>-0.0008532</text:p>
          </table:table-cell>
          <table:table-cell office:value-type="float" office:value="-0.01355129" calcext:value-type="float">
            <text:p>-0.01355129</text:p>
          </table:table-cell>
          <table:table-cell office:value-type="float" office:value="-0.0057515124" calcext:value-type="float">
            <text:p>-0.00575151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1056976318" calcext:value-type="float">
            <text:p>179.1056976318</text:p>
          </table:table-cell>
          <table:table-cell office:value-type="float" office:value="0.2107197459" calcext:value-type="float">
            <text:p>0.2107197459</text:p>
          </table:table-cell>
          <table:table-cell office:value-type="float" office:value="0.0210719746" calcext:value-type="float">
            <text:p>0.02107197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84653" calcext:value-type="float">
            <text:p>-0.00184653</text:p>
          </table:table-cell>
          <table:table-cell office:value-type="float" office:value="-0.01749549" calcext:value-type="float">
            <text:p>-0.01749549</text:p>
          </table:table-cell>
          <table:table-cell office:value-type="float" office:value="-0.0068950248" calcext:value-type="float">
            <text:p>-0.006895024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106842041" calcext:value-type="float">
            <text:p>179.106842041</text:p>
          </table:table-cell>
          <table:table-cell office:value-type="float" office:value="0.1512282498" calcext:value-type="float">
            <text:p>0.1512282498</text:p>
          </table:table-cell>
          <table:table-cell office:value-type="float" office:value="0.015122825" calcext:value-type="float">
            <text:p>0.01512282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11173" calcext:value-type="float">
            <text:p>-0.00211173</text:p>
          </table:table-cell>
          <table:table-cell office:value-type="float" office:value="-0.01749549" calcext:value-type="float">
            <text:p>-0.01749549</text:p>
          </table:table-cell>
          <table:table-cell office:value-type="float" office:value="-0.0068235608" calcext:value-type="float">
            <text:p>-0.006823560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1157531738" calcext:value-type="float">
            <text:p>179.1157531738</text:p>
          </table:table-cell>
          <table:table-cell office:value-type="float" office:value="-0.0029194657" calcext:value-type="float">
            <text:p>-0.0029194657</text:p>
          </table:table-cell>
          <table:table-cell office:value-type="float" office:value="-0.0002919466" calcext:value-type="float">
            <text:p>-0.00029194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26106" calcext:value-type="float">
            <text:p>-0.00126106</text:p>
          </table:table-cell>
          <table:table-cell office:value-type="float" office:value="-0.01749549" calcext:value-type="float">
            <text:p>-0.01749549</text:p>
          </table:table-cell>
          <table:table-cell office:value-type="float" office:value="-0.0012229748" calcext:value-type="float">
            <text:p>-0.001222974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1309356689" calcext:value-type="float">
            <text:p>179.1309356689</text:p>
          </table:table-cell>
          <table:table-cell office:value-type="float" office:value="-0.1343088495" calcext:value-type="float">
            <text:p>-0.1343088495</text:p>
          </table:table-cell>
          <table:table-cell office:value-type="float" office:value="-0.013430885" calcext:value-type="float">
            <text:p>-0.01343088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18121" calcext:value-type="float">
            <text:p>0.00018121</text:p>
          </table:table-cell>
          <table:table-cell office:value-type="float" office:value="-0.01904978" calcext:value-type="float">
            <text:p>-0.01904978</text:p>
          </table:table-cell>
          <table:table-cell office:value-type="float" office:value="0.0009291279" calcext:value-type="float">
            <text:p>0.000929127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1377410889" calcext:value-type="float">
            <text:p>179.1377410889</text:p>
          </table:table-cell>
          <table:table-cell office:value-type="float" office:value="-0.2592093633" calcext:value-type="float">
            <text:p>-0.2592093633</text:p>
          </table:table-cell>
          <table:table-cell office:value-type="float" office:value="-0.0259209363" calcext:value-type="float">
            <text:p>-0.02592093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97431" calcext:value-type="float">
            <text:p>0.00197431</text:p>
          </table:table-cell>
          <table:table-cell office:value-type="float" office:value="-0.01904978" calcext:value-type="float">
            <text:p>-0.01904978</text:p>
          </table:table-cell>
          <table:table-cell office:value-type="float" office:value="0.00451361" calcext:value-type="float">
            <text:p>0.0045136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1414642334" calcext:value-type="float">
            <text:p>179.1414642334</text:p>
          </table:table-cell>
          <table:table-cell office:value-type="float" office:value="-0.3843974075" calcext:value-type="float">
            <text:p>-0.3843974075</text:p>
          </table:table-cell>
          <table:table-cell office:value-type="float" office:value="-0.0384397408" calcext:value-type="float">
            <text:p>-0.03843974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0303" calcext:value-type="float">
            <text:p>0.00400303</text:p>
          </table:table-cell>
          <table:table-cell office:value-type="float" office:value="-0.01932415" calcext:value-type="float">
            <text:p>-0.01932415</text:p>
          </table:table-cell>
          <table:table-cell office:value-type="float" office:value="0.0087768226" calcext:value-type="float">
            <text:p>0.0087768226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1344909668" calcext:value-type="float">
            <text:p>179.1344909668</text:p>
          </table:table-cell>
          <table:table-cell office:value-type="float" office:value="-0.6020021955" calcext:value-type="float">
            <text:p>-0.6020021955</text:p>
          </table:table-cell>
          <table:table-cell office:value-type="float" office:value="-0.0602002196" calcext:value-type="float">
            <text:p>-0.06020021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8046" calcext:value-type="float">
            <text:p>0.0068046</text:p>
          </table:table-cell>
          <table:table-cell office:value-type="float" office:value="-0.01809658" calcext:value-type="float">
            <text:p>-0.01809658</text:p>
          </table:table-cell>
          <table:table-cell office:value-type="float" office:value="0.0135076514" calcext:value-type="float">
            <text:p>0.013507651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1221008301" calcext:value-type="float">
            <text:p>179.1221008301</text:p>
          </table:table-cell>
          <table:table-cell office:value-type="float" office:value="-0.7428276401" calcext:value-type="float">
            <text:p>-0.7428276401</text:p>
          </table:table-cell>
          <table:table-cell office:value-type="float" office:value="-0.074282764" calcext:value-type="float">
            <text:p>-0.0742827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60928" calcext:value-type="float">
            <text:p>0.00960928</text:p>
          </table:table-cell>
          <table:table-cell office:value-type="float" office:value="-0.01809658" calcext:value-type="float">
            <text:p>-0.01809658</text:p>
          </table:table-cell>
          <table:table-cell office:value-type="float" office:value="0.0165382074" calcext:value-type="float">
            <text:p>0.016538207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1354980469" calcext:value-type="float">
            <text:p>179.1354980469</text:p>
          </table:table-cell>
          <table:table-cell office:value-type="float" office:value="-0.9215173107" calcext:value-type="float">
            <text:p>-0.9215173107</text:p>
          </table:table-cell>
          <table:table-cell office:value-type="float" office:value="-0.0921517311" calcext:value-type="float">
            <text:p>-0.09215173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66837" calcext:value-type="float">
            <text:p>0.01266837</text:p>
          </table:table-cell>
          <table:table-cell office:value-type="float" office:value="-0.01478099" calcext:value-type="float">
            <text:p>-0.01478099</text:p>
          </table:table-cell>
          <table:table-cell office:value-type="float" office:value="0.0210247344" calcext:value-type="float">
            <text:p>0.021024734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1276092529" calcext:value-type="float">
            <text:p>179.1276092529</text:p>
          </table:table-cell>
          <table:table-cell office:value-type="float" office:value="-0.965359018" calcext:value-type="float">
            <text:p>-0.965359018</text:p>
          </table:table-cell>
          <table:table-cell office:value-type="float" office:value="-0.0965359018" calcext:value-type="float">
            <text:p>-0.09653590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99825" calcext:value-type="float">
            <text:p>0.01499825</text:p>
          </table:table-cell>
          <table:table-cell office:value-type="float" office:value="-0.01478099" calcext:value-type="float">
            <text:p>-0.01478099</text:p>
          </table:table-cell>
          <table:table-cell office:value-type="float" office:value="0.0207274463" calcext:value-type="float">
            <text:p>0.020727446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1241149902" calcext:value-type="float">
            <text:p>179.1241149902</text:p>
          </table:table-cell>
          <table:table-cell office:value-type="float" office:value="-0.9766895711" calcext:value-type="float">
            <text:p>-0.9766895711</text:p>
          </table:table-cell>
          <table:table-cell office:value-type="float" office:value="-0.0976689571" calcext:value-type="float">
            <text:p>-0.09766895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62572" calcext:value-type="float">
            <text:p>0.01662572</text:p>
          </table:table-cell>
          <table:table-cell office:value-type="float" office:value="-0.01478099" calcext:value-type="float">
            <text:p>-0.01478099</text:p>
          </table:table-cell>
          <table:table-cell office:value-type="float" office:value="0.0212698533" calcext:value-type="float">
            <text:p>0.021269853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1199035645" calcext:value-type="float">
            <text:p>179.1199035645</text:p>
          </table:table-cell>
          <table:table-cell office:value-type="float" office:value="-1.0075448212" calcext:value-type="float">
            <text:p>-1.0075448212</text:p>
          </table:table-cell>
          <table:table-cell office:value-type="float" office:value="-0.1007544821" calcext:value-type="float">
            <text:p>-0.10075448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91543" calcext:value-type="float">
            <text:p>0.01791543</text:p>
          </table:table-cell>
          <table:table-cell office:value-type="float" office:value="-0.00948902" calcext:value-type="float">
            <text:p>-0.00948902</text:p>
          </table:table-cell>
          <table:table-cell office:value-type="float" office:value="0.0216061189" calcext:value-type="float">
            <text:p>0.021606118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1224212646" calcext:value-type="float">
            <text:p>179.1224212646</text:p>
          </table:table-cell>
          <table:table-cell office:value-type="float" office:value="-0.851763407" calcext:value-type="float">
            <text:p>-0.851763407</text:p>
          </table:table-cell>
          <table:table-cell office:value-type="float" office:value="-0.0851763407" calcext:value-type="float">
            <text:p>-0.08517634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73633" calcext:value-type="float">
            <text:p>0.01773633</text:p>
          </table:table-cell>
          <table:table-cell office:value-type="float" office:value="-0.00948902" calcext:value-type="float">
            <text:p>-0.00948902</text:p>
          </table:table-cell>
          <table:table-cell office:value-type="float" office:value="0.0178542616" calcext:value-type="float">
            <text:p>0.017854261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1313934326" calcext:value-type="float">
            <text:p>179.1313934326</text:p>
          </table:table-cell>
          <table:table-cell office:value-type="float" office:value="-0.729180507" calcext:value-type="float">
            <text:p>-0.729180507</text:p>
          </table:table-cell>
          <table:table-cell office:value-type="float" office:value="-0.0729180507" calcext:value-type="float">
            <text:p>-0.07291805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80007" calcext:value-type="float">
            <text:p>0.01680007</text:p>
          </table:table-cell>
          <table:table-cell office:value-type="float" office:value="-0.00282851" calcext:value-type="float">
            <text:p>-0.00282851</text:p>
          </table:table-cell>
          <table:table-cell office:value-type="float" office:value="0.0158751007" calcext:value-type="float">
            <text:p>0.015875100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79.1513977051" calcext:value-type="float">
            <text:p>179.1513977051</text:p>
          </table:table-cell>
          <table:table-cell office:value-type="float" office:value="-0.585486644" calcext:value-type="float">
            <text:p>-0.585486644</text:p>
          </table:table-cell>
          <table:table-cell office:value-type="float" office:value="-0.0585486644" calcext:value-type="float">
            <text:p>-0.05854866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21879" calcext:value-type="float">
            <text:p>0.01521879</text:p>
          </table:table-cell>
          <table:table-cell office:value-type="float" office:value="-0.00282851" calcext:value-type="float">
            <text:p>-0.00282851</text:p>
          </table:table-cell>
          <table:table-cell office:value-type="float" office:value="0.0117584558" calcext:value-type="float">
            <text:p>0.011758455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79.1530609131" calcext:value-type="float">
            <text:p>179.1530609131</text:p>
          </table:table-cell>
          <table:table-cell office:value-type="float" office:value="-0.5139868066" calcext:value-type="float">
            <text:p>-0.5139868066</text:p>
          </table:table-cell>
          <table:table-cell office:value-type="float" office:value="-0.0513986807" calcext:value-type="float">
            <text:p>-0.05139868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68897" calcext:value-type="float">
            <text:p>0.01368897</text:p>
          </table:table-cell>
          <table:table-cell office:value-type="float" office:value="-0.00282851" calcext:value-type="float">
            <text:p>-0.00282851</text:p>
          </table:table-cell>
          <table:table-cell office:value-type="float" office:value="0.0116782022" calcext:value-type="float">
            <text:p>0.011678202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1425628662" calcext:value-type="float">
            <text:p>179.1425628662</text:p>
          </table:table-cell>
          <table:table-cell office:value-type="float" office:value="-0.3011683466" calcext:value-type="float">
            <text:p>-0.3011683466</text:p>
          </table:table-cell>
          <table:table-cell office:value-type="float" office:value="-0.0301168347" calcext:value-type="float">
            <text:p>-0.03011683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25162" calcext:value-type="float">
            <text:p>0.01125162</text:p>
          </table:table-cell>
          <table:table-cell office:value-type="float" office:value="0.00445549" calcext:value-type="float">
            <text:p>0.00445549</text:p>
          </table:table-cell>
          <table:table-cell office:value-type="float" office:value="0.0070510062" calcext:value-type="float">
            <text:p>0.00705100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1397705078" calcext:value-type="float">
            <text:p>179.1397705078</text:p>
          </table:table-cell>
          <table:table-cell office:value-type="float" office:value="-0.1050364107" calcext:value-type="float">
            <text:p>-0.1050364107</text:p>
          </table:table-cell>
          <table:table-cell office:value-type="float" office:value="-0.0105036411" calcext:value-type="float">
            <text:p>-0.01050364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32096" calcext:value-type="float">
            <text:p>0.00832096</text:p>
          </table:table-cell>
          <table:table-cell office:value-type="float" office:value="0.00445549" calcext:value-type="float">
            <text:p>0.00445549</text:p>
          </table:table-cell>
          <table:table-cell office:value-type="float" office:value="0.0036693789" calcext:value-type="float">
            <text:p>0.003669378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1407165527" calcext:value-type="float">
            <text:p>179.1407165527</text:p>
          </table:table-cell>
          <table:table-cell office:value-type="float" office:value="0.00479897" calcext:value-type="float">
            <text:p>0.00479897</text:p>
          </table:table-cell>
          <table:table-cell office:value-type="float" office:value="0.000479897" calcext:value-type="float">
            <text:p>0.00047989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63683" calcext:value-type="float">
            <text:p>0.00563683</text:p>
          </table:table-cell>
          <table:table-cell office:value-type="float" office:value="0.00445549" calcext:value-type="float">
            <text:p>0.00445549</text:p>
          </table:table-cell>
          <table:table-cell office:value-type="float" office:value="0.00016843" calcext:value-type="float">
            <text:p>0.0001684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1391296387" calcext:value-type="float">
            <text:p>179.1391296387</text:p>
          </table:table-cell>
          <table:table-cell office:value-type="float" office:value="0.1694303923" calcext:value-type="float">
            <text:p>0.1694303923</text:p>
          </table:table-cell>
          <table:table-cell office:value-type="float" office:value="0.0169430392" calcext:value-type="float">
            <text:p>0.01694303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75172" calcext:value-type="float">
            <text:p>0.00275172</text:p>
          </table:table-cell>
          <table:table-cell office:value-type="float" office:value="0.01155915" calcext:value-type="float">
            <text:p>0.01155915</text:p>
          </table:table-cell>
          <table:table-cell office:value-type="float" office:value="-0.0032502" calcext:value-type="float">
            <text:p>-0.0032502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1382904053" calcext:value-type="float">
            <text:p>179.1382904053</text:p>
          </table:table-cell>
          <table:table-cell office:value-type="float" office:value="0.2705617314" calcext:value-type="float">
            <text:p>0.2705617314</text:p>
          </table:table-cell>
          <table:table-cell office:value-type="float" office:value="0.0270561731" calcext:value-type="float">
            <text:p>0.02705617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15593" calcext:value-type="float">
            <text:p>0.00015593</text:p>
          </table:table-cell>
          <table:table-cell office:value-type="float" office:value="0.01155915" calcext:value-type="float">
            <text:p>0.01155915</text:p>
          </table:table-cell>
          <table:table-cell office:value-type="float" office:value="-0.00508408" calcext:value-type="float">
            <text:p>-0.0050840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1254119873" calcext:value-type="float">
            <text:p>179.1254119873</text:p>
          </table:table-cell>
          <table:table-cell office:value-type="float" office:value="0.2303792095" calcext:value-type="float">
            <text:p>0.2303792095</text:p>
          </table:table-cell>
          <table:table-cell office:value-type="float" office:value="0.0230379209" calcext:value-type="float">
            <text:p>0.02303792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30536" calcext:value-type="float">
            <text:p>-0.00130536</text:p>
          </table:table-cell>
          <table:table-cell office:value-type="float" office:value="0.01772526" calcext:value-type="float">
            <text:p>0.01772526</text:p>
          </table:table-cell>
          <table:table-cell office:value-type="float" office:value="-0.0055450381" calcext:value-type="float">
            <text:p>-0.005545038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1348266602" calcext:value-type="float">
            <text:p>179.1348266602</text:p>
          </table:table-cell>
          <table:table-cell office:value-type="float" office:value="0.238125268" calcext:value-type="float">
            <text:p>0.238125268</text:p>
          </table:table-cell>
          <table:table-cell office:value-type="float" office:value="0.0238125268" calcext:value-type="float">
            <text:p>0.023812526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33036" calcext:value-type="float">
            <text:p>-0.00233036</text:p>
          </table:table-cell>
          <table:table-cell office:value-type="float" office:value="0.01772526" calcext:value-type="float">
            <text:p>0.01772526</text:p>
          </table:table-cell>
          <table:table-cell office:value-type="float" office:value="-0.0059872586" calcext:value-type="float">
            <text:p>-0.005987258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1491851807" calcext:value-type="float">
            <text:p>179.1491851807</text:p>
          </table:table-cell>
          <table:table-cell office:value-type="float" office:value="0.1425507321" calcext:value-type="float">
            <text:p>0.1425507321</text:p>
          </table:table-cell>
          <table:table-cell office:value-type="float" office:value="0.0142550732" calcext:value-type="float">
            <text:p>0.01425507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37618" calcext:value-type="float">
            <text:p>-0.00237618</text:p>
          </table:table-cell>
          <table:table-cell office:value-type="float" office:value="0.01875219" calcext:value-type="float">
            <text:p>0.01875219</text:p>
          </table:table-cell>
          <table:table-cell office:value-type="float" office:value="-0.0045396986" calcext:value-type="float">
            <text:p>-0.004539698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1600799561" calcext:value-type="float">
            <text:p>179.1600799561</text:p>
          </table:table-cell>
          <table:table-cell office:value-type="float" office:value="0.0831752323" calcext:value-type="float">
            <text:p>0.0831752323</text:p>
          </table:table-cell>
          <table:table-cell office:value-type="float" office:value="0.0083175232" calcext:value-type="float">
            <text:p>0.00831752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01099" calcext:value-type="float">
            <text:p>-0.00201099</text:p>
          </table:table-cell>
          <table:table-cell office:value-type="float" office:value="0.02235719" calcext:value-type="float">
            <text:p>0.02235719</text:p>
          </table:table-cell>
          <table:table-cell office:value-type="float" office:value="-0.0032612323" calcext:value-type="float">
            <text:p>-0.003261232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9.1819458008" calcext:value-type="float">
            <text:p>179.1819458008</text:p>
          </table:table-cell>
          <table:table-cell office:value-type="float" office:value="-0.0456159822" calcext:value-type="float">
            <text:p>-0.0456159822</text:p>
          </table:table-cell>
          <table:table-cell office:value-type="float" office:value="-0.0045615982" calcext:value-type="float">
            <text:p>-0.00456159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0942" calcext:value-type="float">
            <text:p>-0.00090942</text:p>
          </table:table-cell>
          <table:table-cell office:value-type="float" office:value="0.02235719" calcext:value-type="float">
            <text:p>0.02235719</text:p>
          </table:table-cell>
          <table:table-cell office:value-type="float" office:value="-0.0005044046" calcext:value-type="float">
            <text:p>-0.000504404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9.1801147461" calcext:value-type="float">
            <text:p>179.1801147461</text:p>
          </table:table-cell>
          <table:table-cell office:value-type="float" office:value="-0.1686446076" calcext:value-type="float">
            <text:p>-0.1686446076</text:p>
          </table:table-cell>
          <table:table-cell office:value-type="float" office:value="-0.0168644608" calcext:value-type="float">
            <text:p>-0.01686446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64427" calcext:value-type="float">
            <text:p>0.00064427</text:p>
          </table:table-cell>
          <table:table-cell office:value-type="float" office:value="0.02507934" calcext:value-type="float">
            <text:p>0.02507934</text:p>
          </table:table-cell>
          <table:table-cell office:value-type="float" office:value="0.003397553" calcext:value-type="float">
            <text:p>0.00339755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1761627197" calcext:value-type="float">
            <text:p>179.1761627197</text:p>
          </table:table-cell>
          <table:table-cell office:value-type="float" office:value="-0.303119532" calcext:value-type="float">
            <text:p>-0.303119532</text:p>
          </table:table-cell>
          <table:table-cell office:value-type="float" office:value="-0.0303119532" calcext:value-type="float">
            <text:p>-0.03031195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5754" calcext:value-type="float">
            <text:p>0.0025754</text:p>
          </table:table-cell>
          <table:table-cell office:value-type="float" office:value="0.02507934" calcext:value-type="float">
            <text:p>0.02507934</text:p>
          </table:table-cell>
          <table:table-cell office:value-type="float" office:value="0.0064236062" calcext:value-type="float">
            <text:p>0.00642360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9.174041748" calcext:value-type="float">
            <text:p>179.174041748</text:p>
          </table:table-cell>
          <table:table-cell office:value-type="float" office:value="-0.3662823779" calcext:value-type="float">
            <text:p>-0.3662823779</text:p>
          </table:table-cell>
          <table:table-cell office:value-type="float" office:value="-0.0366282378" calcext:value-type="float">
            <text:p>-0.03662823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2827" calcext:value-type="float">
            <text:p>0.0042827</text:p>
          </table:table-cell>
          <table:table-cell office:value-type="float" office:value="0.02507934" calcext:value-type="float">
            <text:p>0.02507934</text:p>
          </table:table-cell>
          <table:table-cell office:value-type="float" office:value="0.0067880242" calcext:value-type="float">
            <text:p>0.006788024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9.1792755127" calcext:value-type="float">
            <text:p>179.1792755127</text:p>
          </table:table-cell>
          <table:table-cell office:value-type="float" office:value="-0.4913789321" calcext:value-type="float">
            <text:p>-0.4913789321</text:p>
          </table:table-cell>
          <table:table-cell office:value-type="float" office:value="-0.0491378932" calcext:value-type="float">
            <text:p>-0.04913789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5365" calcext:value-type="float">
            <text:p>0.00625365</text:p>
          </table:table-cell>
          <table:table-cell office:value-type="float" office:value="0.02577759" calcext:value-type="float">
            <text:p>0.02577759</text:p>
          </table:table-cell>
          <table:table-cell office:value-type="float" office:value="0.012582827" calcext:value-type="float">
            <text:p>0.012582827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9.170135498" calcext:value-type="float">
            <text:p>179.170135498</text:p>
          </table:table-cell>
          <table:table-cell office:value-type="float" office:value="-0.4699578521" calcext:value-type="float">
            <text:p>-0.4699578521</text:p>
          </table:table-cell>
          <table:table-cell office:value-type="float" office:value="-0.0469957852" calcext:value-type="float">
            <text:p>-0.04699578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42376" calcext:value-type="float">
            <text:p>0.00742376</text:p>
          </table:table-cell>
          <table:table-cell office:value-type="float" office:value="0.02577759" calcext:value-type="float">
            <text:p>0.02577759</text:p>
          </table:table-cell>
          <table:table-cell office:value-type="float" office:value="0.0090317197" calcext:value-type="float">
            <text:p>0.009031719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79.1679229736" calcext:value-type="float">
            <text:p>179.1679229736</text:p>
          </table:table-cell>
          <table:table-cell office:value-type="float" office:value="-0.5484872816" calcext:value-type="float">
            <text:p>-0.5484872816</text:p>
          </table:table-cell>
          <table:table-cell office:value-type="float" office:value="-0.0548487282" calcext:value-type="float">
            <text:p>-0.05484872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72653" calcext:value-type="float">
            <text:p>0.00872653</text:p>
          </table:table-cell>
          <table:table-cell office:value-type="float" office:value="0.02460869" calcext:value-type="float">
            <text:p>0.02460869</text:p>
          </table:table-cell>
          <table:table-cell office:value-type="float" office:value="0.011421733" calcext:value-type="float">
            <text:p>0.01142173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79.1590270996" calcext:value-type="float">
            <text:p>179.1590270996</text:p>
          </table:table-cell>
          <table:table-cell office:value-type="float" office:value="-0.4928899392" calcext:value-type="float">
            <text:p>-0.4928899392</text:p>
          </table:table-cell>
          <table:table-cell office:value-type="float" office:value="-0.0492889939" calcext:value-type="float">
            <text:p>-0.04928899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2238" calcext:value-type="float">
            <text:p>0.0092238</text:p>
          </table:table-cell>
          <table:table-cell office:value-type="float" office:value="0.02460869" calcext:value-type="float">
            <text:p>0.02460869</text:p>
          </table:table-cell>
          <table:table-cell office:value-type="float" office:value="0.0121007128" calcext:value-type="float">
            <text:p>0.012100712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79.1682739258" calcext:value-type="float">
            <text:p>179.1682739258</text:p>
          </table:table-cell>
          <table:table-cell office:value-type="float" office:value="-0.4153043038" calcext:value-type="float">
            <text:p>-0.4153043038</text:p>
          </table:table-cell>
          <table:table-cell office:value-type="float" office:value="-0.0415304304" calcext:value-type="float">
            <text:p>-0.04153043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03798" calcext:value-type="float">
            <text:p>0.00903798</text:p>
          </table:table-cell>
          <table:table-cell office:value-type="float" office:value="0.02460869" calcext:value-type="float">
            <text:p>0.02460869</text:p>
          </table:table-cell>
          <table:table-cell office:value-type="float" office:value="0.008731906" calcext:value-type="float">
            <text:p>0.00873190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79.1767730713" calcext:value-type="float">
            <text:p>179.1767730713</text:p>
          </table:table-cell>
          <table:table-cell office:value-type="float" office:value="-0.3967805358" calcext:value-type="float">
            <text:p>-0.3967805358</text:p>
          </table:table-cell>
          <table:table-cell office:value-type="float" office:value="-0.0396780536" calcext:value-type="float">
            <text:p>-0.03967805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79074" calcext:value-type="float">
            <text:p>0.00879074</text:p>
          </table:table-cell>
          <table:table-cell office:value-type="float" office:value="0.02191343" calcext:value-type="float">
            <text:p>0.02191343</text:p>
          </table:table-cell>
          <table:table-cell office:value-type="float" office:value="0.0099233402" calcext:value-type="float">
            <text:p>0.0099233402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9.1878356934" calcext:value-type="float">
            <text:p>179.1878356934</text:p>
          </table:table-cell>
          <table:table-cell office:value-type="float" office:value="-0.2751768187" calcext:value-type="float">
            <text:p>-0.2751768187</text:p>
          </table:table-cell>
          <table:table-cell office:value-type="float" office:value="-0.0275176819" calcext:value-type="float">
            <text:p>-0.027517681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81564" calcext:value-type="float">
            <text:p>0.00781564</text:p>
          </table:table-cell>
          <table:table-cell office:value-type="float" office:value="0.02191343" calcext:value-type="float">
            <text:p>0.02191343</text:p>
          </table:table-cell>
          <table:table-cell office:value-type="float" office:value="0.0070546953" calcext:value-type="float">
            <text:p>0.007054695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9.1873779297" calcext:value-type="float">
            <text:p>179.1873779297</text:p>
          </table:table-cell>
          <table:table-cell office:value-type="float" office:value="-0.0891432334" calcext:value-type="float">
            <text:p>-0.0891432334</text:p>
          </table:table-cell>
          <table:table-cell office:value-type="float" office:value="-0.0089143233" calcext:value-type="float">
            <text:p>-0.00891432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263" calcext:value-type="float">
            <text:p>0.0059263</text:p>
          </table:table-cell>
          <table:table-cell office:value-type="float" office:value="0.02012171" calcext:value-type="float">
            <text:p>0.02012171</text:p>
          </table:table-cell>
          <table:table-cell office:value-type="float" office:value="0.0018729776" calcext:value-type="float">
            <text:p>0.001872977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9.1836853027" calcext:value-type="float">
            <text:p>179.1836853027</text:p>
          </table:table-cell>
          <table:table-cell office:value-type="float" office:value="-0.0439640697" calcext:value-type="float">
            <text:p>-0.0439640697</text:p>
          </table:table-cell>
          <table:table-cell office:value-type="float" office:value="-0.004396407" calcext:value-type="float">
            <text:p>-0.0043964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36669" calcext:value-type="float">
            <text:p>0.00436669</text:p>
          </table:table-cell>
          <table:table-cell office:value-type="float" office:value="0.01818321" calcext:value-type="float">
            <text:p>0.01818321</text:p>
          </table:table-cell>
          <table:table-cell office:value-type="float" office:value="0.0024295445" calcext:value-type="float">
            <text:p>0.002429544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9.1772918701" calcext:value-type="float">
            <text:p>179.1772918701</text:p>
          </table:table-cell>
          <table:table-cell office:value-type="float" office:value="0.1115692313" calcext:value-type="float">
            <text:p>0.1115692313</text:p>
          </table:table-cell>
          <table:table-cell office:value-type="float" office:value="0.0111569231" calcext:value-type="float">
            <text:p>0.01115692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29128" calcext:value-type="float">
            <text:p>0.00229128</text:p>
          </table:table-cell>
          <table:table-cell office:value-type="float" office:value="0.01818321" calcext:value-type="float">
            <text:p>0.01818321</text:p>
          </table:table-cell>
          <table:table-cell office:value-type="float" office:value="-0.0011703068" calcext:value-type="float">
            <text:p>-0.001170306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9.1618041992" calcext:value-type="float">
            <text:p>179.1618041992</text:p>
          </table:table-cell>
          <table:table-cell office:value-type="float" office:value="0.1437451725" calcext:value-type="float">
            <text:p>0.1437451725</text:p>
          </table:table-cell>
          <table:table-cell office:value-type="float" office:value="0.0143745172" calcext:value-type="float">
            <text:p>0.01437451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69439" calcext:value-type="float">
            <text:p>0.00069439</text:p>
          </table:table-cell>
          <table:table-cell office:value-type="float" office:value="0.01396889" calcext:value-type="float">
            <text:p>0.01396889</text:p>
          </table:table-cell>
          <table:table-cell office:value-type="float" office:value="-0.0026673106" calcext:value-type="float">
            <text:p>-0.002667310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9.1641845703" calcext:value-type="float">
            <text:p>179.1641845703</text:p>
          </table:table-cell>
          <table:table-cell office:value-type="float" office:value="0.2326118925" calcext:value-type="float">
            <text:p>0.2326118925</text:p>
          </table:table-cell>
          <table:table-cell office:value-type="float" office:value="0.0232611893" calcext:value-type="float">
            <text:p>0.023261189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6157" calcext:value-type="float">
            <text:p>-0.00096157</text:p>
          </table:table-cell>
          <table:table-cell office:value-type="float" office:value="0.01396889" calcext:value-type="float">
            <text:p>0.01396889</text:p>
          </table:table-cell>
          <table:table-cell office:value-type="float" office:value="-0.0057457676" calcext:value-type="float">
            <text:p>-0.005745767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79.1549835205" calcext:value-type="float">
            <text:p>179.1549835205</text:p>
          </table:table-cell>
          <table:table-cell office:value-type="float" office:value="0.2157277349" calcext:value-type="float">
            <text:p>0.2157277349</text:p>
          </table:table-cell>
          <table:table-cell office:value-type="float" office:value="0.0215727735" calcext:value-type="float">
            <text:p>0.02157277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95209" calcext:value-type="float">
            <text:p>-0.00195209</text:p>
          </table:table-cell>
          <table:table-cell office:value-type="float" office:value="0.01272005" calcext:value-type="float">
            <text:p>0.01272005</text:p>
          </table:table-cell>
          <table:table-cell office:value-type="float" office:value="-0.003899937" calcext:value-type="float">
            <text:p>-0.00389993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9.1645507812" calcext:value-type="float">
            <text:p>179.1645507812</text:p>
          </table:table-cell>
          <table:table-cell office:value-type="float" office:value="0.2177318759" calcext:value-type="float">
            <text:p>0.2177318759</text:p>
          </table:table-cell>
          <table:table-cell office:value-type="float" office:value="0.0217731876" calcext:value-type="float">
            <text:p>0.02177318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62525" calcext:value-type="float">
            <text:p>-0.00262525</text:p>
          </table:table-cell>
          <table:table-cell office:value-type="float" office:value="0.00979373" calcext:value-type="float">
            <text:p>0.00979373</text:p>
          </table:table-cell>
          <table:table-cell office:value-type="float" office:value="-0.0063377334" calcext:value-type="float">
            <text:p>-0.006337733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9.1563110352" calcext:value-type="float">
            <text:p>179.1563110352</text:p>
          </table:table-cell>
          <table:table-cell office:value-type="float" office:value="0.1321371007" calcext:value-type="float">
            <text:p>0.1321371007</text:p>
          </table:table-cell>
          <table:table-cell office:value-type="float" office:value="0.0132137101" calcext:value-type="float">
            <text:p>0.013213710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5032" calcext:value-type="float">
            <text:p>-0.0025032</text:p>
          </table:table-cell>
          <table:table-cell office:value-type="float" office:value="0.00979373" calcext:value-type="float">
            <text:p>0.00979373</text:p>
          </table:table-cell>
          <table:table-cell office:value-type="float" office:value="-0.0027320106" calcext:value-type="float">
            <text:p>-0.002732010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9.1570129395" calcext:value-type="float">
            <text:p>179.1570129395</text:p>
          </table:table-cell>
          <table:table-cell office:value-type="float" office:value="0.0638484551" calcext:value-type="float">
            <text:p>0.0638484551</text:p>
          </table:table-cell>
          <table:table-cell office:value-type="float" office:value="0.0063848455" calcext:value-type="float">
            <text:p>0.006384845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9668" calcext:value-type="float">
            <text:p>-0.0019668</text:p>
          </table:table-cell>
          <table:table-cell office:value-type="float" office:value="0.00904817" calcext:value-type="float">
            <text:p>0.00904817</text:p>
          </table:table-cell>
          <table:table-cell office:value-type="float" office:value="-0.0023760764" calcext:value-type="float">
            <text:p>-0.002376076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9.1659393311" calcext:value-type="float">
            <text:p>179.1659393311</text:p>
          </table:table-cell>
          <table:table-cell office:value-type="float" office:value="0.0335878457" calcext:value-type="float">
            <text:p>0.0335878457</text:p>
          </table:table-cell>
          <table:table-cell office:value-type="float" office:value="0.0033587846" calcext:value-type="float">
            <text:p>0.00335878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40783" calcext:value-type="float">
            <text:p>-0.00140783</text:p>
          </table:table-cell>
          <table:table-cell office:value-type="float" office:value="0.00611252" calcext:value-type="float">
            <text:p>0.00611252</text:p>
          </table:table-cell>
          <table:table-cell office:value-type="float" office:value="-0.0002357158" calcext:value-type="float">
            <text:p>-0.000235715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9.1784362793" calcext:value-type="float">
            <text:p>179.1784362793</text:p>
          </table:table-cell>
          <table:table-cell office:value-type="float" office:value="-0.0152416195" calcext:value-type="float">
            <text:p>-0.0152416195</text:p>
          </table:table-cell>
          <table:table-cell office:value-type="float" office:value="-0.001524162" calcext:value-type="float">
            <text:p>-0.0015241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1007" calcext:value-type="float">
            <text:p>-0.00071007</text:p>
          </table:table-cell>
          <table:table-cell office:value-type="float" office:value="0.00611252" calcext:value-type="float">
            <text:p>0.00611252</text:p>
          </table:table-cell>
          <table:table-cell office:value-type="float" office:value="-0.0009374122" calcext:value-type="float">
            <text:p>-0.000937412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9.1814880371" calcext:value-type="float">
            <text:p>179.1814880371</text:p>
          </table:table-cell>
          <table:table-cell office:value-type="float" office:value="-0.108353628" calcext:value-type="float">
            <text:p>-0.108353628</text:p>
          </table:table-cell>
          <table:table-cell office:value-type="float" office:value="-0.0108353628" calcext:value-type="float">
            <text:p>-0.010835362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37525" calcext:value-type="float">
            <text:p>0.00037525</text:p>
          </table:table-cell>
          <table:table-cell office:value-type="float" office:value="0.0032524" calcext:value-type="float">
            <text:p>0.0032524</text:p>
          </table:table-cell>
          <table:table-cell office:value-type="float" office:value="0.0018992288" calcext:value-type="float">
            <text:p>0.001899228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9.1855010986" calcext:value-type="float">
            <text:p>179.1855010986</text:p>
          </table:table-cell>
          <table:table-cell office:value-type="float" office:value="-0.1697943468" calcext:value-type="float">
            <text:p>-0.1697943468</text:p>
          </table:table-cell>
          <table:table-cell office:value-type="float" office:value="-0.0169794347" calcext:value-type="float">
            <text:p>-0.01697943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50767" calcext:value-type="float">
            <text:p>0.00150767</text:p>
          </table:table-cell>
          <table:table-cell office:value-type="float" office:value="0.0032524" calcext:value-type="float">
            <text:p>0.0032524</text:p>
          </table:table-cell>
          <table:table-cell office:value-type="float" office:value="0.0024816381" calcext:value-type="float">
            <text:p>0.002481638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9.1849365234" calcext:value-type="float">
            <text:p>179.1849365234</text:p>
          </table:table-cell>
          <table:table-cell office:value-type="float" office:value="-0.3092503753" calcext:value-type="float">
            <text:p>-0.3092503753</text:p>
          </table:table-cell>
          <table:table-cell office:value-type="float" office:value="-0.0309250375" calcext:value-type="float">
            <text:p>-0.030925037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19138" calcext:value-type="float">
            <text:p>0.00319138</text:p>
          </table:table-cell>
          <table:table-cell office:value-type="float" office:value="0.00357061" calcext:value-type="float">
            <text:p>0.00357061</text:p>
          </table:table-cell>
          <table:table-cell office:value-type="float" office:value="0.0067694937" calcext:value-type="float">
            <text:p>0.0067694937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9.1817626953" calcext:value-type="float">
            <text:p>179.1817626953</text:p>
          </table:table-cell>
          <table:table-cell office:value-type="float" office:value="-0.3799384914" calcext:value-type="float">
            <text:p>-0.3799384914</text:p>
          </table:table-cell>
          <table:table-cell office:value-type="float" office:value="-0.0379938491" calcext:value-type="float">
            <text:p>-0.03799384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78402" calcext:value-type="float">
            <text:p>0.00478402</text:p>
          </table:table-cell>
          <table:table-cell office:value-type="float" office:value="0.0014122" calcext:value-type="float">
            <text:p>0.0014122</text:p>
          </table:table-cell>
          <table:table-cell office:value-type="float" office:value="0.0086076506" calcext:value-type="float">
            <text:p>0.008607650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9.1830444336" calcext:value-type="float">
            <text:p>179.1830444336</text:p>
          </table:table-cell>
          <table:table-cell office:value-type="float" office:value="-0.3832045795" calcext:value-type="float">
            <text:p>-0.3832045795</text:p>
          </table:table-cell>
          <table:table-cell office:value-type="float" office:value="-0.038320458" calcext:value-type="float">
            <text:p>-0.0383204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86666" calcext:value-type="float">
            <text:p>0.00586666</text:p>
          </table:table-cell>
          <table:table-cell office:value-type="float" office:value="0.00215859" calcext:value-type="float">
            <text:p>0.00215859</text:p>
          </table:table-cell>
          <table:table-cell office:value-type="float" office:value="0.0077915175" calcext:value-type="float">
            <text:p>0.007791517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9.1822814941" calcext:value-type="float">
            <text:p>179.1822814941</text:p>
          </table:table-cell>
          <table:table-cell office:value-type="float" office:value="-0.3571980031" calcext:value-type="float">
            <text:p>-0.3571980031</text:p>
          </table:table-cell>
          <table:table-cell office:value-type="float" office:value="-0.0357198003" calcext:value-type="float">
            <text:p>-0.035719800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145" calcext:value-type="float">
            <text:p>0.0064145</text:p>
          </table:table-cell>
          <table:table-cell office:value-type="float" office:value="0.00062248" calcext:value-type="float">
            <text:p>0.00062248</text:p>
          </table:table-cell>
          <table:table-cell office:value-type="float" office:value="0.005866219" calcext:value-type="float">
            <text:p>0.005866219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9.1815948486" calcext:value-type="float">
            <text:p>179.1815948486</text:p>
          </table:table-cell>
          <table:table-cell office:value-type="float" office:value="-0.2850864722" calcext:value-type="float">
            <text:p>-0.2850864722</text:p>
          </table:table-cell>
          <table:table-cell office:value-type="float" office:value="-0.0285086472" calcext:value-type="float">
            <text:p>-0.02850864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9884" calcext:value-type="float">
            <text:p>0.00629884</text:p>
          </table:table-cell>
          <table:table-cell office:value-type="float" office:value="0.00062248" calcext:value-type="float">
            <text:p>0.00062248</text:p>
          </table:table-cell>
          <table:table-cell office:value-type="float" office:value="0.0034718102" calcext:value-type="float">
            <text:p>0.003471810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9.1762542725" calcext:value-type="float">
            <text:p>179.1762542725</text:p>
          </table:table-cell>
          <table:table-cell office:value-type="float" office:value="-0.3135794307" calcext:value-type="float">
            <text:p>-0.3135794307</text:p>
          </table:table-cell>
          <table:table-cell office:value-type="float" office:value="-0.0313579431" calcext:value-type="float">
            <text:p>-0.03135794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1168" calcext:value-type="float">
            <text:p>0.00641168</text:p>
          </table:table-cell>
          <table:table-cell office:value-type="float" office:value="0.00166897" calcext:value-type="float">
            <text:p>0.00166897</text:p>
          </table:table-cell>
          <table:table-cell office:value-type="float" office:value="0.0058150975" calcext:value-type="float">
            <text:p>0.005815097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9.1657104492" calcext:value-type="float">
            <text:p>179.1657104492</text:p>
          </table:table-cell>
          <table:table-cell office:value-type="float" office:value="-0.322543707" calcext:value-type="float">
            <text:p>-0.322543707</text:p>
          </table:table-cell>
          <table:table-cell office:value-type="float" office:value="-0.0322543707" calcext:value-type="float">
            <text:p>-0.03225437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54659" calcext:value-type="float">
            <text:p>0.00654659</text:p>
          </table:table-cell>
          <table:table-cell office:value-type="float" office:value="0.00080046" calcext:value-type="float">
            <text:p>0.00080046</text:p>
          </table:table-cell>
          <table:table-cell office:value-type="float" office:value="0.0077215234" calcext:value-type="float">
            <text:p>0.007721523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9.1573181152" calcext:value-type="float">
            <text:p>179.1573181152</text:p>
          </table:table-cell>
          <table:table-cell office:value-type="float" office:value="-0.1938367109" calcext:value-type="float">
            <text:p>-0.1938367109</text:p>
          </table:table-cell>
          <table:table-cell office:value-type="float" office:value="-0.0193836711" calcext:value-type="float">
            <text:p>-0.01938367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787" calcext:value-type="float">
            <text:p>0.0057787</text:p>
          </table:table-cell>
          <table:table-cell office:value-type="float" office:value="0.00080046" calcext:value-type="float">
            <text:p>0.00080046</text:p>
          </table:table-cell>
          <table:table-cell office:value-type="float" office:value="0.0041559192" calcext:value-type="float">
            <text:p>0.004155919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9.1696472168" calcext:value-type="float">
            <text:p>179.1696472168</text:p>
          </table:table-cell>
          <table:table-cell office:value-type="float" office:value="-0.1314994758" calcext:value-type="float">
            <text:p>-0.1314994758</text:p>
          </table:table-cell>
          <table:table-cell office:value-type="float" office:value="-0.0131499476" calcext:value-type="float">
            <text:p>-0.01314994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85175" calcext:value-type="float">
            <text:p>0.00485175</text:p>
          </table:table-cell>
          <table:table-cell office:value-type="float" office:value="0.00173988" calcext:value-type="float">
            <text:p>0.00173988</text:p>
          </table:table-cell>
          <table:table-cell office:value-type="float" office:value="0.0034214341" calcext:value-type="float">
            <text:p>0.003421434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79.174118042" calcext:value-type="float">
            <text:p>179.174118042</text:p>
          </table:table-cell>
          <table:table-cell office:value-type="float" office:value="-0.0651761395" calcext:value-type="float">
            <text:p>-0.0651761395</text:p>
          </table:table-cell>
          <table:table-cell office:value-type="float" office:value="-0.006517614" calcext:value-type="float">
            <text:p>-0.0065176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79229" calcext:value-type="float">
            <text:p>0.00379229</text:p>
          </table:table-cell>
          <table:table-cell office:value-type="float" office:value="0.00173988" calcext:value-type="float">
            <text:p>0.00173988</text:p>
          </table:table-cell>
          <table:table-cell office:value-type="float" office:value="0.000271459" calcext:value-type="float">
            <text:p>0.00027145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9.1742553711" calcext:value-type="float">
            <text:p>179.1742553711</text:p>
          </table:table-cell>
          <table:table-cell office:value-type="float" office:value="0.1258215772" calcext:value-type="float">
            <text:p>0.1258215772</text:p>
          </table:table-cell>
          <table:table-cell office:value-type="float" office:value="0.0125821577" calcext:value-type="float">
            <text:p>0.01258215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81368" calcext:value-type="float">
            <text:p>0.00181368</text:p>
          </table:table-cell>
          <table:table-cell office:value-type="float" office:value="0.00289114" calcext:value-type="float">
            <text:p>0.00289114</text:p>
          </table:table-cell>
          <table:table-cell office:value-type="float" office:value="-0.0031172028" calcext:value-type="float">
            <text:p>-0.00311720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9.1600341797" calcext:value-type="float">
            <text:p>179.1600341797</text:p>
          </table:table-cell>
          <table:table-cell office:value-type="float" office:value="0.0258376038" calcext:value-type="float">
            <text:p>0.0258376038</text:p>
          </table:table-cell>
          <table:table-cell office:value-type="float" office:value="0.0025837604" calcext:value-type="float">
            <text:p>0.00258376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16204" calcext:value-type="float">
            <text:p>0.00116204</text:p>
          </table:table-cell>
          <table:table-cell office:value-type="float" office:value="0.00317617" calcext:value-type="float">
            <text:p>0.00317617</text:p>
          </table:table-cell>
          <table:table-cell office:value-type="float" office:value="-0.0009357085" calcext:value-type="float">
            <text:p>-0.000935708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9.150970459" calcext:value-type="float">
            <text:p>179.150970459</text:p>
          </table:table-cell>
          <table:table-cell office:value-type="float" office:value="0.1234957564" calcext:value-type="float">
            <text:p>0.1234957564</text:p>
          </table:table-cell>
          <table:table-cell office:value-type="float" office:value="0.0123495756" calcext:value-type="float">
            <text:p>0.01234957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7714" calcext:value-type="float">
            <text:p>0.00007714</text:p>
          </table:table-cell>
          <table:table-cell office:value-type="float" office:value="0.00317617" calcext:value-type="float">
            <text:p>0.00317617</text:p>
          </table:table-cell>
          <table:table-cell office:value-type="float" office:value="-0.0033967944" calcext:value-type="float">
            <text:p>-0.003396794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9.1702575684" calcext:value-type="float">
            <text:p>179.1702575684</text:p>
          </table:table-cell>
          <table:table-cell office:value-type="float" office:value="0.1757884087" calcext:value-type="float">
            <text:p>0.1757884087</text:p>
          </table:table-cell>
          <table:table-cell office:value-type="float" office:value="0.0175788409" calcext:value-type="float">
            <text:p>0.01757884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9402" calcext:value-type="float">
            <text:p>-0.00099402</text:p>
          </table:table-cell>
          <table:table-cell office:value-type="float" office:value="0.00415424" calcext:value-type="float">
            <text:p>0.00415424</text:p>
          </table:table-cell>
          <table:table-cell office:value-type="float" office:value="-0.0042059674" calcext:value-type="float">
            <text:p>-0.004205967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179.1723175049" calcext:value-type="float">
            <text:p>179.1723175049</text:p>
          </table:table-cell>
          <table:table-cell office:value-type="float" office:value="0.1652243479" calcext:value-type="float">
            <text:p>0.1652243479</text:p>
          </table:table-cell>
          <table:table-cell office:value-type="float" office:value="0.0165224348" calcext:value-type="float">
            <text:p>0.01652243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63714" calcext:value-type="float">
            <text:p>-0.00163714</text:p>
          </table:table-cell>
          <table:table-cell office:value-type="float" office:value="0.00480678" calcext:value-type="float">
            <text:p>0.00480678</text:p>
          </table:table-cell>
          <table:table-cell office:value-type="float" office:value="-0.005597022" calcext:value-type="float">
            <text:p>-0.00559702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179.1745910645" calcext:value-type="float">
            <text:p>179.1745910645</text:p>
          </table:table-cell>
          <table:table-cell office:value-type="float" office:value="0.2240082819" calcext:value-type="float">
            <text:p>0.2240082819</text:p>
          </table:table-cell>
          <table:table-cell office:value-type="float" office:value="0.0224008282" calcext:value-type="float">
            <text:p>0.02240082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45728" calcext:value-type="float">
            <text:p>-0.00245728</text:p>
          </table:table-cell>
          <table:table-cell office:value-type="float" office:value="0.00550163" calcext:value-type="float">
            <text:p>0.00550163</text:p>
          </table:table-cell>
          <table:table-cell office:value-type="float" office:value="-0.0059824107" calcext:value-type="float">
            <text:p>-0.005982410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79.1753845215" calcext:value-type="float">
            <text:p>179.1753845215</text:p>
          </table:table-cell>
          <table:table-cell office:value-type="float" office:value="0.2250269639" calcext:value-type="float">
            <text:p>0.2250269639</text:p>
          </table:table-cell>
          <table:table-cell office:value-type="float" office:value="0.0225026964" calcext:value-type="float">
            <text:p>0.02250269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01038" calcext:value-type="float">
            <text:p>-0.00301038</text:p>
          </table:table-cell>
          <table:table-cell office:value-type="float" office:value="0.00634846" calcext:value-type="float">
            <text:p>0.00634846</text:p>
          </table:table-cell>
          <table:table-cell office:value-type="float" office:value="-0.0069166373" calcext:value-type="float">
            <text:p>-0.006916637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79.1658325195" calcext:value-type="float">
            <text:p>179.1658325195</text:p>
          </table:table-cell>
          <table:table-cell office:value-type="float" office:value="0.0622247213" calcext:value-type="float">
            <text:p>0.0622247213</text:p>
          </table:table-cell>
          <table:table-cell office:value-type="float" office:value="0.0062224721" calcext:value-type="float">
            <text:p>0.00622247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29382" calcext:value-type="float">
            <text:p>-0.00229382</text:p>
          </table:table-cell>
          <table:table-cell office:value-type="float" office:value="0.00634846" calcext:value-type="float">
            <text:p>0.00634846</text:p>
          </table:table-cell>
          <table:table-cell office:value-type="float" office:value="-0.0022743725" calcext:value-type="float">
            <text:p>-0.002274372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79.1588439941" calcext:value-type="float">
            <text:p>179.1588439941</text:p>
          </table:table-cell>
          <table:table-cell office:value-type="float" office:value="0.108380394" calcext:value-type="float">
            <text:p>0.108380394</text:p>
          </table:table-cell>
          <table:table-cell office:value-type="float" office:value="0.0108380394" calcext:value-type="float">
            <text:p>0.01083803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12411" calcext:value-type="float">
            <text:p>-0.00212411</text:p>
          </table:table-cell>
          <table:table-cell office:value-type="float" office:value="0.00670392" calcext:value-type="float">
            <text:p>0.00670392</text:p>
          </table:table-cell>
          <table:table-cell office:value-type="float" office:value="-0.003094752" calcext:value-type="float">
            <text:p>-0.00309475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79.1630859375" calcext:value-type="float">
            <text:p>179.1630859375</text:p>
          </table:table-cell>
          <table:table-cell office:value-type="float" office:value="-0.1041794438" calcext:value-type="float">
            <text:p>-0.1041794438</text:p>
          </table:table-cell>
          <table:table-cell office:value-type="float" office:value="-0.0104179444" calcext:value-type="float">
            <text:p>-0.01041794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59447" calcext:value-type="float">
            <text:p>-0.00059447</text:p>
          </table:table-cell>
          <table:table-cell office:value-type="float" office:value="0.00756976" calcext:value-type="float">
            <text:p>0.00756976</text:p>
          </table:table-cell>
          <table:table-cell office:value-type="float" office:value="0.0046327287" calcext:value-type="float">
            <text:p>0.004632728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179.1806793213" calcext:value-type="float">
            <text:p>179.1806793213</text:p>
          </table:table-cell>
          <table:table-cell office:value-type="float" office:value="-0.1564620644" calcext:value-type="float">
            <text:p>-0.1564620644</text:p>
          </table:table-cell>
          <table:table-cell office:value-type="float" office:value="-0.0156462064" calcext:value-type="float">
            <text:p>-0.01564620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77287" calcext:value-type="float">
            <text:p>0.00077287</text:p>
          </table:table-cell>
          <table:table-cell office:value-type="float" office:value="0.00757665" calcext:value-type="float">
            <text:p>0.00757665</text:p>
          </table:table-cell>
          <table:table-cell office:value-type="float" office:value="0.0051830763" calcext:value-type="float">
            <text:p>0.005183076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179.193572998" calcext:value-type="float">
            <text:p>179.193572998</text:p>
          </table:table-cell>
          <table:table-cell office:value-type="float" office:value="-0.3520747467" calcext:value-type="float">
            <text:p>-0.3520747467</text:p>
          </table:table-cell>
          <table:table-cell office:value-type="float" office:value="-0.0352074747" calcext:value-type="float">
            <text:p>-0.03520747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98733" calcext:value-type="float">
            <text:p>0.00298733</text:p>
          </table:table-cell>
          <table:table-cell office:value-type="float" office:value="0.00757665" calcext:value-type="float">
            <text:p>0.00757665</text:p>
          </table:table-cell>
          <table:table-cell office:value-type="float" office:value="0.0107819115" calcext:value-type="float">
            <text:p>0.010781911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179.210357666" calcext:value-type="float">
            <text:p>179.210357666</text:p>
          </table:table-cell>
          <table:table-cell office:value-type="float" office:value="-0.3969535648" calcext:value-type="float">
            <text:p>-0.3969535648</text:p>
          </table:table-cell>
          <table:table-cell office:value-type="float" office:value="-0.0396953565" calcext:value-type="float">
            <text:p>-0.03969535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76149" calcext:value-type="float">
            <text:p>0.00476149</text:p>
          </table:table-cell>
          <table:table-cell office:value-type="float" office:value="0.00831651" calcext:value-type="float">
            <text:p>0.00831651</text:p>
          </table:table-cell>
          <table:table-cell office:value-type="float" office:value="0.0129005377" calcext:value-type="float">
            <text:p>0.0129005377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179.2286682129" calcext:value-type="float">
            <text:p>179.2286682129</text:p>
          </table:table-cell>
          <table:table-cell office:value-type="float" office:value="-0.5685495939" calcext:value-type="float">
            <text:p>-0.5685495939</text:p>
          </table:table-cell>
          <table:table-cell office:value-type="float" office:value="-0.0568549594" calcext:value-type="float">
            <text:p>-0.05685495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08687" calcext:value-type="float">
            <text:p>0.00708687</text:p>
          </table:table-cell>
          <table:table-cell office:value-type="float" office:value="0.00802293" calcext:value-type="float">
            <text:p>0.00802293</text:p>
          </table:table-cell>
          <table:table-cell office:value-type="float" office:value="0.0166098183" calcext:value-type="float">
            <text:p>0.016609818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179.2496337891" calcext:value-type="float">
            <text:p>179.2496337891</text:p>
          </table:table-cell>
          <table:table-cell office:value-type="float" office:value="-0.5333255522" calcext:value-type="float">
            <text:p>-0.5333255522</text:p>
          </table:table-cell>
          <table:table-cell office:value-type="float" office:value="-0.0533325552" calcext:value-type="float">
            <text:p>-0.05333255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40109" calcext:value-type="float">
            <text:p>0.00840109</text:p>
          </table:table-cell>
          <table:table-cell office:value-type="float" office:value="0.00853405" calcext:value-type="float">
            <text:p>0.00853405</text:p>
          </table:table-cell>
          <table:table-cell office:value-type="float" office:value="0.0156361104" calcext:value-type="float">
            <text:p>0.0156361104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79.2848815918" calcext:value-type="float">
            <text:p>179.2848815918</text:p>
          </table:table-cell>
          <table:table-cell office:value-type="float" office:value="-0.7339788882" calcext:value-type="float">
            <text:p>-0.7339788882</text:p>
          </table:table-cell>
          <table:table-cell office:value-type="float" office:value="-0.0733978888" calcext:value-type="float">
            <text:p>-0.07339788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61375" calcext:value-type="float">
            <text:p>0.01061375</text:p>
          </table:table-cell>
          <table:table-cell office:value-type="float" office:value="0.00803023" calcext:value-type="float">
            <text:p>0.00803023</text:p>
          </table:table-cell>
          <table:table-cell office:value-type="float" office:value="0.0227675595" calcext:value-type="float">
            <text:p>0.022767559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79.3167572021" calcext:value-type="float">
            <text:p>179.3167572021</text:p>
          </table:table-cell>
          <table:table-cell office:value-type="float" office:value="-0.7924105738" calcext:value-type="float">
            <text:p>-0.7924105738</text:p>
          </table:table-cell>
          <table:table-cell office:value-type="float" office:value="-0.0792410574" calcext:value-type="float">
            <text:p>-0.079241057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47704" calcext:value-type="float">
            <text:p>0.01247704</text:p>
          </table:table-cell>
          <table:table-cell office:value-type="float" office:value="0.00803023" calcext:value-type="float">
            <text:p>0.00803023</text:p>
          </table:table-cell>
          <table:table-cell office:value-type="float" office:value="0.0242313003" calcext:value-type="float">
            <text:p>0.024231300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79.3369598389" calcext:value-type="float">
            <text:p>179.3369598389</text:p>
          </table:table-cell>
          <table:table-cell office:value-type="float" office:value="-1.0284675642" calcext:value-type="float">
            <text:p>-1.0284675642</text:p>
          </table:table-cell>
          <table:table-cell office:value-type="float" office:value="-0.1028467564" calcext:value-type="float">
            <text:p>-0.10284675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29138" calcext:value-type="float">
            <text:p>0.01529138</text:p>
          </table:table-cell>
          <table:table-cell office:value-type="float" office:value="0.008283" calcext:value-type="float">
            <text:p>0.008283</text:p>
          </table:table-cell>
          <table:table-cell office:value-type="float" office:value="0.0310424778" calcext:value-type="float">
            <text:p>0.031042477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79.3447113037" calcext:value-type="float">
            <text:p>179.3447113037</text:p>
          </table:table-cell>
          <table:table-cell office:value-type="float" office:value="-1.2228754703" calcext:value-type="float">
            <text:p>-1.2228754703</text:p>
          </table:table-cell>
          <table:table-cell office:value-type="float" office:value="-0.122287547" calcext:value-type="float">
            <text:p>-0.1222875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46167" calcext:value-type="float">
            <text:p>0.01846167</text:p>
          </table:table-cell>
          <table:table-cell office:value-type="float" office:value="0.00768378" calcext:value-type="float">
            <text:p>0.00768378</text:p>
          </table:table-cell>
          <table:table-cell office:value-type="float" office:value="0.0379665811" calcext:value-type="float">
            <text:p>0.037966581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79.3378143311" calcext:value-type="float">
            <text:p>179.3378143311</text:p>
          </table:table-cell>
          <table:table-cell office:value-type="float" office:value="-1.4075343963" calcext:value-type="float">
            <text:p>-1.4075343963</text:p>
          </table:table-cell>
          <table:table-cell office:value-type="float" office:value="-0.1407534396" calcext:value-type="float">
            <text:p>-0.14075343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80409" calcext:value-type="float">
            <text:p>0.02180409</text:p>
          </table:table-cell>
          <table:table-cell office:value-type="float" office:value="0.00770529" calcext:value-type="float">
            <text:p>0.00770529</text:p>
          </table:table-cell>
          <table:table-cell office:value-type="float" office:value="0.0417295129" calcext:value-type="float">
            <text:p>0.041729512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79.3032531738" calcext:value-type="float">
            <text:p>179.3032531738</text:p>
          </table:table-cell>
          <table:table-cell office:value-type="float" office:value="-1.47568309" calcext:value-type="float">
            <text:p>-1.47568309</text:p>
          </table:table-cell>
          <table:table-cell office:value-type="float" office:value="-0.147568309" calcext:value-type="float">
            <text:p>-0.1475683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448468" calcext:value-type="float">
            <text:p>0.02448468</text:p>
          </table:table-cell>
          <table:table-cell office:value-type="float" office:value="0.00715128" calcext:value-type="float">
            <text:p>0.00715128</text:p>
          </table:table-cell>
          <table:table-cell office:value-type="float" office:value="0.0432383424" calcext:value-type="float">
            <text:p>0.043238342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79.2102966309" calcext:value-type="float">
            <text:p>179.2102966309</text:p>
          </table:table-cell>
          <table:table-cell office:value-type="float" office:value="-1.3695714399" calcext:value-type="float">
            <text:p>-1.3695714399</text:p>
          </table:table-cell>
          <table:table-cell office:value-type="float" office:value="-0.136957144" calcext:value-type="float">
            <text:p>-0.1369571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556308" calcext:value-type="float">
            <text:p>0.02556308</text:p>
          </table:table-cell>
          <table:table-cell office:value-type="float" office:value="0.00715128" calcext:value-type="float">
            <text:p>0.00715128</text:p>
          </table:table-cell>
          <table:table-cell office:value-type="float" office:value="0.0354268984" calcext:value-type="float">
            <text:p>0.035426898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79.1318359375" calcext:value-type="float">
            <text:p>179.1318359375</text:p>
          </table:table-cell>
          <table:table-cell office:value-type="float" office:value="-1.4433176998" calcext:value-type="float">
            <text:p>-1.4433176998</text:p>
          </table:table-cell>
          <table:table-cell office:value-type="float" office:value="-0.14433177" calcext:value-type="float">
            <text:p>-0.144331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677289" calcext:value-type="float">
            <text:p>0.02677289</text:p>
          </table:table-cell>
          <table:table-cell office:value-type="float" office:value="0.00705158" calcext:value-type="float">
            <text:p>0.00705158</text:p>
          </table:table-cell>
          <table:table-cell office:value-type="float" office:value="0.0356095201" calcext:value-type="float">
            <text:p>0.035609520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9.0691070557" calcext:value-type="float">
            <text:p>179.0691070557</text:p>
          </table:table-cell>
          <table:table-cell office:value-type="float" office:value="-1.2433742987" calcext:value-type="float">
            <text:p>-1.2433742987</text:p>
          </table:table-cell>
          <table:table-cell office:value-type="float" office:value="-0.1243374299" calcext:value-type="float">
            <text:p>-0.124337429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624625" calcext:value-type="float">
            <text:p>0.02624625</text:p>
          </table:table-cell>
          <table:table-cell office:value-type="float" office:value="0.00669104" calcext:value-type="float">
            <text:p>0.00669104</text:p>
          </table:table-cell>
          <table:table-cell office:value-type="float" office:value="0.0228071502" calcext:value-type="float">
            <text:p>0.02280715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9.0701141357" calcext:value-type="float">
            <text:p>179.0701141357</text:p>
          </table:table-cell>
          <table:table-cell office:value-type="float" office:value="-1.2052250669" calcext:value-type="float">
            <text:p>-1.2052250669</text:p>
          </table:table-cell>
          <table:table-cell office:value-type="float" office:value="-0.1205225067" calcext:value-type="float">
            <text:p>-0.120522506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56412" calcext:value-type="float">
            <text:p>0.0256412</text:p>
          </table:table-cell>
          <table:table-cell office:value-type="float" office:value="0.00664943" calcext:value-type="float">
            <text:p>0.00664943</text:p>
          </table:table-cell>
          <table:table-cell office:value-type="float" office:value="0.0194420868" calcext:value-type="float">
            <text:p>0.019442086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9.0842437744" calcext:value-type="float">
            <text:p>179.0842437744</text:p>
          </table:table-cell>
          <table:table-cell office:value-type="float" office:value="-0.9796999799" calcext:value-type="float">
            <text:p>-0.9796999799</text:p>
          </table:table-cell>
          <table:table-cell office:value-type="float" office:value="-0.097969998" calcext:value-type="float">
            <text:p>-0.09796999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373518" calcext:value-type="float">
            <text:p>0.02373518</text:p>
          </table:table-cell>
          <table:table-cell office:value-type="float" office:value="0.00663411" calcext:value-type="float">
            <text:p>0.00663411</text:p>
          </table:table-cell>
          <table:table-cell office:value-type="float" office:value="0.0122715495" calcext:value-type="float">
            <text:p>0.012271549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9.0756988525" calcext:value-type="float">
            <text:p>179.0756988525</text:p>
          </table:table-cell>
          <table:table-cell office:value-type="float" office:value="-0.8508481804" calcext:value-type="float">
            <text:p>-0.8508481804</text:p>
          </table:table-cell>
          <table:table-cell office:value-type="float" office:value="-0.085084818" calcext:value-type="float">
            <text:p>-0.0850848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60682" calcext:value-type="float">
            <text:p>0.02160682</text:p>
          </table:table-cell>
          <table:table-cell office:value-type="float" office:value="0.00663411" calcext:value-type="float">
            <text:p>0.00663411</text:p>
          </table:table-cell>
          <table:table-cell office:value-type="float" office:value="0.0106902657" calcext:value-type="float">
            <text:p>0.010690265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9.0684356689" calcext:value-type="float">
            <text:p>179.0684356689</text:p>
          </table:table-cell>
          <table:table-cell office:value-type="float" office:value="-0.8378549447" calcext:value-type="float">
            <text:p>-0.8378549447</text:p>
          </table:table-cell>
          <table:table-cell office:value-type="float" office:value="-0.0837854945" calcext:value-type="float">
            <text:p>-0.08378549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010251" calcext:value-type="float">
            <text:p>0.02010251</text:p>
          </table:table-cell>
          <table:table-cell office:value-type="float" office:value="0.0068914" calcext:value-type="float">
            <text:p>0.0068914</text:p>
          </table:table-cell>
          <table:table-cell office:value-type="float" office:value="0.0099684205" calcext:value-type="float">
            <text:p>0.009968420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9.0845794678" calcext:value-type="float">
            <text:p>179.0845794678</text:p>
          </table:table-cell>
          <table:table-cell office:value-type="float" office:value="-0.6974428723" calcext:value-type="float">
            <text:p>-0.6974428723</text:p>
          </table:table-cell>
          <table:table-cell office:value-type="float" office:value="-0.0697442872" calcext:value-type="float">
            <text:p>-0.06974428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1647" calcext:value-type="float">
            <text:p>0.0181647</text:p>
          </table:table-cell>
          <table:table-cell office:value-type="float" office:value="0.00735873" calcext:value-type="float">
            <text:p>0.00735873</text:p>
          </table:table-cell>
          <table:table-cell office:value-type="float" office:value="0.0057345958" calcext:value-type="float">
            <text:p>0.005734595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9.112487793" calcext:value-type="float">
            <text:p>179.112487793</text:p>
          </table:table-cell>
          <table:table-cell office:value-type="float" office:value="-0.6471177556" calcext:value-type="float">
            <text:p>-0.6471177556</text:p>
          </table:table-cell>
          <table:table-cell office:value-type="float" office:value="-0.0647117756" calcext:value-type="float">
            <text:p>-0.06471177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53852" calcext:value-type="float">
            <text:p>0.01653852</text:p>
          </table:table-cell>
          <table:table-cell office:value-type="float" office:value="0.00819151" calcext:value-type="float">
            <text:p>0.00819151</text:p>
          </table:table-cell>
          <table:table-cell office:value-type="float" office:value="0.0037633315" calcext:value-type="float">
            <text:p>0.003763331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1588134766" calcext:value-type="float">
            <text:p>179.1588134766</text:p>
          </table:table-cell>
          <table:table-cell office:value-type="float" office:value="-0.63565786" calcext:value-type="float">
            <text:p>-0.63565786</text:p>
          </table:table-cell>
          <table:table-cell office:value-type="float" office:value="-0.063565786" calcext:value-type="float">
            <text:p>-0.0635657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37892" calcext:value-type="float">
            <text:p>0.01537892</text:p>
          </table:table-cell>
          <table:table-cell office:value-type="float" office:value="0.00819151" calcext:value-type="float">
            <text:p>0.00819151</text:p>
          </table:table-cell>
          <table:table-cell office:value-type="float" office:value="0.003873333" calcext:value-type="float">
            <text:p>0.00387333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9.1788482666" calcext:value-type="float">
            <text:p>179.1788482666</text:p>
          </table:table-cell>
          <table:table-cell office:value-type="float" office:value="-0.5016184606" calcext:value-type="float">
            <text:p>-0.5016184606</text:p>
          </table:table-cell>
          <table:table-cell office:value-type="float" office:value="-0.0501618461" calcext:value-type="float">
            <text:p>-0.05016184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71321" calcext:value-type="float">
            <text:p>0.01371321</text:p>
          </table:table-cell>
          <table:table-cell office:value-type="float" office:value="0.00927409" calcext:value-type="float">
            <text:p>0.00927409</text:p>
          </table:table-cell>
          <table:table-cell office:value-type="float" office:value="0.0021574884" calcext:value-type="float">
            <text:p>0.002157488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79.18800354" calcext:value-type="float">
            <text:p>179.18800354</text:p>
          </table:table-cell>
          <table:table-cell office:value-type="float" office:value="-0.4210733797" calcext:value-type="float">
            <text:p>-0.4210733797</text:p>
          </table:table-cell>
          <table:table-cell office:value-type="float" office:value="-0.042107338" calcext:value-type="float">
            <text:p>-0.04210733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06687" calcext:value-type="float">
            <text:p>0.01206687</text:p>
          </table:table-cell>
          <table:table-cell office:value-type="float" office:value="0.0109644" calcext:value-type="float">
            <text:p>0.0109644</text:p>
          </table:table-cell>
          <table:table-cell office:value-type="float" office:value="-0.0007633228" calcext:value-type="float">
            <text:p>-0.000763322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9.1892700195" calcext:value-type="float">
            <text:p>179.1892700195</text:p>
          </table:table-cell>
          <table:table-cell office:value-type="float" office:value="-0.3364702611" calcext:value-type="float">
            <text:p>-0.3364702611</text:p>
          </table:table-cell>
          <table:table-cell office:value-type="float" office:value="-0.0336470261" calcext:value-type="float">
            <text:p>-0.03364702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40639" calcext:value-type="float">
            <text:p>0.01040639</text:p>
          </table:table-cell>
          <table:table-cell office:value-type="float" office:value="0.01276296" calcext:value-type="float">
            <text:p>0.01276296</text:p>
          </table:table-cell>
          <table:table-cell office:value-type="float" office:value="-0.0022315067" calcext:value-type="float">
            <text:p>-0.002231506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1903533936" calcext:value-type="float">
            <text:p>179.1903533936</text:p>
          </table:table-cell>
          <table:table-cell office:value-type="float" office:value="-0.2455123632" calcext:value-type="float">
            <text:p>-0.2455123632</text:p>
          </table:table-cell>
          <table:table-cell office:value-type="float" office:value="-0.0245512363" calcext:value-type="float">
            <text:p>-0.02455123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69414" calcext:value-type="float">
            <text:p>0.00869414</text:p>
          </table:table-cell>
          <table:table-cell office:value-type="float" office:value="0.01276296" calcext:value-type="float">
            <text:p>0.01276296</text:p>
          </table:table-cell>
          <table:table-cell office:value-type="float" office:value="-0.0049899011" calcext:value-type="float">
            <text:p>-0.0049899011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1815338135" calcext:value-type="float">
            <text:p>179.1815338135</text:p>
          </table:table-cell>
          <table:table-cell office:value-type="float" office:value="-0.2310292924" calcext:value-type="float">
            <text:p>-0.2310292924</text:p>
          </table:table-cell>
          <table:table-cell office:value-type="float" office:value="-0.0231029292" calcext:value-type="float">
            <text:p>-0.02310292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45707" calcext:value-type="float">
            <text:p>0.00745707</text:p>
          </table:table-cell>
          <table:table-cell office:value-type="float" office:value="0.01813632" calcext:value-type="float">
            <text:p>0.01813632</text:p>
          </table:table-cell>
          <table:table-cell office:value-type="float" office:value="-0.0031015342" calcext:value-type="float">
            <text:p>-0.003101534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1625518799" calcext:value-type="float">
            <text:p>179.1625518799</text:p>
          </table:table-cell>
          <table:table-cell office:value-type="float" office:value="-0.1358634208" calcext:value-type="float">
            <text:p>-0.1358634208</text:p>
          </table:table-cell>
          <table:table-cell office:value-type="float" office:value="-0.0135863421" calcext:value-type="float">
            <text:p>-0.013586342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99882" calcext:value-type="float">
            <text:p>0.00599882</text:p>
          </table:table-cell>
          <table:table-cell office:value-type="float" office:value="0.01813632" calcext:value-type="float">
            <text:p>0.01813632</text:p>
          </table:table-cell>
          <table:table-cell office:value-type="float" office:value="-0.0062132952" calcext:value-type="float">
            <text:p>-0.006213295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1445159912" calcext:value-type="float">
            <text:p>179.1445159912</text:p>
          </table:table-cell>
          <table:table-cell office:value-type="float" office:value="0.0447549763" calcext:value-type="float">
            <text:p>0.0447549763</text:p>
          </table:table-cell>
          <table:table-cell office:value-type="float" office:value="0.0044754976" calcext:value-type="float">
            <text:p>0.00447549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82374" calcext:value-type="float">
            <text:p>0.00382374</text:p>
          </table:table-cell>
          <table:table-cell office:value-type="float" office:value="0.02219591" calcext:value-type="float">
            <text:p>0.02219591</text:p>
          </table:table-cell>
          <table:table-cell office:value-type="float" office:value="-0.0085128909" calcext:value-type="float">
            <text:p>-0.0085128909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1222839355" calcext:value-type="float">
            <text:p>179.1222839355</text:p>
          </table:table-cell>
          <table:table-cell office:value-type="float" office:value="0.0657898637" calcext:value-type="float">
            <text:p>0.0657898637</text:p>
          </table:table-cell>
          <table:table-cell office:value-type="float" office:value="0.0065789864" calcext:value-type="float">
            <text:p>0.00657898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2347" calcext:value-type="float">
            <text:p>0.0022347</text:p>
          </table:table-cell>
          <table:table-cell office:value-type="float" office:value="0.02551671" calcext:value-type="float">
            <text:p>0.02551671</text:p>
          </table:table-cell>
          <table:table-cell office:value-type="float" office:value="-0.0077626838" calcext:value-type="float">
            <text:p>-0.007762683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1083068848" calcext:value-type="float">
            <text:p>179.1083068848</text:p>
          </table:table-cell>
          <table:table-cell office:value-type="float" office:value="0.3577961958" calcext:value-type="float">
            <text:p>0.3577961958</text:p>
          </table:table-cell>
          <table:table-cell office:value-type="float" office:value="0.0357796196" calcext:value-type="float">
            <text:p>0.03577961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6983" calcext:value-type="float">
            <text:p>-0.00076983</text:p>
          </table:table-cell>
          <table:table-cell office:value-type="float" office:value="0.02551671" calcext:value-type="float">
            <text:p>0.02551671</text:p>
          </table:table-cell>
          <table:table-cell office:value-type="float" office:value="-0.0126065359" calcext:value-type="float">
            <text:p>-0.012606535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1039123535" calcext:value-type="float">
            <text:p>179.1039123535</text:p>
          </table:table-cell>
          <table:table-cell office:value-type="float" office:value="0.4114658835" calcext:value-type="float">
            <text:p>0.4114658835</text:p>
          </table:table-cell>
          <table:table-cell office:value-type="float" office:value="0.0411465883" calcext:value-type="float">
            <text:p>0.041146588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12886" calcext:value-type="float">
            <text:p>-0.00312886</text:p>
          </table:table-cell>
          <table:table-cell office:value-type="float" office:value="0.03086378" calcext:value-type="float">
            <text:p>0.03086378</text:p>
          </table:table-cell>
          <table:table-cell office:value-type="float" office:value="-0.0121119842" calcext:value-type="float">
            <text:p>-0.012111984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1013031006" calcext:value-type="float">
            <text:p>179.1013031006</text:p>
          </table:table-cell>
          <table:table-cell office:value-type="float" office:value="0.6129489519" calcext:value-type="float">
            <text:p>0.6129489519</text:p>
          </table:table-cell>
          <table:table-cell office:value-type="float" office:value="0.0612948952" calcext:value-type="float">
            <text:p>0.06129489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604301" calcext:value-type="float">
            <text:p>-0.00604301</text:p>
          </table:table-cell>
          <table:table-cell office:value-type="float" office:value="0.03478748" calcext:value-type="float">
            <text:p>0.03478748</text:p>
          </table:table-cell>
          <table:table-cell office:value-type="float" office:value="-0.0148049307" calcext:value-type="float">
            <text:p>-0.014804930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1071929932" calcext:value-type="float">
            <text:p>179.1071929932</text:p>
          </table:table-cell>
          <table:table-cell office:value-type="float" office:value="0.7340074761" calcext:value-type="float">
            <text:p>0.7340074761</text:p>
          </table:table-cell>
          <table:table-cell office:value-type="float" office:value="0.0734007476" calcext:value-type="float">
            <text:p>0.07340074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879095" calcext:value-type="float">
            <text:p>-0.00879095</text:p>
          </table:table-cell>
          <table:table-cell office:value-type="float" office:value="0.03478748" calcext:value-type="float">
            <text:p>0.03478748</text:p>
          </table:table-cell>
          <table:table-cell office:value-type="float" office:value="-0.0162519325" calcext:value-type="float">
            <text:p>-0.016251932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1253356934" calcext:value-type="float">
            <text:p>179.1253356934</text:p>
          </table:table-cell>
          <table:table-cell office:value-type="float" office:value="0.8471472222" calcext:value-type="float">
            <text:p>0.8471472222</text:p>
          </table:table-cell>
          <table:table-cell office:value-type="float" office:value="0.0847147222" calcext:value-type="float">
            <text:p>0.08471472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137539" calcext:value-type="float">
            <text:p>-0.01137539</text:p>
          </table:table-cell>
          <table:table-cell office:value-type="float" office:value="0.04548305" calcext:value-type="float">
            <text:p>0.04548305</text:p>
          </table:table-cell>
          <table:table-cell office:value-type="float" office:value="-0.0165397798" calcext:value-type="float">
            <text:p>-0.016539779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1563262939" calcext:value-type="float">
            <text:p>179.1563262939</text:p>
          </table:table-cell>
          <table:table-cell office:value-type="float" office:value="0.8568316908" calcext:value-type="float">
            <text:p>0.8568316908</text:p>
          </table:table-cell>
          <table:table-cell office:value-type="float" office:value="0.0856831691" calcext:value-type="float">
            <text:p>0.08568316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316146" calcext:value-type="float">
            <text:p>-0.01316146</text:p>
          </table:table-cell>
          <table:table-cell office:value-type="float" office:value="0.04548305" calcext:value-type="float">
            <text:p>0.04548305</text:p>
          </table:table-cell>
          <table:table-cell office:value-type="float" office:value="-0.0160536177" calcext:value-type="float">
            <text:p>-0.016053617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1661224365" calcext:value-type="float">
            <text:p>179.1661224365</text:p>
          </table:table-cell>
          <table:table-cell office:value-type="float" office:value="0.9829626494" calcext:value-type="float">
            <text:p>0.9829626494</text:p>
          </table:table-cell>
          <table:table-cell office:value-type="float" office:value="0.0982962649" calcext:value-type="float">
            <text:p>0.09829626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19178" calcext:value-type="float">
            <text:p>-0.01519178</text:p>
          </table:table-cell>
          <table:table-cell office:value-type="float" office:value="0.05263072" calcext:value-type="float">
            <text:p>0.05263072</text:p>
          </table:table-cell>
          <table:table-cell office:value-type="float" office:value="-0.014588848" calcext:value-type="float">
            <text:p>-0.01458884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1980285645" calcext:value-type="float">
            <text:p>179.1980285645</text:p>
          </table:table-cell>
          <table:table-cell office:value-type="float" office:value="0.9565289512" calcext:value-type="float">
            <text:p>0.9565289512</text:p>
          </table:table-cell>
          <table:table-cell office:value-type="float" office:value="0.0956528951" calcext:value-type="float">
            <text:p>0.09565289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36802" calcext:value-type="float">
            <text:p>-0.01636802</text:p>
          </table:table-cell>
          <table:table-cell office:value-type="float" office:value="0.05673261" calcext:value-type="float">
            <text:p>0.05673261</text:p>
          </table:table-cell>
          <table:table-cell office:value-type="float" office:value="-0.0112673227" calcext:value-type="float">
            <text:p>-0.011267322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1962432861" calcext:value-type="float">
            <text:p>179.1962432861</text:p>
          </table:table-cell>
          <table:table-cell office:value-type="float" office:value="1.1080401372" calcext:value-type="float">
            <text:p>1.1080401372</text:p>
          </table:table-cell>
          <table:table-cell office:value-type="float" office:value="0.1108040137" calcext:value-type="float">
            <text:p>0.110804013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816128" calcext:value-type="float">
            <text:p>-0.01816128</text:p>
          </table:table-cell>
          <table:table-cell office:value-type="float" office:value="0.05673261" calcext:value-type="float">
            <text:p>0.05673261</text:p>
          </table:table-cell>
          <table:table-cell office:value-type="float" office:value="-0.0125879706" calcext:value-type="float">
            <text:p>-0.012587970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2022399902" calcext:value-type="float">
            <text:p>179.2022399902</text:p>
          </table:table-cell>
          <table:table-cell office:value-type="float" office:value="1.219658041" calcext:value-type="float">
            <text:p>1.219658041</text:p>
          </table:table-cell>
          <table:table-cell office:value-type="float" office:value="0.1219658041" calcext:value-type="float">
            <text:p>0.121965804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009965" calcext:value-type="float">
            <text:p>-0.02009965</text:p>
          </table:table-cell>
          <table:table-cell office:value-type="float" office:value="0.06727173" calcext:value-type="float">
            <text:p>0.06727173</text:p>
          </table:table-cell>
          <table:table-cell office:value-type="float" office:value="-0.011576615" calcext:value-type="float">
            <text:p>-0.01157661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2017822266" calcext:value-type="float">
            <text:p>179.2017822266</text:p>
          </table:table-cell>
          <table:table-cell office:value-type="float" office:value="1.3423015268" calcext:value-type="float">
            <text:p>1.3423015268</text:p>
          </table:table-cell>
          <table:table-cell office:value-type="float" office:value="0.1342301527" calcext:value-type="float">
            <text:p>0.13423015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220818" calcext:value-type="float">
            <text:p>-0.02220818</text:p>
          </table:table-cell>
          <table:table-cell office:value-type="float" office:value="0.06727173" calcext:value-type="float">
            <text:p>0.06727173</text:p>
          </table:table-cell>
          <table:table-cell office:value-type="float" office:value="-0.0142544666" calcext:value-type="float">
            <text:p>-0.014254466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1609649658" calcext:value-type="float">
            <text:p>179.1609649658</text:p>
          </table:table-cell>
          <table:table-cell office:value-type="float" office:value="1.4071371886" calcext:value-type="float">
            <text:p>1.4071371886</text:p>
          </table:table-cell>
          <table:table-cell office:value-type="float" office:value="0.1407137189" calcext:value-type="float">
            <text:p>0.140713718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404478" calcext:value-type="float">
            <text:p>-0.02404478</text:p>
          </table:table-cell>
          <table:table-cell office:value-type="float" office:value="0.07366405" calcext:value-type="float">
            <text:p>0.07366405</text:p>
          </table:table-cell>
          <table:table-cell office:value-type="float" office:value="-0.0157420856" calcext:value-type="float">
            <text:p>-0.015742085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1482086182" calcext:value-type="float">
            <text:p>179.1482086182</text:p>
          </table:table-cell>
          <table:table-cell office:value-type="float" office:value="1.331231766" calcext:value-type="float">
            <text:p>1.331231766</text:p>
          </table:table-cell>
          <table:table-cell office:value-type="float" office:value="0.1331231766" calcext:value-type="float">
            <text:p>0.13312317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47623" calcext:value-type="float">
            <text:p>-0.0247623</text:p>
          </table:table-cell>
          <table:table-cell office:value-type="float" office:value="0.07557272" calcext:value-type="float">
            <text:p>0.07557272</text:p>
          </table:table-cell>
          <table:table-cell office:value-type="float" office:value="-0.0189976743" calcext:value-type="float">
            <text:p>-0.018997674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1033172607" calcext:value-type="float">
            <text:p>179.1033172607</text:p>
          </table:table-cell>
          <table:table-cell office:value-type="float" office:value="1.3867046597" calcext:value-type="float">
            <text:p>1.3867046597</text:p>
          </table:table-cell>
          <table:table-cell office:value-type="float" office:value="0.138670466" calcext:value-type="float">
            <text:p>0.1386704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560994" calcext:value-type="float">
            <text:p>-0.02560994</text:p>
          </table:table-cell>
          <table:table-cell office:value-type="float" office:value="0.07557272" calcext:value-type="float">
            <text:p>0.07557272</text:p>
          </table:table-cell>
          <table:table-cell office:value-type="float" office:value="-0.0215346396" calcext:value-type="float">
            <text:p>-0.021534639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0637512207" calcext:value-type="float">
            <text:p>179.0637512207</text:p>
          </table:table-cell>
          <table:table-cell office:value-type="float" office:value="1.1488817339" calcext:value-type="float">
            <text:p>1.1488817339</text:p>
          </table:table-cell>
          <table:table-cell office:value-type="float" office:value="0.1148881734" calcext:value-type="float">
            <text:p>0.114888173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458961" calcext:value-type="float">
            <text:p>-0.02458961</text:p>
          </table:table-cell>
          <table:table-cell office:value-type="float" office:value="0.08007848" calcext:value-type="float">
            <text:p>0.08007848</text:p>
          </table:table-cell>
          <table:table-cell office:value-type="float" office:value="-0.0221643806" calcext:value-type="float">
            <text:p>-0.022164380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8.29" calcext:value-type="float">
            <text:p>28.29</text:p>
          </table:table-cell>
          <table:table-cell office:value-type="float" office:value="179.0492095947" calcext:value-type="float">
            <text:p>179.0492095947</text:p>
          </table:table-cell>
          <table:table-cell office:value-type="float" office:value="1.071363561" calcext:value-type="float">
            <text:p>1.071363561</text:p>
          </table:table-cell>
          <table:table-cell office:value-type="float" office:value="0.1071363561" calcext:value-type="float">
            <text:p>0.10713635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339334" calcext:value-type="float">
            <text:p>-0.02339334</text:p>
          </table:table-cell>
          <table:table-cell office:value-type="float" office:value="0.08007848" calcext:value-type="float">
            <text:p>0.08007848</text:p>
          </table:table-cell>
          <table:table-cell office:value-type="float" office:value="-0.0227466174" calcext:value-type="float">
            <text:p>-0.0227466174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0480194092" calcext:value-type="float">
            <text:p>179.0480194092</text:p>
          </table:table-cell>
          <table:table-cell office:value-type="float" office:value="0.9806291637" calcext:value-type="float">
            <text:p>0.9806291637</text:p>
          </table:table-cell>
          <table:table-cell office:value-type="float" office:value="0.0980629164" calcext:value-type="float">
            <text:p>0.098062916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199179" calcext:value-type="float">
            <text:p>-0.02199179</text:p>
          </table:table-cell>
          <table:table-cell office:value-type="float" office:value="0.08007848" calcext:value-type="float">
            <text:p>0.08007848</text:p>
          </table:table-cell>
          <table:table-cell office:value-type="float" office:value="-0.0255322314" calcext:value-type="float">
            <text:p>-0.025532231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0441436768" calcext:value-type="float">
            <text:p>179.0441436768</text:p>
          </table:table-cell>
          <table:table-cell office:value-type="float" office:value="0.9922853037" calcext:value-type="float">
            <text:p>0.9922853037</text:p>
          </table:table-cell>
          <table:table-cell office:value-type="float" office:value="0.0992285304" calcext:value-type="float">
            <text:p>0.09922853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113589" calcext:value-type="float">
            <text:p>-0.02113589</text:p>
          </table:table-cell>
          <table:table-cell office:value-type="float" office:value="0.079547" calcext:value-type="float">
            <text:p>0.079547</text:p>
          </table:table-cell>
          <table:table-cell office:value-type="float" office:value="-0.0271930175" calcext:value-type="float">
            <text:p>-0.027193017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065246582" calcext:value-type="float">
            <text:p>179.065246582</text:p>
          </table:table-cell>
          <table:table-cell office:value-type="float" office:value="0.943873315" calcext:value-type="float">
            <text:p>0.943873315</text:p>
          </table:table-cell>
          <table:table-cell office:value-type="float" office:value="0.0943873315" calcext:value-type="float">
            <text:p>0.09438733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024312" calcext:value-type="float">
            <text:p>-0.02024312</text:p>
          </table:table-cell>
          <table:table-cell office:value-type="float" office:value="0.079547" calcext:value-type="float">
            <text:p>0.079547</text:p>
          </table:table-cell>
          <table:table-cell office:value-type="float" office:value="-0.0253484196" calcext:value-type="float">
            <text:p>-0.025348419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0657196045" calcext:value-type="float">
            <text:p>179.0657196045</text:p>
          </table:table-cell>
          <table:table-cell office:value-type="float" office:value="0.7990590595" calcext:value-type="float">
            <text:p>0.7990590595</text:p>
          </table:table-cell>
          <table:table-cell office:value-type="float" office:value="0.0799059059" calcext:value-type="float">
            <text:p>0.079905905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868333" calcext:value-type="float">
            <text:p>-0.01868333</text:p>
          </table:table-cell>
          <table:table-cell office:value-type="float" office:value="0.07337915" calcext:value-type="float">
            <text:p>0.07337915</text:p>
          </table:table-cell>
          <table:table-cell office:value-type="float" office:value="-0.0222587526" calcext:value-type="float">
            <text:p>-0.0222587526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0581970215" calcext:value-type="float">
            <text:p>179.0581970215</text:p>
          </table:table-cell>
          <table:table-cell office:value-type="float" office:value="0.7306228215" calcext:value-type="float">
            <text:p>0.7306228215</text:p>
          </table:table-cell>
          <table:table-cell office:value-type="float" office:value="0.0730622822" calcext:value-type="float">
            <text:p>0.07306228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718825" calcext:value-type="float">
            <text:p>-0.01718825</text:p>
          </table:table-cell>
          <table:table-cell office:value-type="float" office:value="0.07337915" calcext:value-type="float">
            <text:p>0.07337915</text:p>
          </table:table-cell>
          <table:table-cell office:value-type="float" office:value="-0.0214689337" calcext:value-type="float">
            <text:p>-0.021468933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0370025635" calcext:value-type="float">
            <text:p>179.0370025635</text:p>
          </table:table-cell>
          <table:table-cell office:value-type="float" office:value="0.7007449781" calcext:value-type="float">
            <text:p>0.7007449781</text:p>
          </table:table-cell>
          <table:table-cell office:value-type="float" office:value="0.0700744978" calcext:value-type="float">
            <text:p>0.07007449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99324" calcext:value-type="float">
            <text:p>-0.01599324</text:p>
          </table:table-cell>
          <table:table-cell office:value-type="float" office:value="0.07337915" calcext:value-type="float">
            <text:p>0.07337915</text:p>
          </table:table-cell>
          <table:table-cell office:value-type="float" office:value="-0.0207130311" calcext:value-type="float">
            <text:p>-0.020713031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0185241699" calcext:value-type="float">
            <text:p>179.0185241699</text:p>
          </table:table-cell>
          <table:table-cell office:value-type="float" office:value="0.5408698055" calcext:value-type="float">
            <text:p>0.5408698055</text:p>
          </table:table-cell>
          <table:table-cell office:value-type="float" office:value="0.0540869805" calcext:value-type="float">
            <text:p>0.05408698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413175" calcext:value-type="float">
            <text:p>-0.01413175</text:p>
          </table:table-cell>
          <table:table-cell office:value-type="float" office:value="0.06179043" calcext:value-type="float">
            <text:p>0.06179043</text:p>
          </table:table-cell>
          <table:table-cell office:value-type="float" office:value="-0.0151167511" calcext:value-type="float">
            <text:p>-0.0151167511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78.9928283691" calcext:value-type="float">
            <text:p>178.9928283691</text:p>
          </table:table-cell>
          <table:table-cell office:value-type="float" office:value="0.346411613" calcext:value-type="float">
            <text:p>0.346411613</text:p>
          </table:table-cell>
          <table:table-cell office:value-type="float" office:value="0.0346411613" calcext:value-type="float">
            <text:p>0.03464116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159584" calcext:value-type="float">
            <text:p>-0.01159584</text:p>
          </table:table-cell>
          <table:table-cell office:value-type="float" office:value="0.06179043" calcext:value-type="float">
            <text:p>0.06179043</text:p>
          </table:table-cell>
          <table:table-cell office:value-type="float" office:value="-0.0100719775" calcext:value-type="float">
            <text:p>-0.0100719775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8.9733734131" calcext:value-type="float">
            <text:p>178.9733734131</text:p>
          </table:table-cell>
          <table:table-cell office:value-type="float" office:value="0.1365054479" calcext:value-type="float">
            <text:p>0.1365054479</text:p>
          </table:table-cell>
          <table:table-cell office:value-type="float" office:value="0.0136505448" calcext:value-type="float">
            <text:p>0.01365054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850773" calcext:value-type="float">
            <text:p>-0.00850773</text:p>
          </table:table-cell>
          <table:table-cell office:value-type="float" office:value="0.04575422" calcext:value-type="float">
            <text:p>0.04575422</text:p>
          </table:table-cell>
          <table:table-cell office:value-type="float" office:value="-0.0036117525" calcext:value-type="float">
            <text:p>-0.003611752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8.79" calcext:value-type="float">
            <text:p>28.79</text:p>
          </table:table-cell>
          <table:table-cell office:value-type="float" office:value="178.9381256104" calcext:value-type="float">
            <text:p>178.9381256104</text:p>
          </table:table-cell>
          <table:table-cell office:value-type="float" office:value="-0.0754363279" calcext:value-type="float">
            <text:p>-0.0754363279</text:p>
          </table:table-cell>
          <table:table-cell office:value-type="float" office:value="-0.0075436328" calcext:value-type="float">
            <text:p>-0.007543632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03823" calcext:value-type="float">
            <text:p>-0.00503823</text:p>
          </table:table-cell>
          <table:table-cell office:value-type="float" office:value="0.04575422" calcext:value-type="float">
            <text:p>0.04575422</text:p>
          </table:table-cell>
          <table:table-cell office:value-type="float" office:value="0.0009447163" calcext:value-type="float">
            <text:p>0.000944716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178.9178771973" calcext:value-type="float">
            <text:p>178.9178771973</text:p>
          </table:table-cell>
          <table:table-cell office:value-type="float" office:value="-0.2979270896" calcext:value-type="float">
            <text:p>-0.2979270896</text:p>
          </table:table-cell>
          <table:table-cell office:value-type="float" office:value="-0.029792709" calcext:value-type="float">
            <text:p>-0.0297927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24438" calcext:value-type="float">
            <text:p>-0.00124438</text:p>
          </table:table-cell>
          <table:table-cell office:value-type="float" office:value="0.04575422" calcext:value-type="float">
            <text:p>0.04575422</text:p>
          </table:table-cell>
          <table:table-cell office:value-type="float" office:value="0.0097305981" calcext:value-type="float">
            <text:p>0.009730598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8.89" calcext:value-type="float">
            <text:p>28.89</text:p>
          </table:table-cell>
          <table:table-cell office:value-type="float" office:value="178.9002532959" calcext:value-type="float">
            <text:p>178.9002532959</text:p>
          </table:table-cell>
          <table:table-cell office:value-type="float" office:value="-0.5261999463" calcext:value-type="float">
            <text:p>-0.5261999463</text:p>
          </table:table-cell>
          <table:table-cell office:value-type="float" office:value="-0.0526199946" calcext:value-type="float">
            <text:p>-0.05261999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80406" calcext:value-type="float">
            <text:p>0.00280406</text:p>
          </table:table-cell>
          <table:table-cell office:value-type="float" office:value="0.02684671" calcext:value-type="float">
            <text:p>0.02684671</text:p>
          </table:table-cell>
          <table:table-cell office:value-type="float" office:value="0.01358627" calcext:value-type="float">
            <text:p>0.0135862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8.94" calcext:value-type="float">
            <text:p>28.94</text:p>
          </table:table-cell>
          <table:table-cell office:value-type="float" office:value="178.9029388428" calcext:value-type="float">
            <text:p>178.9029388428</text:p>
          </table:table-cell>
          <table:table-cell office:value-type="float" office:value="-0.7369166567" calcext:value-type="float">
            <text:p>-0.7369166567</text:p>
          </table:table-cell>
          <table:table-cell office:value-type="float" office:value="-0.0736916657" calcext:value-type="float">
            <text:p>-0.07369166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90508" calcext:value-type="float">
            <text:p>0.00690508</text:p>
          </table:table-cell>
          <table:table-cell office:value-type="float" office:value="0.02684671" calcext:value-type="float">
            <text:p>0.02684671</text:p>
          </table:table-cell>
          <table:table-cell office:value-type="float" office:value="0.0178617014" calcext:value-type="float">
            <text:p>0.017861701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8.99" calcext:value-type="float">
            <text:p>28.99</text:p>
          </table:table-cell>
          <table:table-cell office:value-type="float" office:value="178.9100952148" calcext:value-type="float">
            <text:p>178.9100952148</text:p>
          </table:table-cell>
          <table:table-cell office:value-type="float" office:value="-0.8876997257" calcext:value-type="float">
            <text:p>-0.8876997257</text:p>
          </table:table-cell>
          <table:table-cell office:value-type="float" office:value="-0.0887699726" calcext:value-type="float">
            <text:p>-0.088769972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6417" calcext:value-type="float">
            <text:p>0.0106417</text:p>
          </table:table-cell>
          <table:table-cell office:value-type="float" office:value="0.02684671" calcext:value-type="float">
            <text:p>0.02684671</text:p>
          </table:table-cell>
          <table:table-cell office:value-type="float" office:value="0.0218691482" calcext:value-type="float">
            <text:p>0.021869148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178.9119110107" calcext:value-type="float">
            <text:p>178.9119110107</text:p>
          </table:table-cell>
          <table:table-cell office:value-type="float" office:value="-1.0330059078" calcext:value-type="float">
            <text:p>-1.0330059078</text:p>
          </table:table-cell>
          <table:table-cell office:value-type="float" office:value="-0.1033005908" calcext:value-type="float">
            <text:p>-0.10330059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09909" calcext:value-type="float">
            <text:p>0.01409909</text:p>
          </table:table-cell>
          <table:table-cell office:value-type="float" office:value="0.00692574" calcext:value-type="float">
            <text:p>0.00692574</text:p>
          </table:table-cell>
          <table:table-cell office:value-type="float" office:value="0.0219055354" calcext:value-type="float">
            <text:p>0.021905535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9.09" calcext:value-type="float">
            <text:p>29.09</text:p>
          </table:table-cell>
          <table:table-cell office:value-type="float" office:value="178.9184112549" calcext:value-type="float">
            <text:p>178.9184112549</text:p>
          </table:table-cell>
          <table:table-cell office:value-type="float" office:value="-1.1125087739" calcext:value-type="float">
            <text:p>-1.1125087739</text:p>
          </table:table-cell>
          <table:table-cell office:value-type="float" office:value="-0.1112508774" calcext:value-type="float">
            <text:p>-0.111250877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93194" calcext:value-type="float">
            <text:p>0.01693194</text:p>
          </table:table-cell>
          <table:table-cell office:value-type="float" office:value="0.00692574" calcext:value-type="float">
            <text:p>0.00692574</text:p>
          </table:table-cell>
          <table:table-cell office:value-type="float" office:value="0.0240165933" calcext:value-type="float">
            <text:p>0.0240165933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9.14" calcext:value-type="float">
            <text:p>29.14</text:p>
          </table:table-cell>
          <table:table-cell office:value-type="float" office:value="178.9353485107" calcext:value-type="float">
            <text:p>178.9353485107</text:p>
          </table:table-cell>
          <table:table-cell office:value-type="float" office:value="-1.2237667836" calcext:value-type="float">
            <text:p>-1.2237667836</text:p>
          </table:table-cell>
          <table:table-cell office:value-type="float" office:value="-0.1223766784" calcext:value-type="float">
            <text:p>-0.122376678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56041" calcext:value-type="float">
            <text:p>0.01956041</text:p>
          </table:table-cell>
          <table:table-cell office:value-type="float" office:value="-0.01212673" calcext:value-type="float">
            <text:p>-0.01212673</text:p>
          </table:table-cell>
          <table:table-cell office:value-type="float" office:value="0.0257613561" calcext:value-type="float">
            <text:p>0.025761356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9.19" calcext:value-type="float">
            <text:p>29.19</text:p>
          </table:table-cell>
          <table:table-cell office:value-type="float" office:value="178.9606628418" calcext:value-type="float">
            <text:p>178.9606628418</text:p>
          </table:table-cell>
          <table:table-cell office:value-type="float" office:value="-1.2354033439" calcext:value-type="float">
            <text:p>-1.2354033439</text:p>
          </table:table-cell>
          <table:table-cell office:value-type="float" office:value="-0.1235403344" calcext:value-type="float">
            <text:p>-0.12354033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38881" calcext:value-type="float">
            <text:p>0.02138881</text:p>
          </table:table-cell>
          <table:table-cell office:value-type="float" office:value="-0.01212673" calcext:value-type="float">
            <text:p>-0.01212673</text:p>
          </table:table-cell>
          <table:table-cell office:value-type="float" office:value="0.0243199717" calcext:value-type="float">
            <text:p>0.024319971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178.9870147705" calcext:value-type="float">
            <text:p>178.9870147705</text:p>
          </table:table-cell>
          <table:table-cell office:value-type="float" office:value="-1.2306379862" calcext:value-type="float">
            <text:p>-1.2306379862</text:p>
          </table:table-cell>
          <table:table-cell office:value-type="float" office:value="-0.1230637986" calcext:value-type="float">
            <text:p>-0.12306379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257497" calcext:value-type="float">
            <text:p>0.02257497</text:p>
          </table:table-cell>
          <table:table-cell office:value-type="float" office:value="-0.01856527" calcext:value-type="float">
            <text:p>-0.01856527</text:p>
          </table:table-cell>
          <table:table-cell office:value-type="float" office:value="0.024088" calcext:value-type="float">
            <text:p>0.02408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9.29" calcext:value-type="float">
            <text:p>29.29</text:p>
          </table:table-cell>
          <table:table-cell office:value-type="float" office:value="179.0262298584" calcext:value-type="float">
            <text:p>179.0262298584</text:p>
          </table:table-cell>
          <table:table-cell office:value-type="float" office:value="-1.1946975322" calcext:value-type="float">
            <text:p>-1.1946975322</text:p>
          </table:table-cell>
          <table:table-cell office:value-type="float" office:value="-0.1194697532" calcext:value-type="float">
            <text:p>-0.11946975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312556" calcext:value-type="float">
            <text:p>0.02312556</text:p>
          </table:table-cell>
          <table:table-cell office:value-type="float" office:value="-0.02861103" calcext:value-type="float">
            <text:p>-0.02861103</text:p>
          </table:table-cell>
          <table:table-cell office:value-type="float" office:value="0.0234093035" calcext:value-type="float">
            <text:p>0.023409303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9.34" calcext:value-type="float">
            <text:p>29.34</text:p>
          </table:table-cell>
          <table:table-cell office:value-type="float" office:value="179.0340270996" calcext:value-type="float">
            <text:p>179.0340270996</text:p>
          </table:table-cell>
          <table:table-cell office:value-type="float" office:value="-1.0636246568" calcext:value-type="float">
            <text:p>-1.0636246568</text:p>
          </table:table-cell>
          <table:table-cell office:value-type="float" office:value="-0.1063624657" calcext:value-type="float">
            <text:p>-0.10636246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261879" calcext:value-type="float">
            <text:p>0.02261879</text:p>
          </table:table-cell>
          <table:table-cell office:value-type="float" office:value="-0.02861103" calcext:value-type="float">
            <text:p>-0.02861103</text:p>
          </table:table-cell>
          <table:table-cell office:value-type="float" office:value="0.0203619836" calcext:value-type="float">
            <text:p>0.020361983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float" office:value="179.0486450195" calcext:value-type="float">
            <text:p>179.0486450195</text:p>
          </table:table-cell>
          <table:table-cell office:value-type="float" office:value="-0.8889675509" calcext:value-type="float">
            <text:p>-0.8889675509</text:p>
          </table:table-cell>
          <table:table-cell office:value-type="float" office:value="-0.0888967551" calcext:value-type="float">
            <text:p>-0.08889675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11723" calcext:value-type="float">
            <text:p>0.02111723</text:p>
          </table:table-cell>
          <table:table-cell office:value-type="float" office:value="-0.03303155" calcext:value-type="float">
            <text:p>-0.03303155</text:p>
          </table:table-cell>
          <table:table-cell office:value-type="float" office:value="0.0177230574" calcext:value-type="float">
            <text:p>0.017723057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179.0521087646" calcext:value-type="float">
            <text:p>179.0521087646</text:p>
          </table:table-cell>
          <table:table-cell office:value-type="float" office:value="-0.8012641608" calcext:value-type="float">
            <text:p>-0.8012641608</text:p>
          </table:table-cell>
          <table:table-cell office:value-type="float" office:value="-0.0801264161" calcext:value-type="float">
            <text:p>-0.08012641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53253" calcext:value-type="float">
            <text:p>0.01953253</text:p>
          </table:table-cell>
          <table:table-cell office:value-type="float" office:value="-0.04111826" calcext:value-type="float">
            <text:p>-0.04111826</text:p>
          </table:table-cell>
          <table:table-cell office:value-type="float" office:value="0.0161281442" calcext:value-type="float">
            <text:p>0.016128144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9.49" calcext:value-type="float">
            <text:p>29.49</text:p>
          </table:table-cell>
          <table:table-cell office:value-type="float" office:value="179.0536346436" calcext:value-type="float">
            <text:p>179.0536346436</text:p>
          </table:table-cell>
          <table:table-cell office:value-type="float" office:value="-0.6702564303" calcext:value-type="float">
            <text:p>-0.6702564303</text:p>
          </table:table-cell>
          <table:table-cell office:value-type="float" office:value="-0.067025643" calcext:value-type="float">
            <text:p>-0.0670256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60385" calcext:value-type="float">
            <text:p>0.01760385</text:p>
          </table:table-cell>
          <table:table-cell office:value-type="float" office:value="-0.04111826" calcext:value-type="float">
            <text:p>-0.04111826</text:p>
          </table:table-cell>
          <table:table-cell office:value-type="float" office:value="0.0152233459" calcext:value-type="float">
            <text:p>0.015223345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9.54" calcext:value-type="float">
            <text:p>29.54</text:p>
          </table:table-cell>
          <table:table-cell office:value-type="float" office:value="179.0574645996" calcext:value-type="float">
            <text:p>179.0574645996</text:p>
          </table:table-cell>
          <table:table-cell office:value-type="float" office:value="-0.5914589312" calcext:value-type="float">
            <text:p>-0.5914589312</text:p>
          </table:table-cell>
          <table:table-cell office:value-type="float" office:value="-0.0591458931" calcext:value-type="float">
            <text:p>-0.05914589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79399" calcext:value-type="float">
            <text:p>0.01579399</text:p>
          </table:table-cell>
          <table:table-cell office:value-type="float" office:value="-0.04861696" calcext:value-type="float">
            <text:p>-0.04861696</text:p>
          </table:table-cell>
          <table:table-cell office:value-type="float" office:value="0.013489114" calcext:value-type="float">
            <text:p>0.013489114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9.59" calcext:value-type="float">
            <text:p>29.59</text:p>
          </table:table-cell>
          <table:table-cell office:value-type="float" office:value="179.0424804688" calcext:value-type="float">
            <text:p>179.0424804688</text:p>
          </table:table-cell>
          <table:table-cell office:value-type="float" office:value="-0.5062152502" calcext:value-type="float">
            <text:p>-0.5062152502</text:p>
          </table:table-cell>
          <table:table-cell office:value-type="float" office:value="-0.050621525" calcext:value-type="float">
            <text:p>-0.05062152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02032" calcext:value-type="float">
            <text:p>0.01402032</text:p>
          </table:table-cell>
          <table:table-cell office:value-type="float" office:value="-0.04861696" calcext:value-type="float">
            <text:p>-0.04861696</text:p>
          </table:table-cell>
          <table:table-cell office:value-type="float" office:value="0.0122381639" calcext:value-type="float">
            <text:p>0.012238163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179.0440368652" calcext:value-type="float">
            <text:p>179.0440368652</text:p>
          </table:table-cell>
          <table:table-cell office:value-type="float" office:value="-0.5199088007" calcext:value-type="float">
            <text:p>-0.5199088007</text:p>
          </table:table-cell>
          <table:table-cell office:value-type="float" office:value="-0.0519908801" calcext:value-type="float">
            <text:p>-0.051990880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93012" calcext:value-type="float">
            <text:p>0.01293012</text:p>
          </table:table-cell>
          <table:table-cell office:value-type="float" office:value="-0.04834191" calcext:value-type="float">
            <text:p>-0.04834191</text:p>
          </table:table-cell>
          <table:table-cell office:value-type="float" office:value="0.0125142559" calcext:value-type="float">
            <text:p>0.012514255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179.0488891602" calcext:value-type="float">
            <text:p>179.0488891602</text:p>
          </table:table-cell>
          <table:table-cell office:value-type="float" office:value="-0.5654030832" calcext:value-type="float">
            <text:p>-0.5654030832</text:p>
          </table:table-cell>
          <table:table-cell office:value-type="float" office:value="-0.0565403083" calcext:value-type="float">
            <text:p>-0.056540308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50712" calcext:value-type="float">
            <text:p>0.01250712</text:p>
          </table:table-cell>
          <table:table-cell office:value-type="float" office:value="-0.05045603" calcext:value-type="float">
            <text:p>-0.05045603</text:p>
          </table:table-cell>
          <table:table-cell office:value-type="float" office:value="0.0141724808" calcext:value-type="float">
            <text:p>0.0141724808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9.74" calcext:value-type="float">
            <text:p>29.74</text:p>
          </table:table-cell>
          <table:table-cell office:value-type="float" office:value="179.0531158447" calcext:value-type="float">
            <text:p>179.0531158447</text:p>
          </table:table-cell>
          <table:table-cell office:value-type="float" office:value="-0.573891838" calcext:value-type="float">
            <text:p>-0.573891838</text:p>
          </table:table-cell>
          <table:table-cell office:value-type="float" office:value="-0.0573891838" calcext:value-type="float">
            <text:p>-0.057389183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28193" calcext:value-type="float">
            <text:p>0.01228193</text:p>
          </table:table-cell>
          <table:table-cell office:value-type="float" office:value="-0.05045603" calcext:value-type="float">
            <text:p>-0.05045603</text:p>
          </table:table-cell>
          <table:table-cell office:value-type="float" office:value="0.0134238595" calcext:value-type="float">
            <text:p>0.013423859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179.0564117432" calcext:value-type="float">
            <text:p>179.0564117432</text:p>
          </table:table-cell>
          <table:table-cell office:value-type="float" office:value="-0.668109746" calcext:value-type="float">
            <text:p>-0.668109746</text:p>
          </table:table-cell>
          <table:table-cell office:value-type="float" office:value="-0.0668109746" calcext:value-type="float">
            <text:p>-0.06681097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75984" calcext:value-type="float">
            <text:p>0.01275984</text:p>
          </table:table-cell>
          <table:table-cell office:value-type="float" office:value="-0.04646029" calcext:value-type="float">
            <text:p>-0.04646029</text:p>
          </table:table-cell>
          <table:table-cell office:value-type="float" office:value="0.0161453722" calcext:value-type="float">
            <text:p>0.0161453722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179.0572509766" calcext:value-type="float">
            <text:p>179.0572509766</text:p>
          </table:table-cell>
          <table:table-cell office:value-type="float" office:value="-0.8179557614" calcext:value-type="float">
            <text:p>-0.8179557614</text:p>
          </table:table-cell>
          <table:table-cell office:value-type="float" office:value="-0.0817955761" calcext:value-type="float">
            <text:p>-0.08179557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07682" calcext:value-type="float">
            <text:p>0.01407682</text:p>
          </table:table-cell>
          <table:table-cell office:value-type="float" office:value="-0.04646029" calcext:value-type="float">
            <text:p>-0.04646029</text:p>
          </table:table-cell>
          <table:table-cell office:value-type="float" office:value="0.018032797" calcext:value-type="float">
            <text:p>0.018032797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9.89" calcext:value-type="float">
            <text:p>29.89</text:p>
          </table:table-cell>
          <table:table-cell office:value-type="float" office:value="179.0552215576" calcext:value-type="float">
            <text:p>179.0552215576</text:p>
          </table:table-cell>
          <table:table-cell office:value-type="float" office:value="-0.9496776127" calcext:value-type="float">
            <text:p>-0.9496776127</text:p>
          </table:table-cell>
          <table:table-cell office:value-type="float" office:value="-0.0949677613" calcext:value-type="float">
            <text:p>-0.09496776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83192" calcext:value-type="float">
            <text:p>0.01583192</text:p>
          </table:table-cell>
          <table:table-cell office:value-type="float" office:value="-0.04164935" calcext:value-type="float">
            <text:p>-0.04164935</text:p>
          </table:table-cell>
          <table:table-cell office:value-type="float" office:value="0.0197569363" calcext:value-type="float">
            <text:p>0.0197569363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179.0732116699" calcext:value-type="float">
            <text:p>179.0732116699</text:p>
          </table:table-cell>
          <table:table-cell office:value-type="float" office:value="-1.0358459134" calcext:value-type="float">
            <text:p>-1.0358459134</text:p>
          </table:table-cell>
          <table:table-cell office:value-type="float" office:value="-0.1035845913" calcext:value-type="float">
            <text:p>-0.10358459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57529" calcext:value-type="float">
            <text:p>0.01757529</text:p>
          </table:table-cell>
          <table:table-cell office:value-type="float" office:value="-0.03695139" calcext:value-type="float">
            <text:p>-0.03695139</text:p>
          </table:table-cell>
          <table:table-cell office:value-type="float" office:value="0.0223373275" calcext:value-type="float">
            <text:p>0.022337327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179.0712280273" calcext:value-type="float">
            <text:p>179.0712280273</text:p>
          </table:table-cell>
          <table:table-cell office:value-type="float" office:value="-1.0361425912" calcext:value-type="float">
            <text:p>-1.0361425912</text:p>
          </table:table-cell>
          <table:table-cell office:value-type="float" office:value="-0.1036142591" calcext:value-type="float">
            <text:p>-0.10361425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73853" calcext:value-type="float">
            <text:p>0.01873853</text:p>
          </table:table-cell>
          <table:table-cell office:value-type="float" office:value="-0.03695139" calcext:value-type="float">
            <text:p>-0.03695139</text:p>
          </table:table-cell>
          <table:table-cell office:value-type="float" office:value="0.0217805338" calcext:value-type="float">
            <text:p>0.021780533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179.0780639648" calcext:value-type="float">
            <text:p>179.0780639648</text:p>
          </table:table-cell>
          <table:table-cell office:value-type="float" office:value="-1.0750424497" calcext:value-type="float">
            <text:p>-1.0750424497</text:p>
          </table:table-cell>
          <table:table-cell office:value-type="float" office:value="-0.107504245" calcext:value-type="float">
            <text:p>-0.1075042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77263" calcext:value-type="float">
            <text:p>0.01977263</text:p>
          </table:table-cell>
          <table:table-cell office:value-type="float" office:value="-0.02284563" calcext:value-type="float">
            <text:p>-0.02284563</text:p>
          </table:table-cell>
          <table:table-cell office:value-type="float" office:value="0.0213541206" calcext:value-type="float">
            <text:p>0.021354120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179.0774536133" calcext:value-type="float">
            <text:p>179.0774536133</text:p>
          </table:table-cell>
          <table:table-cell office:value-type="float" office:value="-1.1655520474" calcext:value-type="float">
            <text:p>-1.1655520474</text:p>
          </table:table-cell>
          <table:table-cell office:value-type="float" office:value="-0.1165552047" calcext:value-type="float">
            <text:p>-0.11655520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06466" calcext:value-type="float">
            <text:p>0.02106466</text:p>
          </table:table-cell>
          <table:table-cell office:value-type="float" office:value="-0.02284563" calcext:value-type="float">
            <text:p>-0.02284563</text:p>
          </table:table-cell>
          <table:table-cell office:value-type="float" office:value="0.0236803074" calcext:value-type="float">
            <text:p>0.023680307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179.0916290283" calcext:value-type="float">
            <text:p>179.0916290283</text:p>
          </table:table-cell>
          <table:table-cell office:value-type="float" office:value="-1.0648901222" calcext:value-type="float">
            <text:p>-1.0648901222</text:p>
          </table:table-cell>
          <table:table-cell office:value-type="float" office:value="-0.1064890122" calcext:value-type="float">
            <text:p>-0.10648901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25443" calcext:value-type="float">
            <text:p>0.02125443</text:p>
          </table:table-cell>
          <table:table-cell office:value-type="float" office:value="-0.01537112" calcext:value-type="float">
            <text:p>-0.01537112</text:p>
          </table:table-cell>
          <table:table-cell office:value-type="float" office:value="0.0213798303" calcext:value-type="float">
            <text:p>0.021379830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179.1060638428" calcext:value-type="float">
            <text:p>179.1060638428</text:p>
          </table:table-cell>
          <table:table-cell office:value-type="float" office:value="-0.979331927" calcext:value-type="float">
            <text:p>-0.979331927</text:p>
          </table:table-cell>
          <table:table-cell office:value-type="float" office:value="-0.0979331927" calcext:value-type="float">
            <text:p>-0.09793319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081064" calcext:value-type="float">
            <text:p>0.02081064</text:p>
          </table:table-cell>
          <table:table-cell office:value-type="float" office:value="-0.00560059" calcext:value-type="float">
            <text:p>-0.00560059</text:p>
          </table:table-cell>
          <table:table-cell office:value-type="float" office:value="0.0197958078" calcext:value-type="float">
            <text:p>0.0197958078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79.1176605225" calcext:value-type="float">
            <text:p>179.1176605225</text:p>
          </table:table-cell>
          <table:table-cell office:value-type="float" office:value="-0.8634876131" calcext:value-type="float">
            <text:p>-0.8634876131</text:p>
          </table:table-cell>
          <table:table-cell office:value-type="float" office:value="-0.0863487613" calcext:value-type="float">
            <text:p>-0.08634876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974299" calcext:value-type="float">
            <text:p>0.01974299</text:p>
          </table:table-cell>
          <table:table-cell office:value-type="float" office:value="-0.00560059" calcext:value-type="float">
            <text:p>-0.00560059</text:p>
          </table:table-cell>
          <table:table-cell office:value-type="float" office:value="0.0186020384" calcext:value-type="float">
            <text:p>0.018602038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179.1131591797" calcext:value-type="float">
            <text:p>179.1131591797</text:p>
          </table:table-cell>
          <table:table-cell office:value-type="float" office:value="-0.789231744" calcext:value-type="float">
            <text:p>-0.789231744</text:p>
          </table:table-cell>
          <table:table-cell office:value-type="float" office:value="-0.0789231744" calcext:value-type="float">
            <text:p>-0.07892317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53695" calcext:value-type="float">
            <text:p>0.01853695</text:p>
          </table:table-cell>
          <table:table-cell office:value-type="float" office:value="0.00194224" calcext:value-type="float">
            <text:p>0.00194224</text:p>
          </table:table-cell>
          <table:table-cell office:value-type="float" office:value="0.017613215" calcext:value-type="float">
            <text:p>0.01761321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179.104385376" calcext:value-type="float">
            <text:p>179.104385376</text:p>
          </table:table-cell>
          <table:table-cell office:value-type="float" office:value="-0.5279032158" calcext:value-type="float">
            <text:p>-0.5279032158</text:p>
          </table:table-cell>
          <table:table-cell office:value-type="float" office:value="-0.0527903216" calcext:value-type="float">
            <text:p>-0.052790321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99198" calcext:value-type="float">
            <text:p>0.01599198</text:p>
          </table:table-cell>
          <table:table-cell office:value-type="float" office:value="0.01285096" calcext:value-type="float">
            <text:p>0.01285096</text:p>
          </table:table-cell>
          <table:table-cell office:value-type="float" office:value="0.0124708227" calcext:value-type="float">
            <text:p>0.012470822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0.39" calcext:value-type="float">
            <text:p>30.39</text:p>
          </table:table-cell>
          <table:table-cell office:value-type="float" office:value="179.0974273682" calcext:value-type="float">
            <text:p>179.0974273682</text:p>
          </table:table-cell>
          <table:table-cell office:value-type="float" office:value="-0.3904357705" calcext:value-type="float">
            <text:p>-0.3904357705</text:p>
          </table:table-cell>
          <table:table-cell office:value-type="float" office:value="-0.039043577" calcext:value-type="float">
            <text:p>-0.0390435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3806" calcext:value-type="float">
            <text:p>0.0133806</text:p>
          </table:table-cell>
          <table:table-cell office:value-type="float" office:value="0.01285096" calcext:value-type="float">
            <text:p>0.01285096</text:p>
          </table:table-cell>
          <table:table-cell office:value-type="float" office:value="0.0092955469" calcext:value-type="float">
            <text:p>0.009295546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179.1035461426" calcext:value-type="float">
            <text:p>179.1035461426</text:p>
          </table:table-cell>
          <table:table-cell office:value-type="float" office:value="-0.2734553322" calcext:value-type="float">
            <text:p>-0.2734553322</text:p>
          </table:table-cell>
          <table:table-cell office:value-type="float" office:value="-0.0273455332" calcext:value-type="float">
            <text:p>-0.02734553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86152" calcext:value-type="float">
            <text:p>0.01086152</text:p>
          </table:table-cell>
          <table:table-cell office:value-type="float" office:value="0.03035792" calcext:value-type="float">
            <text:p>0.03035792</text:p>
          </table:table-cell>
          <table:table-cell office:value-type="float" office:value="0.0075100851" calcext:value-type="float">
            <text:p>0.0075100851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179.103515625" calcext:value-type="float">
            <text:p>179.103515625</text:p>
          </table:table-cell>
          <table:table-cell office:value-type="float" office:value="-0.1243375961" calcext:value-type="float">
            <text:p>-0.1243375961</text:p>
          </table:table-cell>
          <table:table-cell office:value-type="float" office:value="-0.0124337596" calcext:value-type="float">
            <text:p>-0.01243375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18974" calcext:value-type="float">
            <text:p>0.00818974</text:p>
          </table:table-cell>
          <table:table-cell office:value-type="float" office:value="0.03035792" calcext:value-type="float">
            <text:p>0.03035792</text:p>
          </table:table-cell>
          <table:table-cell office:value-type="float" office:value="0.0042160268" calcext:value-type="float">
            <text:p>0.0042160268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179.1041870117" calcext:value-type="float">
            <text:p>179.1041870117</text:p>
          </table:table-cell>
          <table:table-cell office:value-type="float" office:value="-0.0653317155" calcext:value-type="float">
            <text:p>-0.0653317155</text:p>
          </table:table-cell>
          <table:table-cell office:value-type="float" office:value="-0.0065331715" calcext:value-type="float">
            <text:p>-0.00653317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0168" calcext:value-type="float">
            <text:p>0.0060168</text:p>
          </table:table-cell>
          <table:table-cell office:value-type="float" office:value="0.03520235" calcext:value-type="float">
            <text:p>0.03520235</text:p>
          </table:table-cell>
          <table:table-cell office:value-type="float" office:value="0.0014638393" calcext:value-type="float">
            <text:p>0.001463839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179.1050109863" calcext:value-type="float">
            <text:p>179.1050109863</text:p>
          </table:table-cell>
          <table:table-cell office:value-type="float" office:value="-0.0009518016" calcext:value-type="float">
            <text:p>-0.0009518016</text:p>
          </table:table-cell>
          <table:table-cell office:value-type="float" office:value="-0.0000951802" calcext:value-type="float">
            <text:p>-9.51802E-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14033" calcext:value-type="float">
            <text:p>0.00414033</text:p>
          </table:table-cell>
          <table:table-cell office:value-type="float" office:value="0.04486437" calcext:value-type="float">
            <text:p>0.04486437</text:p>
          </table:table-cell>
          <table:table-cell office:value-type="float" office:value="0.0005656117" calcext:value-type="float">
            <text:p>0.0005656117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179.0964813232" calcext:value-type="float">
            <text:p>179.0964813232</text:p>
          </table:table-cell>
          <table:table-cell office:value-type="float" office:value="0.0587998568" calcext:value-type="float">
            <text:p>0.0587998568</text:p>
          </table:table-cell>
          <table:table-cell office:value-type="float" office:value="0.0058799857" calcext:value-type="float">
            <text:p>0.00587998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49217" calcext:value-type="float">
            <text:p>0.00249217</text:p>
          </table:table-cell>
          <table:table-cell office:value-type="float" office:value="0.04736594" calcext:value-type="float">
            <text:p>0.04736594</text:p>
          </table:table-cell>
          <table:table-cell office:value-type="float" office:value="-0.0006821439" calcext:value-type="float">
            <text:p>-0.000682143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179.1004333496" calcext:value-type="float">
            <text:p>179.1004333496</text:p>
          </table:table-cell>
          <table:table-cell office:value-type="float" office:value="0.0522241272" calcext:value-type="float">
            <text:p>0.0522241272</text:p>
          </table:table-cell>
          <table:table-cell office:value-type="float" office:value="0.0052224127" calcext:value-type="float">
            <text:p>0.00522241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43814" calcext:value-type="float">
            <text:p>0.00143814</text:p>
          </table:table-cell>
          <table:table-cell office:value-type="float" office:value="0.04736594" calcext:value-type="float">
            <text:p>0.04736594</text:p>
          </table:table-cell>
          <table:table-cell office:value-type="float" office:value="-0.0016247456" calcext:value-type="float">
            <text:p>-0.0016247456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179.1028594971" calcext:value-type="float">
            <text:p>179.1028594971</text:p>
          </table:table-cell>
          <table:table-cell office:value-type="float" office:value="-0.0030410396" calcext:value-type="float">
            <text:p>-0.0030410396</text:p>
          </table:table-cell>
          <table:table-cell office:value-type="float" office:value="-0.000304104" calcext:value-type="float">
            <text:p>-0.0003041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10435" calcext:value-type="float">
            <text:p>0.00110435</text:p>
          </table:table-cell>
          <table:table-cell office:value-type="float" office:value="0.05480068" calcext:value-type="float">
            <text:p>0.05480068</text:p>
          </table:table-cell>
          <table:table-cell office:value-type="float" office:value="0.0007212957" calcext:value-type="float">
            <text:p>0.0007212957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179.1164245605" calcext:value-type="float">
            <text:p>179.1164245605</text:p>
          </table:table-cell>
          <table:table-cell office:value-type="float" office:value="0.0401469109" calcext:value-type="float">
            <text:p>0.0401469109</text:p>
          </table:table-cell>
          <table:table-cell office:value-type="float" office:value="0.0040146911" calcext:value-type="float">
            <text:p>0.00401469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59419" calcext:value-type="float">
            <text:p>0.00059419</text:p>
          </table:table-cell>
          <table:table-cell office:value-type="float" office:value="0.05480604" calcext:value-type="float">
            <text:p>0.05480604</text:p>
          </table:table-cell>
          <table:table-cell office:value-type="float" office:value="-0.0020243601" calcext:value-type="float">
            <text:p>-0.0020243601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179.1225128174" calcext:value-type="float">
            <text:p>179.1225128174</text:p>
          </table:table-cell>
          <table:table-cell office:value-type="float" office:value="-0.0344689778" calcext:value-type="float">
            <text:p>-0.0344689778</text:p>
          </table:table-cell>
          <table:table-cell office:value-type="float" office:value="-0.0034468978" calcext:value-type="float">
            <text:p>-0.00344689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75164" calcext:value-type="float">
            <text:p>0.00075164</text:p>
          </table:table-cell>
          <table:table-cell office:value-type="float" office:value="0.05930534" calcext:value-type="float">
            <text:p>0.05930534</text:p>
          </table:table-cell>
          <table:table-cell office:value-type="float" office:value="-0.0006095524" calcext:value-type="float">
            <text:p>-0.000609552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179.1359863281" calcext:value-type="float">
            <text:p>179.1359863281</text:p>
          </table:table-cell>
          <table:table-cell office:value-type="float" office:value="-0.1012502811" calcext:value-type="float">
            <text:p>-0.1012502811</text:p>
          </table:table-cell>
          <table:table-cell office:value-type="float" office:value="-0.0101250281" calcext:value-type="float">
            <text:p>-0.010125028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30157" calcext:value-type="float">
            <text:p>0.00130157</text:p>
          </table:table-cell>
          <table:table-cell office:value-type="float" office:value="0.05930534" calcext:value-type="float">
            <text:p>0.05930534</text:p>
          </table:table-cell>
          <table:table-cell office:value-type="float" office:value="0.0010363494" calcext:value-type="float">
            <text:p>0.0010363494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179.1313781738" calcext:value-type="float">
            <text:p>179.1313781738</text:p>
          </table:table-cell>
          <table:table-cell office:value-type="float" office:value="-0.1221593907" calcext:value-type="float">
            <text:p>-0.1221593907</text:p>
          </table:table-cell>
          <table:table-cell office:value-type="float" office:value="-0.0122159391" calcext:value-type="float">
            <text:p>-0.01221593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80724" calcext:value-type="float">
            <text:p>0.00180724</text:p>
          </table:table-cell>
          <table:table-cell office:value-type="float" office:value="0.05710016" calcext:value-type="float">
            <text:p>0.05710016</text:p>
          </table:table-cell>
          <table:table-cell office:value-type="float" office:value="0.0012842154" calcext:value-type="float">
            <text:p>0.0012842154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179.1351776123" calcext:value-type="float">
            <text:p>179.1351776123</text:p>
          </table:table-cell>
          <table:table-cell office:value-type="float" office:value="-0.1886377464" calcext:value-type="float">
            <text:p>-0.1886377464</text:p>
          </table:table-cell>
          <table:table-cell office:value-type="float" office:value="-0.0188637746" calcext:value-type="float">
            <text:p>-0.01886377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58711" calcext:value-type="float">
            <text:p>0.00258711</text:p>
          </table:table-cell>
          <table:table-cell office:value-type="float" office:value="0.05837322" calcext:value-type="float">
            <text:p>0.05837322</text:p>
          </table:table-cell>
          <table:table-cell office:value-type="float" office:value="0.0046438893" calcext:value-type="float">
            <text:p>0.0046438893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179.1219329834" calcext:value-type="float">
            <text:p>179.1219329834</text:p>
          </table:table-cell>
          <table:table-cell office:value-type="float" office:value="-0.2122138595" calcext:value-type="float">
            <text:p>-0.2122138595</text:p>
          </table:table-cell>
          <table:table-cell office:value-type="float" office:value="-0.021221386" calcext:value-type="float">
            <text:p>-0.0212213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6372" calcext:value-type="float">
            <text:p>0.00326372</text:p>
          </table:table-cell>
          <table:table-cell office:value-type="float" office:value="0.05454903" calcext:value-type="float">
            <text:p>0.05454903</text:p>
          </table:table-cell>
          <table:table-cell office:value-type="float" office:value="0.0048083858" calcext:value-type="float">
            <text:p>0.004808385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179.1100311279" calcext:value-type="float">
            <text:p>179.1100311279</text:p>
          </table:table-cell>
          <table:table-cell office:value-type="float" office:value="-0.1953931395" calcext:value-type="float">
            <text:p>-0.1953931395</text:p>
          </table:table-cell>
          <table:table-cell office:value-type="float" office:value="-0.0195393139" calcext:value-type="float">
            <text:p>-0.01953931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60231" calcext:value-type="float">
            <text:p>0.00360231</text:p>
          </table:table-cell>
          <table:table-cell office:value-type="float" office:value="0.05272505" calcext:value-type="float">
            <text:p>0.05272505</text:p>
          </table:table-cell>
          <table:table-cell office:value-type="float" office:value="0.0037458752" calcext:value-type="float">
            <text:p>0.003745875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179.1138916016" calcext:value-type="float">
            <text:p>179.1138916016</text:p>
          </table:table-cell>
          <table:table-cell office:value-type="float" office:value="-0.183500867" calcext:value-type="float">
            <text:p>-0.183500867</text:p>
          </table:table-cell>
          <table:table-cell office:value-type="float" office:value="-0.0183500867" calcext:value-type="float">
            <text:p>-0.018350086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74859" calcext:value-type="float">
            <text:p>0.00374859</text:p>
          </table:table-cell>
          <table:table-cell office:value-type="float" office:value="0.05272505" calcext:value-type="float">
            <text:p>0.05272505</text:p>
          </table:table-cell>
          <table:table-cell office:value-type="float" office:value="0.0041643624" calcext:value-type="float">
            <text:p>0.00416436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79.1155853271" calcext:value-type="float">
            <text:p>179.1155853271</text:p>
          </table:table-cell>
          <table:table-cell office:value-type="float" office:value="-0.1006666755" calcext:value-type="float">
            <text:p>-0.1006666755</text:p>
          </table:table-cell>
          <table:table-cell office:value-type="float" office:value="-0.0100666676" calcext:value-type="float">
            <text:p>-0.01006666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9399" calcext:value-type="float">
            <text:p>0.00329399</text:p>
          </table:table-cell>
          <table:table-cell office:value-type="float" office:value="0.0480361" calcext:value-type="float">
            <text:p>0.0480361</text:p>
          </table:table-cell>
          <table:table-cell office:value-type="float" office:value="0.0023697812" calcext:value-type="float">
            <text:p>0.00236978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179.1196899414" calcext:value-type="float">
            <text:p>179.1196899414</text:p>
          </table:table-cell>
          <table:table-cell office:value-type="float" office:value="-0.1031599407" calcext:value-type="float">
            <text:p>-0.1031599407</text:p>
          </table:table-cell>
          <table:table-cell office:value-type="float" office:value="-0.0103159941" calcext:value-type="float">
            <text:p>-0.010315994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00779" calcext:value-type="float">
            <text:p>0.00300779</text:p>
          </table:table-cell>
          <table:table-cell office:value-type="float" office:value="0.04356484" calcext:value-type="float">
            <text:p>0.04356484</text:p>
          </table:table-cell>
          <table:table-cell office:value-type="float" office:value="0.0025180382" calcext:value-type="float">
            <text:p>0.002518038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1155395508" calcext:value-type="float">
            <text:p>179.1155395508</text:p>
          </table:table-cell>
          <table:table-cell office:value-type="float" office:value="-0.019639482" calcext:value-type="float">
            <text:p>-0.019639482</text:p>
          </table:table-cell>
          <table:table-cell office:value-type="float" office:value="-0.0019639482" calcext:value-type="float">
            <text:p>-0.00196394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26053" calcext:value-type="float">
            <text:p>0.00226053</text:p>
          </table:table-cell>
          <table:table-cell office:value-type="float" office:value="0.03876787" calcext:value-type="float">
            <text:p>0.03876787</text:p>
          </table:table-cell>
          <table:table-cell office:value-type="float" office:value="0.0013922136" calcext:value-type="float">
            <text:p>0.0013922136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179.1219787598" calcext:value-type="float">
            <text:p>179.1219787598</text:p>
          </table:table-cell>
          <table:table-cell office:value-type="float" office:value="0.0915301993" calcext:value-type="float">
            <text:p>0.0915301993</text:p>
          </table:table-cell>
          <table:table-cell office:value-type="float" office:value="0.0091530199" calcext:value-type="float">
            <text:p>0.009153019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02189" calcext:value-type="float">
            <text:p>0.00102189</text:p>
          </table:table-cell>
          <table:table-cell office:value-type="float" office:value="0.03237723" calcext:value-type="float">
            <text:p>0.03237723</text:p>
          </table:table-cell>
          <table:table-cell office:value-type="float" office:value="-0.0020674842" calcext:value-type="float">
            <text:p>-0.002067484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179.1142578125" calcext:value-type="float">
            <text:p>179.1142578125</text:p>
          </table:table-cell>
          <table:table-cell office:value-type="float" office:value="0.1492608367" calcext:value-type="float">
            <text:p>0.1492608367</text:p>
          </table:table-cell>
          <table:table-cell office:value-type="float" office:value="0.0149260837" calcext:value-type="float">
            <text:p>0.014926083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8792" calcext:value-type="float">
            <text:p>-0.00018792</text:p>
          </table:table-cell>
          <table:table-cell office:value-type="float" office:value="0.03237723" calcext:value-type="float">
            <text:p>0.03237723</text:p>
          </table:table-cell>
          <table:table-cell office:value-type="float" office:value="-0.0031422321" calcext:value-type="float">
            <text:p>-0.0031422321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79.1071472168" calcext:value-type="float">
            <text:p>179.1071472168</text:p>
          </table:table-cell>
          <table:table-cell office:value-type="float" office:value="0.2281411061" calcext:value-type="float">
            <text:p>0.2281411061</text:p>
          </table:table-cell>
          <table:table-cell office:value-type="float" office:value="0.0228141106" calcext:value-type="float">
            <text:p>0.02281411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51949" calcext:value-type="float">
            <text:p>-0.00151949</text:p>
          </table:table-cell>
          <table:table-cell office:value-type="float" office:value="0.02811335" calcext:value-type="float">
            <text:p>0.02811335</text:p>
          </table:table-cell>
          <table:table-cell office:value-type="float" office:value="-0.0043317332" calcext:value-type="float">
            <text:p>-0.004331733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79.0980682373" calcext:value-type="float">
            <text:p>179.0980682373</text:p>
          </table:table-cell>
          <table:table-cell office:value-type="float" office:value="0.2850230555" calcext:value-type="float">
            <text:p>0.2850230555</text:p>
          </table:table-cell>
          <table:table-cell office:value-type="float" office:value="0.0285023056" calcext:value-type="float">
            <text:p>0.02850230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78555" calcext:value-type="float">
            <text:p>-0.00278555</text:p>
          </table:table-cell>
          <table:table-cell office:value-type="float" office:value="0.02062017" calcext:value-type="float">
            <text:p>0.02062017</text:p>
          </table:table-cell>
          <table:table-cell office:value-type="float" office:value="-0.0069435163" calcext:value-type="float">
            <text:p>-0.0069435163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79.1029663086" calcext:value-type="float">
            <text:p>179.1029663086</text:p>
          </table:table-cell>
          <table:table-cell office:value-type="float" office:value="0.2669615629" calcext:value-type="float">
            <text:p>0.2669615629</text:p>
          </table:table-cell>
          <table:table-cell office:value-type="float" office:value="0.0266961563" calcext:value-type="float">
            <text:p>0.02669615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50851" calcext:value-type="float">
            <text:p>-0.00350851</text:p>
          </table:table-cell>
          <table:table-cell office:value-type="float" office:value="0.01735605" calcext:value-type="float">
            <text:p>0.01735605</text:p>
          </table:table-cell>
          <table:table-cell office:value-type="float" office:value="-0.006049755" calcext:value-type="float">
            <text:p>-0.00604975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9.0918731689" calcext:value-type="float">
            <text:p>179.0918731689</text:p>
          </table:table-cell>
          <table:table-cell office:value-type="float" office:value="0.3437314931" calcext:value-type="float">
            <text:p>0.3437314931</text:p>
          </table:table-cell>
          <table:table-cell office:value-type="float" office:value="0.0343731493" calcext:value-type="float">
            <text:p>0.034373149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50171" calcext:value-type="float">
            <text:p>-0.00450171</text:p>
          </table:table-cell>
          <table:table-cell office:value-type="float" office:value="0.01735605" calcext:value-type="float">
            <text:p>0.01735605</text:p>
          </table:table-cell>
          <table:table-cell office:value-type="float" office:value="-0.0075433643" calcext:value-type="float">
            <text:p>-0.007543364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105682373" calcext:value-type="float">
            <text:p>179.105682373</text:p>
          </table:table-cell>
          <table:table-cell office:value-type="float" office:value="0.322297193" calcext:value-type="float">
            <text:p>0.322297193</text:p>
          </table:table-cell>
          <table:table-cell office:value-type="float" office:value="0.0322297193" calcext:value-type="float">
            <text:p>0.032229719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02045" calcext:value-type="float">
            <text:p>-0.00502045</text:p>
          </table:table-cell>
          <table:table-cell office:value-type="float" office:value="0.00960313" calcext:value-type="float">
            <text:p>0.00960313</text:p>
          </table:table-cell>
          <table:table-cell office:value-type="float" office:value="-0.0078476151" calcext:value-type="float">
            <text:p>-0.007847615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179.1218719482" calcext:value-type="float">
            <text:p>179.1218719482</text:p>
          </table:table-cell>
          <table:table-cell office:value-type="float" office:value="0.3365739592" calcext:value-type="float">
            <text:p>0.3365739592</text:p>
          </table:table-cell>
          <table:table-cell office:value-type="float" office:value="0.0336573959" calcext:value-type="float">
            <text:p>0.033657395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46113" calcext:value-type="float">
            <text:p>-0.00546113</text:p>
          </table:table-cell>
          <table:table-cell office:value-type="float" office:value="0.00762022" calcext:value-type="float">
            <text:p>0.00762022</text:p>
          </table:table-cell>
          <table:table-cell office:value-type="float" office:value="-0.0089759966" calcext:value-type="float">
            <text:p>-0.00897599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179.123046875" calcext:value-type="float">
            <text:p>179.123046875</text:p>
          </table:table-cell>
          <table:table-cell office:value-type="float" office:value="0.2781934043" calcext:value-type="float">
            <text:p>0.2781934043</text:p>
          </table:table-cell>
          <table:table-cell office:value-type="float" office:value="0.0278193404" calcext:value-type="float">
            <text:p>0.02781934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3656" calcext:value-type="float">
            <text:p>-0.0053656</text:p>
          </table:table-cell>
          <table:table-cell office:value-type="float" office:value="0.00034352" calcext:value-type="float">
            <text:p>0.00034352</text:p>
          </table:table-cell>
          <table:table-cell office:value-type="float" office:value="-0.005966879" calcext:value-type="float">
            <text:p>-0.00596687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79.1272735596" calcext:value-type="float">
            <text:p>179.1272735596</text:p>
          </table:table-cell>
          <table:table-cell office:value-type="float" office:value="0.2663656516" calcext:value-type="float">
            <text:p>0.2663656516</text:p>
          </table:table-cell>
          <table:table-cell office:value-type="float" office:value="0.0266365652" calcext:value-type="float">
            <text:p>0.02663656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22315" calcext:value-type="float">
            <text:p>-0.00522315</text:p>
          </table:table-cell>
          <table:table-cell office:value-type="float" office:value="0.00034352" calcext:value-type="float">
            <text:p>0.00034352</text:p>
          </table:table-cell>
          <table:table-cell office:value-type="float" office:value="-0.0053350886" calcext:value-type="float">
            <text:p>-0.005335088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179.1129150391" calcext:value-type="float">
            <text:p>179.1129150391</text:p>
          </table:table-cell>
          <table:table-cell office:value-type="float" office:value="0.1334645348" calcext:value-type="float">
            <text:p>0.1334645348</text:p>
          </table:table-cell>
          <table:table-cell office:value-type="float" office:value="0.0133464535" calcext:value-type="float">
            <text:p>0.01334645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24254" calcext:value-type="float">
            <text:p>-0.00424254</text:p>
          </table:table-cell>
          <table:table-cell office:value-type="float" office:value="-0.00025199" calcext:value-type="float">
            <text:p>-0.00025199</text:p>
          </table:table-cell>
          <table:table-cell office:value-type="float" office:value="-0.0021880545" calcext:value-type="float">
            <text:p>-0.002188054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179.1016693115" calcext:value-type="float">
            <text:p>179.1016693115</text:p>
          </table:table-cell>
          <table:table-cell office:value-type="float" office:value="0.0580449535" calcext:value-type="float">
            <text:p>0.0580449535</text:p>
          </table:table-cell>
          <table:table-cell office:value-type="float" office:value="0.0058044954" calcext:value-type="float">
            <text:p>0.00580449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08672" calcext:value-type="float">
            <text:p>-0.00308672</text:p>
          </table:table-cell>
          <table:table-cell office:value-type="float" office:value="-0.00645117" calcext:value-type="float">
            <text:p>-0.00645117</text:p>
          </table:table-cell>
          <table:table-cell office:value-type="float" office:value="-0.0005951574" calcext:value-type="float">
            <text:p>-0.000595157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179.107925415" calcext:value-type="float">
            <text:p>179.107925415</text:p>
          </table:table-cell>
          <table:table-cell office:value-type="float" office:value="0.0043312441" calcext:value-type="float">
            <text:p>0.0043312441</text:p>
          </table:table-cell>
          <table:table-cell office:value-type="float" office:value="0.0004331244" calcext:value-type="float">
            <text:p>0.00043312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95884" calcext:value-type="float">
            <text:p>-0.00195884</text:p>
          </table:table-cell>
          <table:table-cell office:value-type="float" office:value="-0.00572269" calcext:value-type="float">
            <text:p>-0.00572269</text:p>
          </table:table-cell>
          <table:table-cell office:value-type="float" office:value="0.0011115207" calcext:value-type="float">
            <text:p>0.001111520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179.1041259766" calcext:value-type="float">
            <text:p>179.1041259766</text:p>
          </table:table-cell>
          <table:table-cell office:value-type="float" office:value="-0.0519885556" calcext:value-type="float">
            <text:p>-0.0519885556</text:p>
          </table:table-cell>
          <table:table-cell office:value-type="float" office:value="-0.0051988556" calcext:value-type="float">
            <text:p>-0.00519885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83221" calcext:value-type="float">
            <text:p>-0.00083221</text:p>
          </table:table-cell>
          <table:table-cell office:value-type="float" office:value="-0.00572269" calcext:value-type="float">
            <text:p>-0.00572269</text:p>
          </table:table-cell>
          <table:table-cell office:value-type="float" office:value="0.0016046601" calcext:value-type="float">
            <text:p>0.0016046601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179.0919494629" calcext:value-type="float">
            <text:p>179.0919494629</text:p>
          </table:table-cell>
          <table:table-cell office:value-type="float" office:value="-0.1182358925" calcext:value-type="float">
            <text:p>-0.1182358925</text:p>
          </table:table-cell>
          <table:table-cell office:value-type="float" office:value="-0.0118235892" calcext:value-type="float">
            <text:p>-0.01182358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35976" calcext:value-type="float">
            <text:p>0.00035976</text:p>
          </table:table-cell>
          <table:table-cell office:value-type="float" office:value="-0.00859582" calcext:value-type="float">
            <text:p>-0.00859582</text:p>
          </table:table-cell>
          <table:table-cell office:value-type="float" office:value="0.0025953224" calcext:value-type="float">
            <text:p>0.002595322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179.0933380127" calcext:value-type="float">
            <text:p>179.0933380127</text:p>
          </table:table-cell>
          <table:table-cell office:value-type="float" office:value="-0.1174114705" calcext:value-type="float">
            <text:p>-0.1174114705</text:p>
          </table:table-cell>
          <table:table-cell office:value-type="float" office:value="-0.011741147" calcext:value-type="float">
            <text:p>-0.0117411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14824" calcext:value-type="float">
            <text:p>0.00114824</text:p>
          </table:table-cell>
          <table:table-cell office:value-type="float" office:value="-0.00859582" calcext:value-type="float">
            <text:p>-0.00859582</text:p>
          </table:table-cell>
          <table:table-cell office:value-type="float" office:value="0.0020597739" calcext:value-type="float">
            <text:p>0.0020597739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179.0935058594" calcext:value-type="float">
            <text:p>179.0935058594</text:p>
          </table:table-cell>
          <table:table-cell office:value-type="float" office:value="-0.1414406061" calcext:value-type="float">
            <text:p>-0.1414406061</text:p>
          </table:table-cell>
          <table:table-cell office:value-type="float" office:value="-0.0141440606" calcext:value-type="float">
            <text:p>-0.01414406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83361" calcext:value-type="float">
            <text:p>0.00183361</text:p>
          </table:table-cell>
          <table:table-cell office:value-type="float" office:value="-0.01163208" calcext:value-type="float">
            <text:p>-0.01163208</text:p>
          </table:table-cell>
          <table:table-cell office:value-type="float" office:value="0.0025595085" calcext:value-type="float">
            <text:p>0.0025595085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179.0984344482" calcext:value-type="float">
            <text:p>179.0984344482</text:p>
          </table:table-cell>
          <table:table-cell office:value-type="float" office:value="-0.1627344578" calcext:value-type="float">
            <text:p>-0.1627344578</text:p>
          </table:table-cell>
          <table:table-cell office:value-type="float" office:value="-0.0162734458" calcext:value-type="float">
            <text:p>-0.01627344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43204" calcext:value-type="float">
            <text:p>0.00243204</text:p>
          </table:table-cell>
          <table:table-cell office:value-type="float" office:value="-0.00898483" calcext:value-type="float">
            <text:p>-0.00898483</text:p>
          </table:table-cell>
          <table:table-cell office:value-type="float" office:value="0.0027720285" calcext:value-type="float">
            <text:p>0.0027720285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179.1007537842" calcext:value-type="float">
            <text:p>179.1007537842</text:p>
          </table:table-cell>
          <table:table-cell office:value-type="float" office:value="-0.1307436903" calcext:value-type="float">
            <text:p>-0.1307436903</text:p>
          </table:table-cell>
          <table:table-cell office:value-type="float" office:value="-0.013074369" calcext:value-type="float">
            <text:p>-0.01307436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61747" calcext:value-type="float">
            <text:p>0.00261747</text:p>
          </table:table-cell>
          <table:table-cell office:value-type="float" office:value="-0.00898483" calcext:value-type="float">
            <text:p>-0.00898483</text:p>
          </table:table-cell>
          <table:table-cell office:value-type="float" office:value="0.0032862178" calcext:value-type="float">
            <text:p>0.003286217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79.0857849121" calcext:value-type="float">
            <text:p>179.0857849121</text:p>
          </table:table-cell>
          <table:table-cell office:value-type="float" office:value="-0.2253198755" calcext:value-type="float">
            <text:p>-0.2253198755</text:p>
          </table:table-cell>
          <table:table-cell office:value-type="float" office:value="-0.0225319875" calcext:value-type="float">
            <text:p>-0.022531987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37128" calcext:value-type="float">
            <text:p>0.00337128</text:p>
          </table:table-cell>
          <table:table-cell office:value-type="float" office:value="-0.01034075" calcext:value-type="float">
            <text:p>-0.01034075</text:p>
          </table:table-cell>
          <table:table-cell office:value-type="float" office:value="0.005033889" calcext:value-type="float">
            <text:p>0.00503388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179.0670776367" calcext:value-type="float">
            <text:p>179.0670776367</text:p>
          </table:table-cell>
          <table:table-cell office:value-type="float" office:value="-0.2394888466" calcext:value-type="float">
            <text:p>-0.2394888466</text:p>
          </table:table-cell>
          <table:table-cell office:value-type="float" office:value="-0.0239488847" calcext:value-type="float">
            <text:p>-0.02394888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96783" calcext:value-type="float">
            <text:p>0.00396783</text:p>
          </table:table-cell>
          <table:table-cell office:value-type="float" office:value="-0.00729358" calcext:value-type="float">
            <text:p>-0.00729358</text:p>
          </table:table-cell>
          <table:table-cell office:value-type="float" office:value="0.006001944" calcext:value-type="float">
            <text:p>0.00600194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79.0573730469" calcext:value-type="float">
            <text:p>179.0573730469</text:p>
          </table:table-cell>
          <table:table-cell office:value-type="float" office:value="-0.2717161893" calcext:value-type="float">
            <text:p>-0.2717161893</text:p>
          </table:table-cell>
          <table:table-cell office:value-type="float" office:value="-0.0271716189" calcext:value-type="float">
            <text:p>-0.027171618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7998" calcext:value-type="float">
            <text:p>0.00457998</text:p>
          </table:table-cell>
          <table:table-cell office:value-type="float" office:value="-0.00715182" calcext:value-type="float">
            <text:p>-0.00715182</text:p>
          </table:table-cell>
          <table:table-cell office:value-type="float" office:value="0.0078005003" calcext:value-type="float">
            <text:p>0.007800500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179.0536193848" calcext:value-type="float">
            <text:p>179.0536193848</text:p>
          </table:table-cell>
          <table:table-cell office:value-type="float" office:value="-0.2335791726" calcext:value-type="float">
            <text:p>-0.2335791726</text:p>
          </table:table-cell>
          <table:table-cell office:value-type="float" office:value="-0.0233579173" calcext:value-type="float">
            <text:p>-0.02335791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73357" calcext:value-type="float">
            <text:p>0.00473357</text:p>
          </table:table-cell>
          <table:table-cell office:value-type="float" office:value="-0.00413283" calcext:value-type="float">
            <text:p>-0.00413283</text:p>
          </table:table-cell>
          <table:table-cell office:value-type="float" office:value="0.0050734059" calcext:value-type="float">
            <text:p>0.0050734059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179.0456390381" calcext:value-type="float">
            <text:p>179.0456390381</text:p>
          </table:table-cell>
          <table:table-cell office:value-type="float" office:value="-0.2246028168" calcext:value-type="float">
            <text:p>-0.2246028168</text:p>
          </table:table-cell>
          <table:table-cell office:value-type="float" office:value="-0.0224602817" calcext:value-type="float">
            <text:p>-0.022460281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77606" calcext:value-type="float">
            <text:p>0.00477606</text:p>
          </table:table-cell>
          <table:table-cell office:value-type="float" office:value="-0.00413283" calcext:value-type="float">
            <text:p>-0.00413283</text:p>
          </table:table-cell>
          <table:table-cell office:value-type="float" office:value="0.007072232" calcext:value-type="float">
            <text:p>0.00707223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9.0633850098" calcext:value-type="float">
            <text:p>179.0633850098</text:p>
          </table:table-cell>
          <table:table-cell office:value-type="float" office:value="-0.1527498684" calcext:value-type="float">
            <text:p>-0.1527498684</text:p>
          </table:table-cell>
          <table:table-cell office:value-type="float" office:value="-0.0152749868" calcext:value-type="float">
            <text:p>-0.015274986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32551" calcext:value-type="float">
            <text:p>0.00432551</text:p>
          </table:table-cell>
          <table:table-cell office:value-type="float" office:value="-0.00281659" calcext:value-type="float">
            <text:p>-0.00281659</text:p>
          </table:table-cell>
          <table:table-cell office:value-type="float" office:value="0.0033059996" calcext:value-type="float">
            <text:p>0.003305999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179.0657196045" calcext:value-type="float">
            <text:p>179.0657196045</text:p>
          </table:table-cell>
          <table:table-cell office:value-type="float" office:value="-0.1946370678" calcext:value-type="float">
            <text:p>-0.1946370678</text:p>
          </table:table-cell>
          <table:table-cell office:value-type="float" office:value="-0.0194637068" calcext:value-type="float">
            <text:p>-0.019463706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30454" calcext:value-type="float">
            <text:p>0.00430454</text:p>
          </table:table-cell>
          <table:table-cell office:value-type="float" office:value="-0.00022816" calcext:value-type="float">
            <text:p>-0.00022816</text:p>
          </table:table-cell>
          <table:table-cell office:value-type="float" office:value="0.0043265001" calcext:value-type="float">
            <text:p>0.0043265001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79.0537109375" calcext:value-type="float">
            <text:p>179.0537109375</text:p>
          </table:table-cell>
          <table:table-cell office:value-type="float" office:value="-0.1532486754" calcext:value-type="float">
            <text:p>-0.1532486754</text:p>
          </table:table-cell>
          <table:table-cell office:value-type="float" office:value="-0.0153248675" calcext:value-type="float">
            <text:p>-0.015324867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1474" calcext:value-type="float">
            <text:p>0.00401474</text:p>
          </table:table-cell>
          <table:table-cell office:value-type="float" office:value="0.00185947" calcext:value-type="float">
            <text:p>0.00185947</text:p>
          </table:table-cell>
          <table:table-cell office:value-type="float" office:value="0.002783007" calcext:value-type="float">
            <text:p>0.002783007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2.69" calcext:value-type="float">
            <text:p>32.69</text:p>
          </table:table-cell>
          <table:table-cell office:value-type="float" office:value="179.0693664551" calcext:value-type="float">
            <text:p>179.0693664551</text:p>
          </table:table-cell>
          <table:table-cell office:value-type="float" office:value="-0.1754784714" calcext:value-type="float">
            <text:p>-0.1754784714</text:p>
          </table:table-cell>
          <table:table-cell office:value-type="float" office:value="-0.0175478471" calcext:value-type="float">
            <text:p>-0.01754784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96986" calcext:value-type="float">
            <text:p>0.00396986</text:p>
          </table:table-cell>
          <table:table-cell office:value-type="float" office:value="0.00371465" calcext:value-type="float">
            <text:p>0.00371465</text:p>
          </table:table-cell>
          <table:table-cell office:value-type="float" office:value="0.0027897856" calcext:value-type="float">
            <text:p>0.002789785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79.0963745117" calcext:value-type="float">
            <text:p>179.0963745117</text:p>
          </table:table-cell>
          <table:table-cell office:value-type="float" office:value="-0.1140537543" calcext:value-type="float">
            <text:p>-0.1140537543</text:p>
          </table:table-cell>
          <table:table-cell office:value-type="float" office:value="-0.0114053754" calcext:value-type="float">
            <text:p>-0.01140537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53059" calcext:value-type="float">
            <text:p>0.00353059</text:p>
          </table:table-cell>
          <table:table-cell office:value-type="float" office:value="0.00371465" calcext:value-type="float">
            <text:p>0.00371465</text:p>
          </table:table-cell>
          <table:table-cell office:value-type="float" office:value="0.000548005" calcext:value-type="float">
            <text:p>0.00054800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9.1021575928" calcext:value-type="float">
            <text:p>179.1021575928</text:p>
          </table:table-cell>
          <table:table-cell office:value-type="float" office:value="-0.1240097938" calcext:value-type="float">
            <text:p>-0.1240097938</text:p>
          </table:table-cell>
          <table:table-cell office:value-type="float" office:value="-0.0124009794" calcext:value-type="float">
            <text:p>-0.01240097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30435" calcext:value-type="float">
            <text:p>0.00330435</text:p>
          </table:table-cell>
          <table:table-cell office:value-type="float" office:value="0.00613964" calcext:value-type="float">
            <text:p>0.00613964</text:p>
          </table:table-cell>
          <table:table-cell office:value-type="float" office:value="0.0011521383" calcext:value-type="float">
            <text:p>0.001152138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9.1204986572" calcext:value-type="float">
            <text:p>179.1204986572</text:p>
          </table:table-cell>
          <table:table-cell office:value-type="float" office:value="-0.1140376978" calcext:value-type="float">
            <text:p>-0.1140376978</text:p>
          </table:table-cell>
          <table:table-cell office:value-type="float" office:value="-0.0114037698" calcext:value-type="float">
            <text:p>-0.011403769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08719" calcext:value-type="float">
            <text:p>0.00308719</text:p>
          </table:table-cell>
          <table:table-cell office:value-type="float" office:value="0.00708625" calcext:value-type="float">
            <text:p>0.00708625</text:p>
          </table:table-cell>
          <table:table-cell office:value-type="float" office:value="-0.0012363129" calcext:value-type="float">
            <text:p>-0.001236312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9.1298217773" calcext:value-type="float">
            <text:p>179.1298217773</text:p>
          </table:table-cell>
          <table:table-cell office:value-type="float" office:value="-0.0770082914" calcext:value-type="float">
            <text:p>-0.0770082914</text:p>
          </table:table-cell>
          <table:table-cell office:value-type="float" office:value="-0.0077008291" calcext:value-type="float">
            <text:p>-0.00770082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69575" calcext:value-type="float">
            <text:p>0.00269575</text:p>
          </table:table-cell>
          <table:table-cell office:value-type="float" office:value="0.00708625" calcext:value-type="float">
            <text:p>0.00708625</text:p>
          </table:table-cell>
          <table:table-cell office:value-type="float" office:value="-0.002485185" calcext:value-type="float">
            <text:p>-0.002485185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float" office:value="179.1496429443" calcext:value-type="float">
            <text:p>179.1496429443</text:p>
          </table:table-cell>
          <table:table-cell office:value-type="float" office:value="0.0300051448" calcext:value-type="float">
            <text:p>0.0300051448</text:p>
          </table:table-cell>
          <table:table-cell office:value-type="float" office:value="0.0030005145" calcext:value-type="float">
            <text:p>0.00300051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72183" calcext:value-type="float">
            <text:p>0.00172183</text:p>
          </table:table-cell>
          <table:table-cell office:value-type="float" office:value="0.00946866" calcext:value-type="float">
            <text:p>0.00946866</text:p>
          </table:table-cell>
          <table:table-cell office:value-type="float" office:value="-0.0066284803" calcext:value-type="float">
            <text:p>-0.006628480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9.1910095215" calcext:value-type="float">
            <text:p>179.1910095215</text:p>
          </table:table-cell>
          <table:table-cell office:value-type="float" office:value="0.1205379347" calcext:value-type="float">
            <text:p>0.1205379347</text:p>
          </table:table-cell>
          <table:table-cell office:value-type="float" office:value="0.0120537935" calcext:value-type="float">
            <text:p>0.01205379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46973" calcext:value-type="float">
            <text:p>0.00046973</text:p>
          </table:table-cell>
          <table:table-cell office:value-type="float" office:value="0.00946866" calcext:value-type="float">
            <text:p>0.00946866</text:p>
          </table:table-cell>
          <table:table-cell office:value-type="float" office:value="-0.0108077025" calcext:value-type="float">
            <text:p>-0.010807702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float" office:value="179.2403564453" calcext:value-type="float">
            <text:p>179.2403564453</text:p>
          </table:table-cell>
          <table:table-cell office:value-type="float" office:value="0.2725206274" calcext:value-type="float">
            <text:p>0.2725206274</text:p>
          </table:table-cell>
          <table:table-cell office:value-type="float" office:value="0.0272520627" calcext:value-type="float">
            <text:p>0.02725206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37718" calcext:value-type="float">
            <text:p>-0.00137718</text:p>
          </table:table-cell>
          <table:table-cell office:value-type="float" office:value="0.01147959" calcext:value-type="float">
            <text:p>0.01147959</text:p>
          </table:table-cell>
          <table:table-cell office:value-type="float" office:value="-0.0144158309" calcext:value-type="float">
            <text:p>-0.014415830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179.2550506592" calcext:value-type="float">
            <text:p>179.2550506592</text:p>
          </table:table-cell>
          <table:table-cell office:value-type="float" office:value="0.342696294" calcext:value-type="float">
            <text:p>0.342696294</text:p>
          </table:table-cell>
          <table:table-cell office:value-type="float" office:value="0.0342696294" calcext:value-type="float">
            <text:p>0.03426962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07511" calcext:value-type="float">
            <text:p>-0.00307511</text:p>
          </table:table-cell>
          <table:table-cell office:value-type="float" office:value="0.01066988" calcext:value-type="float">
            <text:p>0.01066988</text:p>
          </table:table-cell>
          <table:table-cell office:value-type="float" office:value="-0.0157631755" calcext:value-type="float">
            <text:p>-0.015763175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9.2814178467" calcext:value-type="float">
            <text:p>179.2814178467</text:p>
          </table:table-cell>
          <table:table-cell office:value-type="float" office:value="0.4359045952" calcext:value-type="float">
            <text:p>0.4359045952</text:p>
          </table:table-cell>
          <table:table-cell office:value-type="float" office:value="0.0435904595" calcext:value-type="float">
            <text:p>0.043590459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82731" calcext:value-type="float">
            <text:p>-0.00482731</text:p>
          </table:table-cell>
          <table:table-cell office:value-type="float" office:value="0.01066988" calcext:value-type="float">
            <text:p>0.01066988</text:p>
          </table:table-cell>
          <table:table-cell office:value-type="float" office:value="-0.0176060952" calcext:value-type="float">
            <text:p>-0.017606095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9.2927093506" calcext:value-type="float">
            <text:p>179.2927093506</text:p>
          </table:table-cell>
          <table:table-cell office:value-type="float" office:value="0.5390081959" calcext:value-type="float">
            <text:p>0.5390081959</text:p>
          </table:table-cell>
          <table:table-cell office:value-type="float" office:value="0.0539008196" calcext:value-type="float">
            <text:p>0.05390081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668159" calcext:value-type="float">
            <text:p>-0.00668159</text:p>
          </table:table-cell>
          <table:table-cell office:value-type="float" office:value="0.01069434" calcext:value-type="float">
            <text:p>0.01069434</text:p>
          </table:table-cell>
          <table:table-cell office:value-type="float" office:value="-0.0207288557" calcext:value-type="float">
            <text:p>-0.020728855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179.3263702393" calcext:value-type="float">
            <text:p>179.3263702393</text:p>
          </table:table-cell>
          <table:table-cell office:value-type="float" office:value="0.7476074437" calcext:value-type="float">
            <text:p>0.7476074437</text:p>
          </table:table-cell>
          <table:table-cell office:value-type="float" office:value="0.0747607444" calcext:value-type="float">
            <text:p>0.07476074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930695" calcext:value-type="float">
            <text:p>-0.00930695</text:p>
          </table:table-cell>
          <table:table-cell office:value-type="float" office:value="0.01069434" calcext:value-type="float">
            <text:p>0.01069434</text:p>
          </table:table-cell>
          <table:table-cell office:value-type="float" office:value="-0.0247945758" calcext:value-type="float">
            <text:p>-0.0247945758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179.3601989746" calcext:value-type="float">
            <text:p>179.3601989746</text:p>
          </table:table-cell>
          <table:table-cell office:value-type="float" office:value="0.8016992195" calcext:value-type="float">
            <text:p>0.8016992195</text:p>
          </table:table-cell>
          <table:table-cell office:value-type="float" office:value="0.080169922" calcext:value-type="float">
            <text:p>0.0801699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141622" calcext:value-type="float">
            <text:p>-0.01141622</text:p>
          </table:table-cell>
          <table:table-cell office:value-type="float" office:value="0.01069434" calcext:value-type="float">
            <text:p>0.01069434</text:p>
          </table:table-cell>
          <table:table-cell office:value-type="float" office:value="-0.0234826815" calcext:value-type="float">
            <text:p>-0.023482681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float" office:value="179.3372650146" calcext:value-type="float">
            <text:p>179.3372650146</text:p>
          </table:table-cell>
          <table:table-cell office:value-type="float" office:value="0.9901861699" calcext:value-type="float">
            <text:p>0.9901861699</text:p>
          </table:table-cell>
          <table:table-cell office:value-type="float" office:value="0.099018617" calcext:value-type="float">
            <text:p>0.09901861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407739" calcext:value-type="float">
            <text:p>-0.01407739</text:p>
          </table:table-cell>
          <table:table-cell office:value-type="float" office:value="0.00971264" calcext:value-type="float">
            <text:p>0.00971264</text:p>
          </table:table-cell>
          <table:table-cell office:value-type="float" office:value="-0.0270905352" calcext:value-type="float">
            <text:p>-0.0270905352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79.3298187256" calcext:value-type="float">
            <text:p>179.3298187256</text:p>
          </table:table-cell>
          <table:table-cell office:value-type="float" office:value="1.0829839147" calcext:value-type="float">
            <text:p>1.0829839147</text:p>
          </table:table-cell>
          <table:table-cell office:value-type="float" office:value="0.1082983915" calcext:value-type="float">
            <text:p>0.10829839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46847" calcext:value-type="float">
            <text:p>-0.01646847</text:p>
          </table:table-cell>
          <table:table-cell office:value-type="float" office:value="0.00971264" calcext:value-type="float">
            <text:p>0.00971264</text:p>
          </table:table-cell>
          <table:table-cell office:value-type="float" office:value="-0.0275219517" calcext:value-type="float">
            <text:p>-0.027521951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float" office:value="179.3126373291" calcext:value-type="float">
            <text:p>179.3126373291</text:p>
          </table:table-cell>
          <table:table-cell office:value-type="float" office:value="1.2179454875" calcext:value-type="float">
            <text:p>1.2179454875</text:p>
          </table:table-cell>
          <table:table-cell office:value-type="float" office:value="0.1217945487" calcext:value-type="float">
            <text:p>0.121794548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896064" calcext:value-type="float">
            <text:p>-0.01896064</text:p>
          </table:table-cell>
          <table:table-cell office:value-type="float" office:value="0.00796513" calcext:value-type="float">
            <text:p>0.00796513</text:p>
          </table:table-cell>
          <table:table-cell office:value-type="float" office:value="-0.0300119462" calcext:value-type="float">
            <text:p>-0.030011946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79.2994842529" calcext:value-type="float">
            <text:p>179.2994842529</text:p>
          </table:table-cell>
          <table:table-cell office:value-type="float" office:value="1.357517211" calcext:value-type="float">
            <text:p>1.357517211</text:p>
          </table:table-cell>
          <table:table-cell office:value-type="float" office:value="0.1357517211" calcext:value-type="float">
            <text:p>0.13575172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155087" calcext:value-type="float">
            <text:p>-0.02155087</text:p>
          </table:table-cell>
          <table:table-cell office:value-type="float" office:value="0.00796513" calcext:value-type="float">
            <text:p>0.00796513</text:p>
          </table:table-cell>
          <table:table-cell office:value-type="float" office:value="-0.0337482216" calcext:value-type="float">
            <text:p>-0.033748221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179.2682800293" calcext:value-type="float">
            <text:p>179.2682800293</text:p>
          </table:table-cell>
          <table:table-cell office:value-type="float" office:value="1.4704515864" calcext:value-type="float">
            <text:p>1.4704515864</text:p>
          </table:table-cell>
          <table:table-cell office:value-type="float" office:value="0.1470451586" calcext:value-type="float">
            <text:p>0.14704515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40289" calcext:value-type="float">
            <text:p>-0.0240289</text:p>
          </table:table-cell>
          <table:table-cell office:value-type="float" office:value="0.00796513" calcext:value-type="float">
            <text:p>0.00796513</text:p>
          </table:table-cell>
          <table:table-cell office:value-type="float" office:value="-0.0358249862" calcext:value-type="float">
            <text:p>-0.035824986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9.2354278564" calcext:value-type="float">
            <text:p>179.2354278564</text:p>
          </table:table-cell>
          <table:table-cell office:value-type="float" office:value="1.5762678948" calcext:value-type="float">
            <text:p>1.5762678948</text:p>
          </table:table-cell>
          <table:table-cell office:value-type="float" office:value="0.1576267895" calcext:value-type="float">
            <text:p>0.157626789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638475" calcext:value-type="float">
            <text:p>-0.02638475</text:p>
          </table:table-cell>
          <table:table-cell office:value-type="float" office:value="0.00571013" calcext:value-type="float">
            <text:p>0.00571013</text:p>
          </table:table-cell>
          <table:table-cell office:value-type="float" office:value="-0.0388558275" calcext:value-type="float">
            <text:p>-0.038855827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float" office:value="179.2241821289" calcext:value-type="float">
            <text:p>179.2241821289</text:p>
          </table:table-cell>
          <table:table-cell office:value-type="float" office:value="1.6102403912" calcext:value-type="float">
            <text:p>1.6102403912</text:p>
          </table:table-cell>
          <table:table-cell office:value-type="float" office:value="0.1610240391" calcext:value-type="float">
            <text:p>0.16102403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818042" calcext:value-type="float">
            <text:p>-0.02818042</text:p>
          </table:table-cell>
          <table:table-cell office:value-type="float" office:value="0.00571013" calcext:value-type="float">
            <text:p>0.00571013</text:p>
          </table:table-cell>
          <table:table-cell office:value-type="float" office:value="-0.0375778012" calcext:value-type="float">
            <text:p>-0.037577801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179.1849212646" calcext:value-type="float">
            <text:p>179.1849212646</text:p>
          </table:table-cell>
          <table:table-cell office:value-type="float" office:value="1.6774599388" calcext:value-type="float">
            <text:p>1.6774599388</text:p>
          </table:table-cell>
          <table:table-cell office:value-type="float" office:value="0.1677459939" calcext:value-type="float">
            <text:p>0.16774599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982451" calcext:value-type="float">
            <text:p>-0.02982451</text:p>
          </table:table-cell>
          <table:table-cell office:value-type="float" office:value="0.00493921" calcext:value-type="float">
            <text:p>0.00493921</text:p>
          </table:table-cell>
          <table:table-cell office:value-type="float" office:value="-0.0387991955" calcext:value-type="float">
            <text:p>-0.0387991955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179.1501159668" calcext:value-type="float">
            <text:p>179.1501159668</text:p>
          </table:table-cell>
          <table:table-cell office:value-type="float" office:value="1.7144139428" calcext:value-type="float">
            <text:p>1.7144139428</text:p>
          </table:table-cell>
          <table:table-cell office:value-type="float" office:value="0.1714413943" calcext:value-type="float">
            <text:p>0.17144139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3116594" calcext:value-type="float">
            <text:p>-0.03116594</text:p>
          </table:table-cell>
          <table:table-cell office:value-type="float" office:value="0.00314363" calcext:value-type="float">
            <text:p>0.00314363</text:p>
          </table:table-cell>
          <table:table-cell office:value-type="float" office:value="-0.0380774759" calcext:value-type="float">
            <text:p>-0.038077475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79.099822998" calcext:value-type="float">
            <text:p>179.099822998</text:p>
          </table:table-cell>
          <table:table-cell office:value-type="float" office:value="1.6893087674" calcext:value-type="float">
            <text:p>1.6893087674</text:p>
          </table:table-cell>
          <table:table-cell office:value-type="float" office:value="0.1689308767" calcext:value-type="float">
            <text:p>0.168930876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3189216" calcext:value-type="float">
            <text:p>-0.03189216</text:p>
          </table:table-cell>
          <table:table-cell office:value-type="float" office:value="0.00314363" calcext:value-type="float">
            <text:p>0.00314363</text:p>
          </table:table-cell>
          <table:table-cell office:value-type="float" office:value="-0.0344538022" calcext:value-type="float">
            <text:p>-0.034453802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float" office:value="179.0469970703" calcext:value-type="float">
            <text:p>179.0469970703</text:p>
          </table:table-cell>
          <table:table-cell office:value-type="float" office:value="1.5392921291" calcext:value-type="float">
            <text:p>1.5392921291</text:p>
          </table:table-cell>
          <table:table-cell office:value-type="float" office:value="0.1539292129" calcext:value-type="float">
            <text:p>0.153929212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3137614" calcext:value-type="float">
            <text:p>-0.03137614</text:p>
          </table:table-cell>
          <table:table-cell office:value-type="float" office:value="0.00035589" calcext:value-type="float">
            <text:p>0.00035589</text:p>
          </table:table-cell>
          <table:table-cell office:value-type="float" office:value="-0.0264094282" calcext:value-type="float">
            <text:p>-0.026409428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178.9778137207" calcext:value-type="float">
            <text:p>178.9778137207</text:p>
          </table:table-cell>
          <table:table-cell office:value-type="float" office:value="1.478321251" calcext:value-type="float">
            <text:p>1.478321251</text:p>
          </table:table-cell>
          <table:table-cell office:value-type="float" office:value="0.1478321251" calcext:value-type="float">
            <text:p>0.14783212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3062607" calcext:value-type="float">
            <text:p>-0.03062607</text:p>
          </table:table-cell>
          <table:table-cell office:value-type="float" office:value="0.00035589" calcext:value-type="float">
            <text:p>0.00035589</text:p>
          </table:table-cell>
          <table:table-cell office:value-type="float" office:value="-0.0231289894" calcext:value-type="float">
            <text:p>-0.023128989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float" office:value="178.9232177734" calcext:value-type="float">
            <text:p>178.9232177734</text:p>
          </table:table-cell>
          <table:table-cell office:value-type="float" office:value="1.174466867" calcext:value-type="float">
            <text:p>1.174466867</text:p>
          </table:table-cell>
          <table:table-cell office:value-type="float" office:value="0.1174466867" calcext:value-type="float">
            <text:p>0.117446686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810142" calcext:value-type="float">
            <text:p>-0.02810142</text:p>
          </table:table-cell>
          <table:table-cell office:value-type="float" office:value="-0.00095498" calcext:value-type="float">
            <text:p>-0.00095498</text:p>
          </table:table-cell>
          <table:table-cell office:value-type="float" office:value="-0.0134321279" calcext:value-type="float">
            <text:p>-0.013432127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8.881362915" calcext:value-type="float">
            <text:p>178.881362915</text:p>
          </table:table-cell>
          <table:table-cell office:value-type="float" office:value="0.9565144777" calcext:value-type="float">
            <text:p>0.9565144777</text:p>
          </table:table-cell>
          <table:table-cell office:value-type="float" office:value="0.0956514478" calcext:value-type="float">
            <text:p>0.09565144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496718" calcext:value-type="float">
            <text:p>-0.02496718</text:p>
          </table:table-cell>
          <table:table-cell office:value-type="float" office:value="-0.00266486" calcext:value-type="float">
            <text:p>-0.00266486</text:p>
          </table:table-cell>
          <table:table-cell office:value-type="float" office:value="-0.0048712744" calcext:value-type="float">
            <text:p>-0.004871274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float" office:value="178.7794342041" calcext:value-type="float">
            <text:p>178.7794342041</text:p>
          </table:table-cell>
          <table:table-cell office:value-type="float" office:value="0.7475923624" calcext:value-type="float">
            <text:p>0.7475923624</text:p>
          </table:table-cell>
          <table:table-cell office:value-type="float" office:value="0.0747592362" calcext:value-type="float">
            <text:p>0.07475923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2148709" calcext:value-type="float">
            <text:p>-0.02148709</text:p>
          </table:table-cell>
          <table:table-cell office:value-type="float" office:value="-0.00266486" calcext:value-type="float">
            <text:p>-0.00266486</text:p>
          </table:table-cell>
          <table:table-cell office:value-type="float" office:value="-0.0027645468" calcext:value-type="float">
            <text:p>-0.002764546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78.7096099854" calcext:value-type="float">
            <text:p>178.7096099854</text:p>
          </table:table-cell>
          <table:table-cell office:value-type="float" office:value="0.5384634479" calcext:value-type="float">
            <text:p>0.5384634479</text:p>
          </table:table-cell>
          <table:table-cell office:value-type="float" office:value="0.0538463448" calcext:value-type="float">
            <text:p>0.05384634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777523" calcext:value-type="float">
            <text:p>-0.01777523</text:p>
          </table:table-cell>
          <table:table-cell office:value-type="float" office:value="-0.00602175" calcext:value-type="float">
            <text:p>-0.00602175</text:p>
          </table:table-cell>
          <table:table-cell office:value-type="float" office:value="0.0032738429" calcext:value-type="float">
            <text:p>0.0032738429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178.6597290039" calcext:value-type="float">
            <text:p>178.6597290039</text:p>
          </table:table-cell>
          <table:table-cell office:value-type="float" office:value="0.2732174736" calcext:value-type="float">
            <text:p>0.2732174736</text:p>
          </table:table-cell>
          <table:table-cell office:value-type="float" office:value="0.0273217474" calcext:value-type="float">
            <text:p>0.027321747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3535" calcext:value-type="float">
            <text:p>-0.013535</text:p>
          </table:table-cell>
          <table:table-cell office:value-type="float" office:value="-0.00602175" calcext:value-type="float">
            <text:p>-0.00602175</text:p>
          </table:table-cell>
          <table:table-cell office:value-type="float" office:value="0.0093133436" calcext:value-type="float">
            <text:p>0.009313343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8.5583190918" calcext:value-type="float">
            <text:p>178.5583190918</text:p>
          </table:table-cell>
          <table:table-cell office:value-type="float" office:value="0.1228395184" calcext:value-type="float">
            <text:p>0.1228395184</text:p>
          </table:table-cell>
          <table:table-cell office:value-type="float" office:value="0.0122839518" calcext:value-type="float">
            <text:p>0.01228395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970835" calcext:value-type="float">
            <text:p>-0.00970835</text:p>
          </table:table-cell>
          <table:table-cell office:value-type="float" office:value="-0.00602175" calcext:value-type="float">
            <text:p>-0.00602175</text:p>
          </table:table-cell>
          <table:table-cell office:value-type="float" office:value="0.010804211" calcext:value-type="float">
            <text:p>0.01080421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178.5433959961" calcext:value-type="float">
            <text:p>178.5433959961</text:p>
          </table:table-cell>
          <table:table-cell office:value-type="float" office:value="-0.134491465" calcext:value-type="float">
            <text:p>-0.134491465</text:p>
          </table:table-cell>
          <table:table-cell office:value-type="float" office:value="-0.0134491465" calcext:value-type="float">
            <text:p>-0.01344914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544441" calcext:value-type="float">
            <text:p>-0.00544441</text:p>
          </table:table-cell>
          <table:table-cell office:value-type="float" office:value="-0.00986205" calcext:value-type="float">
            <text:p>-0.00986205</text:p>
          </table:table-cell>
          <table:table-cell office:value-type="float" office:value="0.0157009178" calcext:value-type="float">
            <text:p>0.015700917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178.5468292236" calcext:value-type="float">
            <text:p>178.5468292236</text:p>
          </table:table-cell>
          <table:table-cell office:value-type="float" office:value="-0.223561949" calcext:value-type="float">
            <text:p>-0.223561949</text:p>
          </table:table-cell>
          <table:table-cell office:value-type="float" office:value="-0.0223561949" calcext:value-type="float">
            <text:p>-0.02235619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01054" calcext:value-type="float">
            <text:p>-0.00201054</text:p>
          </table:table-cell>
          <table:table-cell office:value-type="float" office:value="-0.00986205" calcext:value-type="float">
            <text:p>-0.00986205</text:p>
          </table:table-cell>
          <table:table-cell office:value-type="float" office:value="0.0152781965" calcext:value-type="float">
            <text:p>0.015278196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float" office:value="178.5715026855" calcext:value-type="float">
            <text:p>178.5715026855</text:p>
          </table:table-cell>
          <table:table-cell office:value-type="float" office:value="-0.3201869663" calcext:value-type="float">
            <text:p>-0.3201869663</text:p>
          </table:table-cell>
          <table:table-cell office:value-type="float" office:value="-0.0320186966" calcext:value-type="float">
            <text:p>-0.03201869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92075" calcext:value-type="float">
            <text:p>0.00092075</text:p>
          </table:table-cell>
          <table:table-cell office:value-type="float" office:value="-0.00986205" calcext:value-type="float">
            <text:p>-0.00986205</text:p>
          </table:table-cell>
          <table:table-cell office:value-type="float" office:value="0.0131801519" calcext:value-type="float">
            <text:p>0.013180151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8.6086578369" calcext:value-type="float">
            <text:p>178.6086578369</text:p>
          </table:table-cell>
          <table:table-cell office:value-type="float" office:value="-0.4510192819" calcext:value-type="float">
            <text:p>-0.4510192819</text:p>
          </table:table-cell>
          <table:table-cell office:value-type="float" office:value="-0.0451019282" calcext:value-type="float">
            <text:p>-0.04510192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74524" calcext:value-type="float">
            <text:p>0.00374524</text:p>
          </table:table-cell>
          <table:table-cell office:value-type="float" office:value="-0.01430281" calcext:value-type="float">
            <text:p>-0.01430281</text:p>
          </table:table-cell>
          <table:table-cell office:value-type="float" office:value="0.0145427633" calcext:value-type="float">
            <text:p>0.014542763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float" office:value="178.7245330811" calcext:value-type="float">
            <text:p>178.7245330811</text:p>
          </table:table-cell>
          <table:table-cell office:value-type="float" office:value="-0.4483799881" calcext:value-type="float">
            <text:p>-0.4483799881</text:p>
          </table:table-cell>
          <table:table-cell office:value-type="float" office:value="-0.0448379988" calcext:value-type="float">
            <text:p>-0.044837998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60907" calcext:value-type="float">
            <text:p>0.00560907</text:p>
          </table:table-cell>
          <table:table-cell office:value-type="float" office:value="-0.01430281" calcext:value-type="float">
            <text:p>-0.01430281</text:p>
          </table:table-cell>
          <table:table-cell office:value-type="float" office:value="0.0078119077" calcext:value-type="float">
            <text:p>0.007811907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178.8256988525" calcext:value-type="float">
            <text:p>178.8256988525</text:p>
          </table:table-cell>
          <table:table-cell office:value-type="float" office:value="-0.5258709605" calcext:value-type="float">
            <text:p>-0.5258709605</text:p>
          </table:table-cell>
          <table:table-cell office:value-type="float" office:value="-0.0525870961" calcext:value-type="float">
            <text:p>-0.05258709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36703" calcext:value-type="float">
            <text:p>0.00736703</text:p>
          </table:table-cell>
          <table:table-cell office:value-type="float" office:value="-0.01933592" calcext:value-type="float">
            <text:p>-0.01933592</text:p>
          </table:table-cell>
          <table:table-cell office:value-type="float" office:value="0.0060566768" calcext:value-type="float">
            <text:p>0.006056676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float" office:value="178.9972229004" calcext:value-type="float">
            <text:p>178.9972229004</text:p>
          </table:table-cell>
          <table:table-cell office:value-type="float" office:value="-0.6194276321" calcext:value-type="float">
            <text:p>-0.6194276321</text:p>
          </table:table-cell>
          <table:table-cell office:value-type="float" office:value="-0.0619427632" calcext:value-type="float">
            <text:p>-0.06194276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16153" calcext:value-type="float">
            <text:p>0.00916153</text:p>
          </table:table-cell>
          <table:table-cell office:value-type="float" office:value="-0.01933592" calcext:value-type="float">
            <text:p>-0.01933592</text:p>
          </table:table-cell>
          <table:table-cell office:value-type="float" office:value="0.0063020724" calcext:value-type="float">
            <text:p>0.006302072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9.0706939697" calcext:value-type="float">
            <text:p>179.0706939697</text:p>
          </table:table-cell>
          <table:table-cell office:value-type="float" office:value="-0.6022535999" calcext:value-type="float">
            <text:p>-0.6022535999</text:p>
          </table:table-cell>
          <table:table-cell office:value-type="float" office:value="-0.06022536" calcext:value-type="float">
            <text:p>-0.060225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24241" calcext:value-type="float">
            <text:p>0.01024241</text:p>
          </table:table-cell>
          <table:table-cell office:value-type="float" office:value="-0.02291234" calcext:value-type="float">
            <text:p>-0.02291234</text:p>
          </table:table-cell>
          <table:table-cell office:value-type="float" office:value="0.0036791125" calcext:value-type="float">
            <text:p>0.003679112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179.0918426514" calcext:value-type="float">
            <text:p>179.0918426514</text:p>
          </table:table-cell>
          <table:table-cell office:value-type="float" office:value="-0.6498734917" calcext:value-type="float">
            <text:p>-0.6498734917</text:p>
          </table:table-cell>
          <table:table-cell office:value-type="float" office:value="-0.0649873492" calcext:value-type="float">
            <text:p>-0.06498734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27975" calcext:value-type="float">
            <text:p>0.01127975</text:p>
          </table:table-cell>
          <table:table-cell office:value-type="float" office:value="-0.02479684" calcext:value-type="float">
            <text:p>-0.02479684</text:p>
          </table:table-cell>
          <table:table-cell office:value-type="float" office:value="0.0043735858" calcext:value-type="float">
            <text:p>0.0043735858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79.0839691162" calcext:value-type="float">
            <text:p>179.0839691162</text:p>
          </table:table-cell>
          <table:table-cell office:value-type="float" office:value="-0.7340289181" calcext:value-type="float">
            <text:p>-0.7340289181</text:p>
          </table:table-cell>
          <table:table-cell office:value-type="float" office:value="-0.0734028918" calcext:value-type="float">
            <text:p>-0.07340289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53159" calcext:value-type="float">
            <text:p>0.01253159</text:p>
          </table:table-cell>
          <table:table-cell office:value-type="float" office:value="-0.02479684" calcext:value-type="float">
            <text:p>-0.02479684</text:p>
          </table:table-cell>
          <table:table-cell office:value-type="float" office:value="0.0055732681" calcext:value-type="float">
            <text:p>0.0055732681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179.0459899902" calcext:value-type="float">
            <text:p>179.0459899902</text:p>
          </table:table-cell>
          <table:table-cell office:value-type="float" office:value="-0.8141551782" calcext:value-type="float">
            <text:p>-0.8141551782</text:p>
          </table:table-cell>
          <table:table-cell office:value-type="float" office:value="-0.0814155178" calcext:value-type="float">
            <text:p>-0.081415517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89945" calcext:value-type="float">
            <text:p>0.01389945</text:p>
          </table:table-cell>
          <table:table-cell office:value-type="float" office:value="-0.0286078" calcext:value-type="float">
            <text:p>-0.0286078</text:p>
          </table:table-cell>
          <table:table-cell office:value-type="float" office:value="0.0061758031" calcext:value-type="float">
            <text:p>0.006175803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9.0142364502" calcext:value-type="float">
            <text:p>179.0142364502</text:p>
          </table:table-cell>
          <table:table-cell office:value-type="float" office:value="-0.877893843" calcext:value-type="float">
            <text:p>-0.877893843</text:p>
          </table:table-cell>
          <table:table-cell office:value-type="float" office:value="-0.0877893843" calcext:value-type="float">
            <text:p>-0.08778938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23538" calcext:value-type="float">
            <text:p>0.01523538</text:p>
          </table:table-cell>
          <table:table-cell office:value-type="float" office:value="-0.03032722" calcext:value-type="float">
            <text:p>-0.03032722</text:p>
          </table:table-cell>
          <table:table-cell office:value-type="float" office:value="0.010779932" calcext:value-type="float">
            <text:p>0.01077993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float" office:value="178.902923584" calcext:value-type="float">
            <text:p>178.902923584</text:p>
          </table:table-cell>
          <table:table-cell office:value-type="float" office:value="-1.0308135259" calcext:value-type="float">
            <text:p>-1.0308135259</text:p>
          </table:table-cell>
          <table:table-cell office:value-type="float" office:value="-0.1030813526" calcext:value-type="float">
            <text:p>-0.103081352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14438" calcext:value-type="float">
            <text:p>0.01714438</text:p>
          </table:table-cell>
          <table:table-cell office:value-type="float" office:value="-0.03032722" calcext:value-type="float">
            <text:p>-0.03032722</text:p>
          </table:table-cell>
          <table:table-cell office:value-type="float" office:value="0.0149983055" calcext:value-type="float">
            <text:p>0.014998305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78.818862915" calcext:value-type="float">
            <text:p>178.818862915</text:p>
          </table:table-cell>
          <table:table-cell office:value-type="float" office:value="-1.0777573912" calcext:value-type="float">
            <text:p>-1.0777573912</text:p>
          </table:table-cell>
          <table:table-cell office:value-type="float" office:value="-0.1077757391" calcext:value-type="float">
            <text:p>-0.10777573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872884" calcext:value-type="float">
            <text:p>0.01872884</text:p>
          </table:table-cell>
          <table:table-cell office:value-type="float" office:value="-0.03536937" calcext:value-type="float">
            <text:p>-0.03536937</text:p>
          </table:table-cell>
          <table:table-cell office:value-type="float" office:value="0.016682707" calcext:value-type="float">
            <text:p>0.01668270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178.754776001" calcext:value-type="float">
            <text:p>178.754776001</text:p>
          </table:table-cell>
          <table:table-cell office:value-type="float" office:value="-1.3361477376" calcext:value-type="float">
            <text:p>-1.3361477376</text:p>
          </table:table-cell>
          <table:table-cell office:value-type="float" office:value="-0.1336147738" calcext:value-type="float">
            <text:p>-0.133614773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15063" calcext:value-type="float">
            <text:p>0.0215063</text:p>
          </table:table-cell>
          <table:table-cell office:value-type="float" office:value="-0.03536937" calcext:value-type="float">
            <text:p>-0.03536937</text:p>
          </table:table-cell>
          <table:table-cell office:value-type="float" office:value="0.0262306547" calcext:value-type="float">
            <text:p>0.026230654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8.7351074219" calcext:value-type="float">
            <text:p>178.7351074219</text:p>
          </table:table-cell>
          <table:table-cell office:value-type="float" office:value="-1.6865797938" calcext:value-type="float">
            <text:p>-1.6865797938</text:p>
          </table:table-cell>
          <table:table-cell office:value-type="float" office:value="-0.1686579794" calcext:value-type="float">
            <text:p>-0.16865797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569183" calcext:value-type="float">
            <text:p>0.02569183</text:p>
          </table:table-cell>
          <table:table-cell office:value-type="float" office:value="-0.03870118" calcext:value-type="float">
            <text:p>-0.03870118</text:p>
          </table:table-cell>
          <table:table-cell office:value-type="float" office:value="0.0372576618" calcext:value-type="float">
            <text:p>0.037257661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float" office:value="178.7294464111" calcext:value-type="float">
            <text:p>178.7294464111</text:p>
          </table:table-cell>
          <table:table-cell office:value-type="float" office:value="-1.8918377723" calcext:value-type="float">
            <text:p>-1.8918377723</text:p>
          </table:table-cell>
          <table:table-cell office:value-type="float" office:value="-0.1891837772" calcext:value-type="float">
            <text:p>-0.18918377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984779" calcext:value-type="float">
            <text:p>0.02984779</text:p>
          </table:table-cell>
          <table:table-cell office:value-type="float" office:value="-0.03923707" calcext:value-type="float">
            <text:p>-0.03923707</text:p>
          </table:table-cell>
          <table:table-cell office:value-type="float" office:value="0.0416598493" calcext:value-type="float">
            <text:p>0.041659849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78.7746887207" calcext:value-type="float">
            <text:p>178.7746887207</text:p>
          </table:table-cell>
          <table:table-cell office:value-type="float" office:value="-2.2564184021" calcext:value-type="float">
            <text:p>-2.2564184021</text:p>
          </table:table-cell>
          <table:table-cell office:value-type="float" office:value="-0.2256418402" calcext:value-type="float">
            <text:p>-0.225641840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3504585" calcext:value-type="float">
            <text:p>0.03504585</text:p>
          </table:table-cell>
          <table:table-cell office:value-type="float" office:value="-0.03923707" calcext:value-type="float">
            <text:p>-0.03923707</text:p>
          </table:table-cell>
          <table:table-cell office:value-type="float" office:value="0.0521717724" calcext:value-type="float">
            <text:p>0.052171772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float" office:value="178.7939910889" calcext:value-type="float">
            <text:p>178.7939910889</text:p>
          </table:table-cell>
          <table:table-cell office:value-type="float" office:value="-2.4181618064" calcext:value-type="float">
            <text:p>-2.4181618064</text:p>
          </table:table-cell>
          <table:table-cell office:value-type="float" office:value="-0.2418161806" calcext:value-type="float">
            <text:p>-0.24181618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3958627" calcext:value-type="float">
            <text:p>0.03958627</text:p>
          </table:table-cell>
          <table:table-cell office:value-type="float" office:value="-0.04116552" calcext:value-type="float">
            <text:p>-0.04116552</text:p>
          </table:table-cell>
          <table:table-cell office:value-type="float" office:value="0.0560235722" calcext:value-type="float">
            <text:p>0.056023572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8.8215179443" calcext:value-type="float">
            <text:p>178.8215179443</text:p>
          </table:table-cell>
          <table:table-cell office:value-type="float" office:value="-2.6229809469" calcext:value-type="float">
            <text:p>-2.6229809469</text:p>
          </table:table-cell>
          <table:table-cell office:value-type="float" office:value="-0.2622980947" calcext:value-type="float">
            <text:p>-0.26229809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439757" calcext:value-type="float">
            <text:p>0.0439757</text:p>
          </table:table-cell>
          <table:table-cell office:value-type="float" office:value="-0.04116552" calcext:value-type="float">
            <text:p>-0.04116552</text:p>
          </table:table-cell>
          <table:table-cell office:value-type="float" office:value="0.0598391909" calcext:value-type="float">
            <text:p>0.0598391909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178.8419647217" calcext:value-type="float">
            <text:p>178.8419647217</text:p>
          </table:table-cell>
          <table:table-cell office:value-type="float" office:value="-2.785876887" calcext:value-type="float">
            <text:p>-2.785876887</text:p>
          </table:table-cell>
          <table:table-cell office:value-type="float" office:value="-0.2785876887" calcext:value-type="float">
            <text:p>-0.278587688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4798516" calcext:value-type="float">
            <text:p>0.04798516</text:p>
          </table:table-cell>
          <table:table-cell office:value-type="float" office:value="-0.04247152" calcext:value-type="float">
            <text:p>-0.04247152</text:p>
          </table:table-cell>
          <table:table-cell office:value-type="float" office:value="0.0637859228" calcext:value-type="float">
            <text:p>0.0637859228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78.8564300537" calcext:value-type="float">
            <text:p>178.8564300537</text:p>
          </table:table-cell>
          <table:table-cell office:value-type="float" office:value="-2.7776053604" calcext:value-type="float">
            <text:p>-2.7776053604</text:p>
          </table:table-cell>
          <table:table-cell office:value-type="float" office:value="-0.277760536" calcext:value-type="float">
            <text:p>-0.2777605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5060078" calcext:value-type="float">
            <text:p>0.05060078</text:p>
          </table:table-cell>
          <table:table-cell office:value-type="float" office:value="-0.04042003" calcext:value-type="float">
            <text:p>-0.04042003</text:p>
          </table:table-cell>
          <table:table-cell office:value-type="float" office:value="0.0627828287" calcext:value-type="float">
            <text:p>0.062782828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178.8869781494" calcext:value-type="float">
            <text:p>178.8869781494</text:p>
          </table:table-cell>
          <table:table-cell office:value-type="float" office:value="-2.6903989735" calcext:value-type="float">
            <text:p>-2.6903989735</text:p>
          </table:table-cell>
          <table:table-cell office:value-type="float" office:value="-0.2690398973" calcext:value-type="float">
            <text:p>-0.26903989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5176189" calcext:value-type="float">
            <text:p>0.05176189</text:p>
          </table:table-cell>
          <table:table-cell office:value-type="float" office:value="-0.04042003" calcext:value-type="float">
            <text:p>-0.04042003</text:p>
          </table:table-cell>
          <table:table-cell office:value-type="float" office:value="0.0632370354" calcext:value-type="float">
            <text:p>0.0632370354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78.9145812988" calcext:value-type="float">
            <text:p>178.9145812988</text:p>
          </table:table-cell>
          <table:table-cell office:value-type="float" office:value="-2.5720406755" calcext:value-type="float">
            <text:p>-2.5720406755</text:p>
          </table:table-cell>
          <table:table-cell office:value-type="float" office:value="-0.2572040675" calcext:value-type="float">
            <text:p>-0.257204067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5174653" calcext:value-type="float">
            <text:p>0.05174653</text:p>
          </table:table-cell>
          <table:table-cell office:value-type="float" office:value="-0.03638757" calcext:value-type="float">
            <text:p>-0.03638757</text:p>
          </table:table-cell>
          <table:table-cell office:value-type="float" office:value="0.0591737624" calcext:value-type="float">
            <text:p>0.0591737624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float" office:value="178.9347686768" calcext:value-type="float">
            <text:p>178.9347686768</text:p>
          </table:table-cell>
          <table:table-cell office:value-type="float" office:value="-2.2130204792" calcext:value-type="float">
            <text:p>-2.2130204792</text:p>
          </table:table-cell>
          <table:table-cell office:value-type="float" office:value="-0.2213020479" calcext:value-type="float">
            <text:p>-0.221302047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4934362" calcext:value-type="float">
            <text:p>0.04934362</text:p>
          </table:table-cell>
          <table:table-cell office:value-type="float" office:value="-0.03638757" calcext:value-type="float">
            <text:p>-0.03638757</text:p>
          </table:table-cell>
          <table:table-cell office:value-type="float" office:value="0.0503002775" calcext:value-type="float">
            <text:p>0.050300277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78.9609832764" calcext:value-type="float">
            <text:p>178.9609832764</text:p>
          </table:table-cell>
          <table:table-cell office:value-type="float" office:value="-1.90372971" calcext:value-type="float">
            <text:p>-1.90372971</text:p>
          </table:table-cell>
          <table:table-cell office:value-type="float" office:value="-0.190372971" calcext:value-type="float">
            <text:p>-0.1903729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4568177" calcext:value-type="float">
            <text:p>0.04568177</text:p>
          </table:table-cell>
          <table:table-cell office:value-type="float" office:value="-0.03426305" calcext:value-type="float">
            <text:p>-0.03426305</text:p>
          </table:table-cell>
          <table:table-cell office:value-type="float" office:value="0.0450615157" calcext:value-type="float">
            <text:p>0.0450615157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float" office:value="178.9893035889" calcext:value-type="float">
            <text:p>178.9893035889</text:p>
          </table:table-cell>
          <table:table-cell office:value-type="float" office:value="-1.6566217094" calcext:value-type="float">
            <text:p>-1.6566217094</text:p>
          </table:table-cell>
          <table:table-cell office:value-type="float" office:value="-0.1656621709" calcext:value-type="float">
            <text:p>-0.16566217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4159573" calcext:value-type="float">
            <text:p>0.04159573</text:p>
          </table:table-cell>
          <table:table-cell office:value-type="float" office:value="-0.02869438" calcext:value-type="float">
            <text:p>-0.02869438</text:p>
          </table:table-cell>
          <table:table-cell office:value-type="float" office:value="0.0371740158" calcext:value-type="float">
            <text:p>0.037174015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78.9930877686" calcext:value-type="float">
            <text:p>178.9930877686</text:p>
          </table:table-cell>
          <table:table-cell office:value-type="float" office:value="-1.2991810759" calcext:value-type="float">
            <text:p>-1.2991810759</text:p>
          </table:table-cell>
          <table:table-cell office:value-type="float" office:value="-0.1299181076" calcext:value-type="float">
            <text:p>-0.12991810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3649183" calcext:value-type="float">
            <text:p>0.03649183</text:p>
          </table:table-cell>
          <table:table-cell office:value-type="float" office:value="-0.02869438" calcext:value-type="float">
            <text:p>-0.02869438</text:p>
          </table:table-cell>
          <table:table-cell office:value-type="float" office:value="0.0285649483" calcext:value-type="float">
            <text:p>0.0285649483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178.9940490723" calcext:value-type="float">
            <text:p>178.9940490723</text:p>
          </table:table-cell>
          <table:table-cell office:value-type="float" office:value="-0.9476091629" calcext:value-type="float">
            <text:p>-0.9476091629</text:p>
          </table:table-cell>
          <table:table-cell office:value-type="float" office:value="-0.0947609163" calcext:value-type="float">
            <text:p>-0.09476091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3074903" calcext:value-type="float">
            <text:p>0.03074903</text:p>
          </table:table-cell>
          <table:table-cell office:value-type="float" office:value="-0.02458941" calcext:value-type="float">
            <text:p>-0.02458941</text:p>
          </table:table-cell>
          <table:table-cell office:value-type="float" office:value="0.0211498831" calcext:value-type="float">
            <text:p>0.021149883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79.0002288818" calcext:value-type="float">
            <text:p>179.0002288818</text:p>
          </table:table-cell>
          <table:table-cell office:value-type="float" office:value="-0.7647292804" calcext:value-type="float">
            <text:p>-0.7647292804</text:p>
          </table:table-cell>
          <table:table-cell office:value-type="float" office:value="-0.076472928" calcext:value-type="float">
            <text:p>-0.07647292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57049" calcext:value-type="float">
            <text:p>0.0257049</text:p>
          </table:table-cell>
          <table:table-cell office:value-type="float" office:value="-0.01733382" calcext:value-type="float">
            <text:p>-0.01733382</text:p>
          </table:table-cell>
          <table:table-cell office:value-type="float" office:value="0.0176886396" calcext:value-type="float">
            <text:p>0.0176886396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178.9994049072" calcext:value-type="float">
            <text:p>178.9994049072</text:p>
          </table:table-cell>
          <table:table-cell office:value-type="float" office:value="-0.44302147" calcext:value-type="float">
            <text:p>-0.44302147</text:p>
          </table:table-cell>
          <table:table-cell office:value-type="float" office:value="-0.044302147" calcext:value-type="float">
            <text:p>-0.0443021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2020094" calcext:value-type="float">
            <text:p>0.02020094</text:p>
          </table:table-cell>
          <table:table-cell office:value-type="float" office:value="-0.01134413" calcext:value-type="float">
            <text:p>-0.01134413</text:p>
          </table:table-cell>
          <table:table-cell office:value-type="float" office:value="0.0100688605" calcext:value-type="float">
            <text:p>0.0100688605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9.0010986328" calcext:value-type="float">
            <text:p>179.0010986328</text:p>
          </table:table-cell>
          <table:table-cell office:value-type="float" office:value="-0.2967751635" calcext:value-type="float">
            <text:p>-0.2967751635</text:p>
          </table:table-cell>
          <table:table-cell office:value-type="float" office:value="-0.0296775163" calcext:value-type="float">
            <text:p>-0.02967751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56004" calcext:value-type="float">
            <text:p>0.01556004</text:p>
          </table:table-cell>
          <table:table-cell office:value-type="float" office:value="-0.00276404" calcext:value-type="float">
            <text:p>-0.00276404</text:p>
          </table:table-cell>
          <table:table-cell office:value-type="float" office:value="0.006520538" calcext:value-type="float">
            <text:p>0.006520538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178.9846801758" calcext:value-type="float">
            <text:p>178.9846801758</text:p>
          </table:table-cell>
          <table:table-cell office:value-type="float" office:value="-0.1830522044" calcext:value-type="float">
            <text:p>-0.1830522044</text:p>
          </table:table-cell>
          <table:table-cell office:value-type="float" office:value="-0.0183052204" calcext:value-type="float">
            <text:p>-0.01830522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71078" calcext:value-type="float">
            <text:p>0.01171078</text:p>
          </table:table-cell>
          <table:table-cell office:value-type="float" office:value="-0.00276404" calcext:value-type="float">
            <text:p>-0.00276404</text:p>
          </table:table-cell>
          <table:table-cell office:value-type="float" office:value="0.0020995165" calcext:value-type="float">
            <text:p>0.002099516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78.9803924561" calcext:value-type="float">
            <text:p>178.9803924561</text:p>
          </table:table-cell>
          <table:table-cell office:value-type="float" office:value="-0.0354107139" calcext:value-type="float">
            <text:p>-0.0354107139</text:p>
          </table:table-cell>
          <table:table-cell office:value-type="float" office:value="-0.0035410714" calcext:value-type="float">
            <text:p>-0.00354107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1628" calcext:value-type="float">
            <text:p>0.0081628</text:p>
          </table:table-cell>
          <table:table-cell office:value-type="float" office:value="0.00472674" calcext:value-type="float">
            <text:p>0.00472674</text:p>
          </table:table-cell>
          <table:table-cell office:value-type="float" office:value="-0.0011955276" calcext:value-type="float">
            <text:p>-0.001195527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178.971572876" calcext:value-type="float">
            <text:p>178.971572876</text:p>
          </table:table-cell>
          <table:table-cell office:value-type="float" office:value="-0.1200334466" calcext:value-type="float">
            <text:p>-0.1200334466</text:p>
          </table:table-cell>
          <table:table-cell office:value-type="float" office:value="-0.0120033447" calcext:value-type="float">
            <text:p>-0.01200334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36341" calcext:value-type="float">
            <text:p>0.00636341</text:p>
          </table:table-cell>
          <table:table-cell office:value-type="float" office:value="0.01402986" calcext:value-type="float">
            <text:p>0.01402986</text:p>
          </table:table-cell>
          <table:table-cell office:value-type="float" office:value="-0.0016774917" calcext:value-type="float">
            <text:p>-0.0016774917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8.9674835205" calcext:value-type="float">
            <text:p>178.9674835205</text:p>
          </table:table-cell>
          <table:table-cell office:value-type="float" office:value="-0.1039856936" calcext:value-type="float">
            <text:p>-0.1039856936</text:p>
          </table:table-cell>
          <table:table-cell office:value-type="float" office:value="-0.0103985694" calcext:value-type="float">
            <text:p>-0.01039856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05787" calcext:value-type="float">
            <text:p>0.00505787</text:p>
          </table:table-cell>
          <table:table-cell office:value-type="float" office:value="0.02233941" calcext:value-type="float">
            <text:p>0.02233941</text:p>
          </table:table-cell>
          <table:table-cell office:value-type="float" office:value="-0.003679201" calcext:value-type="float">
            <text:p>-0.00367920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178.959487915" calcext:value-type="float">
            <text:p>178.959487915</text:p>
          </table:table-cell>
          <table:table-cell office:value-type="float" office:value="-0.1620230508" calcext:value-type="float">
            <text:p>-0.1620230508</text:p>
          </table:table-cell>
          <table:table-cell office:value-type="float" office:value="-0.0162023051" calcext:value-type="float">
            <text:p>-0.01620230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7502" calcext:value-type="float">
            <text:p>0.00457502</text:p>
          </table:table-cell>
          <table:table-cell office:value-type="float" office:value="0.02233941" calcext:value-type="float">
            <text:p>0.02233941</text:p>
          </table:table-cell>
          <table:table-cell office:value-type="float" office:value="-0.0010308369" calcext:value-type="float">
            <text:p>-0.0010308369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78.9849395752" calcext:value-type="float">
            <text:p>178.9849395752</text:p>
          </table:table-cell>
          <table:table-cell office:value-type="float" office:value="-0.2148610369" calcext:value-type="float">
            <text:p>-0.2148610369</text:p>
          </table:table-cell>
          <table:table-cell office:value-type="float" office:value="-0.0214861037" calcext:value-type="float">
            <text:p>-0.021486103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60553" calcext:value-type="float">
            <text:p>0.00460553</text:p>
          </table:table-cell>
          <table:table-cell office:value-type="float" office:value="0.03159073" calcext:value-type="float">
            <text:p>0.03159073</text:p>
          </table:table-cell>
          <table:table-cell office:value-type="float" office:value="-0.0017828878" calcext:value-type="float">
            <text:p>-0.001782887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179.0169830322" calcext:value-type="float">
            <text:p>179.0169830322</text:p>
          </table:table-cell>
          <table:table-cell office:value-type="float" office:value="-0.3311261961" calcext:value-type="float">
            <text:p>-0.3311261961</text:p>
          </table:table-cell>
          <table:table-cell office:value-type="float" office:value="-0.0331126196" calcext:value-type="float">
            <text:p>-0.033112619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40069" calcext:value-type="float">
            <text:p>0.00540069</text:p>
          </table:table-cell>
          <table:table-cell office:value-type="float" office:value="0.03980011" calcext:value-type="float">
            <text:p>0.03980011</text:p>
          </table:table-cell>
          <table:table-cell office:value-type="float" office:value="0.0030133436" calcext:value-type="float">
            <text:p>0.003013343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9.0667114258" calcext:value-type="float">
            <text:p>179.0667114258</text:p>
          </table:table-cell>
          <table:table-cell office:value-type="float" office:value="-0.4046090907" calcext:value-type="float">
            <text:p>-0.4046090907</text:p>
          </table:table-cell>
          <table:table-cell office:value-type="float" office:value="-0.0404609091" calcext:value-type="float">
            <text:p>-0.04046090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42008" calcext:value-type="float">
            <text:p>0.00642008</text:p>
          </table:table-cell>
          <table:table-cell office:value-type="float" office:value="0.04815658" calcext:value-type="float">
            <text:p>0.04815658</text:p>
          </table:table-cell>
          <table:table-cell office:value-type="float" office:value="0.0052430975" calcext:value-type="float">
            <text:p>0.005243097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179.0800170898" calcext:value-type="float">
            <text:p>179.0800170898</text:p>
          </table:table-cell>
          <table:table-cell office:value-type="float" office:value="-0.5613551435" calcext:value-type="float">
            <text:p>-0.5613551435</text:p>
          </table:table-cell>
          <table:table-cell office:value-type="float" office:value="-0.0561355143" calcext:value-type="float">
            <text:p>-0.05613551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14373" calcext:value-type="float">
            <text:p>0.00814373</text:p>
          </table:table-cell>
          <table:table-cell office:value-type="float" office:value="0.04815658" calcext:value-type="float">
            <text:p>0.04815658</text:p>
          </table:table-cell>
          <table:table-cell office:value-type="float" office:value="0.0102073264" calcext:value-type="float">
            <text:p>0.010207326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79.1172943115" calcext:value-type="float">
            <text:p>179.1172943115</text:p>
          </table:table-cell>
          <table:table-cell office:value-type="float" office:value="-0.6706764581" calcext:value-type="float">
            <text:p>-0.6706764581</text:p>
          </table:table-cell>
          <table:table-cell office:value-type="float" office:value="-0.0670676458" calcext:value-type="float">
            <text:p>-0.06706764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02044" calcext:value-type="float">
            <text:p>0.01002044</text:p>
          </table:table-cell>
          <table:table-cell office:value-type="float" office:value="0.05527017" calcext:value-type="float">
            <text:p>0.05527017</text:p>
          </table:table-cell>
          <table:table-cell office:value-type="float" office:value="0.0162115643" calcext:value-type="float">
            <text:p>0.016211564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179.1206512451" calcext:value-type="float">
            <text:p>179.1206512451</text:p>
          </table:table-cell>
          <table:table-cell office:value-type="float" office:value="-0.7598765229" calcext:value-type="float">
            <text:p>-0.7598765229</text:p>
          </table:table-cell>
          <table:table-cell office:value-type="float" office:value="-0.0759876523" calcext:value-type="float">
            <text:p>-0.075987652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86501" calcext:value-type="float">
            <text:p>0.01186501</text:p>
          </table:table-cell>
          <table:table-cell office:value-type="float" office:value="0.06192088" calcext:value-type="float">
            <text:p>0.06192088</text:p>
          </table:table-cell>
          <table:table-cell office:value-type="float" office:value="0.0201677275" calcext:value-type="float">
            <text:p>0.0201677275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9.1383972168" calcext:value-type="float">
            <text:p>179.1383972168</text:p>
          </table:table-cell>
          <table:table-cell office:value-type="float" office:value="-0.8084128165" calcext:value-type="float">
            <text:p>-0.8084128165</text:p>
          </table:table-cell>
          <table:table-cell office:value-type="float" office:value="-0.0808412817" calcext:value-type="float">
            <text:p>-0.080841281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41716" calcext:value-type="float">
            <text:p>0.01341716</text:p>
          </table:table-cell>
          <table:table-cell office:value-type="float" office:value="0.06707095" calcext:value-type="float">
            <text:p>0.06707095</text:p>
          </table:table-cell>
          <table:table-cell office:value-type="float" office:value="0.0201755143" calcext:value-type="float">
            <text:p>0.020175514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79.1356506348" calcext:value-type="float">
            <text:p>179.1356506348</text:p>
          </table:table-cell>
          <table:table-cell office:value-type="float" office:value="-0.7181676435" calcext:value-type="float">
            <text:p>-0.7181676435</text:p>
          </table:table-cell>
          <table:table-cell office:value-type="float" office:value="-0.0718167644" calcext:value-type="float">
            <text:p>-0.071816764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84964" calcext:value-type="float">
            <text:p>0.01384964</text:p>
          </table:table-cell>
          <table:table-cell office:value-type="float" office:value="0.07137489" calcext:value-type="float">
            <text:p>0.07137489</text:p>
          </table:table-cell>
          <table:table-cell office:value-type="float" office:value="0.0210381752" calcext:value-type="float">
            <text:p>0.021038175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79.1142120361" calcext:value-type="float">
            <text:p>179.1142120361</text:p>
          </table:table-cell>
          <table:table-cell office:value-type="float" office:value="-0.4854915475" calcext:value-type="float">
            <text:p>-0.4854915475</text:p>
          </table:table-cell>
          <table:table-cell office:value-type="float" office:value="-0.0485491548" calcext:value-type="float">
            <text:p>-0.04854915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258705" calcext:value-type="float">
            <text:p>0.01258705</text:p>
          </table:table-cell>
          <table:table-cell office:value-type="float" office:value="0.07137489" calcext:value-type="float">
            <text:p>0.07137489</text:p>
          </table:table-cell>
          <table:table-cell office:value-type="float" office:value="0.0169803494" calcext:value-type="float">
            <text:p>0.0169803494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179.0994415283" calcext:value-type="float">
            <text:p>179.0994415283</text:p>
          </table:table-cell>
          <table:table-cell office:value-type="float" office:value="-0.3915535327" calcext:value-type="float">
            <text:p>-0.3915535327</text:p>
          </table:table-cell>
          <table:table-cell office:value-type="float" office:value="-0.0391553533" calcext:value-type="float">
            <text:p>-0.03915535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11999" calcext:value-type="float">
            <text:p>0.01111999</text:p>
          </table:table-cell>
          <table:table-cell office:value-type="float" office:value="0.07403583" calcext:value-type="float">
            <text:p>0.07403583</text:p>
          </table:table-cell>
          <table:table-cell office:value-type="float" office:value="0.0146195144" calcext:value-type="float">
            <text:p>0.0146195144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9.0809173584" calcext:value-type="float">
            <text:p>179.0809173584</text:p>
          </table:table-cell>
          <table:table-cell office:value-type="float" office:value="-0.0553063864" calcext:value-type="float">
            <text:p>-0.0553063864</text:p>
          </table:table-cell>
          <table:table-cell office:value-type="float" office:value="-0.0055306386" calcext:value-type="float">
            <text:p>-0.00553063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90186" calcext:value-type="float">
            <text:p>0.00790186</text:p>
          </table:table-cell>
          <table:table-cell office:value-type="float" office:value="0.07559679" calcext:value-type="float">
            <text:p>0.07559679</text:p>
          </table:table-cell>
          <table:table-cell office:value-type="float" office:value="0.0067483421" calcext:value-type="float">
            <text:p>0.006748342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179.0735321045" calcext:value-type="float">
            <text:p>179.0735321045</text:p>
          </table:table-cell>
          <table:table-cell office:value-type="float" office:value="0.1220351151" calcext:value-type="float">
            <text:p>0.1220351151</text:p>
          </table:table-cell>
          <table:table-cell office:value-type="float" office:value="0.0122035115" calcext:value-type="float">
            <text:p>0.01220351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7635" calcext:value-type="float">
            <text:p>0.00457635</text:p>
          </table:table-cell>
          <table:table-cell office:value-type="float" office:value="0.07565992" calcext:value-type="float">
            <text:p>0.07565992</text:p>
          </table:table-cell>
          <table:table-cell office:value-type="float" office:value="0.0021551804" calcext:value-type="float">
            <text:p>0.002155180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79.055770874" calcext:value-type="float">
            <text:p>179.055770874</text:p>
          </table:table-cell>
          <table:table-cell office:value-type="float" office:value="0.3737894558" calcext:value-type="float">
            <text:p>0.3737894558</text:p>
          </table:table-cell>
          <table:table-cell office:value-type="float" office:value="0.0373789456" calcext:value-type="float">
            <text:p>0.03737894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68338" calcext:value-type="float">
            <text:p>0.00068338</text:p>
          </table:table-cell>
          <table:table-cell office:value-type="float" office:value="0.07437602" calcext:value-type="float">
            <text:p>0.07437602</text:p>
          </table:table-cell>
          <table:table-cell office:value-type="float" office:value="-0.0055374418" calcext:value-type="float">
            <text:p>-0.005537441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79.0560913086" calcext:value-type="float">
            <text:p>179.0560913086</text:p>
          </table:table-cell>
          <table:table-cell office:value-type="float" office:value="0.5870486055" calcext:value-type="float">
            <text:p>0.5870486055</text:p>
          </table:table-cell>
          <table:table-cell office:value-type="float" office:value="0.0587048605" calcext:value-type="float">
            <text:p>0.05870486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33102" calcext:value-type="float">
            <text:p>-0.00333102</text:p>
          </table:table-cell>
          <table:table-cell office:value-type="float" office:value="0.07437602" calcext:value-type="float">
            <text:p>0.07437602</text:p>
          </table:table-cell>
          <table:table-cell office:value-type="float" office:value="-0.0103112149" calcext:value-type="float">
            <text:p>-0.0103112149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9.0540313721" calcext:value-type="float">
            <text:p>179.0540313721</text:p>
          </table:table-cell>
          <table:table-cell office:value-type="float" office:value="0.7470806144" calcext:value-type="float">
            <text:p>0.7470806144</text:p>
          </table:table-cell>
          <table:table-cell office:value-type="float" office:value="0.0747080614" calcext:value-type="float">
            <text:p>0.07470806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707159" calcext:value-type="float">
            <text:p>-0.00707159</text:p>
          </table:table-cell>
          <table:table-cell office:value-type="float" office:value="0.07211767" calcext:value-type="float">
            <text:p>0.07211767</text:p>
          </table:table-cell>
          <table:table-cell office:value-type="float" office:value="-0.0161108867" calcext:value-type="float">
            <text:p>-0.0161108867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179.0457763672" calcext:value-type="float">
            <text:p>179.0457763672</text:p>
          </table:table-cell>
          <table:table-cell office:value-type="float" office:value="0.8847500413" calcext:value-type="float">
            <text:p>0.8847500413</text:p>
          </table:table-cell>
          <table:table-cell office:value-type="float" office:value="0.0884750041" calcext:value-type="float">
            <text:p>0.088475004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048071" calcext:value-type="float">
            <text:p>-0.01048071</text:p>
          </table:table-cell>
          <table:table-cell office:value-type="float" office:value="0.06814377" calcext:value-type="float">
            <text:p>0.06814377</text:p>
          </table:table-cell>
          <table:table-cell office:value-type="float" office:value="-0.0183674531" calcext:value-type="float">
            <text:p>-0.0183674531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79.0423278809" calcext:value-type="float">
            <text:p>179.0423278809</text:p>
          </table:table-cell>
          <table:table-cell office:value-type="float" office:value="0.9688628295" calcext:value-type="float">
            <text:p>0.9688628295</text:p>
          </table:table-cell>
          <table:table-cell office:value-type="float" office:value="0.0968862829" calcext:value-type="float">
            <text:p>0.096886282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331213" calcext:value-type="float">
            <text:p>-0.01331213</text:p>
          </table:table-cell>
          <table:table-cell office:value-type="float" office:value="0.06415714" calcext:value-type="float">
            <text:p>0.06415714</text:p>
          </table:table-cell>
          <table:table-cell office:value-type="float" office:value="-0.0219641097" calcext:value-type="float">
            <text:p>-0.0219641097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179.0464477539" calcext:value-type="float">
            <text:p>179.0464477539</text:p>
          </table:table-cell>
          <table:table-cell office:value-type="float" office:value="0.950462433" calcext:value-type="float">
            <text:p>0.950462433</text:p>
          </table:table-cell>
          <table:table-cell office:value-type="float" office:value="0.0950462433" calcext:value-type="float">
            <text:p>0.09504624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07554" calcext:value-type="float">
            <text:p>-0.01507554</text:p>
          </table:table-cell>
          <table:table-cell office:value-type="float" office:value="0.06415714" calcext:value-type="float">
            <text:p>0.06415714</text:p>
          </table:table-cell>
          <table:table-cell office:value-type="float" office:value="-0.0241695804" calcext:value-type="float">
            <text:p>-0.0241695804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.0337524414" calcext:value-type="float">
            <text:p>179.0337524414</text:p>
          </table:table-cell>
          <table:table-cell office:value-type="float" office:value="0.9781861598" calcext:value-type="float">
            <text:p>0.9781861598</text:p>
          </table:table-cell>
          <table:table-cell office:value-type="float" office:value="0.097818616" calcext:value-type="float">
            <text:p>0.09781861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43493" calcext:value-type="float">
            <text:p>-0.01643493</text:p>
          </table:table-cell>
          <table:table-cell office:value-type="float" office:value="0.0579196" calcext:value-type="float">
            <text:p>0.0579196</text:p>
          </table:table-cell>
          <table:table-cell office:value-type="float" office:value="-0.0247837493" calcext:value-type="float">
            <text:p>-0.024783749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179.0386505127" calcext:value-type="float">
            <text:p>179.0386505127</text:p>
          </table:table-cell>
          <table:table-cell office:value-type="float" office:value="0.9211356138" calcext:value-type="float">
            <text:p>0.9211356138</text:p>
          </table:table-cell>
          <table:table-cell office:value-type="float" office:value="0.0921135614" calcext:value-type="float">
            <text:p>0.09211356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96023" calcext:value-type="float">
            <text:p>-0.01696023</text:p>
          </table:table-cell>
          <table:table-cell office:value-type="float" office:value="0.05291399" calcext:value-type="float">
            <text:p>0.05291399</text:p>
          </table:table-cell>
          <table:table-cell office:value-type="float" office:value="-0.0243622432" calcext:value-type="float">
            <text:p>-0.024362243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79.0353393555" calcext:value-type="float">
            <text:p>179.0353393555</text:p>
          </table:table-cell>
          <table:table-cell office:value-type="float" office:value="0.9273504243" calcext:value-type="float">
            <text:p>0.9273504243</text:p>
          </table:table-cell>
          <table:table-cell office:value-type="float" office:value="0.0927350424" calcext:value-type="float">
            <text:p>0.092735042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735155" calcext:value-type="float">
            <text:p>-0.01735155</text:p>
          </table:table-cell>
          <table:table-cell office:value-type="float" office:value="0.04497948" calcext:value-type="float">
            <text:p>0.04497948</text:p>
          </table:table-cell>
          <table:table-cell office:value-type="float" office:value="-0.0275321372" calcext:value-type="float">
            <text:p>-0.027532137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9.0333099365" calcext:value-type="float">
            <text:p>179.0333099365</text:p>
          </table:table-cell>
          <table:table-cell office:value-type="float" office:value="0.7503913128" calcext:value-type="float">
            <text:p>0.7503913128</text:p>
          </table:table-cell>
          <table:table-cell office:value-type="float" office:value="0.0750391313" calcext:value-type="float">
            <text:p>0.07503913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643288" calcext:value-type="float">
            <text:p>-0.01643288</text:p>
          </table:table-cell>
          <table:table-cell office:value-type="float" office:value="0.03967395" calcext:value-type="float">
            <text:p>0.03967395</text:p>
          </table:table-cell>
          <table:table-cell office:value-type="float" office:value="-0.0207905672" calcext:value-type="float">
            <text:p>-0.0207905672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9.036026001" calcext:value-type="float">
            <text:p>179.036026001</text:p>
          </table:table-cell>
          <table:table-cell office:value-type="float" office:value="0.7440040025" calcext:value-type="float">
            <text:p>0.7440040025</text:p>
          </table:table-cell>
          <table:table-cell office:value-type="float" office:value="0.0744004002" calcext:value-type="float">
            <text:p>0.074400400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577838" calcext:value-type="float">
            <text:p>-0.01577838</text:p>
          </table:table-cell>
          <table:table-cell office:value-type="float" office:value="0.03967395" calcext:value-type="float">
            <text:p>0.03967395</text:p>
          </table:table-cell>
          <table:table-cell office:value-type="float" office:value="-0.020072637" calcext:value-type="float">
            <text:p>-0.02007263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9.0360870361" calcext:value-type="float">
            <text:p>179.0360870361</text:p>
          </table:table-cell>
          <table:table-cell office:value-type="float" office:value="0.5934109628" calcext:value-type="float">
            <text:p>0.5934109628</text:p>
          </table:table-cell>
          <table:table-cell office:value-type="float" office:value="0.0593410963" calcext:value-type="float">
            <text:p>0.05934109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433879" calcext:value-type="float">
            <text:p>-0.01433879</text:p>
          </table:table-cell>
          <table:table-cell office:value-type="float" office:value="0.03073648" calcext:value-type="float">
            <text:p>0.03073648</text:p>
          </table:table-cell>
          <table:table-cell office:value-type="float" office:value="-0.0162832087" calcext:value-type="float">
            <text:p>-0.016283208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9.0461578369" calcext:value-type="float">
            <text:p>179.0461578369</text:p>
          </table:table-cell>
          <table:table-cell office:value-type="float" office:value="0.3867031732" calcext:value-type="float">
            <text:p>0.3867031732</text:p>
          </table:table-cell>
          <table:table-cell office:value-type="float" office:value="0.0386703173" calcext:value-type="float">
            <text:p>0.03867031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1200227" calcext:value-type="float">
            <text:p>-0.01200227</text:p>
          </table:table-cell>
          <table:table-cell office:value-type="float" office:value="0.02576317" calcext:value-type="float">
            <text:p>0.02576317</text:p>
          </table:table-cell>
          <table:table-cell office:value-type="float" office:value="-0.0077855275" calcext:value-type="float">
            <text:p>-0.0077855275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9.0646820068" calcext:value-type="float">
            <text:p>179.0646820068</text:p>
          </table:table-cell>
          <table:table-cell office:value-type="float" office:value="0.2676408428" calcext:value-type="float">
            <text:p>0.2676408428</text:p>
          </table:table-cell>
          <table:table-cell office:value-type="float" office:value="0.0267640843" calcext:value-type="float">
            <text:p>0.02676408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96524" calcext:value-type="float">
            <text:p>-0.0096524</text:p>
          </table:table-cell>
          <table:table-cell office:value-type="float" office:value="0.02576317" calcext:value-type="float">
            <text:p>0.02576317</text:p>
          </table:table-cell>
          <table:table-cell office:value-type="float" office:value="-0.0059343215" calcext:value-type="float">
            <text:p>-0.005934321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9.0542297363" calcext:value-type="float">
            <text:p>179.0542297363</text:p>
          </table:table-cell>
          <table:table-cell office:value-type="float" office:value="0.0269374472" calcext:value-type="float">
            <text:p>0.0269374472</text:p>
          </table:table-cell>
          <table:table-cell office:value-type="float" office:value="0.0026937447" calcext:value-type="float">
            <text:p>0.00269374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648297" calcext:value-type="float">
            <text:p>-0.00648297</text:p>
          </table:table-cell>
          <table:table-cell office:value-type="float" office:value="0.01238824" calcext:value-type="float">
            <text:p>0.01238824</text:p>
          </table:table-cell>
          <table:table-cell office:value-type="float" office:value="0.0021690305" calcext:value-type="float">
            <text:p>0.002169030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7.46" calcext:value-type="float">
            <text:p>37.46</text:p>
          </table:table-cell>
          <table:table-cell office:value-type="float" office:value="179.0522918701" calcext:value-type="float">
            <text:p>179.0522918701</text:p>
          </table:table-cell>
          <table:table-cell office:value-type="float" office:value="-0.1097136038" calcext:value-type="float">
            <text:p>-0.1097136038</text:p>
          </table:table-cell>
          <table:table-cell office:value-type="float" office:value="-0.0109713604" calcext:value-type="float">
            <text:p>-0.01097136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46108" calcext:value-type="float">
            <text:p>-0.00346108</text:p>
          </table:table-cell>
          <table:table-cell office:value-type="float" office:value="0.01238824" calcext:value-type="float">
            <text:p>0.01238824</text:p>
          </table:table-cell>
          <table:table-cell office:value-type="float" office:value="0.0056612414" calcext:value-type="float">
            <text:p>0.005661241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9.0274047852" calcext:value-type="float">
            <text:p>179.0274047852</text:p>
          </table:table-cell>
          <table:table-cell office:value-type="float" office:value="-0.3584541269" calcext:value-type="float">
            <text:p>-0.3584541269</text:p>
          </table:table-cell>
          <table:table-cell office:value-type="float" office:value="-0.0358454127" calcext:value-type="float">
            <text:p>-0.03584541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20956" calcext:value-type="float">
            <text:p>0.00020956</text:p>
          </table:table-cell>
          <table:table-cell office:value-type="float" office:value="0.00358445" calcext:value-type="float">
            <text:p>0.00358445</text:p>
          </table:table-cell>
          <table:table-cell office:value-type="float" office:value="0.0123316717" calcext:value-type="float">
            <text:p>0.012331671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9.0255584717" calcext:value-type="float">
            <text:p>179.0255584717</text:p>
          </table:table-cell>
          <table:table-cell office:value-type="float" office:value="-0.3778621653" calcext:value-type="float">
            <text:p>-0.3778621653</text:p>
          </table:table-cell>
          <table:table-cell office:value-type="float" office:value="-0.0377862165" calcext:value-type="float">
            <text:p>-0.037786216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78395" calcext:value-type="float">
            <text:p>0.00278395</text:p>
          </table:table-cell>
          <table:table-cell office:value-type="float" office:value="0.00058162" calcext:value-type="float">
            <text:p>0.00058162</text:p>
          </table:table-cell>
          <table:table-cell office:value-type="float" office:value="0.0118115852" calcext:value-type="float">
            <text:p>0.011811585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9.0074920654" calcext:value-type="float">
            <text:p>179.0074920654</text:p>
          </table:table-cell>
          <table:table-cell office:value-type="float" office:value="-0.5428125512" calcext:value-type="float">
            <text:p>-0.5428125512</text:p>
          </table:table-cell>
          <table:table-cell office:value-type="float" office:value="-0.0542812551" calcext:value-type="float">
            <text:p>-0.054281255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59809" calcext:value-type="float">
            <text:p>0.00559809</text:p>
          </table:table-cell>
          <table:table-cell office:value-type="float" office:value="0.00058162" calcext:value-type="float">
            <text:p>0.00058162</text:p>
          </table:table-cell>
          <table:table-cell office:value-type="float" office:value="0.0152048902" calcext:value-type="float">
            <text:p>0.015204890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8.9997558594" calcext:value-type="float">
            <text:p>178.9997558594</text:p>
          </table:table-cell>
          <table:table-cell office:value-type="float" office:value="-0.5164473459" calcext:value-type="float">
            <text:p>-0.5164473459</text:p>
          </table:table-cell>
          <table:table-cell office:value-type="float" office:value="-0.0516447346" calcext:value-type="float">
            <text:p>-0.05164473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29691" calcext:value-type="float">
            <text:p>0.00729691</text:p>
          </table:table-cell>
          <table:table-cell office:value-type="float" office:value="-0.00719662" calcext:value-type="float">
            <text:p>-0.00719662</text:p>
          </table:table-cell>
          <table:table-cell office:value-type="float" office:value="0.0145714134" calcext:value-type="float">
            <text:p>0.014571413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8.9867553711" calcext:value-type="float">
            <text:p>178.9867553711</text:p>
          </table:table-cell>
          <table:table-cell office:value-type="float" office:value="-0.4714064926" calcext:value-type="float">
            <text:p>-0.4714064926</text:p>
          </table:table-cell>
          <table:table-cell office:value-type="float" office:value="-0.0471406493" calcext:value-type="float">
            <text:p>-0.047140649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12834" calcext:value-type="float">
            <text:p>0.00812834</text:p>
          </table:table-cell>
          <table:table-cell office:value-type="float" office:value="-0.00886474" calcext:value-type="float">
            <text:p>-0.00886474</text:p>
          </table:table-cell>
          <table:table-cell office:value-type="float" office:value="0.0116867021" calcext:value-type="float">
            <text:p>0.0116867021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8.9954071045" calcext:value-type="float">
            <text:p>178.9954071045</text:p>
          </table:table-cell>
          <table:table-cell office:value-type="float" office:value="-0.3475795238" calcext:value-type="float">
            <text:p>-0.3475795238</text:p>
          </table:table-cell>
          <table:table-cell office:value-type="float" office:value="-0.0347579524" calcext:value-type="float">
            <text:p>-0.034757952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85693" calcext:value-type="float">
            <text:p>0.00785693</text:p>
          </table:table-cell>
          <table:table-cell office:value-type="float" office:value="-0.01513066" calcext:value-type="float">
            <text:p>-0.01513066</text:p>
          </table:table-cell>
          <table:table-cell office:value-type="float" office:value="0.0083799946" calcext:value-type="float">
            <text:p>0.008379994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9.0128631592" calcext:value-type="float">
            <text:p>179.0128631592</text:p>
          </table:table-cell>
          <table:table-cell office:value-type="float" office:value="-0.1399039818" calcext:value-type="float">
            <text:p>-0.1399039818</text:p>
          </table:table-cell>
          <table:table-cell office:value-type="float" office:value="-0.0139903982" calcext:value-type="float">
            <text:p>-0.01399039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29209" calcext:value-type="float">
            <text:p>0.00629209</text:p>
          </table:table-cell>
          <table:table-cell office:value-type="float" office:value="-0.01542378" calcext:value-type="float">
            <text:p>-0.01542378</text:p>
          </table:table-cell>
          <table:table-cell office:value-type="float" office:value="0.0035838103" calcext:value-type="float">
            <text:p>0.003583810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9.0267333984" calcext:value-type="float">
            <text:p>179.0267333984</text:p>
          </table:table-cell>
          <table:table-cell office:value-type="float" office:value="0.0142312896" calcext:value-type="float">
            <text:p>0.0142312896</text:p>
          </table:table-cell>
          <table:table-cell office:value-type="float" office:value="0.001423129" calcext:value-type="float">
            <text:p>0.00142312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22251" calcext:value-type="float">
            <text:p>0.00422251</text:p>
          </table:table-cell>
          <table:table-cell office:value-type="float" office:value="-0.01542378" calcext:value-type="float">
            <text:p>-0.01542378</text:p>
          </table:table-cell>
          <table:table-cell office:value-type="float" office:value="0.0007606769" calcext:value-type="float">
            <text:p>0.000760676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9.042098999" calcext:value-type="float">
            <text:p>179.042098999</text:p>
          </table:table-cell>
          <table:table-cell office:value-type="float" office:value="0.0935245346" calcext:value-type="float">
            <text:p>0.0935245346</text:p>
          </table:table-cell>
          <table:table-cell office:value-type="float" office:value="0.0093524535" calcext:value-type="float">
            <text:p>0.00935245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3155" calcext:value-type="float">
            <text:p>0.0023155</text:p>
          </table:table-cell>
          <table:table-cell office:value-type="float" office:value="-0.01888045" calcext:value-type="float">
            <text:p>-0.01888045</text:p>
          </table:table-cell>
          <table:table-cell office:value-type="float" office:value="-0.001767953" calcext:value-type="float">
            <text:p>-0.0017679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9.0462646484" calcext:value-type="float">
            <text:p>179.0462646484</text:p>
          </table:table-cell>
          <table:table-cell office:value-type="float" office:value="0.26544963" calcext:value-type="float">
            <text:p>0.26544963</text:p>
          </table:table-cell>
          <table:table-cell office:value-type="float" office:value="0.026544963" calcext:value-type="float">
            <text:p>0.0265449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10057" calcext:value-type="float">
            <text:p>-0.00010057</text:p>
          </table:table-cell>
          <table:table-cell office:value-type="float" office:value="-0.01888045" calcext:value-type="float">
            <text:p>-0.01888045</text:p>
          </table:table-cell>
          <table:table-cell office:value-type="float" office:value="-0.0066546497" calcext:value-type="float">
            <text:p>-0.0066546497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0400543213" calcext:value-type="float">
            <text:p>179.0400543213</text:p>
          </table:table-cell>
          <table:table-cell office:value-type="float" office:value="0.3176762725" calcext:value-type="float">
            <text:p>0.3176762725</text:p>
          </table:table-cell>
          <table:table-cell office:value-type="float" office:value="0.0317676272" calcext:value-type="float">
            <text:p>0.03176762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2058" calcext:value-type="float">
            <text:p>-0.002058</text:p>
          </table:table-cell>
          <table:table-cell office:value-type="float" office:value="-0.02137734" calcext:value-type="float">
            <text:p>-0.02137734</text:p>
          </table:table-cell>
          <table:table-cell office:value-type="float" office:value="-0.0087984466" calcext:value-type="float">
            <text:p>-0.008798446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9.0431060791" calcext:value-type="float">
            <text:p>179.0431060791</text:p>
          </table:table-cell>
          <table:table-cell office:value-type="float" office:value="0.3772518359" calcext:value-type="float">
            <text:p>0.3772518359</text:p>
          </table:table-cell>
          <table:table-cell office:value-type="float" office:value="0.0377251836" calcext:value-type="float">
            <text:p>0.037725183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75891" calcext:value-type="float">
            <text:p>-0.00375891</text:p>
          </table:table-cell>
          <table:table-cell office:value-type="float" office:value="-0.01932598" calcext:value-type="float">
            <text:p>-0.01932598</text:p>
          </table:table-cell>
          <table:table-cell office:value-type="float" office:value="-0.009936081" calcext:value-type="float">
            <text:p>-0.009936081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9.0331878662" calcext:value-type="float">
            <text:p>179.0331878662</text:p>
          </table:table-cell>
          <table:table-cell office:value-type="float" office:value="0.2985985788" calcext:value-type="float">
            <text:p>0.2985985788</text:p>
          </table:table-cell>
          <table:table-cell office:value-type="float" office:value="0.0298598579" calcext:value-type="float">
            <text:p>0.029859857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36772" calcext:value-type="float">
            <text:p>-0.00436772</text:p>
          </table:table-cell>
          <table:table-cell office:value-type="float" office:value="-0.01932598" calcext:value-type="float">
            <text:p>-0.01932598</text:p>
          </table:table-cell>
          <table:table-cell office:value-type="float" office:value="-0.0089843337" calcext:value-type="float">
            <text:p>-0.008984333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9.0229187012" calcext:value-type="float">
            <text:p>179.0229187012</text:p>
          </table:table-cell>
          <table:table-cell office:value-type="float" office:value="0.29869674" calcext:value-type="float">
            <text:p>0.29869674</text:p>
          </table:table-cell>
          <table:table-cell office:value-type="float" office:value="0.029869674" calcext:value-type="float">
            <text:p>0.02986967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477391" calcext:value-type="float">
            <text:p>-0.00477391</text:p>
          </table:table-cell>
          <table:table-cell office:value-type="float" office:value="-0.01991802" calcext:value-type="float">
            <text:p>-0.01991802</text:p>
          </table:table-cell>
          <table:table-cell office:value-type="float" office:value="-0.0095066699" calcext:value-type="float">
            <text:p>-0.009506669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9.0222473145" calcext:value-type="float">
            <text:p>179.0222473145</text:p>
          </table:table-cell>
          <table:table-cell office:value-type="float" office:value="0.1217740537" calcext:value-type="float">
            <text:p>0.1217740537</text:p>
          </table:table-cell>
          <table:table-cell office:value-type="float" office:value="0.0121774054" calcext:value-type="float">
            <text:p>0.012177405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86539" calcext:value-type="float">
            <text:p>-0.00386539</text:p>
          </table:table-cell>
          <table:table-cell office:value-type="float" office:value="-0.01713297" calcext:value-type="float">
            <text:p>-0.01713297</text:p>
          </table:table-cell>
          <table:table-cell office:value-type="float" office:value="-0.0049298133" calcext:value-type="float">
            <text:p>-0.0049298133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79.0190582275" calcext:value-type="float">
            <text:p>179.0190582275</text:p>
          </table:table-cell>
          <table:table-cell office:value-type="float" office:value="0.084330007" calcext:value-type="float">
            <text:p>0.084330007</text:p>
          </table:table-cell>
          <table:table-cell office:value-type="float" office:value="0.0084330007" calcext:value-type="float">
            <text:p>0.008433000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301067" calcext:value-type="float">
            <text:p>-0.00301067</text:p>
          </table:table-cell>
          <table:table-cell office:value-type="float" office:value="-0.01713297" calcext:value-type="float">
            <text:p>-0.01713297</text:p>
          </table:table-cell>
          <table:table-cell office:value-type="float" office:value="-0.0051325829" calcext:value-type="float">
            <text:p>-0.005132582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79.0467071533" calcext:value-type="float">
            <text:p>179.0467071533</text:p>
          </table:table-cell>
          <table:table-cell office:value-type="float" office:value="-0.1375969088" calcext:value-type="float">
            <text:p>-0.1375969088</text:p>
          </table:table-cell>
          <table:table-cell office:value-type="float" office:value="-0.0137596909" calcext:value-type="float">
            <text:p>-0.01375969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6231" calcext:value-type="float">
            <text:p>-0.00096231</text:p>
          </table:table-cell>
          <table:table-cell office:value-type="float" office:value="-0.01293052" calcext:value-type="float">
            <text:p>-0.01293052</text:p>
          </table:table-cell>
          <table:table-cell office:value-type="float" office:value="0.0016603485" calcext:value-type="float">
            <text:p>0.0016603485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79.0509490967" calcext:value-type="float">
            <text:p>179.0509490967</text:p>
          </table:table-cell>
          <table:table-cell office:value-type="float" office:value="-0.2716787083" calcext:value-type="float">
            <text:p>-0.2716787083</text:p>
          </table:table-cell>
          <table:table-cell office:value-type="float" office:value="-0.0271678708" calcext:value-type="float">
            <text:p>-0.02716787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29571" calcext:value-type="float">
            <text:p>0.00129571</text:p>
          </table:table-cell>
          <table:table-cell office:value-type="float" office:value="-0.01293052" calcext:value-type="float">
            <text:p>-0.01293052</text:p>
          </table:table-cell>
          <table:table-cell office:value-type="float" office:value="0.0062661611" calcext:value-type="float">
            <text:p>0.006266161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179.0631256104" calcext:value-type="float">
            <text:p>179.0631256104</text:p>
          </table:table-cell>
          <table:table-cell office:value-type="float" office:value="-0.4242396828" calcext:value-type="float">
            <text:p>-0.4242396828</text:p>
          </table:table-cell>
          <table:table-cell office:value-type="float" office:value="-0.0424239683" calcext:value-type="float">
            <text:p>-0.042423968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81653" calcext:value-type="float">
            <text:p>0.00381653</text:p>
          </table:table-cell>
          <table:table-cell office:value-type="float" office:value="-0.01048551" calcext:value-type="float">
            <text:p>-0.01048551</text:p>
          </table:table-cell>
          <table:table-cell office:value-type="float" office:value="0.0095075534" calcext:value-type="float">
            <text:p>0.009507553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79.0579223633" calcext:value-type="float">
            <text:p>179.0579223633</text:p>
          </table:table-cell>
          <table:table-cell office:value-type="float" office:value="-0.6135074715" calcext:value-type="float">
            <text:p>-0.6135074715</text:p>
          </table:table-cell>
          <table:table-cell office:value-type="float" office:value="-0.0613507472" calcext:value-type="float">
            <text:p>-0.061350747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75704" calcext:value-type="float">
            <text:p>0.00675704</text:p>
          </table:table-cell>
          <table:table-cell office:value-type="float" office:value="-0.00748972" calcext:value-type="float">
            <text:p>-0.00748972</text:p>
          </table:table-cell>
          <table:table-cell office:value-type="float" office:value="0.0143926784" calcext:value-type="float">
            <text:p>0.0143926784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79.0721588135" calcext:value-type="float">
            <text:p>179.0721588135</text:p>
          </table:table-cell>
          <table:table-cell office:value-type="float" office:value="-0.7260659613" calcext:value-type="float">
            <text:p>-0.7260659613</text:p>
          </table:table-cell>
          <table:table-cell office:value-type="float" office:value="-0.0726065961" calcext:value-type="float">
            <text:p>-0.07260659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46589" calcext:value-type="float">
            <text:p>0.00946589</text:p>
          </table:table-cell>
          <table:table-cell office:value-type="float" office:value="-0.00748972" calcext:value-type="float">
            <text:p>-0.00748972</text:p>
          </table:table-cell>
          <table:table-cell office:value-type="float" office:value="0.0165327944" calcext:value-type="float">
            <text:p>0.016532794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79.0695037842" calcext:value-type="float">
            <text:p>179.0695037842</text:p>
          </table:table-cell>
          <table:table-cell office:value-type="float" office:value="-0.83514918" calcext:value-type="float">
            <text:p>-0.83514918</text:p>
          </table:table-cell>
          <table:table-cell office:value-type="float" office:value="-0.083514918" calcext:value-type="float">
            <text:p>-0.0835149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199727" calcext:value-type="float">
            <text:p>0.01199727</text:p>
          </table:table-cell>
          <table:table-cell office:value-type="float" office:value="-0.00163706" calcext:value-type="float">
            <text:p>-0.00163706</text:p>
          </table:table-cell>
          <table:table-cell office:value-type="float" office:value="0.0189695979" calcext:value-type="float">
            <text:p>0.018969597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9.0741424561" calcext:value-type="float">
            <text:p>179.0741424561</text:p>
          </table:table-cell>
          <table:table-cell office:value-type="float" office:value="-0.958672998" calcext:value-type="float">
            <text:p>-0.958672998</text:p>
          </table:table-cell>
          <table:table-cell office:value-type="float" office:value="-0.0958672998" calcext:value-type="float">
            <text:p>-0.095867299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450666" calcext:value-type="float">
            <text:p>0.01450666</text:p>
          </table:table-cell>
          <table:table-cell office:value-type="float" office:value="-0.00163706" calcext:value-type="float">
            <text:p>-0.00163706</text:p>
          </table:table-cell>
          <table:table-cell office:value-type="float" office:value="0.0185789088" calcext:value-type="float">
            <text:p>0.018578908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179.0771942139" calcext:value-type="float">
            <text:p>179.0771942139</text:p>
          </table:table-cell>
          <table:table-cell office:value-type="float" office:value="-0.9263936483" calcext:value-type="float">
            <text:p>-0.9263936483</text:p>
          </table:table-cell>
          <table:table-cell office:value-type="float" office:value="-0.0926393648" calcext:value-type="float">
            <text:p>-0.09263936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96308" calcext:value-type="float">
            <text:p>0.01596308</text:p>
          </table:table-cell>
          <table:table-cell office:value-type="float" office:value="-0.00163706" calcext:value-type="float">
            <text:p>-0.00163706</text:p>
          </table:table-cell>
          <table:table-cell office:value-type="float" office:value="0.0199144626" calcext:value-type="float">
            <text:p>0.019914462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9.0677337646" calcext:value-type="float">
            <text:p>179.0677337646</text:p>
          </table:table-cell>
          <table:table-cell office:value-type="float" office:value="-0.903021314" calcext:value-type="float">
            <text:p>-0.903021314</text:p>
          </table:table-cell>
          <table:table-cell office:value-type="float" office:value="-0.0903021314" calcext:value-type="float">
            <text:p>-0.090302131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77744" calcext:value-type="float">
            <text:p>0.01677744</text:p>
          </table:table-cell>
          <table:table-cell office:value-type="float" office:value="0.0038886" calcext:value-type="float">
            <text:p>0.0038886</text:p>
          </table:table-cell>
          <table:table-cell office:value-type="float" office:value="0.017110001" calcext:value-type="float">
            <text:p>0.01711000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79.0761566162" calcext:value-type="float">
            <text:p>179.0761566162</text:p>
          </table:table-cell>
          <table:table-cell office:value-type="float" office:value="-0.8943435473" calcext:value-type="float">
            <text:p>-0.8943435473</text:p>
          </table:table-cell>
          <table:table-cell office:value-type="float" office:value="-0.0894343547" calcext:value-type="float">
            <text:p>-0.089434354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726207" calcext:value-type="float">
            <text:p>0.01726207</text:p>
          </table:table-cell>
          <table:table-cell office:value-type="float" office:value="0.0038886" calcext:value-type="float">
            <text:p>0.0038886</text:p>
          </table:table-cell>
          <table:table-cell office:value-type="float" office:value="0.0181081092" calcext:value-type="float">
            <text:p>0.018108109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9.0978546143" calcext:value-type="float">
            <text:p>179.0978546143</text:p>
          </table:table-cell>
          <table:table-cell office:value-type="float" office:value="-0.70118404" calcext:value-type="float">
            <text:p>-0.70118404</text:p>
          </table:table-cell>
          <table:table-cell office:value-type="float" office:value="-0.070118404" calcext:value-type="float">
            <text:p>-0.07011840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629759" calcext:value-type="float">
            <text:p>0.01629759</text:p>
          </table:table-cell>
          <table:table-cell office:value-type="float" office:value="0.00852589" calcext:value-type="float">
            <text:p>0.00852589</text:p>
          </table:table-cell>
          <table:table-cell office:value-type="float" office:value="0.0150188098" calcext:value-type="float">
            <text:p>0.01501880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179.1017913818" calcext:value-type="float">
            <text:p>179.1017913818</text:p>
          </table:table-cell>
          <table:table-cell office:value-type="float" office:value="-0.6254289967" calcext:value-type="float">
            <text:p>-0.6254289967</text:p>
          </table:table-cell>
          <table:table-cell office:value-type="float" office:value="-0.0625428997" calcext:value-type="float">
            <text:p>-0.062542899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515027" calcext:value-type="float">
            <text:p>0.01515027</text:p>
          </table:table-cell>
          <table:table-cell office:value-type="float" office:value="0.00852589" calcext:value-type="float">
            <text:p>0.00852589</text:p>
          </table:table-cell>
          <table:table-cell office:value-type="float" office:value="0.0123172641" calcext:value-type="float">
            <text:p>0.012317264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9.0992736816" calcext:value-type="float">
            <text:p>179.0992736816</text:p>
          </table:table-cell>
          <table:table-cell office:value-type="float" office:value="-0.4409484923" calcext:value-type="float">
            <text:p>-0.4409484923</text:p>
          </table:table-cell>
          <table:table-cell office:value-type="float" office:value="-0.0440948492" calcext:value-type="float">
            <text:p>-0.04409484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315656" calcext:value-type="float">
            <text:p>0.01315656</text:p>
          </table:table-cell>
          <table:table-cell office:value-type="float" office:value="0.00852589" calcext:value-type="float">
            <text:p>0.00852589</text:p>
          </table:table-cell>
          <table:table-cell office:value-type="float" office:value="0.0104410025" calcext:value-type="float">
            <text:p>0.0104410025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179.0954284668" calcext:value-type="float">
            <text:p>179.0954284668</text:p>
          </table:table-cell>
          <table:table-cell office:value-type="float" office:value="-0.2895751593" calcext:value-type="float">
            <text:p>-0.2895751593</text:p>
          </table:table-cell>
          <table:table-cell office:value-type="float" office:value="-0.0289575159" calcext:value-type="float">
            <text:p>-0.028957515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1081972" calcext:value-type="float">
            <text:p>0.01081972</text:p>
          </table:table-cell>
          <table:table-cell office:value-type="float" office:value="0.01192094" calcext:value-type="float">
            <text:p>0.01192094</text:p>
          </table:table-cell>
          <table:table-cell office:value-type="float" office:value="0.0066677946" calcext:value-type="float">
            <text:p>0.006667794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.0916748047" calcext:value-type="float">
            <text:p>179.0916748047</text:p>
          </table:table-cell>
          <table:table-cell office:value-type="float" office:value="-0.0687675463" calcext:value-type="float">
            <text:p>-0.0687675463</text:p>
          </table:table-cell>
          <table:table-cell office:value-type="float" office:value="-0.0068767546" calcext:value-type="float">
            <text:p>-0.00687675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79156" calcext:value-type="float">
            <text:p>0.00779156</text:p>
          </table:table-cell>
          <table:table-cell office:value-type="float" office:value="0.01192094" calcext:value-type="float">
            <text:p>0.01192094</text:p>
          </table:table-cell>
          <table:table-cell office:value-type="float" office:value="0.002682425" calcext:value-type="float">
            <text:p>0.00268242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79.082824707" calcext:value-type="float">
            <text:p>179.082824707</text:p>
          </table:table-cell>
          <table:table-cell office:value-type="float" office:value="0.016404886" calcext:value-type="float">
            <text:p>0.016404886</text:p>
          </table:table-cell>
          <table:table-cell office:value-type="float" office:value="0.0016404886" calcext:value-type="float">
            <text:p>0.001640488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20684" calcext:value-type="float">
            <text:p>0.00520684</text:p>
          </table:table-cell>
          <table:table-cell office:value-type="float" office:value="0.01496906" calcext:value-type="float">
            <text:p>0.01496906</text:p>
          </table:table-cell>
          <table:table-cell office:value-type="float" office:value="-0.0004642657" calcext:value-type="float">
            <text:p>-0.0004642657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9.0798339844" calcext:value-type="float">
            <text:p>179.0798339844</text:p>
          </table:table-cell>
          <table:table-cell office:value-type="float" office:value="0.1162164386" calcext:value-type="float">
            <text:p>0.1162164386</text:p>
          </table:table-cell>
          <table:table-cell office:value-type="float" office:value="0.0116216439" calcext:value-type="float">
            <text:p>0.01162164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81994" calcext:value-type="float">
            <text:p>0.00281994</text:p>
          </table:table-cell>
          <table:table-cell office:value-type="float" office:value="0.01397894" calcext:value-type="float">
            <text:p>0.01397894</text:p>
          </table:table-cell>
          <table:table-cell office:value-type="float" office:value="-0.0011398235" calcext:value-type="float">
            <text:p>-0.0011398235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79.0847625732" calcext:value-type="float">
            <text:p>179.0847625732</text:p>
          </table:table-cell>
          <table:table-cell office:value-type="float" office:value="0.1125441107" calcext:value-type="float">
            <text:p>0.1125441107</text:p>
          </table:table-cell>
          <table:table-cell office:value-type="float" office:value="0.0112544111" calcext:value-type="float">
            <text:p>0.011254411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25447" calcext:value-type="float">
            <text:p>0.00125447</text:p>
          </table:table-cell>
          <table:table-cell office:value-type="float" office:value="0.01397894" calcext:value-type="float">
            <text:p>0.01397894</text:p>
          </table:table-cell>
          <table:table-cell office:value-type="float" office:value="-0.0003730055" calcext:value-type="float">
            <text:p>-0.000373005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9.0725250244" calcext:value-type="float">
            <text:p>179.0725250244</text:p>
          </table:table-cell>
          <table:table-cell office:value-type="float" office:value="0.086694627" calcext:value-type="float">
            <text:p>0.086694627</text:p>
          </table:table-cell>
          <table:table-cell office:value-type="float" office:value="0.0086694627" calcext:value-type="float">
            <text:p>0.00866946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38397" calcext:value-type="float">
            <text:p>0.00038397</text:p>
          </table:table-cell>
          <table:table-cell office:value-type="float" office:value="0.0147957" calcext:value-type="float">
            <text:p>0.0147957</text:p>
          </table:table-cell>
          <table:table-cell office:value-type="float" office:value="-0.001006971" calcext:value-type="float">
            <text:p>-0.001006971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179.0641479492" calcext:value-type="float">
            <text:p>179.0641479492</text:p>
          </table:table-cell>
          <table:table-cell office:value-type="float" office:value="0.0167911463" calcext:value-type="float">
            <text:p>0.0167911463</text:p>
          </table:table-cell>
          <table:table-cell office:value-type="float" office:value="0.0016791146" calcext:value-type="float">
            <text:p>0.001679114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26999" calcext:value-type="float">
            <text:p>0.00026999</text:p>
          </table:table-cell>
          <table:table-cell office:value-type="float" office:value="0.0147957" calcext:value-type="float">
            <text:p>0.0147957</text:p>
          </table:table-cell>
          <table:table-cell office:value-type="float" office:value="0.0001444746" calcext:value-type="float">
            <text:p>0.0001444746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9.0528869629" calcext:value-type="float">
            <text:p>179.0528869629</text:p>
          </table:table-cell>
          <table:table-cell office:value-type="float" office:value="-0.0798357089" calcext:value-type="float">
            <text:p>-0.0798357089</text:p>
          </table:table-cell>
          <table:table-cell office:value-type="float" office:value="-0.0079835709" calcext:value-type="float">
            <text:p>-0.00798357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83803" calcext:value-type="float">
            <text:p>0.00083803</text:p>
          </table:table-cell>
          <table:table-cell office:value-type="float" office:value="0.01461717" calcext:value-type="float">
            <text:p>0.01461717</text:p>
          </table:table-cell>
          <table:table-cell office:value-type="float" office:value="0.0013561243" calcext:value-type="float">
            <text:p>0.001356124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179.0572662354" calcext:value-type="float">
            <text:p>179.0572662354</text:p>
          </table:table-cell>
          <table:table-cell office:value-type="float" office:value="-0.1519704151" calcext:value-type="float">
            <text:p>-0.1519704151</text:p>
          </table:table-cell>
          <table:table-cell office:value-type="float" office:value="-0.0151970415" calcext:value-type="float">
            <text:p>-0.01519704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69714" calcext:value-type="float">
            <text:p>0.00169714</text:p>
          </table:table-cell>
          <table:table-cell office:value-type="float" office:value="0.01461717" calcext:value-type="float">
            <text:p>0.01461717</text:p>
          </table:table-cell>
          <table:table-cell office:value-type="float" office:value="0.003115208" calcext:value-type="float">
            <text:p>0.003115208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9.0613708496" calcext:value-type="float">
            <text:p>179.0613708496</text:p>
          </table:table-cell>
          <table:table-cell office:value-type="float" office:value="-0.2299143083" calcext:value-type="float">
            <text:p>-0.2299143083</text:p>
          </table:table-cell>
          <table:table-cell office:value-type="float" office:value="-0.0229914308" calcext:value-type="float">
            <text:p>-0.02299143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78886" calcext:value-type="float">
            <text:p>0.00278886</text:p>
          </table:table-cell>
          <table:table-cell office:value-type="float" office:value="0.01461717" calcext:value-type="float">
            <text:p>0.01461717</text:p>
          </table:table-cell>
          <table:table-cell office:value-type="float" office:value="0.0049063579" calcext:value-type="float">
            <text:p>0.004906357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179.0590515137" calcext:value-type="float">
            <text:p>179.0590515137</text:p>
          </table:table-cell>
          <table:table-cell office:value-type="float" office:value="-0.3342762773" calcext:value-type="float">
            <text:p>-0.3342762773</text:p>
          </table:table-cell>
          <table:table-cell office:value-type="float" office:value="-0.0334276277" calcext:value-type="float">
            <text:p>-0.033427627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21158" calcext:value-type="float">
            <text:p>0.00421158</text:p>
          </table:table-cell>
          <table:table-cell office:value-type="float" office:value="0.01378539" calcext:value-type="float">
            <text:p>0.01378539</text:p>
          </table:table-cell>
          <table:table-cell office:value-type="float" office:value="0.0057376999" calcext:value-type="float">
            <text:p>0.005737699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179.0660400391" calcext:value-type="float">
            <text:p>179.0660400391</text:p>
          </table:table-cell>
          <table:table-cell office:value-type="float" office:value="-0.4295950326" calcext:value-type="float">
            <text:p>-0.4295950326</text:p>
          </table:table-cell>
          <table:table-cell office:value-type="float" office:value="-0.0429595033" calcext:value-type="float">
            <text:p>-0.04295950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79452" calcext:value-type="float">
            <text:p>0.00579452</text:p>
          </table:table-cell>
          <table:table-cell office:value-type="float" office:value="0.01378539" calcext:value-type="float">
            <text:p>0.01378539</text:p>
          </table:table-cell>
          <table:table-cell office:value-type="float" office:value="0.0080375175" calcext:value-type="float">
            <text:p>0.00803751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179.0662078857" calcext:value-type="float">
            <text:p>179.0662078857</text:p>
          </table:table-cell>
          <table:table-cell office:value-type="float" office:value="-0.5009224386" calcext:value-type="float">
            <text:p>-0.5009224386</text:p>
          </table:table-cell>
          <table:table-cell office:value-type="float" office:value="-0.0500922439" calcext:value-type="float">
            <text:p>-0.05009224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32429" calcext:value-type="float">
            <text:p>0.00732429</text:p>
          </table:table-cell>
          <table:table-cell office:value-type="float" office:value="0.01378539" calcext:value-type="float">
            <text:p>0.01378539</text:p>
          </table:table-cell>
          <table:table-cell office:value-type="float" office:value="0.0098300755" calcext:value-type="float">
            <text:p>0.009830075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9.61" calcext:value-type="float">
            <text:p>39.61</text:p>
          </table:table-cell>
          <table:table-cell office:value-type="float" office:value="179.0435791016" calcext:value-type="float">
            <text:p>179.0435791016</text:p>
          </table:table-cell>
          <table:table-cell office:value-type="float" office:value="-0.5157605175" calcext:value-type="float">
            <text:p>-0.5157605175</text:p>
          </table:table-cell>
          <table:table-cell office:value-type="float" office:value="-0.0515760518" calcext:value-type="float">
            <text:p>-0.051576051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844217" calcext:value-type="float">
            <text:p>0.00844217</text:p>
          </table:table-cell>
          <table:table-cell office:value-type="float" office:value="0.01265614" calcext:value-type="float">
            <text:p>0.01265614</text:p>
          </table:table-cell>
          <table:table-cell office:value-type="float" office:value="0.010177146" calcext:value-type="float">
            <text:p>0.01017714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179.0316162109" calcext:value-type="float">
            <text:p>179.0316162109</text:p>
          </table:table-cell>
          <table:table-cell office:value-type="float" office:value="-0.5228832493" calcext:value-type="float">
            <text:p>-0.5228832493</text:p>
          </table:table-cell>
          <table:table-cell office:value-type="float" office:value="-0.0522883249" calcext:value-type="float">
            <text:p>-0.05228832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23428" calcext:value-type="float">
            <text:p>0.00923428</text:p>
          </table:table-cell>
          <table:table-cell office:value-type="float" office:value="0.01265614" calcext:value-type="float">
            <text:p>0.01265614</text:p>
          </table:table-cell>
          <table:table-cell office:value-type="float" office:value="0.009009397" calcext:value-type="float">
            <text:p>0.00900939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179.0176696777" calcext:value-type="float">
            <text:p>179.0176696777</text:p>
          </table:table-cell>
          <table:table-cell office:value-type="float" office:value="-0.5080091816" calcext:value-type="float">
            <text:p>-0.5080091816</text:p>
          </table:table-cell>
          <table:table-cell office:value-type="float" office:value="-0.0508009182" calcext:value-type="float">
            <text:p>-0.05080091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66278" calcext:value-type="float">
            <text:p>0.00966278</text:p>
          </table:table-cell>
          <table:table-cell office:value-type="float" office:value="0.01154974" calcext:value-type="float">
            <text:p>0.01154974</text:p>
          </table:table-cell>
          <table:table-cell office:value-type="float" office:value="0.0110164171" calcext:value-type="float">
            <text:p>0.011016417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179.0273895264" calcext:value-type="float">
            <text:p>179.0273895264</text:p>
          </table:table-cell>
          <table:table-cell office:value-type="float" office:value="-0.5033655627" calcext:value-type="float">
            <text:p>-0.5033655627</text:p>
          </table:table-cell>
          <table:table-cell office:value-type="float" office:value="-0.0503365563" calcext:value-type="float">
            <text:p>-0.05033655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91726" calcext:value-type="float">
            <text:p>0.00991726</text:p>
          </table:table-cell>
          <table:table-cell office:value-type="float" office:value="0.01154974" calcext:value-type="float">
            <text:p>0.01154974</text:p>
          </table:table-cell>
          <table:table-cell office:value-type="float" office:value="0.0092386025" calcext:value-type="float">
            <text:p>0.009238602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179.0222625732" calcext:value-type="float">
            <text:p>179.0222625732</text:p>
          </table:table-cell>
          <table:table-cell office:value-type="float" office:value="-0.3575795873" calcext:value-type="float">
            <text:p>-0.3575795873</text:p>
          </table:table-cell>
          <table:table-cell office:value-type="float" office:value="-0.0357579587" calcext:value-type="float">
            <text:p>-0.035757958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911519" calcext:value-type="float">
            <text:p>0.00911519</text:p>
          </table:table-cell>
          <table:table-cell office:value-type="float" office:value="0.01154974" calcext:value-type="float">
            <text:p>0.01154974</text:p>
          </table:table-cell>
          <table:table-cell office:value-type="float" office:value="0.0071660436" calcext:value-type="float">
            <text:p>0.007166043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179.0092315674" calcext:value-type="float">
            <text:p>179.0092315674</text:p>
          </table:table-cell>
          <table:table-cell office:value-type="float" office:value="-0.2481432903" calcext:value-type="float">
            <text:p>-0.2481432903</text:p>
          </table:table-cell>
          <table:table-cell office:value-type="float" office:value="-0.024814329" calcext:value-type="float">
            <text:p>-0.02481432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785159" calcext:value-type="float">
            <text:p>0.00785159</text:p>
          </table:table-cell>
          <table:table-cell office:value-type="float" office:value="0.01073213" calcext:value-type="float">
            <text:p>0.01073213</text:p>
          </table:table-cell>
          <table:table-cell office:value-type="float" office:value="0.0056430625" calcext:value-type="float">
            <text:p>0.005643062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9.91" calcext:value-type="float">
            <text:p>39.91</text:p>
          </table:table-cell>
          <table:table-cell office:value-type="float" office:value="179.0026550293" calcext:value-type="float">
            <text:p>179.0026550293</text:p>
          </table:table-cell>
          <table:table-cell office:value-type="float" office:value="-0.1505999447" calcext:value-type="float">
            <text:p>-0.1505999447</text:p>
          </table:table-cell>
          <table:table-cell office:value-type="float" office:value="-0.0150599945" calcext:value-type="float">
            <text:p>-0.01505999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635982" calcext:value-type="float">
            <text:p>0.00635982</text:p>
          </table:table-cell>
          <table:table-cell office:value-type="float" office:value="0.01073213" calcext:value-type="float">
            <text:p>0.01073213</text:p>
          </table:table-cell>
          <table:table-cell office:value-type="float" office:value="0.003592634" calcext:value-type="float">
            <text:p>0.00359263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179.0032043457" calcext:value-type="float">
            <text:p>179.0032043457</text:p>
          </table:table-cell>
          <table:table-cell office:value-type="float" office:value="-0.0296581082" calcext:value-type="float">
            <text:p>-0.0296581082</text:p>
          </table:table-cell>
          <table:table-cell office:value-type="float" office:value="-0.0029658108" calcext:value-type="float">
            <text:p>-0.002965810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6013" calcext:value-type="float">
            <text:p>0.00456013</text:p>
          </table:table-cell>
          <table:table-cell office:value-type="float" office:value="0.01102636" calcext:value-type="float">
            <text:p>0.01102636</text:p>
          </table:table-cell>
          <table:table-cell office:value-type="float" office:value="0.0019816323" calcext:value-type="float">
            <text:p>0.001981632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179.0037536621" calcext:value-type="float">
            <text:p>179.0037536621</text:p>
          </table:table-cell>
          <table:table-cell office:value-type="float" office:value="0.057481871" calcext:value-type="float">
            <text:p>0.057481871</text:p>
          </table:table-cell>
          <table:table-cell office:value-type="float" office:value="0.0057481871" calcext:value-type="float">
            <text:p>0.005748187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78059" calcext:value-type="float">
            <text:p>0.00278059</text:p>
          </table:table-cell>
          <table:table-cell office:value-type="float" office:value="0.01035104" calcext:value-type="float">
            <text:p>0.01035104</text:p>
          </table:table-cell>
          <table:table-cell office:value-type="float" office:value="-0.0002554385" calcext:value-type="float">
            <text:p>-0.000255438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0.06" calcext:value-type="float">
            <text:p>40.06</text:p>
          </table:table-cell>
          <table:table-cell office:value-type="float" office:value="178.9993591309" calcext:value-type="float">
            <text:p>178.9993591309</text:p>
          </table:table-cell>
          <table:table-cell office:value-type="float" office:value="0.1125431826" calcext:value-type="float">
            <text:p>0.1125431826</text:p>
          </table:table-cell>
          <table:table-cell office:value-type="float" office:value="0.0112543183" calcext:value-type="float">
            <text:p>0.011254318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22827" calcext:value-type="float">
            <text:p>0.00122827</text:p>
          </table:table-cell>
          <table:table-cell office:value-type="float" office:value="0.01035104" calcext:value-type="float">
            <text:p>0.01035104</text:p>
          </table:table-cell>
          <table:table-cell office:value-type="float" office:value="-0.0006064441" calcext:value-type="float">
            <text:p>-0.000606444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179.0057067871" calcext:value-type="float">
            <text:p>179.0057067871</text:p>
          </table:table-cell>
          <table:table-cell office:value-type="float" office:value="0.116170761" calcext:value-type="float">
            <text:p>0.116170761</text:p>
          </table:table-cell>
          <table:table-cell office:value-type="float" office:value="0.0116170761" calcext:value-type="float">
            <text:p>0.01161707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17007" calcext:value-type="float">
            <text:p>0.00017007</text:p>
          </table:table-cell>
          <table:table-cell office:value-type="float" office:value="0.01045638" calcext:value-type="float">
            <text:p>0.01045638</text:p>
          </table:table-cell>
          <table:table-cell office:value-type="float" office:value="-0.0017670646" calcext:value-type="float">
            <text:p>-0.001767064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79.0019378662" calcext:value-type="float">
            <text:p>179.0019378662</text:p>
          </table:table-cell>
          <table:table-cell office:value-type="float" office:value="0.1509038496" calcext:value-type="float">
            <text:p>0.1509038496</text:p>
          </table:table-cell>
          <table:table-cell office:value-type="float" office:value="0.015090385" calcext:value-type="float">
            <text:p>0.01509038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76628" calcext:value-type="float">
            <text:p>-0.00076628</text:p>
          </table:table-cell>
          <table:table-cell office:value-type="float" office:value="0.01045638" calcext:value-type="float">
            <text:p>0.01045638</text:p>
          </table:table-cell>
          <table:table-cell office:value-type="float" office:value="-0.0021324124" calcext:value-type="float">
            <text:p>-0.002132412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179.0097808838" calcext:value-type="float">
            <text:p>179.0097808838</text:p>
          </table:table-cell>
          <table:table-cell office:value-type="float" office:value="0.0805720224" calcext:value-type="float">
            <text:p>0.0805720224</text:p>
          </table:table-cell>
          <table:table-cell office:value-type="float" office:value="0.0080572022" calcext:value-type="float">
            <text:p>0.008057202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2127" calcext:value-type="float">
            <text:p>-0.00092127</text:p>
          </table:table-cell>
          <table:table-cell office:value-type="float" office:value="0.01164884" calcext:value-type="float">
            <text:p>0.01164884</text:p>
          </table:table-cell>
          <table:table-cell office:value-type="float" office:value="-0.0014702891" calcext:value-type="float">
            <text:p>-0.0014702891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79.0116577148" calcext:value-type="float">
            <text:p>179.0116577148</text:p>
          </table:table-cell>
          <table:table-cell office:value-type="float" office:value="0.0951915942" calcext:value-type="float">
            <text:p>0.0951915942</text:p>
          </table:table-cell>
          <table:table-cell office:value-type="float" office:value="0.0095191594" calcext:value-type="float">
            <text:p>0.009519159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112194" calcext:value-type="float">
            <text:p>-0.00112194</text:p>
          </table:table-cell>
          <table:table-cell office:value-type="float" office:value="0.01098158" calcext:value-type="float">
            <text:p>0.01098158</text:p>
          </table:table-cell>
          <table:table-cell office:value-type="float" office:value="-0.0014132246" calcext:value-type="float">
            <text:p>-0.001413224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9.0160217285" calcext:value-type="float">
            <text:p>179.0160217285</text:p>
          </table:table-cell>
          <table:table-cell office:value-type="float" office:value="0.0525793818" calcext:value-type="float">
            <text:p>0.0525793818</text:p>
          </table:table-cell>
          <table:table-cell office:value-type="float" office:value="0.0052579382" calcext:value-type="float">
            <text:p>0.005257938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97163" calcext:value-type="float">
            <text:p>-0.00097163</text:p>
          </table:table-cell>
          <table:table-cell office:value-type="float" office:value="0.01098158" calcext:value-type="float">
            <text:p>0.01098158</text:p>
          </table:table-cell>
          <table:table-cell office:value-type="float" office:value="-0.0013966993" calcext:value-type="float">
            <text:p>-0.0013966993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9.0071868896" calcext:value-type="float">
            <text:p>179.0071868896</text:p>
          </table:table-cell>
          <table:table-cell office:value-type="float" office:value="-0.0009675809" calcext:value-type="float">
            <text:p>-0.0009675809</text:p>
          </table:table-cell>
          <table:table-cell office:value-type="float" office:value="-0.0000967581" calcext:value-type="float">
            <text:p>-9.67581E-0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51464" calcext:value-type="float">
            <text:p>-0.00051464</text:p>
          </table:table-cell>
          <table:table-cell office:value-type="float" office:value="0.01177795" calcext:value-type="float">
            <text:p>0.01177795</text:p>
          </table:table-cell>
          <table:table-cell office:value-type="float" office:value="-0.0007530895" calcext:value-type="float">
            <text:p>-0.000753089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0067443848" calcext:value-type="float">
            <text:p>179.0067443848</text:p>
          </table:table-cell>
          <table:table-cell office:value-type="float" office:value="-0.0269680448" calcext:value-type="float">
            <text:p>-0.0269680448</text:p>
          </table:table-cell>
          <table:table-cell office:value-type="float" office:value="-0.0026968045" calcext:value-type="float">
            <text:p>-0.002696804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-0.00003696" calcext:value-type="float">
            <text:p>-0.00003696</text:p>
          </table:table-cell>
          <table:table-cell office:value-type="float" office:value="0.01177795" calcext:value-type="float">
            <text:p>0.01177795</text:p>
          </table:table-cell>
          <table:table-cell office:value-type="float" office:value="-0.0000402316" calcext:value-type="float">
            <text:p>-4.02316E-0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0152587891" calcext:value-type="float">
            <text:p>179.0152587891</text:p>
          </table:table-cell>
          <table:table-cell office:value-type="float" office:value="-0.1064211658" calcext:value-type="float">
            <text:p>-0.1064211658</text:p>
          </table:table-cell>
          <table:table-cell office:value-type="float" office:value="-0.0106421166" calcext:value-type="float">
            <text:p>-0.010642116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81074" calcext:value-type="float">
            <text:p>0.00081074</text:p>
          </table:table-cell>
          <table:table-cell office:value-type="float" office:value="0.01317249" calcext:value-type="float">
            <text:p>0.01317249</text:p>
          </table:table-cell>
          <table:table-cell office:value-type="float" office:value="0.0014726342" calcext:value-type="float">
            <text:p>0.001472634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179.0350646973" calcext:value-type="float">
            <text:p>179.0350646973</text:p>
          </table:table-cell>
          <table:table-cell office:value-type="float" office:value="-0.1900985522" calcext:value-type="float">
            <text:p>-0.1900985522</text:p>
          </table:table-cell>
          <table:table-cell office:value-type="float" office:value="-0.0190098552" calcext:value-type="float">
            <text:p>-0.019009855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93307" calcext:value-type="float">
            <text:p>0.00193307</text:p>
          </table:table-cell>
          <table:table-cell office:value-type="float" office:value="0.01264954" calcext:value-type="float">
            <text:p>0.01264954</text:p>
          </table:table-cell>
          <table:table-cell office:value-type="float" office:value="0.0032013125" calcext:value-type="float">
            <text:p>0.00320131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179.0311584473" calcext:value-type="float">
            <text:p>179.0311584473</text:p>
          </table:table-cell>
          <table:table-cell office:value-type="float" office:value="-0.2684045432" calcext:value-type="float">
            <text:p>-0.2684045432</text:p>
          </table:table-cell>
          <table:table-cell office:value-type="float" office:value="-0.0268404543" calcext:value-type="float">
            <text:p>-0.026840454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0253" calcext:value-type="float">
            <text:p>0.00320253</text:p>
          </table:table-cell>
          <table:table-cell office:value-type="float" office:value="0.01264954" calcext:value-type="float">
            <text:p>0.01264954</text:p>
          </table:table-cell>
          <table:table-cell office:value-type="float" office:value="0.0047441762" calcext:value-type="float">
            <text:p>0.0047441762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0340270996" calcext:value-type="float">
            <text:p>179.0340270996</text:p>
          </table:table-cell>
          <table:table-cell office:value-type="float" office:value="-0.2252791563" calcext:value-type="float">
            <text:p>-0.2252791563</text:p>
          </table:table-cell>
          <table:table-cell office:value-type="float" office:value="-0.0225279156" calcext:value-type="float">
            <text:p>-0.02252791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76073" calcext:value-type="float">
            <text:p>0.00376073</text:p>
          </table:table-cell>
          <table:table-cell office:value-type="float" office:value="0.01337882" calcext:value-type="float">
            <text:p>0.01337882</text:p>
          </table:table-cell>
          <table:table-cell office:value-type="float" office:value="0.0029724784" calcext:value-type="float">
            <text:p>0.002972478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0321807861" calcext:value-type="float">
            <text:p>179.0321807861</text:p>
          </table:table-cell>
          <table:table-cell office:value-type="float" office:value="-0.212958963" calcext:value-type="float">
            <text:p>-0.212958963</text:p>
          </table:table-cell>
          <table:table-cell office:value-type="float" office:value="-0.0212958963" calcext:value-type="float">
            <text:p>-0.021295896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5044" calcext:value-type="float">
            <text:p>0.00405044</text:p>
          </table:table-cell>
          <table:table-cell office:value-type="float" office:value="0.01337882" calcext:value-type="float">
            <text:p>0.01337882</text:p>
          </table:table-cell>
          <table:table-cell office:value-type="float" office:value="0.0040617224" calcext:value-type="float">
            <text:p>0.004061722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03125" calcext:value-type="float">
            <text:p>179.03125</text:p>
          </table:table-cell>
          <table:table-cell office:value-type="float" office:value="-0.1910513299" calcext:value-type="float">
            <text:p>-0.1910513299</text:p>
          </table:table-cell>
          <table:table-cell office:value-type="float" office:value="-0.019105133" calcext:value-type="float">
            <text:p>-0.0191051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9742" calcext:value-type="float">
            <text:p>0.00409742</text:p>
          </table:table-cell>
          <table:table-cell office:value-type="float" office:value="0.01428381" calcext:value-type="float">
            <text:p>0.01428381</text:p>
          </table:table-cell>
          <table:table-cell office:value-type="float" office:value="0.002981973" calcext:value-type="float">
            <text:p>0.002981973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0429534912" calcext:value-type="float">
            <text:p>179.0429534912</text:p>
          </table:table-cell>
          <table:table-cell office:value-type="float" office:value="-0.165023816" calcext:value-type="float">
            <text:p>-0.165023816</text:p>
          </table:table-cell>
          <table:table-cell office:value-type="float" office:value="-0.0165023816" calcext:value-type="float">
            <text:p>-0.016502381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95525" calcext:value-type="float">
            <text:p>0.00395525</text:p>
          </table:table-cell>
          <table:table-cell office:value-type="float" office:value="0.01378338" calcext:value-type="float">
            <text:p>0.01378338</text:p>
          </table:table-cell>
          <table:table-cell office:value-type="float" office:value="0.0030358479" calcext:value-type="float">
            <text:p>0.003035847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0394287109" calcext:value-type="float">
            <text:p>179.0394287109</text:p>
          </table:table-cell>
          <table:table-cell office:value-type="float" office:value="-0.1379110583" calcext:value-type="float">
            <text:p>-0.1379110583</text:p>
          </table:table-cell>
          <table:table-cell office:value-type="float" office:value="-0.0137911058" calcext:value-type="float">
            <text:p>-0.013791105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67986" calcext:value-type="float">
            <text:p>0.00367986</text:p>
          </table:table-cell>
          <table:table-cell office:value-type="float" office:value="0.01378338" calcext:value-type="float">
            <text:p>0.01378338</text:p>
          </table:table-cell>
          <table:table-cell office:value-type="float" office:value="0.0026360586" calcext:value-type="float">
            <text:p>0.0026360586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9.0429382324" calcext:value-type="float">
            <text:p>179.0429382324</text:p>
          </table:table-cell>
          <table:table-cell office:value-type="float" office:value="-0.1032649131" calcext:value-type="float">
            <text:p>-0.1032649131</text:p>
          </table:table-cell>
          <table:table-cell office:value-type="float" office:value="-0.0103264913" calcext:value-type="float">
            <text:p>-0.010326491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6552" calcext:value-type="float">
            <text:p>0.00326552</text:p>
          </table:table-cell>
          <table:table-cell office:value-type="float" office:value="0.0143061" calcext:value-type="float">
            <text:p>0.0143061</text:p>
          </table:table-cell>
          <table:table-cell office:value-type="float" office:value="0.0023272909" calcext:value-type="float">
            <text:p>0.002327290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0.91" calcext:value-type="float">
            <text:p>40.91</text:p>
          </table:table-cell>
          <table:table-cell office:value-type="float" office:value="179.0465698242" calcext:value-type="float">
            <text:p>179.0465698242</text:p>
          </table:table-cell>
          <table:table-cell office:value-type="float" office:value="-0.0579471757" calcext:value-type="float">
            <text:p>-0.0579471757</text:p>
          </table:table-cell>
          <table:table-cell office:value-type="float" office:value="-0.0057947176" calcext:value-type="float">
            <text:p>-0.00579471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68751" calcext:value-type="float">
            <text:p>0.00268751</text:p>
          </table:table-cell>
          <table:table-cell office:value-type="float" office:value="0.01374938" calcext:value-type="float">
            <text:p>0.01374938</text:p>
          </table:table-cell>
          <table:table-cell office:value-type="float" office:value="0.0015166904" calcext:value-type="float">
            <text:p>0.0015166904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9.0436706543" calcext:value-type="float">
            <text:p>179.0436706543</text:p>
          </table:table-cell>
          <table:table-cell office:value-type="float" office:value="-0.005561049" calcext:value-type="float">
            <text:p>-0.005561049</text:p>
          </table:table-cell>
          <table:table-cell office:value-type="float" office:value="-0.0005561049" calcext:value-type="float">
            <text:p>-0.000556104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95337" calcext:value-type="float">
            <text:p>0.00195337</text:p>
          </table:table-cell>
          <table:table-cell office:value-type="float" office:value="0.01374938" calcext:value-type="float">
            <text:p>0.01374938</text:p>
          </table:table-cell>
          <table:table-cell office:value-type="float" office:value="-0.0006977201" calcext:value-type="float">
            <text:p>-0.000697720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float" office:value="179.0481719971" calcext:value-type="float">
            <text:p>179.0481719971</text:p>
          </table:table-cell>
          <table:table-cell office:value-type="float" office:value="-0.0018389735" calcext:value-type="float">
            <text:p>-0.0018389735</text:p>
          </table:table-cell>
          <table:table-cell office:value-type="float" office:value="-0.0001838973" calcext:value-type="float">
            <text:p>-0.000183897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43954" calcext:value-type="float">
            <text:p>0.00143954</text:p>
          </table:table-cell>
          <table:table-cell office:value-type="float" office:value="0.01323753" calcext:value-type="float">
            <text:p>0.01323753</text:p>
          </table:table-cell>
          <table:table-cell office:value-type="float" office:value="0.0007649608" calcext:value-type="float">
            <text:p>0.000764960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9.0493774414" calcext:value-type="float">
            <text:p>179.0493774414</text:p>
          </table:table-cell>
          <table:table-cell office:value-type="float" office:value="0.0364579814" calcext:value-type="float">
            <text:p>0.0364579814</text:p>
          </table:table-cell>
          <table:table-cell office:value-type="float" office:value="0.0036457981" calcext:value-type="float">
            <text:p>0.003645798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84204" calcext:value-type="float">
            <text:p>0.00084204</text:p>
          </table:table-cell>
          <table:table-cell office:value-type="float" office:value="0.01323753" calcext:value-type="float">
            <text:p>0.01323753</text:p>
          </table:table-cell>
          <table:table-cell office:value-type="float" office:value="-0.0000502676" calcext:value-type="float">
            <text:p>-5.02676E-0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179.0547790527" calcext:value-type="float">
            <text:p>179.0547790527</text:p>
          </table:table-cell>
          <table:table-cell office:value-type="float" office:value="0.0354342394" calcext:value-type="float">
            <text:p>0.0354342394</text:p>
          </table:table-cell>
          <table:table-cell office:value-type="float" office:value="0.0035434239" calcext:value-type="float">
            <text:p>0.003543423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45087" calcext:value-type="float">
            <text:p>0.00045087</text:p>
          </table:table-cell>
          <table:table-cell office:value-type="float" office:value="0.01301749" calcext:value-type="float">
            <text:p>0.01301749</text:p>
          </table:table-cell>
          <table:table-cell office:value-type="float" office:value="-0.0000381482" calcext:value-type="float">
            <text:p>-3.81482E-0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179.0592803955" calcext:value-type="float">
            <text:p>179.0592803955</text:p>
          </table:table-cell>
          <table:table-cell office:value-type="float" office:value="-0.0071446152" calcext:value-type="float">
            <text:p>-0.0071446152</text:p>
          </table:table-cell>
          <table:table-cell office:value-type="float" office:value="-0.0007144615" calcext:value-type="float">
            <text:p>-0.000714461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47407" calcext:value-type="float">
            <text:p>0.00047407</text:p>
          </table:table-cell>
          <table:table-cell office:value-type="float" office:value="0.01228568" calcext:value-type="float">
            <text:p>0.01228568</text:p>
          </table:table-cell>
          <table:table-cell office:value-type="float" office:value="0.0003805222" calcext:value-type="float">
            <text:p>0.0003805222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179.0564727783" calcext:value-type="float">
            <text:p>179.0564727783</text:p>
          </table:table-cell>
          <table:table-cell office:value-type="float" office:value="0.0572877057" calcext:value-type="float">
            <text:p>0.0572877057</text:p>
          </table:table-cell>
          <table:table-cell office:value-type="float" office:value="0.0057287706" calcext:value-type="float">
            <text:p>0.00572877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06011" calcext:value-type="float">
            <text:p>0.00006011</text:p>
          </table:table-cell>
          <table:table-cell office:value-type="float" office:value="0.01228568" calcext:value-type="float">
            <text:p>0.01228568</text:p>
          </table:table-cell>
          <table:table-cell office:value-type="float" office:value="-0.0009385218" calcext:value-type="float">
            <text:p>-0.0009385218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179.0498962402" calcext:value-type="float">
            <text:p>179.0498962402</text:p>
          </table:table-cell>
          <table:table-cell office:value-type="float" office:value="-0.0314360266" calcext:value-type="float">
            <text:p>-0.0314360266</text:p>
          </table:table-cell>
          <table:table-cell office:value-type="float" office:value="-0.0031436027" calcext:value-type="float">
            <text:p>-0.00314360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37567" calcext:value-type="float">
            <text:p>0.00037567</text:p>
          </table:table-cell>
          <table:table-cell office:value-type="float" office:value="0.01181154" calcext:value-type="float">
            <text:p>0.01181154</text:p>
          </table:table-cell>
          <table:table-cell office:value-type="float" office:value="0.0014905079" calcext:value-type="float">
            <text:p>0.0014905079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79.0507965088" calcext:value-type="float">
            <text:p>179.0507965088</text:p>
          </table:table-cell>
          <table:table-cell office:value-type="float" office:value="-0.0469826064" calcext:value-type="float">
            <text:p>-0.0469826064</text:p>
          </table:table-cell>
          <table:table-cell office:value-type="float" office:value="-0.0046982606" calcext:value-type="float">
            <text:p>-0.00469826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068947" calcext:value-type="float">
            <text:p>0.00068947</text:p>
          </table:table-cell>
          <table:table-cell office:value-type="float" office:value="0.01100063" calcext:value-type="float">
            <text:p>0.01100063</text:p>
          </table:table-cell>
          <table:table-cell office:value-type="float" office:value="0.0005248585" calcext:value-type="float">
            <text:p>0.0005248585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179.0328979492" calcext:value-type="float">
            <text:p>179.0328979492</text:p>
          </table:table-cell>
          <table:table-cell office:value-type="float" office:value="-0.0688299266" calcext:value-type="float">
            <text:p>-0.0688299266</text:p>
          </table:table-cell>
          <table:table-cell office:value-type="float" office:value="-0.0068829927" calcext:value-type="float">
            <text:p>-0.006882992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0441" calcext:value-type="float">
            <text:p>0.0010441</text:p>
          </table:table-cell>
          <table:table-cell office:value-type="float" office:value="0.01039332" calcext:value-type="float">
            <text:p>0.01039332</text:p>
          </table:table-cell>
          <table:table-cell office:value-type="float" office:value="0.0008544858" calcext:value-type="float">
            <text:p>0.0008544858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179.0395355225" calcext:value-type="float">
            <text:p>179.0395355225</text:p>
          </table:table-cell>
          <table:table-cell office:value-type="float" office:value="-0.1190420809" calcext:value-type="float">
            <text:p>-0.1190420809</text:p>
          </table:table-cell>
          <table:table-cell office:value-type="float" office:value="-0.0119042081" calcext:value-type="float">
            <text:p>-0.011904208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161496" calcext:value-type="float">
            <text:p>0.00161496</text:p>
          </table:table-cell>
          <table:table-cell office:value-type="float" office:value="0.00955147" calcext:value-type="float">
            <text:p>0.00955147</text:p>
          </table:table-cell>
          <table:table-cell office:value-type="float" office:value="0.0020947834" calcext:value-type="float">
            <text:p>0.002094783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9.0394592285" calcext:value-type="float">
            <text:p>179.0394592285</text:p>
          </table:table-cell>
          <table:table-cell office:value-type="float" office:value="-0.1551386205" calcext:value-type="float">
            <text:p>-0.1551386205</text:p>
          </table:table-cell>
          <table:table-cell office:value-type="float" office:value="-0.015513862" calcext:value-type="float">
            <text:p>-0.01551386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23578" calcext:value-type="float">
            <text:p>0.00223578</text:p>
          </table:table-cell>
          <table:table-cell office:value-type="float" office:value="0.00955147" calcext:value-type="float">
            <text:p>0.00955147</text:p>
          </table:table-cell>
          <table:table-cell office:value-type="float" office:value="0.0031900628" calcext:value-type="float">
            <text:p>0.003190062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9.0339660645" calcext:value-type="float">
            <text:p>179.0339660645</text:p>
          </table:table-cell>
          <table:table-cell office:value-type="float" office:value="-0.1854447811" calcext:value-type="float">
            <text:p>-0.1854447811</text:p>
          </table:table-cell>
          <table:table-cell office:value-type="float" office:value="-0.0185444781" calcext:value-type="float">
            <text:p>-0.018544478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285129" calcext:value-type="float">
            <text:p>0.00285129</text:p>
          </table:table-cell>
          <table:table-cell office:value-type="float" office:value="0.00893119" calcext:value-type="float">
            <text:p>0.00893119</text:p>
          </table:table-cell>
          <table:table-cell office:value-type="float" office:value="0.0033197774" calcext:value-type="float">
            <text:p>0.0033197774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9.0341491699" calcext:value-type="float">
            <text:p>179.0341491699</text:p>
          </table:table-cell>
          <table:table-cell office:value-type="float" office:value="-0.1814509324" calcext:value-type="float">
            <text:p>-0.1814509324</text:p>
          </table:table-cell>
          <table:table-cell office:value-type="float" office:value="-0.0181450932" calcext:value-type="float">
            <text:p>-0.018145093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081029" calcext:value-type="float">
            <text:p>0.0081029</text:p>
          </table:table-cell>
          <table:table-cell office:value-type="float" office:value="0.0035848138" calcext:value-type="float">
            <text:p>0.003584813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027557373" calcext:value-type="float">
            <text:p>179.027557373</text:p>
          </table:table-cell>
          <table:table-cell office:value-type="float" office:value="-0.1963492693" calcext:value-type="float">
            <text:p>-0.1963492693</text:p>
          </table:table-cell>
          <table:table-cell office:value-type="float" office:value="-0.0196349269" calcext:value-type="float">
            <text:p>-0.019634926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358933" calcext:value-type="float">
            <text:p>0.00358933</text:p>
          </table:table-cell>
          <table:table-cell office:value-type="float" office:value="0.00757857" calcext:value-type="float">
            <text:p>0.00757857</text:p>
          </table:table-cell>
          <table:table-cell office:value-type="float" office:value="0.003669966" calcext:value-type="float">
            <text:p>0.00366996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0289764404" calcext:value-type="float">
            <text:p>179.0289764404</text:p>
          </table:table-cell>
          <table:table-cell office:value-type="float" office:value="-0.2326797924" calcext:value-type="float">
            <text:p>-0.2326797924</text:p>
          </table:table-cell>
          <table:table-cell office:value-type="float" office:value="-0.0232679792" calcext:value-type="float">
            <text:p>-0.02326797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677" calcext:value-type="float">
            <text:p>0.0040677</text:p>
          </table:table-cell>
          <table:table-cell office:value-type="float" office:value="0.00757857" calcext:value-type="float">
            <text:p>0.00757857</text:p>
          </table:table-cell>
          <table:table-cell office:value-type="float" office:value="0.0054241964" calcext:value-type="float">
            <text:p>0.0054241964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9.0450439453" calcext:value-type="float">
            <text:p>179.0450439453</text:p>
          </table:table-cell>
          <table:table-cell office:value-type="float" office:value="-0.2136581061" calcext:value-type="float">
            <text:p>-0.2136581061</text:p>
          </table:table-cell>
          <table:table-cell office:value-type="float" office:value="-0.0213658106" calcext:value-type="float">
            <text:p>-0.021365810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25958" calcext:value-type="float">
            <text:p>0.00425958</text:p>
          </table:table-cell>
          <table:table-cell office:value-type="float" office:value="0.00683512" calcext:value-type="float">
            <text:p>0.00683512</text:p>
          </table:table-cell>
          <table:table-cell office:value-type="float" office:value="0.0047959461" calcext:value-type="float">
            <text:p>0.004795946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9.0439910889" calcext:value-type="float">
            <text:p>179.0439910889</text:p>
          </table:table-cell>
          <table:table-cell office:value-type="float" office:value="-0.2210767907" calcext:value-type="float">
            <text:p>-0.2210767907</text:p>
          </table:table-cell>
          <table:table-cell office:value-type="float" office:value="-0.0221076791" calcext:value-type="float">
            <text:p>-0.022107679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43683" calcext:value-type="float">
            <text:p>0.00443683</text:p>
          </table:table-cell>
          <table:table-cell office:value-type="float" office:value="0.00648728" calcext:value-type="float">
            <text:p>0.00648728</text:p>
          </table:table-cell>
          <table:table-cell office:value-type="float" office:value="0.0051573642" calcext:value-type="float">
            <text:p>0.005157364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9.047164917" calcext:value-type="float">
            <text:p>179.047164917</text:p>
          </table:table-cell>
          <table:table-cell office:value-type="float" office:value="-0.2175689927" calcext:value-type="float">
            <text:p>-0.2175689927</text:p>
          </table:table-cell>
          <table:table-cell office:value-type="float" office:value="-0.0217568993" calcext:value-type="float">
            <text:p>-0.021756899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3152" calcext:value-type="float">
            <text:p>0.00453152</text:p>
          </table:table-cell>
          <table:table-cell office:value-type="float" office:value="0.00588783" calcext:value-type="float">
            <text:p>0.00588783</text:p>
          </table:table-cell>
          <table:table-cell office:value-type="float" office:value="0.004655071" calcext:value-type="float">
            <text:p>0.00465507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9.0624237061" calcext:value-type="float">
            <text:p>179.0624237061</text:p>
          </table:table-cell>
          <table:table-cell office:value-type="float" office:value="-0.2181281758" calcext:value-type="float">
            <text:p>-0.2181281758</text:p>
          </table:table-cell>
          <table:table-cell office:value-type="float" office:value="-0.0218128176" calcext:value-type="float">
            <text:p>-0.021812817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9833" calcext:value-type="float">
            <text:p>0.00459833</text:p>
          </table:table-cell>
          <table:table-cell office:value-type="float" office:value="0.00576641" calcext:value-type="float">
            <text:p>0.00576641</text:p>
          </table:table-cell>
          <table:table-cell office:value-type="float" office:value="0.004749259" calcext:value-type="float">
            <text:p>0.004749259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9.0649719238" calcext:value-type="float">
            <text:p>179.0649719238</text:p>
          </table:table-cell>
          <table:table-cell office:value-type="float" office:value="-0.2189305614" calcext:value-type="float">
            <text:p>-0.2189305614</text:p>
          </table:table-cell>
          <table:table-cell office:value-type="float" office:value="-0.0218930561" calcext:value-type="float">
            <text:p>-0.021893056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64817" calcext:value-type="float">
            <text:p>0.00464817</text:p>
          </table:table-cell>
          <table:table-cell office:value-type="float" office:value="0.00576641" calcext:value-type="float">
            <text:p>0.00576641</text:p>
          </table:table-cell>
          <table:table-cell office:value-type="float" office:value="0.0049237188" calcext:value-type="float">
            <text:p>0.004923718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9.0720214844" calcext:value-type="float">
            <text:p>179.0720214844</text:p>
          </table:table-cell>
          <table:table-cell office:value-type="float" office:value="-0.2054116674" calcext:value-type="float">
            <text:p>-0.2054116674</text:p>
          </table:table-cell>
          <table:table-cell office:value-type="float" office:value="-0.0205411667" calcext:value-type="float">
            <text:p>-0.020541166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59128" calcext:value-type="float">
            <text:p>0.00459128</text:p>
          </table:table-cell>
          <table:table-cell office:value-type="float" office:value="0.00536674" calcext:value-type="float">
            <text:p>0.00536674</text:p>
          </table:table-cell>
          <table:table-cell office:value-type="float" office:value="0.0049265722" calcext:value-type="float">
            <text:p>0.0049265722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9.0714874268" calcext:value-type="float">
            <text:p>179.0714874268</text:p>
          </table:table-cell>
          <table:table-cell office:value-type="float" office:value="-0.17995423" calcext:value-type="float">
            <text:p>-0.17995423</text:p>
          </table:table-cell>
          <table:table-cell office:value-type="float" office:value="-0.017995423" calcext:value-type="float">
            <text:p>-0.01799542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38372" calcext:value-type="float">
            <text:p>0.00438372</text:p>
          </table:table-cell>
          <table:table-cell office:value-type="float" office:value="0.00547288" calcext:value-type="float">
            <text:p>0.00547288</text:p>
          </table:table-cell>
          <table:table-cell office:value-type="float" office:value="0.0044641304" calcext:value-type="float">
            <text:p>0.004464130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0833129883" calcext:value-type="float">
            <text:p>179.0833129883</text:p>
          </table:table-cell>
          <table:table-cell office:value-type="float" office:value="-0.1510555565" calcext:value-type="float">
            <text:p>-0.1510555565</text:p>
          </table:table-cell>
          <table:table-cell office:value-type="float" office:value="-0.0151055557" calcext:value-type="float">
            <text:p>-0.0151055557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5287" calcext:value-type="float">
            <text:p>0.00405287</text:p>
          </table:table-cell>
          <table:table-cell office:value-type="float" office:value="0.00530204" calcext:value-type="float">
            <text:p>0.00530204</text:p>
          </table:table-cell>
          <table:table-cell office:value-type="float" office:value="0.0037074113" calcext:value-type="float">
            <text:p>0.0037074113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077331543" calcext:value-type="float">
            <text:p>179.077331543</text:p>
          </table:table-cell>
          <table:table-cell office:value-type="float" office:value="-0.1834808996" calcext:value-type="float">
            <text:p>-0.1834808996</text:p>
          </table:table-cell>
          <table:table-cell office:value-type="float" office:value="-0.01834809" calcext:value-type="float">
            <text:p>-0.01834809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4858" calcext:value-type="float">
            <text:p>0.00404858</text:p>
          </table:table-cell>
          <table:table-cell office:value-type="float" office:value="0.00561476" calcext:value-type="float">
            <text:p>0.00561476</text:p>
          </table:table-cell>
          <table:table-cell office:value-type="float" office:value="0.0032331056" calcext:value-type="float">
            <text:p>0.0032331056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0858306885" calcext:value-type="float">
            <text:p>179.0858306885</text:p>
          </table:table-cell>
          <table:table-cell office:value-type="float" office:value="-0.1898427116" calcext:value-type="float">
            <text:p>-0.1898427116</text:p>
          </table:table-cell>
          <table:table-cell office:value-type="float" office:value="-0.0189842712" calcext:value-type="float">
            <text:p>-0.018984271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08813" calcext:value-type="float">
            <text:p>0.00408813</text:p>
          </table:table-cell>
          <table:table-cell office:value-type="float" office:value="0.00561476" calcext:value-type="float">
            <text:p>0.00561476</text:p>
          </table:table-cell>
          <table:table-cell office:value-type="float" office:value="0.0043290938" calcext:value-type="float">
            <text:p>0.004329093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9.0918121338" calcext:value-type="float">
            <text:p>179.0918121338</text:p>
          </table:table-cell>
          <table:table-cell office:value-type="float" office:value="-0.1995954344" calcext:value-type="float">
            <text:p>-0.1995954344</text:p>
          </table:table-cell>
          <table:table-cell office:value-type="float" office:value="-0.0199595434" calcext:value-type="float">
            <text:p>-0.0199595434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17946" calcext:value-type="float">
            <text:p>0.00417946</text:p>
          </table:table-cell>
          <table:table-cell office:value-type="float" office:value="0.00568492" calcext:value-type="float">
            <text:p>0.00568492</text:p>
          </table:table-cell>
          <table:table-cell office:value-type="float" office:value="0.0035782089" calcext:value-type="float">
            <text:p>0.0035782089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0983734131" calcext:value-type="float">
            <text:p>179.0983734131</text:p>
          </table:table-cell>
          <table:table-cell office:value-type="float" office:value="-0.1857864311" calcext:value-type="float">
            <text:p>-0.1857864311</text:p>
          </table:table-cell>
          <table:table-cell office:value-type="float" office:value="-0.0185786431" calcext:value-type="float">
            <text:p>-0.0185786431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14828" calcext:value-type="float">
            <text:p>0.00414828</text:p>
          </table:table-cell>
          <table:table-cell office:value-type="float" office:value="0.00614721" calcext:value-type="float">
            <text:p>0.00614721</text:p>
          </table:table-cell>
          <table:table-cell office:value-type="float" office:value="0.0030442776" calcext:value-type="float">
            <text:p>0.003044277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0917205811" calcext:value-type="float">
            <text:p>179.0917205811</text:p>
          </table:table-cell>
          <table:table-cell office:value-type="float" office:value="-0.2318122565" calcext:value-type="float">
            <text:p>-0.2318122565</text:p>
          </table:table-cell>
          <table:table-cell office:value-type="float" office:value="-0.0231812256" calcext:value-type="float">
            <text:p>-0.0231812256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43424" calcext:value-type="float">
            <text:p>0.00443424</text:p>
          </table:table-cell>
          <table:table-cell office:value-type="float" office:value="0.0064451" calcext:value-type="float">
            <text:p>0.0064451</text:p>
          </table:table-cell>
          <table:table-cell office:value-type="float" office:value="0.0050090272" calcext:value-type="float">
            <text:p>0.0050090272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0983886719" calcext:value-type="float">
            <text:p>179.0983886719</text:p>
          </table:table-cell>
          <table:table-cell office:value-type="float" office:value="-0.2388541925" calcext:value-type="float">
            <text:p>-0.2388541925</text:p>
          </table:table-cell>
          <table:table-cell office:value-type="float" office:value="-0.0238854192" calcext:value-type="float">
            <text:p>-0.023885419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67165" calcext:value-type="float">
            <text:p>0.00467165</text:p>
          </table:table-cell>
          <table:table-cell office:value-type="float" office:value="0.0064451" calcext:value-type="float">
            <text:p>0.0064451</text:p>
          </table:table-cell>
          <table:table-cell office:value-type="float" office:value="0.005077768" calcext:value-type="float">
            <text:p>0.00507776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0946044922" calcext:value-type="float">
            <text:p>179.0946044922</text:p>
          </table:table-cell>
          <table:table-cell office:value-type="float" office:value="-0.2085867116" calcext:value-type="float">
            <text:p>-0.2085867116</text:p>
          </table:table-cell>
          <table:table-cell office:value-type="float" office:value="-0.0208586712" calcext:value-type="float">
            <text:p>-0.020858671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62808" calcext:value-type="float">
            <text:p>0.00462808</text:p>
          </table:table-cell>
          <table:table-cell office:value-type="float" office:value="0.00698065" calcext:value-type="float">
            <text:p>0.00698065</text:p>
          </table:table-cell>
          <table:table-cell office:value-type="float" office:value="0.003200549" calcext:value-type="float">
            <text:p>0.00320054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0882873535" calcext:value-type="float">
            <text:p>179.0882873535</text:p>
          </table:table-cell>
          <table:table-cell office:value-type="float" office:value="-0.2481318122" calcext:value-type="float">
            <text:p>-0.2481318122</text:p>
          </table:table-cell>
          <table:table-cell office:value-type="float" office:value="-0.0248131812" calcext:value-type="float">
            <text:p>-0.0248131812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48626" calcext:value-type="float">
            <text:p>0.0048626</text:p>
          </table:table-cell>
          <table:table-cell office:value-type="float" office:value="0.00746636" calcext:value-type="float">
            <text:p>0.00746636</text:p>
          </table:table-cell>
          <table:table-cell office:value-type="float" office:value="0.0035611376" calcext:value-type="float">
            <text:p>0.0035611376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0810394287" calcext:value-type="float">
            <text:p>179.0810394287</text:p>
          </table:table-cell>
          <table:table-cell office:value-type="float" office:value="-0.2515857327" calcext:value-type="float">
            <text:p>-0.2515857327</text:p>
          </table:table-cell>
          <table:table-cell office:value-type="float" office:value="-0.0251585733" calcext:value-type="float">
            <text:p>-0.0251585733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04183" calcext:value-type="float">
            <text:p>0.00504183</text:p>
          </table:table-cell>
          <table:table-cell office:value-type="float" office:value="0.00798844" calcext:value-type="float">
            <text:p>0.00798844</text:p>
          </table:table-cell>
          <table:table-cell office:value-type="float" office:value="0.0053789461" calcext:value-type="float">
            <text:p>0.0053789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079788208" calcext:value-type="float">
            <text:p>179.079788208</text:p>
          </table:table-cell>
          <table:table-cell office:value-type="float" office:value="-0.2609694805" calcext:value-type="float">
            <text:p>-0.2609694805</text:p>
          </table:table-cell>
          <table:table-cell office:value-type="float" office:value="-0.026096948" calcext:value-type="float">
            <text:p>-0.026096948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22376" calcext:value-type="float">
            <text:p>0.00522376</text:p>
          </table:table-cell>
          <table:table-cell office:value-type="float" office:value="0.00798844" calcext:value-type="float">
            <text:p>0.00798844</text:p>
          </table:table-cell>
          <table:table-cell office:value-type="float" office:value="0.0053742418" calcext:value-type="float">
            <text:p>0.0053742418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0757293701" calcext:value-type="float">
            <text:p>179.0757293701</text:p>
          </table:table-cell>
          <table:table-cell office:value-type="float" office:value="-0.2562036355" calcext:value-type="float">
            <text:p>-0.2562036355</text:p>
          </table:table-cell>
          <table:table-cell office:value-type="float" office:value="-0.0256203635" calcext:value-type="float">
            <text:p>-0.0256203635</text:p>
          </table:table-cell>
          <table:table-cell office:value-type="float" office:value="0.000377741" calcext:value-type="float">
            <text:p>0.000377741</text:p>
          </table:table-cell>
          <table:table-cell office:value-type="float" office:value="0.00531319" calcext:value-type="float">
            <text:p>0.00531319</text:p>
          </table:table-cell>
          <table:table-cell office:value-type="float" office:value="0.00903587" calcext:value-type="float">
            <text:p>0.00903587</text:p>
          </table:table-cell>
          <table:table-cell office:value-type="float" office:value="0.005342914" calcext:value-type="float">
            <text:p>0.00534291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0725708008" calcext:value-type="float">
            <text:p>179.0725708008</text:p>
          </table:table-cell>
          <table:table-cell office:value-type="float" office:value="-0.227" calcext:value-type="float">
            <text:p>-0.2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8:21:51.103072036</dc:date>
    <meta:editing-duration>PT3M11S</meta:editing-duration>
    <meta:editing-cycles>1</meta:editing-cycles>
    <meta:document-statistic meta:table-count="1" meta:cell-count="768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15cm" svg:height="14.371cm" xlink:href=".." xlink:type="simple" chart:class="chart:line" chart:style-name="ch1">
        <chart:legend chart:legend-position="end" svg:x="28.048cm" svg:y="6.637cm" style:legend-expansion="high" chart:style-name="ch2"/>
        <chart:plot-area chart:style-name="ch3" table:cell-range-address="test3.D1:test3.D853 test3.H1:test3.H853" chart:data-source-has-labels="row" svg:x="0.632cm" svg:y="0.287cm" svg:width="26.784cm" svg:height="13.797cm">
          <chartooo:coordinate-region svg:x="1.465cm" svg:y="0.486cm" svg:width="25.951cm" svg:height="13.3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3.D2:test3.D853" chart:label-cell-address="test3.D1:test3.D1" chart:class="chart:line">
            <chart:data-point chart:repeated="852"/>
          </chart:series>
          <chart:series chart:style-name="ch7" chart:values-cell-range-address="test3.H2:test3.H853" chart:label-cell-address="test3.H1:test3.H1" chart:class="chart:line">
            <chart:data-point chart:repeated="8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hip</text:p>
                <draw:g>
                  <svg:desc>test3.D1:test3.D1</svg:desc>
                </draw:g>
              </table:table-cell>
              <table:table-cell office:value-type="string">
                <text:p>capture_point</text:p>
                <draw:g>
                  <svg:desc>test3.H1:tes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84801304">
                <text:p>0.0984801304</text:p>
                <draw:g>
                  <svg:desc>test3.D2:test3.D853</svg:desc>
                </draw:g>
              </table:table-cell>
              <table:table-cell office:value-type="float" office:value="-0.0078075844">
                <text:p>-0.0078075844</text:p>
                <draw:g>
                  <svg:desc>test3.H2:test3.H8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7771741">
                <text:p>0.0327771741</text:p>
              </table:table-cell>
              <table:table-cell office:value-type="float" office:value="-0.0077952192">
                <text:p>-0.0077952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9771031">
                <text:p>0.0039771031</text:p>
              </table:table-cell>
              <table:table-cell office:value-type="float" office:value="-0.0047875828">
                <text:p>-0.0047875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4947748">
                <text:p>0.0604947748</text:p>
              </table:table-cell>
              <table:table-cell office:value-type="float" office:value="-0.0098766231">
                <text:p>-0.0098766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9963577">
                <text:p>0.0249963577</text:p>
              </table:table-cell>
              <table:table-cell office:value-type="float" office:value="-0.0070767941">
                <text:p>-0.007076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63563">
                <text:p>0.02963563</text:p>
              </table:table-cell>
              <table:table-cell office:value-type="float" office:value="-0.0072667737">
                <text:p>-0.0072667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5540862">
                <text:p>0.0135540862</text:p>
              </table:table-cell>
              <table:table-cell office:value-type="float" office:value="-0.0046801617">
                <text:p>-0.0046801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703605">
                <text:p>0.030703605</text:p>
              </table:table-cell>
              <table:table-cell office:value-type="float" office:value="-0.0069138613">
                <text:p>-0.0069138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2723626">
                <text:p>0.0292723626</text:p>
              </table:table-cell>
              <table:table-cell office:value-type="float" office:value="-0.0068303541">
                <text:p>-0.0068303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8503018">
                <text:p>0.0298503018</text:p>
              </table:table-cell>
              <table:table-cell office:value-type="float" office:value="-0.0069989191">
                <text:p>-0.0069989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74354786">
                <text:p>0.0274354786</text:p>
              </table:table-cell>
              <table:table-cell office:value-type="float" office:value="-0.0065448398">
                <text:p>-0.0065448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09498871">
                <text:p>0.0309498871</text:p>
              </table:table-cell>
              <table:table-cell office:value-type="float" office:value="-0.0072960636">
                <text:p>-0.0072960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428436">
                <text:p>0.0229428436</text:p>
              </table:table-cell>
              <table:table-cell office:value-type="float" office:value="-0.0054915982">
                <text:p>-0.0054915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0768731">
                <text:p>0.0340768731</text:p>
              </table:table-cell>
              <table:table-cell office:value-type="float" office:value="-0.0081261011">
                <text:p>-0.0081261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48540285">
                <text:p>0.0248540285</text:p>
              </table:table-cell>
              <table:table-cell office:value-type="float" office:value="-0.0058162127">
                <text:p>-0.0058162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8808336">
                <text:p>0.0278808336</text:p>
              </table:table-cell>
              <table:table-cell office:value-type="float" office:value="-0.006615703">
                <text:p>-0.006615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06533132">
                <text:p>0.0306533132</text:p>
              </table:table-cell>
              <table:table-cell office:value-type="float" office:value="-0.0073973341">
                <text:p>-0.0073973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75782">
                <text:p>0.0280975782</text:p>
              </table:table-cell>
              <table:table-cell office:value-type="float" office:value="-0.0066249048">
                <text:p>-0.0066249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6767967">
                <text:p>0.0276767967</text:p>
              </table:table-cell>
              <table:table-cell office:value-type="float" office:value="-0.006506622">
                <text:p>-0.006506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0946716">
                <text:p>0.0350946716</text:p>
              </table:table-cell>
              <table:table-cell office:value-type="float" office:value="-0.0088886332">
                <text:p>-0.0088886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760021">
                <text:p>0.032760021</text:p>
              </table:table-cell>
              <table:table-cell office:value-type="float" office:value="-0.0079898455">
                <text:p>-0.0079898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24652378">
                <text:p>0.0324652378</text:p>
              </table:table-cell>
              <table:table-cell office:value-type="float" office:value="-0.0078174843">
                <text:p>-0.0078174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13721715">
                <text:p>0.0313721715</text:p>
              </table:table-cell>
              <table:table-cell office:value-type="float" office:value="-0.0074147494">
                <text:p>-0.0074147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85419696">
                <text:p>0.0285419696</text:p>
              </table:table-cell>
              <table:table-cell office:value-type="float" office:value="-0.0063810965">
                <text:p>-0.0063810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0307445">
                <text:p>0.0300307445</text:p>
              </table:table-cell>
              <table:table-cell office:value-type="float" office:value="-0.0070489881">
                <text:p>-0.0070489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23762028">
                <text:p>0.0323762028</text:p>
              </table:table-cell>
              <table:table-cell office:value-type="float" office:value="-0.008003389">
                <text:p>-0.008003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44466844">
                <text:p>0.0344466844</text:p>
              </table:table-cell>
              <table:table-cell office:value-type="float" office:value="-0.0087494096">
                <text:p>-0.0087494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0326781">
                <text:p>0.030326781</text:p>
              </table:table-cell>
              <table:table-cell office:value-type="float" office:value="-0.006855885">
                <text:p>-0.006855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3220654">
                <text:p>0.0253220654</text:p>
              </table:table-cell>
              <table:table-cell office:value-type="float" office:value="-0.0047866451">
                <text:p>-0.0047866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4493878">
                <text:p>0.0294493878</text:p>
              </table:table-cell>
              <table:table-cell office:value-type="float" office:value="-0.0069886975">
                <text:p>-0.0069886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119927">
                <text:p>0.026119927</text:p>
              </table:table-cell>
              <table:table-cell office:value-type="float" office:value="-0.0056352248">
                <text:p>-0.0056352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5471543">
                <text:p>0.0305471543</text:p>
              </table:table-cell>
              <table:table-cell office:value-type="float" office:value="-0.0078736104">
                <text:p>-0.0078736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333775">
                <text:p>0.031333775</text:p>
              </table:table-cell>
              <table:table-cell office:value-type="float" office:value="-0.006946716">
                <text:p>-0.006946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0934481">
                <text:p>0.0220934481</text:p>
              </table:table-cell>
              <table:table-cell office:value-type="float" office:value="-0.0052770434">
                <text:p>-0.00527704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14787959">
                <text:p>0.0314787959</text:p>
              </table:table-cell>
              <table:table-cell office:value-type="float" office:value="-0.0079972433">
                <text:p>-0.0079972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0044177">
                <text:p>0.0280044177</text:p>
              </table:table-cell>
              <table:table-cell office:value-type="float" office:value="-0.0064502763">
                <text:p>-0.00645027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15449221">
                <text:p>0.0315449221</text:p>
              </table:table-cell>
              <table:table-cell office:value-type="float" office:value="-0.0066790044">
                <text:p>-0.0066790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18009503">
                <text:p>0.0318009503</text:p>
              </table:table-cell>
              <table:table-cell office:value-type="float" office:value="-0.0084177582">
                <text:p>-0.0084177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83759854">
                <text:p>0.0283759854</text:p>
              </table:table-cell>
              <table:table-cell office:value-type="float" office:value="-0.0064762355">
                <text:p>-0.0064762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6321944">
                <text:p>0.0276321944</text:p>
              </table:table-cell>
              <table:table-cell office:value-type="float" office:value="-0.0063310955">
                <text:p>-0.0063310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88489635">
                <text:p>0.0288489635</text:p>
              </table:table-cell>
              <table:table-cell office:value-type="float" office:value="-0.0066622054">
                <text:p>-0.0066622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66499053">
                <text:p>0.0266499053</text:p>
              </table:table-cell>
              <table:table-cell office:value-type="float" office:value="-0.006252164">
                <text:p>-0.0062521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15302711">
                <text:p>0.0315302711</text:p>
              </table:table-cell>
              <table:table-cell office:value-type="float" office:value="-0.0072105802">
                <text:p>-0.0072105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9164285">
                <text:p>0.0259164285</text:p>
              </table:table-cell>
              <table:table-cell office:value-type="float" office:value="-0.0066083674">
                <text:p>-0.0066083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30635">
                <text:p>0.02730635</text:p>
              </table:table-cell>
              <table:table-cell office:value-type="float" office:value="-0.0054946943">
                <text:p>-0.0054946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88596112">
                <text:p>0.0288596112</text:p>
              </table:table-cell>
              <table:table-cell office:value-type="float" office:value="-0.0070549262">
                <text:p>-0.0070549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74673299">
                <text:p>0.0274673299</text:p>
              </table:table-cell>
              <table:table-cell office:value-type="float" office:value="-0.0069481985">
                <text:p>-0.0069481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2085594">
                <text:p>0.0292085594</text:p>
              </table:table-cell>
              <table:table-cell office:value-type="float" office:value="-0.0070619051">
                <text:p>-0.0070619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7875841">
                <text:p>0.0327875841</text:p>
              </table:table-cell>
              <table:table-cell office:value-type="float" office:value="-0.0084938234">
                <text:p>-0.0084938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23984946">
                <text:p>0.0223984946</text:p>
              </table:table-cell>
              <table:table-cell office:value-type="float" office:value="-0.0054313309">
                <text:p>-0.0054313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65594765">
                <text:p>0.0265594765</text:p>
              </table:table-cell>
              <table:table-cell office:value-type="float" office:value="-0.0068442191">
                <text:p>-0.0068442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0649749">
                <text:p>0.0240649749</text:p>
              </table:table-cell>
              <table:table-cell office:value-type="float" office:value="-0.0055621713">
                <text:p>-0.0055621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9230416">
                <text:p>0.0209230416</text:p>
              </table:table-cell>
              <table:table-cell office:value-type="float" office:value="-0.0040162693">
                <text:p>-0.0040162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0254091">
                <text:p>0.0240254091</text:p>
              </table:table-cell>
              <table:table-cell office:value-type="float" office:value="-0.004999542">
                <text:p>-0.0049995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33690881">
                <text:p>0.0233690881</text:p>
              </table:table-cell>
              <table:table-cell office:value-type="float" office:value="-0.0054422374">
                <text:p>-0.0054422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89312315">
                <text:p>0.0189312315</text:p>
              </table:table-cell>
              <table:table-cell office:value-type="float" office:value="-0.0043528231">
                <text:p>-0.0043528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07894585">
                <text:p>0.0207894585</text:p>
              </table:table-cell>
              <table:table-cell office:value-type="float" office:value="-0.0061182002">
                <text:p>-0.0061182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4192569">
                <text:p>0.0254192569</text:p>
              </table:table-cell>
              <table:table-cell office:value-type="float" office:value="-0.0065276803">
                <text:p>-0.00652768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72994682">
                <text:p>0.0272994682</text:p>
              </table:table-cell>
              <table:table-cell office:value-type="float" office:value="-0.0054165654">
                <text:p>-0.0054165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41283539">
                <text:p>0.0241283539</text:p>
              </table:table-cell>
              <table:table-cell office:value-type="float" office:value="-0.0058461233">
                <text:p>-0.0058461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81830217">
                <text:p>0.0281830217</text:p>
              </table:table-cell>
              <table:table-cell office:value-type="float" office:value="-0.0065440089">
                <text:p>-0.0065440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35359841">
                <text:p>0.0235359841</text:p>
              </table:table-cell>
              <table:table-cell office:value-type="float" office:value="-0.006249628">
                <text:p>-0.006249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64071444">
                <text:p>0.0264071444</text:p>
              </table:table-cell>
              <table:table-cell office:value-type="float" office:value="-0.0066267116">
                <text:p>-0.0066267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4658661">
                <text:p>0.0284658661</text:p>
              </table:table-cell>
              <table:table-cell office:value-type="float" office:value="-0.0062649746">
                <text:p>-0.0062649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5116204">
                <text:p>0.0215116204</text:p>
              </table:table-cell>
              <table:table-cell office:value-type="float" office:value="-0.0053608482">
                <text:p>-0.00536084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1572436">
                <text:p>0.0231572436</text:p>
              </table:table-cell>
              <table:table-cell office:value-type="float" office:value="-0.0049966656">
                <text:p>-0.0049966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59136996">
                <text:p>0.0259136996</text:p>
              </table:table-cell>
              <table:table-cell office:value-type="float" office:value="-0.0063728745">
                <text:p>-0.0063728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175145">
                <text:p>0.021175145</text:p>
              </table:table-cell>
              <table:table-cell office:value-type="float" office:value="-0.0057067245">
                <text:p>-0.0057067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3345779">
                <text:p>0.0213345779</text:p>
              </table:table-cell>
              <table:table-cell office:value-type="float" office:value="-0.0042675343">
                <text:p>-0.0042675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31855316">
                <text:p>0.0231855316</text:p>
              </table:table-cell>
              <table:table-cell office:value-type="float" office:value="-0.0052597203">
                <text:p>-0.00525972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21822746">
                <text:p>0.0221822746</text:p>
              </table:table-cell>
              <table:table-cell office:value-type="float" office:value="-0.0051260862">
                <text:p>-0.00512608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43741508">
                <text:p>0.0243741508</text:p>
              </table:table-cell>
              <table:table-cell office:value-type="float" office:value="-0.0059067008">
                <text:p>-0.0059067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9180899">
                <text:p>0.0209180899</text:p>
              </table:table-cell>
              <table:table-cell office:value-type="float" office:value="-0.0049671006">
                <text:p>-0.0049671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19661725">
                <text:p>0.0219661725</text:p>
              </table:table-cell>
              <table:table-cell office:value-type="float" office:value="-0.005248419">
                <text:p>-0.005248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4096306">
                <text:p>0.0294096306</text:p>
              </table:table-cell>
              <table:table-cell office:value-type="float" office:value="-0.0075520713">
                <text:p>-0.0075520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8518549">
                <text:p>0.0248518549</text:p>
              </table:table-cell>
              <table:table-cell office:value-type="float" office:value="-0.0064294684">
                <text:p>-0.00642946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1886451">
                <text:p>0.0251886451</text:p>
              </table:table-cell>
              <table:table-cell office:value-type="float" office:value="-0.006501855">
                <text:p>-0.0065018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66973484">
                <text:p>0.0266973484</text:p>
              </table:table-cell>
              <table:table-cell office:value-type="float" office:value="-0.0071665347">
                <text:p>-0.0071665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40846086">
                <text:p>0.0240846086</text:p>
              </table:table-cell>
              <table:table-cell office:value-type="float" office:value="-0.0069993962">
                <text:p>-0.0069993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01814372">
                <text:p>0.0301814372</text:p>
              </table:table-cell>
              <table:table-cell office:value-type="float" office:value="-0.0072629553">
                <text:p>-0.0072629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30599035">
                <text:p>0.0230599035</text:p>
              </table:table-cell>
              <table:table-cell office:value-type="float" office:value="-0.005133382">
                <text:p>-0.005133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2600039">
                <text:p>0.0292600039</text:p>
              </table:table-cell>
              <table:table-cell office:value-type="float" office:value="-0.0071218969">
                <text:p>-0.00712189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9509176">
                <text:p>0.0329509176</text:p>
              </table:table-cell>
              <table:table-cell office:value-type="float" office:value="-0.0072512493">
                <text:p>-0.0072512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8006682">
                <text:p>0.0328006682</text:p>
              </table:table-cell>
              <table:table-cell office:value-type="float" office:value="-0.0076716217">
                <text:p>-0.0076716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0307173">
                <text:p>0.0320307173</text:p>
              </table:table-cell>
              <table:table-cell office:value-type="float" office:value="-0.0075063769">
                <text:p>-0.0075063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3693138">
                <text:p>0.0343693138</text:p>
              </table:table-cell>
              <table:table-cell office:value-type="float" office:value="-0.0076470566">
                <text:p>-0.00764705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12426293">
                <text:p>0.0312426293</text:p>
              </table:table-cell>
              <table:table-cell office:value-type="float" office:value="-0.0078234154">
                <text:p>-0.0078234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33057389">
                <text:p>0.0333057389</text:p>
              </table:table-cell>
              <table:table-cell office:value-type="float" office:value="-0.0089574211">
                <text:p>-0.00895742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27789985">
                <text:p>0.0327789985</text:p>
              </table:table-cell>
              <table:table-cell office:value-type="float" office:value="-0.007208511">
                <text:p>-0.007208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05431412">
                <text:p>0.0305431412</text:p>
              </table:table-cell>
              <table:table-cell office:value-type="float" office:value="-0.006631478">
                <text:p>-0.0066314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10934582">
                <text:p>0.0310934582</text:p>
              </table:table-cell>
              <table:table-cell office:value-type="float" office:value="-0.0074734774">
                <text:p>-0.00747347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15273404">
                <text:p>0.0315273404</text:p>
              </table:table-cell>
              <table:table-cell office:value-type="float" office:value="-0.0075689918">
                <text:p>-0.0075689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00283581">
                <text:p>0.0300283581</text:p>
              </table:table-cell>
              <table:table-cell office:value-type="float" office:value="-0.0071804324">
                <text:p>-0.00718043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27281319">
                <text:p>0.0327281319</text:p>
              </table:table-cell>
              <table:table-cell office:value-type="float" office:value="-0.0079304102">
                <text:p>-0.0079304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0964883">
                <text:p>0.0300964883</text:p>
              </table:table-cell>
              <table:table-cell office:value-type="float" office:value="-0.0060457126">
                <text:p>-0.0060457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19328851">
                <text:p>0.0319328851</text:p>
              </table:table-cell>
              <table:table-cell office:value-type="float" office:value="-0.0067398972">
                <text:p>-0.0067398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9146135">
                <text:p>0.0289146135</text:p>
              </table:table-cell>
              <table:table-cell office:value-type="float" office:value="-0.0065811731">
                <text:p>-0.00658117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4698588">
                <text:p>0.0294698588</text:p>
              </table:table-cell>
              <table:table-cell office:value-type="float" office:value="-0.006625839">
                <text:p>-0.0066258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22797616">
                <text:p>0.0322797616</text:p>
              </table:table-cell>
              <table:table-cell office:value-type="float" office:value="-0.0066679874">
                <text:p>-0.00666798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616262268">
                <text:p>-0.0616262268</text:p>
              </table:table-cell>
              <table:table-cell office:value-type="float" office:value="-0.0021246246">
                <text:p>-0.0021246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770752">
                <text:p>0.0006770752</text:p>
              </table:table-cell>
              <table:table-cell office:value-type="float" office:value="-0.0011541344">
                <text:p>-0.0011541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2749175">
                <text:p>-0.0012749175</text:p>
              </table:table-cell>
              <table:table-cell office:value-type="float" office:value="-0.0004848484">
                <text:p>-0.00048484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0681976">
                <text:p>0.0060681976</text:p>
              </table:table-cell>
              <table:table-cell office:value-type="float" office:value="-0.003949399">
                <text:p>-0.003949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8325374">
                <text:p>0.0008325374</text:p>
              </table:table-cell>
              <table:table-cell office:value-type="float" office:value="-0.0011407908">
                <text:p>-0.00114079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69129191">
                <text:p>-0.0069129191</text:p>
              </table:table-cell>
              <table:table-cell office:value-type="float" office:value="0.0011195735">
                <text:p>0.00111957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313438">
                <text:p>-0.000313438</text:p>
              </table:table-cell>
              <table:table-cell office:value-type="float" office:value="-0.001489298">
                <text:p>-0.0014892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20219485">
                <text:p>-0.0020219485</text:p>
              </table:table-cell>
              <table:table-cell office:value-type="float" office:value="-0.0006582064">
                <text:p>-0.0006582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35889948">
                <text:p>-0.0035889948</text:p>
              </table:table-cell>
              <table:table-cell office:value-type="float" office:value="-0.0005091766">
                <text:p>-0.00050917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28065529">
                <text:p>-0.0028065529</text:p>
              </table:table-cell>
              <table:table-cell office:value-type="float" office:value="-0.0009737973">
                <text:p>-0.00097379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4852136">
                <text:p>-0.0034852136</text:p>
              </table:table-cell>
              <table:table-cell office:value-type="float" office:value="-0.0006363344">
                <text:p>-0.0006363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38079705">
                <text:p>-0.0038079705</text:p>
              </table:table-cell>
              <table:table-cell office:value-type="float" office:value="0.0013073006">
                <text:p>0.0013073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53870157">
                <text:p>-0.0053870157</text:p>
              </table:table-cell>
              <table:table-cell office:value-type="float" office:value="0.0002283813">
                <text:p>0.00022838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2593175">
                <text:p>-0.002593175</text:p>
              </table:table-cell>
              <table:table-cell office:value-type="float" office:value="-0.0009869775">
                <text:p>-0.00098697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65670344">
                <text:p>-0.0065670344</text:p>
              </table:table-cell>
              <table:table-cell office:value-type="float" office:value="0.0007950876">
                <text:p>0.00079508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33459658">
                <text:p>-0.0033459658</text:p>
              </table:table-cell>
              <table:table-cell office:value-type="float" office:value="-0.0006628689">
                <text:p>-0.00066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53080959">
                <text:p>-0.0053080959</text:p>
              </table:table-cell>
              <table:table-cell office:value-type="float" office:value="0.0004121116">
                <text:p>0.0004121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49936729">
                <text:p>-0.0049936729</text:p>
              </table:table-cell>
              <table:table-cell office:value-type="float" office:value="-0.0000619559">
                <text:p>-0.0000619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98066705">
                <text:p>-0.0098066705</text:p>
              </table:table-cell>
              <table:table-cell office:value-type="float" office:value="0.0011109885">
                <text:p>0.00111098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74962343">
                <text:p>-0.0074962343</text:p>
              </table:table-cell>
              <table:table-cell office:value-type="float" office:value="0.0014400067">
                <text:p>0.00144000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37253283">
                <text:p>-0.0037253283</text:p>
              </table:table-cell>
              <table:table-cell office:value-type="float" office:value="0.0000394639">
                <text:p>0.0000394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10194421">
                <text:p>-0.010194421</text:p>
              </table:table-cell>
              <table:table-cell office:value-type="float" office:value="0.0023467115">
                <text:p>0.0023467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9749041">
                <text:p>-0.009749041</text:p>
              </table:table-cell>
              <table:table-cell office:value-type="float" office:value="0.0017125312">
                <text:p>0.00171253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64190017">
                <text:p>-0.0064190017</text:p>
              </table:table-cell>
              <table:table-cell office:value-type="float" office:value="0.0002604128">
                <text:p>0.00026041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99304841">
                <text:p>-0.0099304841</text:p>
              </table:table-cell>
              <table:table-cell office:value-type="float" office:value="0.0013507452">
                <text:p>0.00135074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56702717">
                <text:p>-0.0056702717</text:p>
              </table:table-cell>
              <table:table-cell office:value-type="float" office:value="0.0009778046">
                <text:p>0.00097780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06517807">
                <text:p>-0.0106517807</text:p>
              </table:table-cell>
              <table:table-cell office:value-type="float" office:value="0.002811864">
                <text:p>0.0028118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82353094">
                <text:p>-0.0082353094</text:p>
              </table:table-cell>
              <table:table-cell office:value-type="float" office:value="0.0014490277">
                <text:p>0.0014490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79334572">
                <text:p>-0.0079334572</text:p>
              </table:table-cell>
              <table:table-cell office:value-type="float" office:value="0.0011988401">
                <text:p>0.00119884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6580599">
                <text:p>-0.0086580599</text:p>
              </table:table-cell>
              <table:table-cell office:value-type="float" office:value="0.0016517715">
                <text:p>0.00165177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88061053">
                <text:p>-0.0088061053</text:p>
              </table:table-cell>
              <table:table-cell office:value-type="float" office:value="0.0000600929">
                <text:p>0.00006009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67642629">
                <text:p>-0.0067642629</text:p>
              </table:table-cell>
              <table:table-cell office:value-type="float" office:value="0.0000949169">
                <text:p>0.0000949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36365755">
                <text:p>-0.0036365755</text:p>
              </table:table-cell>
              <table:table-cell office:value-type="float" office:value="-0.0006439915">
                <text:p>-0.00064399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01368888">
                <text:p>-0.0101368888</text:p>
              </table:table-cell>
              <table:table-cell office:value-type="float" office:value="-0.0003977693">
                <text:p>-0.0003977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52086367">
                <text:p>-0.0052086367</text:p>
              </table:table-cell>
              <table:table-cell office:value-type="float" office:value="-0.0001885911">
                <text:p>-0.00018859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50835045">
                <text:p>-0.0050835045</text:p>
              </table:table-cell>
              <table:table-cell office:value-type="float" office:value="0.0016339523">
                <text:p>0.00163395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51252059">
                <text:p>-0.0051252059</text:p>
              </table:table-cell>
              <table:table-cell office:value-type="float" office:value="-0.0007581656">
                <text:p>-0.000758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59396493">
                <text:p>-0.0059396493</text:p>
              </table:table-cell>
              <table:table-cell office:value-type="float" office:value="0.0004558449">
                <text:p>0.0004558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45784965">
                <text:p>-0.0045784965</text:p>
              </table:table-cell>
              <table:table-cell office:value-type="float" office:value="-0.0001740688">
                <text:p>-0.0001740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24649136">
                <text:p>-0.0024649136</text:p>
              </table:table-cell>
              <table:table-cell office:value-type="float" office:value="-0.0015521268">
                <text:p>-0.0015521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52818262">
                <text:p>-0.0052818262</text:p>
              </table:table-cell>
              <table:table-cell office:value-type="float" office:value="0.0002133938">
                <text:p>0.0002133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4789587">
                <text:p>0.0044789587</text:p>
              </table:table-cell>
              <table:table-cell office:value-type="float" office:value="-0.0024246765">
                <text:p>-0.00242467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28543355">
                <text:p>-0.0028543355</text:p>
              </table:table-cell>
              <table:table-cell office:value-type="float" office:value="0.000380325">
                <text:p>0.0003803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2949755">
                <text:p>-0.002949755</text:p>
              </table:table-cell>
              <table:table-cell office:value-type="float" office:value="-0.0008025171">
                <text:p>-0.00080251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5518604">
                <text:p>0.0015518604</text:p>
              </table:table-cell>
              <table:table-cell office:value-type="float" office:value="-0.0013433757">
                <text:p>-0.00134337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21895415">
                <text:p>-0.0021895415</text:p>
              </table:table-cell>
              <table:table-cell office:value-type="float" office:value="-0.0007276996">
                <text:p>-0.00072769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41511528">
                <text:p>-0.0041511528</text:p>
              </table:table-cell>
              <table:table-cell office:value-type="float" office:value="0.0010690963">
                <text:p>0.00106909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3523323">
                <text:p>-0.0033523323</text:p>
              </table:table-cell>
              <table:table-cell office:value-type="float" office:value="-0.0000095955">
                <text:p>-0.0000095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2243346">
                <text:p>-0.0002243346</text:p>
              </table:table-cell>
              <table:table-cell office:value-type="float" office:value="-0.0006788531">
                <text:p>-0.0006788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0277592">
                <text:p>0.0010277592</text:p>
              </table:table-cell>
              <table:table-cell office:value-type="float" office:value="-0.0008028089">
                <text:p>-0.00080280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4711167">
                <text:p>0.0014711167</text:p>
              </table:table-cell>
              <table:table-cell office:value-type="float" office:value="-0.0019803676">
                <text:p>-0.0019803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7293503">
                <text:p>0.0037293503</text:p>
              </table:table-cell>
              <table:table-cell office:value-type="float" office:value="-0.0008105204">
                <text:p>-0.00081052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9635928">
                <text:p>0.0009635928</text:p>
              </table:table-cell>
              <table:table-cell office:value-type="float" office:value="-0.0000625959">
                <text:p>-0.00006259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5146856">
                <text:p>0.0015146856</text:p>
              </table:table-cell>
              <table:table-cell office:value-type="float" office:value="-0.0016705432">
                <text:p>-0.0016705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840724">
                <text:p>0.003840724</text:p>
              </table:table-cell>
              <table:table-cell office:value-type="float" office:value="-0.0017610634">
                <text:p>-0.00176106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2583929">
                <text:p>0.0012583929</text:p>
              </table:table-cell>
              <table:table-cell office:value-type="float" office:value="-0.0005861305">
                <text:p>-0.0005861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7983491">
                <text:p>0.007983491</text:p>
              </table:table-cell>
              <table:table-cell office:value-type="float" office:value="-0.0020749107">
                <text:p>-0.00207491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3332198">
                <text:p>0.0033332198</text:p>
              </table:table-cell>
              <table:table-cell office:value-type="float" office:value="-0.0008362497">
                <text:p>-0.00083624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0890658">
                <text:p>0.0040890658</text:p>
              </table:table-cell>
              <table:table-cell office:value-type="float" office:value="-0.001436092">
                <text:p>-0.001436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8159823">
                <text:p>0.0048159823</text:p>
              </table:table-cell>
              <table:table-cell office:value-type="float" office:value="-0.0013066961">
                <text:p>-0.00130669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4100498">
                <text:p>0.0034100498</text:p>
              </table:table-cell>
              <table:table-cell office:value-type="float" office:value="-0.0022125867">
                <text:p>-0.0022125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4547671">
                <text:p>0.0004547671</text:p>
              </table:table-cell>
              <table:table-cell office:value-type="float" office:value="-0.0007820124">
                <text:p>-0.00078201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4301109">
                <text:p>0.0004301109</text:p>
              </table:table-cell>
              <table:table-cell office:value-type="float" office:value="-0.0014923337">
                <text:p>-0.00149233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5590724">
                <text:p>0.0005590724</text:p>
              </table:table-cell>
              <table:table-cell office:value-type="float" office:value="-0.0017273812">
                <text:p>-0.0017273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31936195">
                <text:p>-0.0031936195</text:p>
              </table:table-cell>
              <table:table-cell office:value-type="float" office:value="0.0002333125">
                <text:p>0.000233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9706071">
                <text:p>0.0039706071</text:p>
              </table:table-cell>
              <table:table-cell office:value-type="float" office:value="-0.0014276989">
                <text:p>-0.00142769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553541">
                <text:p>0.0000553541</text:p>
              </table:table-cell>
              <table:table-cell office:value-type="float" office:value="-0.0016585271">
                <text:p>-0.00165852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191727">
                <text:p>0.001191727</text:p>
              </table:table-cell>
              <table:table-cell office:value-type="float" office:value="-0.0010566424">
                <text:p>-0.0010566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6990943">
                <text:p>0.0006990943</text:p>
              </table:table-cell>
              <table:table-cell office:value-type="float" office:value="-0.0013501172">
                <text:p>-0.0013501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50857778">
                <text:p>-0.0050857778</text:p>
              </table:table-cell>
              <table:table-cell office:value-type="float" office:value="0.0000604019">
                <text:p>0.0000604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18935812">
                <text:p>-0.0018935812</text:p>
              </table:table-cell>
              <table:table-cell office:value-type="float" office:value="-0.0001381988">
                <text:p>-0.00013819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60922826">
                <text:p>-0.0060922826</text:p>
              </table:table-cell>
              <table:table-cell office:value-type="float" office:value="-0.0003307579">
                <text:p>-0.0003307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38121956">
                <text:p>-0.0038121956</text:p>
              </table:table-cell>
              <table:table-cell office:value-type="float" office:value="0.0009927053">
                <text:p>0.0009927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91296806">
                <text:p>-0.0091296806</text:p>
              </table:table-cell>
              <table:table-cell office:value-type="float" office:value="0.0020819449">
                <text:p>0.00208194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73858287">
                <text:p>-0.0073858287</text:p>
              </table:table-cell>
              <table:table-cell office:value-type="float" office:value="0.0005494634">
                <text:p>0.0005494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47971112">
                <text:p>-0.0047971112</text:p>
              </table:table-cell>
              <table:table-cell office:value-type="float" office:value="-0.0002496736">
                <text:p>-0.00024967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884399">
                <text:p>0.005884399</text:p>
              </table:table-cell>
              <table:table-cell office:value-type="float" office:value="-0.0033630417">
                <text:p>-0.00336304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1281034">
                <text:p>0.0011281034</text:p>
              </table:table-cell>
              <table:table-cell office:value-type="float" office:value="-0.0014621808">
                <text:p>-0.00146218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2232471">
                <text:p>0.0002232471</text:p>
              </table:table-cell>
              <table:table-cell office:value-type="float" office:value="-0.0013344518">
                <text:p>-0.0013344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5812244">
                <text:p>-0.0005812244</text:p>
              </table:table-cell>
              <table:table-cell office:value-type="float" office:value="-0.0008247003">
                <text:p>-0.0008247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49269251">
                <text:p>-0.0049269251</text:p>
              </table:table-cell>
              <table:table-cell office:value-type="float" office:value="0.0001011806">
                <text:p>0.00010118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479621">
                <text:p>0.001479621</text:p>
              </table:table-cell>
              <table:table-cell office:value-type="float" office:value="-0.0017087075">
                <text:p>-0.00170870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2095073">
                <text:p>0.0002095073</text:p>
              </table:table-cell>
              <table:table-cell office:value-type="float" office:value="-0.0001302977">
                <text:p>-0.0001302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8712845">
                <text:p>0.0008712845</text:p>
              </table:table-cell>
              <table:table-cell office:value-type="float" office:value="-0.0019273209">
                <text:p>-0.00192732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38346141">
                <text:p>-0.0038346141</text:p>
              </table:table-cell>
              <table:table-cell office:value-type="float" office:value="0.0003792663">
                <text:p>0.0003792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2291154">
                <text:p>0.0022291154</text:p>
              </table:table-cell>
              <table:table-cell office:value-type="float" office:value="-0.0015321663">
                <text:p>-0.00153216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10993354">
                <text:p>-0.0010993354</text:p>
              </table:table-cell>
              <table:table-cell office:value-type="float" office:value="-0.000834101">
                <text:p>-0.0008341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2080168">
                <text:p>0.0012080168</text:p>
              </table:table-cell>
              <table:table-cell office:value-type="float" office:value="-0.0007474812">
                <text:p>-0.0007474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311937">
                <text:p>-0.002311937</text:p>
              </table:table-cell>
              <table:table-cell office:value-type="float" office:value="0.0003933781">
                <text:p>0.0003933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6457987">
                <text:p>0.0006457987</text:p>
              </table:table-cell>
              <table:table-cell office:value-type="float" office:value="-0.0009338739">
                <text:p>-0.00093387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0439896">
                <text:p>0.0010439896</text:p>
              </table:table-cell>
              <table:table-cell office:value-type="float" office:value="-0.0019618678">
                <text:p>-0.0019618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7680781">
                <text:p>0.0087680781</text:p>
              </table:table-cell>
              <table:table-cell office:value-type="float" office:value="-0.0041324912">
                <text:p>-0.00413249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9821218">
                <text:p>0.0029821218</text:p>
              </table:table-cell>
              <table:table-cell office:value-type="float" office:value="-0.0017135061">
                <text:p>-0.00171350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12083623">
                <text:p>0.0012083623</text:p>
              </table:table-cell>
              <table:table-cell office:value-type="float" office:value="-0.0012503817">
                <text:p>-0.00125038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66377663">
                <text:p>0.0066377663</text:p>
              </table:table-cell>
              <table:table-cell office:value-type="float" office:value="-0.0021888683">
                <text:p>-0.0021888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55338676">
                <text:p>0.0055338676</text:p>
              </table:table-cell>
              <table:table-cell office:value-type="float" office:value="-0.0027486757">
                <text:p>-0.00274867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3998918">
                <text:p>0.0023998918</text:p>
              </table:table-cell>
              <table:table-cell office:value-type="float" office:value="-0.001514901">
                <text:p>-0.0015149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52926616">
                <text:p>0.0052926616</text:p>
              </table:table-cell>
              <table:table-cell office:value-type="float" office:value="-0.0023502324">
                <text:p>-0.0023502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4933762">
                <text:p>0.0014933762</text:p>
              </table:table-cell>
              <table:table-cell office:value-type="float" office:value="-0.0008305307">
                <text:p>-0.00083053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2218755">
                <text:p>0.0052218755</text:p>
              </table:table-cell>
              <table:table-cell office:value-type="float" office:value="-0.0017137949">
                <text:p>-0.00171379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58649033">
                <text:p>0.0058649033</text:p>
              </table:table-cell>
              <table:table-cell office:value-type="float" office:value="-0.0021026657">
                <text:p>-0.00210266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8036192">
                <text:p>0.0038036192</text:p>
              </table:table-cell>
              <table:table-cell office:value-type="float" office:value="-0.0015327176">
                <text:p>-0.0015327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5941478">
                <text:p>0.005941478</text:p>
              </table:table-cell>
              <table:table-cell office:value-type="float" office:value="-0.0012898477">
                <text:p>-0.00128984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87995223">
                <text:p>0.0087995223</text:p>
              </table:table-cell>
              <table:table-cell office:value-type="float" office:value="-0.0017467711">
                <text:p>-0.00174677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7922054">
                <text:p>0.0047922054</text:p>
              </table:table-cell>
              <table:table-cell office:value-type="float" office:value="-0.0013112796">
                <text:p>-0.0013112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0128664">
                <text:p>0.0040128664</text:p>
              </table:table-cell>
              <table:table-cell office:value-type="float" office:value="-0.0017924404">
                <text:p>-0.00179244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0065204">
                <text:p>0.0010065204</text:p>
              </table:table-cell>
              <table:table-cell office:value-type="float" office:value="-0.0029325763">
                <text:p>-0.00293257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3548031">
                <text:p>0.0033548031</text:p>
              </table:table-cell>
              <table:table-cell office:value-type="float" office:value="-0.0022241432">
                <text:p>-0.00222414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5005101">
                <text:p>0.0045005101</text:p>
              </table:table-cell>
              <table:table-cell office:value-type="float" office:value="-0.0025749161">
                <text:p>-0.00257491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9553579">
                <text:p>0.0019553579</text:p>
              </table:table-cell>
              <table:table-cell office:value-type="float" office:value="-0.0008662783">
                <text:p>-0.00086627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99095">
                <text:p>0.00099095</text:p>
              </table:table-cell>
              <table:table-cell office:value-type="float" office:value="0.0000414846">
                <text:p>0.00004148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1274716">
                <text:p>0.0011274716</text:p>
              </table:table-cell>
              <table:table-cell office:value-type="float" office:value="-0.0017795804">
                <text:p>-0.00177958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6875193">
                <text:p>0.006875193</text:p>
              </table:table-cell>
              <table:table-cell office:value-type="float" office:value="-0.0028211639">
                <text:p>-0.00282116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242036">
                <text:p>-0.000242036</text:p>
              </table:table-cell>
              <table:table-cell office:value-type="float" office:value="-0.0009495179">
                <text:p>-0.00094951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50268998">
                <text:p>0.0050268998</text:p>
              </table:table-cell>
              <table:table-cell office:value-type="float" office:value="-0.0015709273">
                <text:p>-0.00157092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18382244">
                <text:p>0.0018382244</text:p>
              </table:table-cell>
              <table:table-cell office:value-type="float" office:value="-0.0016040793">
                <text:p>-0.00160407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6212616">
                <text:p>0.0006212616</text:p>
              </table:table-cell>
              <table:table-cell office:value-type="float" office:value="-0.0005385072">
                <text:p>-0.00053850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3176308">
                <text:p>0.0033176308</text:p>
              </table:table-cell>
              <table:table-cell office:value-type="float" office:value="-0.0017230413">
                <text:p>-0.0017230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8432923">
                <text:p>0.0058432923</text:p>
              </table:table-cell>
              <table:table-cell office:value-type="float" office:value="-0.0017725893">
                <text:p>-0.00177258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3255062">
                <text:p>0.0053255062</text:p>
              </table:table-cell>
              <table:table-cell office:value-type="float" office:value="-0.0025113552">
                <text:p>-0.00251135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7748134">
                <text:p>0.0047748134</text:p>
              </table:table-cell>
              <table:table-cell office:value-type="float" office:value="-0.0030662533">
                <text:p>-0.00306625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21478">
                <text:p>-0.00021478</text:p>
              </table:table-cell>
              <table:table-cell office:value-type="float" office:value="-0.0023794264">
                <text:p>-0.00237942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5050146">
                <text:p>0.0025050146</text:p>
              </table:table-cell>
              <table:table-cell office:value-type="float" office:value="-0.0015522096">
                <text:p>-0.0015522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346794">
                <text:p>0.003346794</text:p>
              </table:table-cell>
              <table:table-cell office:value-type="float" office:value="-0.0016136549">
                <text:p>-0.00161365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2097091">
                <text:p>0.0002097091</text:p>
              </table:table-cell>
              <table:table-cell office:value-type="float" office:value="-0.0008159453">
                <text:p>-0.00081594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3259039">
                <text:p>0.0013259039</text:p>
              </table:table-cell>
              <table:table-cell office:value-type="float" office:value="-0.001979795">
                <text:p>-0.001979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1401101">
                <text:p>0.0011401101</text:p>
              </table:table-cell>
              <table:table-cell office:value-type="float" office:value="-0.0008523213">
                <text:p>-0.00085232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1373291">
                <text:p>-0.0001373291</text:p>
              </table:table-cell>
              <table:table-cell office:value-type="float" office:value="-0.0010630673">
                <text:p>-0.00106306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4686388">
                <text:p>-0.0004686388</text:p>
              </table:table-cell>
              <table:table-cell office:value-type="float" office:value="0.0002847965">
                <text:p>0.00028479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0680703">
                <text:p>0.0020680703</text:p>
              </table:table-cell>
              <table:table-cell office:value-type="float" office:value="-0.0017277585">
                <text:p>-0.0017277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5115643">
                <text:p>-0.0005115643</text:p>
              </table:table-cell>
              <table:table-cell office:value-type="float" office:value="-0.0007077683">
                <text:p>-0.00070776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7055367">
                <text:p>0.0007055367</text:p>
              </table:table-cell>
              <table:table-cell office:value-type="float" office:value="-0.0008600983">
                <text:p>-0.00086009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7820958">
                <text:p>0.0037820958</text:p>
              </table:table-cell>
              <table:table-cell office:value-type="float" office:value="-0.001874322">
                <text:p>-0.0018743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2061815">
                <text:p>0.0012061815</text:p>
              </table:table-cell>
              <table:table-cell office:value-type="float" office:value="-0.0006578906">
                <text:p>-0.00065789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0951752">
                <text:p>0.0050951752</text:p>
              </table:table-cell>
              <table:table-cell office:value-type="float" office:value="-0.0020940129">
                <text:p>-0.00209401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7280359">
                <text:p>0.0047280359</text:p>
              </table:table-cell>
              <table:table-cell office:value-type="float" office:value="-0.0022357431">
                <text:p>-0.00223574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164256">
                <text:p>-0.0000164256</text:p>
              </table:table-cell>
              <table:table-cell office:value-type="float" office:value="-0.001362129">
                <text:p>-0.0013621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8315565">
                <text:p>0.0028315565</text:p>
              </table:table-cell>
              <table:table-cell office:value-type="float" office:value="-0.0022305275">
                <text:p>-0.00223052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7884023">
                <text:p>0.0007884023</text:p>
              </table:table-cell>
              <table:table-cell office:value-type="float" office:value="-0.0015595463">
                <text:p>-0.00155954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9659579">
                <text:p>0.0019659579</text:p>
              </table:table-cell>
              <table:table-cell office:value-type="float" office:value="-0.0006411453">
                <text:p>-0.00064114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057665">
                <text:p>0.003057665</text:p>
              </table:table-cell>
              <table:table-cell office:value-type="float" office:value="-0.0003687599">
                <text:p>-0.00036875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7366509">
                <text:p>0.0037366509</text:p>
              </table:table-cell>
              <table:table-cell office:value-type="float" office:value="-0.0024944553">
                <text:p>-0.00249445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3481452">
                <text:p>0.0003481452</text:p>
              </table:table-cell>
              <table:table-cell office:value-type="float" office:value="-0.0015785784">
                <text:p>-0.00157857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4188133">
                <text:p>0.0024188133</text:p>
              </table:table-cell>
              <table:table-cell office:value-type="float" office:value="-0.0010904859">
                <text:p>-0.00109048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12455098">
                <text:p>0.0012455098</text:p>
              </table:table-cell>
              <table:table-cell office:value-type="float" office:value="-0.0009712047">
                <text:p>-0.00097120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4493888">
                <text:p>0.0004493888</text:p>
              </table:table-cell>
              <table:table-cell office:value-type="float" office:value="-0.0008112414">
                <text:p>-0.00081124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523476">
                <text:p>0.004523476</text:p>
              </table:table-cell>
              <table:table-cell office:value-type="float" office:value="-0.0018265889">
                <text:p>-0.00182658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1915069">
                <text:p>-0.0001915069</text:p>
              </table:table-cell>
              <table:table-cell office:value-type="float" office:value="-0.0005586266">
                <text:p>-0.00055862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12626677">
                <text:p>-0.0012626677</text:p>
              </table:table-cell>
              <table:table-cell office:value-type="float" office:value="-0.0001145076">
                <text:p>-0.0001145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14710718">
                <text:p>-0.0014710718</text:p>
              </table:table-cell>
              <table:table-cell office:value-type="float" office:value="-0.0008708848">
                <text:p>-0.00087088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40757675">
                <text:p>-0.0040757675</text:p>
              </table:table-cell>
              <table:table-cell office:value-type="float" office:value="-0.0003963925">
                <text:p>-0.00039639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65228971">
                <text:p>-0.0065228971</text:p>
              </table:table-cell>
              <table:table-cell office:value-type="float" office:value="0.0007492121">
                <text:p>0.0007492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46838262">
                <text:p>-0.0046838262</text:p>
              </table:table-cell>
              <table:table-cell office:value-type="float" office:value="0.0003113393">
                <text:p>0.00031133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39270637">
                <text:p>-0.0039270637</text:p>
              </table:table-cell>
              <table:table-cell office:value-type="float" office:value="-0.0001733251">
                <text:p>-0.0001733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1153145">
                <text:p>-0.001153145</text:p>
              </table:table-cell>
              <table:table-cell office:value-type="float" office:value="-0.0008192726">
                <text:p>-0.00081927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38064929">
                <text:p>-0.0038064929</text:p>
              </table:table-cell>
              <table:table-cell office:value-type="float" office:value="-0.0006334864">
                <text:p>-0.0006334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36983201">
                <text:p>-0.0036983201</text:p>
              </table:table-cell>
              <table:table-cell office:value-type="float" office:value="0.000325654">
                <text:p>0.0003256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15582878">
                <text:p>-0.0015582878</text:p>
              </table:table-cell>
              <table:table-cell office:value-type="float" office:value="-0.0009944598">
                <text:p>-0.00099445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13912707">
                <text:p>0.0013912707</text:p>
              </table:table-cell>
              <table:table-cell office:value-type="float" office:value="-0.0009122677">
                <text:p>-0.00091226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36188068">
                <text:p>-0.0036188068</text:p>
              </table:table-cell>
              <table:table-cell office:value-type="float" office:value="-0.000246567">
                <text:p>-0.0002465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612736">
                <text:p>-0.000612736</text:p>
              </table:table-cell>
              <table:table-cell office:value-type="float" office:value="-0.0008537297">
                <text:p>-0.00085372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19102124">
                <text:p>-0.0019102124</text:p>
              </table:table-cell>
              <table:table-cell office:value-type="float" office:value="-0.0002906837">
                <text:p>-0.00029068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22777448">
                <text:p>-0.0022777448</text:p>
              </table:table-cell>
              <table:table-cell office:value-type="float" office:value="-0.0009528967">
                <text:p>-0.00095289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2382334">
                <text:p>0.0002382334</text:p>
              </table:table-cell>
              <table:table-cell office:value-type="float" office:value="-0.0009326694">
                <text:p>-0.00093266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14140583">
                <text:p>-0.0014140583</text:p>
              </table:table-cell>
              <table:table-cell office:value-type="float" office:value="-0.0012168554">
                <text:p>-0.00121685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71140673">
                <text:p>-0.0071140673</text:p>
              </table:table-cell>
              <table:table-cell office:value-type="float" office:value="0.0012996019">
                <text:p>0.0012996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12385275">
                <text:p>-0.0012385275</text:p>
              </table:table-cell>
              <table:table-cell office:value-type="float" office:value="-0.0011548536">
                <text:p>-0.00115485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58969495">
                <text:p>-0.0058969495</text:p>
              </table:table-cell>
              <table:table-cell office:value-type="float" office:value="0.0002542084">
                <text:p>0.0002542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61721609">
                <text:p>-0.0061721609</text:p>
              </table:table-cell>
              <table:table-cell office:value-type="float" office:value="0.0006651458">
                <text:p>0.00066514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7493281">
                <text:p>-0.0007493281</text:p>
              </table:table-cell>
              <table:table-cell office:value-type="float" office:value="-0.0010336995">
                <text:p>-0.0010336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4098327">
                <text:p>0.0014098327</text:p>
              </table:table-cell>
              <table:table-cell office:value-type="float" office:value="-0.0013390388">
                <text:p>-0.00133903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41947261">
                <text:p>-0.0041947261</text:p>
              </table:table-cell>
              <table:table-cell office:value-type="float" office:value="-0.0004881326">
                <text:p>-0.00048813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12066981">
                <text:p>-0.0012066981</text:p>
              </table:table-cell>
              <table:table-cell office:value-type="float" office:value="-0.0012705309">
                <text:p>-0.0012705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22315445">
                <text:p>-0.0022315445</text:p>
              </table:table-cell>
              <table:table-cell office:value-type="float" office:value="-0.000187004">
                <text:p>-0.0001870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36592243">
                <text:p>-0.0036592243</text:p>
              </table:table-cell>
              <table:table-cell office:value-type="float" office:value="0.0004998844">
                <text:p>0.00049988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52760235">
                <text:p>0.0052760235</text:p>
              </table:table-cell>
              <table:table-cell office:value-type="float" office:value="-0.0010146127">
                <text:p>-0.00101461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22973114">
                <text:p>-0.0022973114</text:p>
              </table:table-cell>
              <table:table-cell office:value-type="float" office:value="0.0000590791">
                <text:p>0.00005907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348177">
                <text:p>0.003348177</text:p>
              </table:table-cell>
              <table:table-cell office:value-type="float" office:value="-0.0015545013">
                <text:p>-0.00155450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248285">
                <text:p>0.003248285</text:p>
              </table:table-cell>
              <table:table-cell office:value-type="float" office:value="-0.0009140896">
                <text:p>-0.00091408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10820358">
                <text:p>-0.0010820358</text:p>
              </table:table-cell>
              <table:table-cell office:value-type="float" office:value="0.000338563">
                <text:p>0.0003385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8505758">
                <text:p>0.0018505758</text:p>
              </table:table-cell>
              <table:table-cell office:value-type="float" office:value="-0.0009712671">
                <text:p>-0.00097126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7988049">
                <text:p>0.0037988049</text:p>
              </table:table-cell>
              <table:table-cell office:value-type="float" office:value="-0.0009339407">
                <text:p>-0.00093394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1488394">
                <text:p>0.0041488394</text:p>
              </table:table-cell>
              <table:table-cell office:value-type="float" office:value="-0.0014048028">
                <text:p>-0.0014048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886008">
                <text:p>0.002886008</text:p>
              </table:table-cell>
              <table:table-cell office:value-type="float" office:value="-0.0011658309">
                <text:p>-0.00116583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5299739">
                <text:p>0.0035299739</text:p>
              </table:table-cell>
              <table:table-cell office:value-type="float" office:value="-0.0019104494">
                <text:p>-0.00191044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02190596">
                <text:p>-0.0002190596</text:p>
              </table:table-cell>
              <table:table-cell office:value-type="float" office:value="-0.0000525311">
                <text:p>-0.00005253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18184719">
                <text:p>0.0018184719</text:p>
              </table:table-cell>
              <table:table-cell office:value-type="float" office:value="-0.0003010442">
                <text:p>-0.00030104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19167369">
                <text:p>0.0019167369</text:p>
              </table:table-cell>
              <table:table-cell office:value-type="float" office:value="-0.0015546205">
                <text:p>-0.00155462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7032818">
                <text:p>0.0047032818</text:p>
              </table:table-cell>
              <table:table-cell office:value-type="float" office:value="-0.0024361552">
                <text:p>-0.00243615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8436937">
                <text:p>0.0048436937</text:p>
              </table:table-cell>
              <table:table-cell office:value-type="float" office:value="-0.0017526805">
                <text:p>-0.00175268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650739">
                <text:p>0.000650739</text:p>
              </table:table-cell>
              <table:table-cell office:value-type="float" office:value="-0.0002261016">
                <text:p>-0.00022610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70188765">
                <text:p>0.0070188765</text:p>
              </table:table-cell>
              <table:table-cell office:value-type="float" office:value="-0.0027551343">
                <text:p>-0.00275513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78667733">
                <text:p>0.0078667733</text:p>
              </table:table-cell>
              <table:table-cell office:value-type="float" office:value="-0.0034665889">
                <text:p>-0.00346658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5922307">
                <text:p>0.0045922307</text:p>
              </table:table-cell>
              <table:table-cell office:value-type="float" office:value="-0.0015290743">
                <text:p>-0.00152907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05238415">
                <text:p>-0.0005238415</text:p>
              </table:table-cell>
              <table:table-cell office:value-type="float" office:value="0.0003921144">
                <text:p>0.0003921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85432139">
                <text:p>0.0085432139</text:p>
              </table:table-cell>
              <table:table-cell office:value-type="float" office:value="-0.0019826602">
                <text:p>-0.0019826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6208031">
                <text:p>0.0066208031</text:p>
              </table:table-cell>
              <table:table-cell office:value-type="float" office:value="-0.003009975">
                <text:p>-0.0030099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15486191">
                <text:p>0.0115486191</text:p>
              </table:table-cell>
              <table:table-cell office:value-type="float" office:value="-0.0038872635">
                <text:p>-0.00388726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3298226">
                <text:p>0.0063298226</text:p>
              </table:table-cell>
              <table:table-cell office:value-type="float" office:value="-0.0008225107">
                <text:p>-0.00082251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9697953">
                <text:p>0.0069697953</text:p>
              </table:table-cell>
              <table:table-cell office:value-type="float" office:value="-0.0026529464">
                <text:p>-0.00265294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10503618">
                <text:p>0.0110503618</text:p>
              </table:table-cell>
              <table:table-cell office:value-type="float" office:value="-0.0044779738">
                <text:p>-0.00447797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5855456">
                <text:p>0.005855456</text:p>
              </table:table-cell>
              <table:table-cell office:value-type="float" office:value="-0.0011578899">
                <text:p>-0.00115788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3735914">
                <text:p>0.0063735914</text:p>
              </table:table-cell>
              <table:table-cell office:value-type="float" office:value="-0.0022920223">
                <text:p>-0.00229202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76256996">
                <text:p>0.0076256996</text:p>
              </table:table-cell>
              <table:table-cell office:value-type="float" office:value="-0.0018709114">
                <text:p>-0.00187091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87931687">
                <text:p>0.0087931687</text:p>
              </table:table-cell>
              <table:table-cell office:value-type="float" office:value="-0.0017679009">
                <text:p>-0.00176790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7481587">
                <text:p>0.0077481587</text:p>
              </table:table-cell>
              <table:table-cell office:value-type="float" office:value="-0.0025450937">
                <text:p>-0.00254509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49951121">
                <text:p>0.0149951121</text:p>
              </table:table-cell>
              <table:table-cell office:value-type="float" office:value="-0.00485702">
                <text:p>-0.004857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0147121">
                <text:p>0.0070147121</text:p>
              </table:table-cell>
              <table:table-cell office:value-type="float" office:value="-0.0020533761">
                <text:p>-0.002053376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27100848">
                <text:p>0.0127100848</text:p>
              </table:table-cell>
              <table:table-cell office:value-type="float" office:value="-0.0040351755">
                <text:p>-0.0040351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94798588">
                <text:p>0.0094798588</text:p>
              </table:table-cell>
              <table:table-cell office:value-type="float" office:value="-0.0012198603">
                <text:p>-0.00121986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67716545">
                <text:p>0.0067716545</text:p>
              </table:table-cell>
              <table:table-cell office:value-type="float" office:value="-0.0013093357">
                <text:p>-0.00130933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98048423">
                <text:p>0.0098048423</text:p>
              </table:table-cell>
              <table:table-cell office:value-type="float" office:value="-0.0027089314">
                <text:p>-0.00270893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66744521">
                <text:p>0.0066744521</text:p>
              </table:table-cell>
              <table:table-cell office:value-type="float" office:value="-0.0015721655">
                <text:p>-0.001572165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7786477">
                <text:p>0.0077786477</text:p>
              </table:table-cell>
              <table:table-cell office:value-type="float" office:value="-0.002020556">
                <text:p>-0.002020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4505656">
                <text:p>0.0004505656</text:p>
              </table:table-cell>
              <table:table-cell office:value-type="float" office:value="0.0005003554">
                <text:p>0.00050035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5666426">
                <text:p>0.0045666426</text:p>
              </table:table-cell>
              <table:table-cell office:value-type="float" office:value="-0.0003230597">
                <text:p>-0.00032305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59061406">
                <text:p>0.0059061406</text:p>
              </table:table-cell>
              <table:table-cell office:value-type="float" office:value="-0.001260934">
                <text:p>-0.0012609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543302">
                <text:p>0.0001543302</text:p>
              </table:table-cell>
              <table:table-cell office:value-type="float" office:value="0.0001015222">
                <text:p>0.00010152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19662851">
                <text:p>-0.0019662851</text:p>
              </table:table-cell>
              <table:table-cell office:value-type="float" office:value="-0.0000852467">
                <text:p>-0.00008524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09343741">
                <text:p>-0.0009343741</text:p>
              </table:table-cell>
              <table:table-cell office:value-type="float" office:value="-0.000192608">
                <text:p>-0.0001926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3378169">
                <text:p>0.0033378169</text:p>
              </table:table-cell>
              <table:table-cell office:value-type="float" office:value="-0.0009841293">
                <text:p>-0.00098412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044925991">
                <text:p>-0.0044925991</text:p>
              </table:table-cell>
              <table:table-cell office:value-type="float" office:value="0.0004714099">
                <text:p>0.00047140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110437191">
                <text:p>-0.0110437191</text:p>
              </table:table-cell>
              <table:table-cell office:value-type="float" office:value="0.0024219914">
                <text:p>0.00242199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073681719">
                <text:p>-0.0073681719</text:p>
              </table:table-cell>
              <table:table-cell office:value-type="float" office:value="0.0018008921">
                <text:p>0.00180089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019041234">
                <text:p>-0.0019041234</text:p>
              </table:table-cell>
              <table:table-cell office:value-type="float" office:value="0.0006332721">
                <text:p>0.00063327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073492203">
                <text:p>-0.0073492203</text:p>
              </table:table-cell>
              <table:table-cell office:value-type="float" office:value="0.0012946488">
                <text:p>0.00129464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120932842">
                <text:p>-0.0120932842</text:p>
              </table:table-cell>
              <table:table-cell office:value-type="float" office:value="0.0022176762">
                <text:p>0.00221767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207584011">
                <text:p>-0.0207584011</text:p>
              </table:table-cell>
              <table:table-cell office:value-type="float" office:value="0.0050263406">
                <text:p>0.00502634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35750597">
                <text:p>-0.0135750597</text:p>
              </table:table-cell>
              <table:table-cell office:value-type="float" office:value="0.0037201782">
                <text:p>0.00372017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206423465">
                <text:p>-0.0206423465</text:p>
              </table:table-cell>
              <table:table-cell office:value-type="float" office:value="0.0048897525">
                <text:p>0.00488975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223158923">
                <text:p>-0.0223158923</text:p>
              </table:table-cell>
              <table:table-cell office:value-type="float" office:value="0.0034070285">
                <text:p>0.00340702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148595217">
                <text:p>-0.0148595217</text:p>
              </table:table-cell>
              <table:table-cell office:value-type="float" office:value="0.0026455709">
                <text:p>0.00264557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220104764">
                <text:p>-0.0220104764</text:p>
              </table:table-cell>
              <table:table-cell office:value-type="float" office:value="0.0048401562">
                <text:p>0.0048401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238776965">
                <text:p>-0.0238776965</text:p>
              </table:table-cell>
              <table:table-cell office:value-type="float" office:value="0.0056924221">
                <text:p>0.00569242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205533802">
                <text:p>-0.0205533802</text:p>
              </table:table-cell>
              <table:table-cell office:value-type="float" office:value="0.0039638019">
                <text:p>0.00396380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274325618">
                <text:p>-0.0274325618</text:p>
              </table:table-cell>
              <table:table-cell office:value-type="float" office:value="0.0062157213">
                <text:p>0.00621572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297613027">
                <text:p>-0.0297613027</text:p>
              </table:table-cell>
              <table:table-cell office:value-type="float" office:value="0.0048463938">
                <text:p>0.00484639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265768121">
                <text:p>-0.0265768121</text:p>
              </table:table-cell>
              <table:table-cell office:value-type="float" office:value="0.0054343399">
                <text:p>0.00543433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297517873">
                <text:p>-0.0297517873</text:p>
              </table:table-cell>
              <table:table-cell office:value-type="float" office:value="0.0049903996">
                <text:p>0.00499039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26811854">
                <text:p>-0.026811854</text:p>
              </table:table-cell>
              <table:table-cell office:value-type="float" office:value="0.0060978534">
                <text:p>0.00609785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242127594">
                <text:p>-0.0242127594</text:p>
              </table:table-cell>
              <table:table-cell office:value-type="float" office:value="0.004655763">
                <text:p>0.0046557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302138095">
                <text:p>-0.0302138095</text:p>
              </table:table-cell>
              <table:table-cell office:value-type="float" office:value="0.0061940962">
                <text:p>0.00619409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24184935">
                <text:p>-0.0324184935</text:p>
              </table:table-cell>
              <table:table-cell office:value-type="float" office:value="0.0078005615">
                <text:p>0.00780056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27242242">
                <text:p>-0.0327242242</text:p>
              </table:table-cell>
              <table:table-cell office:value-type="float" office:value="0.0070313027">
                <text:p>0.0070313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317948913">
                <text:p>-0.0317948913</text:p>
              </table:table-cell>
              <table:table-cell office:value-type="float" office:value="0.008326336">
                <text:p>0.008326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0591985">
                <text:p>-0.030591985</text:p>
              </table:table-cell>
              <table:table-cell office:value-type="float" office:value="0.0067858853">
                <text:p>0.00678588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306000362">
                <text:p>-0.0306000362</text:p>
              </table:table-cell>
              <table:table-cell office:value-type="float" office:value="0.0058961724">
                <text:p>0.00589617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251817937">
                <text:p>-0.0251817937</text:p>
              </table:table-cell>
              <table:table-cell office:value-type="float" office:value="0.0045111889">
                <text:p>0.00451118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29033111">
                <text:p>-0.029033111</text:p>
              </table:table-cell>
              <table:table-cell office:value-type="float" office:value="0.0061144952">
                <text:p>0.00611449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298440512">
                <text:p>-0.0298440512</text:p>
              </table:table-cell>
              <table:table-cell office:value-type="float" office:value="0.0061772162">
                <text:p>0.00617721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3031273">
                <text:p>-0.03031273</text:p>
              </table:table-cell>
              <table:table-cell office:value-type="float" office:value="0.005689684">
                <text:p>0.0056896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313452885">
                <text:p>-0.0313452885</text:p>
              </table:table-cell>
              <table:table-cell office:value-type="float" office:value="0.0070947657">
                <text:p>0.00709476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250770707">
                <text:p>-0.0250770707</text:p>
              </table:table-cell>
              <table:table-cell office:value-type="float" office:value="0.0053888542">
                <text:p>0.00538885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211127166">
                <text:p>-0.0211127166</text:p>
              </table:table-cell>
              <table:table-cell office:value-type="float" office:value="0.0031880285">
                <text:p>0.00318802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326948812">
                <text:p>-0.0326948812</text:p>
              </table:table-cell>
              <table:table-cell office:value-type="float" office:value="0.0080067876">
                <text:p>0.00800678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33418386">
                <text:p>-0.033418386</text:p>
              </table:table-cell>
              <table:table-cell office:value-type="float" office:value="0.0082273155">
                <text:p>0.00822731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320931047">
                <text:p>-0.0320931047</text:p>
              </table:table-cell>
              <table:table-cell office:value-type="float" office:value="0.0076664605">
                <text:p>0.00766646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256674366">
                <text:p>-0.0256674366</text:p>
              </table:table-cell>
              <table:table-cell office:value-type="float" office:value="0.0065419543">
                <text:p>0.00654195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273252791">
                <text:p>-0.0273252791</text:p>
              </table:table-cell>
              <table:table-cell office:value-type="float" office:value="0.0062740773">
                <text:p>0.00627407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254073351">
                <text:p>-0.0254073351</text:p>
              </table:table-cell>
              <table:table-cell office:value-type="float" office:value="0.0061990921">
                <text:p>0.00619909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26594636">
                <text:p>-0.026594636</text:p>
              </table:table-cell>
              <table:table-cell office:value-type="float" office:value="0.0050045506">
                <text:p>0.00500455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304031338">
                <text:p>-0.0304031338</text:p>
              </table:table-cell>
              <table:table-cell office:value-type="float" office:value="0.0061981699">
                <text:p>0.00619816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277763199">
                <text:p>-0.0277763199</text:p>
              </table:table-cell>
              <table:table-cell office:value-type="float" office:value="0.0065886257">
                <text:p>0.00658862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251313139">
                <text:p>-0.0251313139</text:p>
              </table:table-cell>
              <table:table-cell office:value-type="float" office:value="0.0059346615">
                <text:p>0.00593466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301216101">
                <text:p>-0.0301216101</text:p>
              </table:table-cell>
              <table:table-cell office:value-type="float" office:value="0.0066466922">
                <text:p>0.00664669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286605517">
                <text:p>-0.0286605517</text:p>
              </table:table-cell>
              <table:table-cell office:value-type="float" office:value="0.0075456821">
                <text:p>0.00754568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287614839">
                <text:p>-0.0287614839</text:p>
              </table:table-cell>
              <table:table-cell office:value-type="float" office:value="0.0056969615">
                <text:p>0.00569696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311415819">
                <text:p>-0.0311415819</text:p>
              </table:table-cell>
              <table:table-cell office:value-type="float" office:value="0.007218864">
                <text:p>0.0072188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309874104">
                <text:p>-0.0309874104</text:p>
              </table:table-cell>
              <table:table-cell office:value-type="float" office:value="0.0061891539">
                <text:p>0.00618915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315516688">
                <text:p>-0.0315516688</text:p>
              </table:table-cell>
              <table:table-cell office:value-type="float" office:value="0.0074390334">
                <text:p>0.00743903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308475458">
                <text:p>-0.0308475458</text:p>
              </table:table-cell>
              <table:table-cell office:value-type="float" office:value="0.0057200221">
                <text:p>0.00572002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25390423">
                <text:p>-0.025390423</text:p>
              </table:table-cell>
              <table:table-cell office:value-type="float" office:value="0.0045135957">
                <text:p>0.00451359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269910851">
                <text:p>-0.0269910851</text:p>
              </table:table-cell>
              <table:table-cell office:value-type="float" office:value="0.0069265797">
                <text:p>0.00692657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312177073">
                <text:p>-0.0312177073</text:p>
              </table:table-cell>
              <table:table-cell office:value-type="float" office:value="0.0079469263">
                <text:p>0.00794692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241938711">
                <text:p>-0.0241938711</text:p>
              </table:table-cell>
              <table:table-cell office:value-type="float" office:value="0.0057676516">
                <text:p>0.00576765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232328135">
                <text:p>-0.0232328135</text:p>
              </table:table-cell>
              <table:table-cell office:value-type="float" office:value="0.0042259823">
                <text:p>0.00422598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316768362">
                <text:p>-0.0316768362</text:p>
              </table:table-cell>
              <table:table-cell office:value-type="float" office:value="0.0074789338">
                <text:p>0.00747893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282128907">
                <text:p>-0.0282128907</text:p>
              </table:table-cell>
              <table:table-cell office:value-type="float" office:value="0.004450027">
                <text:p>0.0044500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300403602">
                <text:p>-0.0300403602</text:p>
              </table:table-cell>
              <table:table-cell office:value-type="float" office:value="0.0068338277">
                <text:p>0.00683382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315751101">
                <text:p>-0.0315751101</text:p>
              </table:table-cell>
              <table:table-cell office:value-type="float" office:value="0.0073341232">
                <text:p>0.00733412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325698006">
                <text:p>-0.0325698006</text:p>
              </table:table-cell>
              <table:table-cell office:value-type="float" office:value="0.0069907711">
                <text:p>0.00699077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330484">
                <text:p>-0.0330484</text:p>
              </table:table-cell>
              <table:table-cell office:value-type="float" office:value="0.0082646018">
                <text:p>0.00826460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32277866">
                <text:p>-0.032277866</text:p>
              </table:table-cell>
              <table:table-cell office:value-type="float" office:value="0.0063599076">
                <text:p>0.00635990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364134013">
                <text:p>-0.0364134013</text:p>
              </table:table-cell>
              <table:table-cell office:value-type="float" office:value="0.0064126536">
                <text:p>0.00641265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263561813">
                <text:p>-0.0263561813</text:p>
              </table:table-cell>
              <table:table-cell office:value-type="float" office:value="0.0059232313">
                <text:p>0.00592323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174390684">
                <text:p>-0.0174390684</text:p>
              </table:table-cell>
              <table:table-cell office:value-type="float" office:value="0.0023882373">
                <text:p>0.00238823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11564507">
                <text:p>-0.011564507</text:p>
              </table:table-cell>
              <table:table-cell office:value-type="float" office:value="0.0001939928">
                <text:p>0.00019399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03154682">
                <text:p>-0.0003154682</text:p>
              </table:table-cell>
              <table:table-cell office:value-type="float" office:value="-0.0043861832">
                <text:p>-0.00438618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30257847">
                <text:p>-0.0030257847</text:p>
              </table:table-cell>
              <table:table-cell office:value-type="float" office:value="-0.0015986589">
                <text:p>-0.0015986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02564833">
                <text:p>-0.0002564833</text:p>
              </table:table-cell>
              <table:table-cell office:value-type="float" office:value="-0.0017771479">
                <text:p>-0.00177714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123812807">
                <text:p>-0.0123812807</text:p>
              </table:table-cell>
              <table:table-cell office:value-type="float" office:value="0.00334398">
                <text:p>0.003343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40233376">
                <text:p>-0.0540233376</text:p>
              </table:table-cell>
              <table:table-cell office:value-type="float" office:value="0.0224449897">
                <text:p>0.02244498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726713205">
                <text:p>-0.0726713205</text:p>
              </table:table-cell>
              <table:table-cell office:value-type="float" office:value="0.0274589657">
                <text:p>0.02745896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870749457">
                <text:p>-0.0870749457</text:p>
              </table:table-cell>
              <table:table-cell office:value-type="float" office:value="0.0294041411">
                <text:p>0.02940414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002069246">
                <text:p>-0.1002069246</text:p>
              </table:table-cell>
              <table:table-cell office:value-type="float" office:value="0.0319322279">
                <text:p>0.03193222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044344345">
                <text:p>-0.1044344345</text:p>
              </table:table-cell>
              <table:table-cell office:value-type="float" office:value="0.0310048036">
                <text:p>0.03100480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143467649">
                <text:p>-0.1143467649</text:p>
              </table:table-cell>
              <table:table-cell office:value-type="float" office:value="0.0308323919">
                <text:p>0.03083239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035123083">
                <text:p>-0.1035123083</text:p>
              </table:table-cell>
              <table:table-cell office:value-type="float" office:value="0.0246615103">
                <text:p>0.02466151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993596473">
                <text:p>-0.0993596473</text:p>
              </table:table-cell>
              <table:table-cell office:value-type="float" office:value="0.0208299751">
                <text:p>0.02082997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792693688">
                <text:p>-0.0792693688</text:p>
              </table:table-cell>
              <table:table-cell office:value-type="float" office:value="0.0126796277">
                <text:p>0.01267962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755765718">
                <text:p>-0.0755765718</text:p>
              </table:table-cell>
              <table:table-cell office:value-type="float" office:value="0.0108059505">
                <text:p>0.01080595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673354606">
                <text:p>-0.0673354606</text:p>
              </table:table-cell>
              <table:table-cell office:value-type="float" office:value="0.007585398">
                <text:p>0.007585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48336731">
                <text:p>-0.048336731</text:p>
              </table:table-cell>
              <table:table-cell office:value-type="float" office:value="0.0032031098">
                <text:p>0.00320310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345452555">
                <text:p>-0.0345452555</text:p>
              </table:table-cell>
              <table:table-cell office:value-type="float" office:value="0.0004965678">
                <text:p>0.00049656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262701728">
                <text:p>-0.0262701728</text:p>
              </table:table-cell>
              <table:table-cell office:value-type="float" office:value="-0.0022190538">
                <text:p>-0.00221905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192753965">
                <text:p>-0.0192753965</text:p>
              </table:table-cell>
              <table:table-cell office:value-type="float" office:value="-0.0039836821">
                <text:p>-0.003983682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46419113">
                <text:p>-0.0046419113</text:p>
              </table:table-cell>
              <table:table-cell office:value-type="float" office:value="-0.0053412169">
                <text:p>-0.00534121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4513408">
                <text:p>0.0004513408</text:p>
              </table:table-cell>
              <table:table-cell office:value-type="float" office:value="-0.0079266724">
                <text:p>-0.00792667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47213628">
                <text:p>0.0147213628</text:p>
              </table:table-cell>
              <table:table-cell office:value-type="float" office:value="-0.0097935291">
                <text:p>-0.00979352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25946516">
                <text:p>0.0225946516</text:p>
              </table:table-cell>
              <table:table-cell office:value-type="float" office:value="-0.0103299464">
                <text:p>-0.01032994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9354524">
                <text:p>0.0299354524</text:p>
              </table:table-cell>
              <table:table-cell office:value-type="float" office:value="-0.0117205437">
                <text:p>-0.01172054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73681236">
                <text:p>0.0373681236</text:p>
              </table:table-cell>
              <table:table-cell office:value-type="float" office:value="-0.0116998665">
                <text:p>-0.01169986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65191845">
                <text:p>0.0365191845</text:p>
              </table:table-cell>
              <table:table-cell office:value-type="float" office:value="-0.0112072202">
                <text:p>-0.01120722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24831036">
                <text:p>0.0324831036</text:p>
              </table:table-cell>
              <table:table-cell office:value-type="float" office:value="-0.0083598851">
                <text:p>-0.00835988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79873361">
                <text:p>0.0279873361</text:p>
              </table:table-cell>
              <table:table-cell office:value-type="float" office:value="-0.0058186676">
                <text:p>-0.00581866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49843482">
                <text:p>0.0149843482</text:p>
              </table:table-cell>
              <table:table-cell office:value-type="float" office:value="-0.0026921132">
                <text:p>-0.00269211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157058">
                <text:p>0.001157058</text:p>
              </table:table-cell>
              <table:table-cell office:value-type="float" office:value="0.0012104953">
                <text:p>0.00121049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26760654">
                <text:p>-0.026760654</text:p>
              </table:table-cell>
              <table:table-cell office:value-type="float" office:value="0.0086083254">
                <text:p>0.00860832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322060748">
                <text:p>-0.0322060748</text:p>
              </table:table-cell>
              <table:table-cell office:value-type="float" office:value="0.011056103">
                <text:p>0.0110561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472661171">
                <text:p>-0.0472661171</text:p>
              </table:table-cell>
              <table:table-cell office:value-type="float" office:value="0.0154747908">
                <text:p>0.01547479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420182338">
                <text:p>-0.0420182338</text:p>
              </table:table-cell>
              <table:table-cell office:value-type="float" office:value="0.0148300506">
                <text:p>0.01483005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33750873">
                <text:p>-0.0033750873</text:p>
              </table:table-cell>
              <table:table-cell office:value-type="float" office:value="0.0121166322">
                <text:p>0.01211663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17980905">
                <text:p>0.0217980905</text:p>
              </table:table-cell>
              <table:table-cell office:value-type="float" office:value="0.0047562906">
                <text:p>0.00475629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94328508">
                <text:p>0.0394328508</text:p>
              </table:table-cell>
              <table:table-cell office:value-type="float" office:value="-0.0008259362">
                <text:p>-0.00082593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35810931">
                <text:p>0.0635810931</text:p>
              </table:table-cell>
              <table:table-cell office:value-type="float" office:value="-0.0082653227">
                <text:p>-0.00826532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75935169">
                <text:p>0.0775935169</text:p>
              </table:table-cell>
              <table:table-cell office:value-type="float" office:value="-0.0132050017">
                <text:p>-0.01320500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952952462">
                <text:p>0.0952952462</text:p>
              </table:table-cell>
              <table:table-cell office:value-type="float" office:value="-0.0192768006">
                <text:p>-0.01927680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947896916">
                <text:p>0.0947896916</text:p>
              </table:table-cell>
              <table:table-cell office:value-type="float" office:value="-0.0217234677">
                <text:p>-0.021723467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929770321">
                <text:p>0.0929770321</text:p>
              </table:table-cell>
              <table:table-cell office:value-type="float" office:value="-0.022197412">
                <text:p>-0.0221974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79881435">
                <text:p>0.0879881435</text:p>
              </table:table-cell>
              <table:table-cell office:value-type="float" office:value="-0.0252536807">
                <text:p>-0.02525368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880144545">
                <text:p>0.0880144545</text:p>
              </table:table-cell>
              <table:table-cell office:value-type="float" office:value="-0.0254100083">
                <text:p>-0.02541000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850593582">
                <text:p>0.0850593582</text:p>
              </table:table-cell>
              <table:table-cell office:value-type="float" office:value="-0.0255299475">
                <text:p>-0.02552994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52956105">
                <text:p>0.0752956105</text:p>
              </table:table-cell>
              <table:table-cell office:value-type="float" office:value="-0.0234021126">
                <text:p>-0.0234021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634166522">
                <text:p>0.0634166522</text:p>
              </table:table-cell>
              <table:table-cell office:value-type="float" office:value="-0.0192676482">
                <text:p>-0.01926764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5315322">
                <text:p>0.05315322</text:p>
              </table:table-cell>
              <table:table-cell office:value-type="float" office:value="-0.016817625">
                <text:p>-0.016817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33929352">
                <text:p>0.0333929352</text:p>
              </table:table-cell>
              <table:table-cell office:value-type="float" office:value="-0.0097224909">
                <text:p>-0.00972249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54838756">
                <text:p>0.0154838756</text:p>
              </table:table-cell>
              <table:table-cell office:value-type="float" office:value="-0.0037474418">
                <text:p>-0.00374744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31647554">
                <text:p>-0.0031647554</text:p>
              </table:table-cell>
              <table:table-cell office:value-type="float" office:value="0.0004457943">
                <text:p>0.000445794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207601315">
                <text:p>-0.0207601315</text:p>
              </table:table-cell>
              <table:table-cell office:value-type="float" office:value="0.0048071844">
                <text:p>0.00480718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408460468">
                <text:p>-0.0408460468</text:p>
              </table:table-cell>
              <table:table-cell office:value-type="float" office:value="0.0112370491">
                <text:p>0.01123704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633720391">
                <text:p>-0.0633720391</text:p>
              </table:table-cell>
              <table:table-cell office:value-type="float" office:value="0.0174028675">
                <text:p>0.01740286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721258932">
                <text:p>-0.0721258932</text:p>
              </table:table-cell>
              <table:table-cell office:value-type="float" office:value="0.0183100403">
                <text:p>0.01831004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853353478">
                <text:p>-0.0853353478</text:p>
              </table:table-cell>
              <table:table-cell office:value-type="float" office:value="0.0218917365">
                <text:p>0.02189173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891777997">
                <text:p>-0.0891777997</text:p>
              </table:table-cell>
              <table:table-cell office:value-type="float" office:value="0.0232442501">
                <text:p>0.02324425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792178157">
                <text:p>-0.0792178157</text:p>
              </table:table-cell>
              <table:table-cell office:value-type="float" office:value="0.0186185166">
                <text:p>0.01861851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724015788">
                <text:p>-0.0724015788</text:p>
              </table:table-cell>
              <table:table-cell office:value-type="float" office:value="0.0168148152">
                <text:p>0.01681481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556555634">
                <text:p>-0.0556555634</text:p>
              </table:table-cell>
              <table:table-cell office:value-type="float" office:value="0.0116855543">
                <text:p>0.01168555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347287732">
                <text:p>-0.0347287732</text:p>
              </table:table-cell>
              <table:table-cell office:value-type="float" office:value="0.0081664899">
                <text:p>0.00816648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170401571">
                <text:p>-0.0170401571</text:p>
              </table:table-cell>
              <table:table-cell office:value-type="float" office:value="0.0030603074">
                <text:p>0.00306030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14832176">
                <text:p>0.0014832176</text:p>
              </table:table-cell>
              <table:table-cell office:value-type="float" office:value="-0.0001119219">
                <text:p>-0.00011192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38152305">
                <text:p>0.0138152305</text:p>
              </table:table-cell>
              <table:table-cell office:value-type="float" office:value="-0.0039519612">
                <text:p>-0.00395196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52729126">
                <text:p>0.0252729126</text:p>
              </table:table-cell>
              <table:table-cell office:value-type="float" office:value="-0.0066421575">
                <text:p>-0.00664215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02939692">
                <text:p>0.0202939692</text:p>
              </table:table-cell>
              <table:table-cell office:value-type="float" office:value="-0.0057515124">
                <text:p>-0.00575151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10719746">
                <text:p>0.0210719746</text:p>
              </table:table-cell>
              <table:table-cell office:value-type="float" office:value="-0.0068950248">
                <text:p>-0.00689502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5122825">
                <text:p>0.015122825</text:p>
              </table:table-cell>
              <table:table-cell office:value-type="float" office:value="-0.0068235608">
                <text:p>-0.0068235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02919466">
                <text:p>-0.0002919466</text:p>
              </table:table-cell>
              <table:table-cell office:value-type="float" office:value="-0.0012229748">
                <text:p>-0.00122297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13430885">
                <text:p>-0.013430885</text:p>
              </table:table-cell>
              <table:table-cell office:value-type="float" office:value="0.0009291279">
                <text:p>0.00092912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259209363">
                <text:p>-0.0259209363</text:p>
              </table:table-cell>
              <table:table-cell office:value-type="float" office:value="0.00451361">
                <text:p>0.004513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384397408">
                <text:p>-0.0384397408</text:p>
              </table:table-cell>
              <table:table-cell office:value-type="float" office:value="0.0087768226">
                <text:p>0.00877682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602002196">
                <text:p>-0.0602002196</text:p>
              </table:table-cell>
              <table:table-cell office:value-type="float" office:value="0.0135076514">
                <text:p>0.01350765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74282764">
                <text:p>-0.074282764</text:p>
              </table:table-cell>
              <table:table-cell office:value-type="float" office:value="0.0165382074">
                <text:p>0.01653820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921517311">
                <text:p>-0.0921517311</text:p>
              </table:table-cell>
              <table:table-cell office:value-type="float" office:value="0.0210247344">
                <text:p>0.02102473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965359018">
                <text:p>-0.0965359018</text:p>
              </table:table-cell>
              <table:table-cell office:value-type="float" office:value="0.0207274463">
                <text:p>0.02072744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976689571">
                <text:p>-0.0976689571</text:p>
              </table:table-cell>
              <table:table-cell office:value-type="float" office:value="0.0212698533">
                <text:p>0.02126985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007544821">
                <text:p>-0.1007544821</text:p>
              </table:table-cell>
              <table:table-cell office:value-type="float" office:value="0.0216061189">
                <text:p>0.02160611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851763407">
                <text:p>-0.0851763407</text:p>
              </table:table-cell>
              <table:table-cell office:value-type="float" office:value="0.0178542616">
                <text:p>0.01785426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729180507">
                <text:p>-0.0729180507</text:p>
              </table:table-cell>
              <table:table-cell office:value-type="float" office:value="0.0158751007">
                <text:p>0.0158751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585486644">
                <text:p>-0.0585486644</text:p>
              </table:table-cell>
              <table:table-cell office:value-type="float" office:value="0.0117584558">
                <text:p>0.01175845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513986807">
                <text:p>-0.0513986807</text:p>
              </table:table-cell>
              <table:table-cell office:value-type="float" office:value="0.0116782022">
                <text:p>0.01167820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301168347">
                <text:p>-0.0301168347</text:p>
              </table:table-cell>
              <table:table-cell office:value-type="float" office:value="0.0070510062">
                <text:p>0.00705100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105036411">
                <text:p>-0.0105036411</text:p>
              </table:table-cell>
              <table:table-cell office:value-type="float" office:value="0.0036693789">
                <text:p>0.00366937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479897">
                <text:p>0.000479897</text:p>
              </table:table-cell>
              <table:table-cell office:value-type="float" office:value="0.00016843">
                <text:p>0.000168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69430392">
                <text:p>0.0169430392</text:p>
              </table:table-cell>
              <table:table-cell office:value-type="float" office:value="-0.0032502">
                <text:p>-0.00325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70561731">
                <text:p>0.0270561731</text:p>
              </table:table-cell>
              <table:table-cell office:value-type="float" office:value="-0.00508408">
                <text:p>-0.005084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30379209">
                <text:p>0.0230379209</text:p>
              </table:table-cell>
              <table:table-cell office:value-type="float" office:value="-0.0055450381">
                <text:p>-0.00554503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38125268">
                <text:p>0.0238125268</text:p>
              </table:table-cell>
              <table:table-cell office:value-type="float" office:value="-0.0059872586">
                <text:p>-0.00598725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42550732">
                <text:p>0.0142550732</text:p>
              </table:table-cell>
              <table:table-cell office:value-type="float" office:value="-0.0045396986">
                <text:p>-0.00453969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83175232">
                <text:p>0.0083175232</text:p>
              </table:table-cell>
              <table:table-cell office:value-type="float" office:value="-0.0032612323">
                <text:p>-0.00326123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45615982">
                <text:p>-0.0045615982</text:p>
              </table:table-cell>
              <table:table-cell office:value-type="float" office:value="-0.0005044046">
                <text:p>-0.00050440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168644608">
                <text:p>-0.0168644608</text:p>
              </table:table-cell>
              <table:table-cell office:value-type="float" office:value="0.003397553">
                <text:p>0.0033975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303119532">
                <text:p>-0.0303119532</text:p>
              </table:table-cell>
              <table:table-cell office:value-type="float" office:value="0.0064236062">
                <text:p>0.00642360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366282378">
                <text:p>-0.0366282378</text:p>
              </table:table-cell>
              <table:table-cell office:value-type="float" office:value="0.0067880242">
                <text:p>0.00678802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491378932">
                <text:p>-0.0491378932</text:p>
              </table:table-cell>
              <table:table-cell office:value-type="float" office:value="0.012582827">
                <text:p>0.0125828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469957852">
                <text:p>-0.0469957852</text:p>
              </table:table-cell>
              <table:table-cell office:value-type="float" office:value="0.0090317197">
                <text:p>0.00903171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548487282">
                <text:p>-0.0548487282</text:p>
              </table:table-cell>
              <table:table-cell office:value-type="float" office:value="0.011421733">
                <text:p>0.0114217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492889939">
                <text:p>-0.0492889939</text:p>
              </table:table-cell>
              <table:table-cell office:value-type="float" office:value="0.0121007128">
                <text:p>0.01210071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415304304">
                <text:p>-0.0415304304</text:p>
              </table:table-cell>
              <table:table-cell office:value-type="float" office:value="0.008731906">
                <text:p>0.0087319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396780536">
                <text:p>-0.0396780536</text:p>
              </table:table-cell>
              <table:table-cell office:value-type="float" office:value="0.0099233402">
                <text:p>0.00992334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275176819">
                <text:p>-0.0275176819</text:p>
              </table:table-cell>
              <table:table-cell office:value-type="float" office:value="0.0070546953">
                <text:p>0.00705469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89143233">
                <text:p>-0.0089143233</text:p>
              </table:table-cell>
              <table:table-cell office:value-type="float" office:value="0.0018729776">
                <text:p>0.00187297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4396407">
                <text:p>-0.004396407</text:p>
              </table:table-cell>
              <table:table-cell office:value-type="float" office:value="0.0024295445">
                <text:p>0.002429544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1569231">
                <text:p>0.0111569231</text:p>
              </table:table-cell>
              <table:table-cell office:value-type="float" office:value="-0.0011703068">
                <text:p>-0.00117030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43745172">
                <text:p>0.0143745172</text:p>
              </table:table-cell>
              <table:table-cell office:value-type="float" office:value="-0.0026673106">
                <text:p>-0.00266731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32611893">
                <text:p>0.0232611893</text:p>
              </table:table-cell>
              <table:table-cell office:value-type="float" office:value="-0.0057457676">
                <text:p>-0.00574576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15727735">
                <text:p>0.0215727735</text:p>
              </table:table-cell>
              <table:table-cell office:value-type="float" office:value="-0.003899937">
                <text:p>-0.0038999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17731876">
                <text:p>0.0217731876</text:p>
              </table:table-cell>
              <table:table-cell office:value-type="float" office:value="-0.0063377334">
                <text:p>-0.0063377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32137101">
                <text:p>0.0132137101</text:p>
              </table:table-cell>
              <table:table-cell office:value-type="float" office:value="-0.0027320106">
                <text:p>-0.00273201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3848455">
                <text:p>0.0063848455</text:p>
              </table:table-cell>
              <table:table-cell office:value-type="float" office:value="-0.0023760764">
                <text:p>-0.00237607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33587846">
                <text:p>0.0033587846</text:p>
              </table:table-cell>
              <table:table-cell office:value-type="float" office:value="-0.0002357158">
                <text:p>-0.00023571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1524162">
                <text:p>-0.001524162</text:p>
              </table:table-cell>
              <table:table-cell office:value-type="float" office:value="-0.0009374122">
                <text:p>-0.0009374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08353628">
                <text:p>-0.0108353628</text:p>
              </table:table-cell>
              <table:table-cell office:value-type="float" office:value="0.0018992288">
                <text:p>0.00189922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169794347">
                <text:p>-0.0169794347</text:p>
              </table:table-cell>
              <table:table-cell office:value-type="float" office:value="0.0024816381">
                <text:p>0.00248163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309250375">
                <text:p>-0.0309250375</text:p>
              </table:table-cell>
              <table:table-cell office:value-type="float" office:value="0.0067694937">
                <text:p>0.00676949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379938491">
                <text:p>-0.0379938491</text:p>
              </table:table-cell>
              <table:table-cell office:value-type="float" office:value="0.0086076506">
                <text:p>0.00860765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38320458">
                <text:p>-0.038320458</text:p>
              </table:table-cell>
              <table:table-cell office:value-type="float" office:value="0.0077915175">
                <text:p>0.00779151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357198003">
                <text:p>-0.0357198003</text:p>
              </table:table-cell>
              <table:table-cell office:value-type="float" office:value="0.005866219">
                <text:p>0.00586621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285086472">
                <text:p>-0.0285086472</text:p>
              </table:table-cell>
              <table:table-cell office:value-type="float" office:value="0.0034718102">
                <text:p>0.00347181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313579431">
                <text:p>-0.0313579431</text:p>
              </table:table-cell>
              <table:table-cell office:value-type="float" office:value="0.0058150975">
                <text:p>0.00581509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322543707">
                <text:p>-0.0322543707</text:p>
              </table:table-cell>
              <table:table-cell office:value-type="float" office:value="0.0077215234">
                <text:p>0.00772152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193836711">
                <text:p>-0.0193836711</text:p>
              </table:table-cell>
              <table:table-cell office:value-type="float" office:value="0.0041559192">
                <text:p>0.00415591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131499476">
                <text:p>-0.0131499476</text:p>
              </table:table-cell>
              <table:table-cell office:value-type="float" office:value="0.0034214341">
                <text:p>0.0034214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6517614">
                <text:p>-0.006517614</text:p>
              </table:table-cell>
              <table:table-cell office:value-type="float" office:value="0.000271459">
                <text:p>0.0002714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25821577">
                <text:p>0.0125821577</text:p>
              </table:table-cell>
              <table:table-cell office:value-type="float" office:value="-0.0031172028">
                <text:p>-0.00311720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5837604">
                <text:p>0.0025837604</text:p>
              </table:table-cell>
              <table:table-cell office:value-type="float" office:value="-0.0009357085">
                <text:p>-0.00093570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23495756">
                <text:p>0.0123495756</text:p>
              </table:table-cell>
              <table:table-cell office:value-type="float" office:value="-0.0033967944">
                <text:p>-0.0033967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75788409">
                <text:p>0.0175788409</text:p>
              </table:table-cell>
              <table:table-cell office:value-type="float" office:value="-0.0042059674">
                <text:p>-0.00420596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65224348">
                <text:p>0.0165224348</text:p>
              </table:table-cell>
              <table:table-cell office:value-type="float" office:value="-0.005597022">
                <text:p>-0.00559702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24008282">
                <text:p>0.0224008282</text:p>
              </table:table-cell>
              <table:table-cell office:value-type="float" office:value="-0.0059824107">
                <text:p>-0.00598241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25026964">
                <text:p>0.0225026964</text:p>
              </table:table-cell>
              <table:table-cell office:value-type="float" office:value="-0.0069166373">
                <text:p>-0.00691663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2224721">
                <text:p>0.0062224721</text:p>
              </table:table-cell>
              <table:table-cell office:value-type="float" office:value="-0.0022743725">
                <text:p>-0.00227437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08380394">
                <text:p>0.0108380394</text:p>
              </table:table-cell>
              <table:table-cell office:value-type="float" office:value="-0.003094752">
                <text:p>-0.0030947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104179444">
                <text:p>-0.0104179444</text:p>
              </table:table-cell>
              <table:table-cell office:value-type="float" office:value="0.0046327287">
                <text:p>0.004632728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156462064">
                <text:p>-0.0156462064</text:p>
              </table:table-cell>
              <table:table-cell office:value-type="float" office:value="0.0051830763">
                <text:p>0.00518307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352074747">
                <text:p>-0.0352074747</text:p>
              </table:table-cell>
              <table:table-cell office:value-type="float" office:value="0.0107819115">
                <text:p>0.01078191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396953565">
                <text:p>-0.0396953565</text:p>
              </table:table-cell>
              <table:table-cell office:value-type="float" office:value="0.0129005377">
                <text:p>0.01290053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68549594">
                <text:p>-0.0568549594</text:p>
              </table:table-cell>
              <table:table-cell office:value-type="float" office:value="0.0166098183">
                <text:p>0.016609818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33325552">
                <text:p>-0.0533325552</text:p>
              </table:table-cell>
              <table:table-cell office:value-type="float" office:value="0.0156361104">
                <text:p>0.01563611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733978888">
                <text:p>-0.0733978888</text:p>
              </table:table-cell>
              <table:table-cell office:value-type="float" office:value="0.0227675595">
                <text:p>0.02276755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792410574">
                <text:p>-0.0792410574</text:p>
              </table:table-cell>
              <table:table-cell office:value-type="float" office:value="0.0242313003">
                <text:p>0.0242313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028467564">
                <text:p>-0.1028467564</text:p>
              </table:table-cell>
              <table:table-cell office:value-type="float" office:value="0.0310424778">
                <text:p>0.03104247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22287547">
                <text:p>-0.122287547</text:p>
              </table:table-cell>
              <table:table-cell office:value-type="float" office:value="0.0379665811">
                <text:p>0.03796658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407534396">
                <text:p>-0.1407534396</text:p>
              </table:table-cell>
              <table:table-cell office:value-type="float" office:value="0.0417295129">
                <text:p>0.041729512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47568309">
                <text:p>-0.147568309</text:p>
              </table:table-cell>
              <table:table-cell office:value-type="float" office:value="0.0432383424">
                <text:p>0.0432383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36957144">
                <text:p>-0.136957144</text:p>
              </table:table-cell>
              <table:table-cell office:value-type="float" office:value="0.0354268984">
                <text:p>0.03542689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4433177">
                <text:p>-0.14433177</text:p>
              </table:table-cell>
              <table:table-cell office:value-type="float" office:value="0.0356095201">
                <text:p>0.03560952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243374299">
                <text:p>-0.1243374299</text:p>
              </table:table-cell>
              <table:table-cell office:value-type="float" office:value="0.0228071502">
                <text:p>0.02280715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205225067">
                <text:p>-0.1205225067</text:p>
              </table:table-cell>
              <table:table-cell office:value-type="float" office:value="0.0194420868">
                <text:p>0.01944208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97969998">
                <text:p>-0.097969998</text:p>
              </table:table-cell>
              <table:table-cell office:value-type="float" office:value="0.0122715495">
                <text:p>0.01227154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85084818">
                <text:p>-0.085084818</text:p>
              </table:table-cell>
              <table:table-cell office:value-type="float" office:value="0.0106902657">
                <text:p>0.01069026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837854945">
                <text:p>-0.0837854945</text:p>
              </table:table-cell>
              <table:table-cell office:value-type="float" office:value="0.0099684205">
                <text:p>0.00996842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697442872">
                <text:p>-0.0697442872</text:p>
              </table:table-cell>
              <table:table-cell office:value-type="float" office:value="0.0057345958">
                <text:p>0.00573459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647117756">
                <text:p>-0.0647117756</text:p>
              </table:table-cell>
              <table:table-cell office:value-type="float" office:value="0.0037633315">
                <text:p>0.00376333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63565786">
                <text:p>-0.063565786</text:p>
              </table:table-cell>
              <table:table-cell office:value-type="float" office:value="0.003873333">
                <text:p>0.00387333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501618461">
                <text:p>-0.0501618461</text:p>
              </table:table-cell>
              <table:table-cell office:value-type="float" office:value="0.0021574884">
                <text:p>0.00215748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42107338">
                <text:p>-0.042107338</text:p>
              </table:table-cell>
              <table:table-cell office:value-type="float" office:value="-0.0007633228">
                <text:p>-0.00076332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336470261">
                <text:p>-0.0336470261</text:p>
              </table:table-cell>
              <table:table-cell office:value-type="float" office:value="-0.0022315067">
                <text:p>-0.00223150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245512363">
                <text:p>-0.0245512363</text:p>
              </table:table-cell>
              <table:table-cell office:value-type="float" office:value="-0.0049899011">
                <text:p>-0.00498990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231029292">
                <text:p>-0.0231029292</text:p>
              </table:table-cell>
              <table:table-cell office:value-type="float" office:value="-0.0031015342">
                <text:p>-0.00310153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135863421">
                <text:p>-0.0135863421</text:p>
              </table:table-cell>
              <table:table-cell office:value-type="float" office:value="-0.0062132952">
                <text:p>-0.00621329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44754976">
                <text:p>0.0044754976</text:p>
              </table:table-cell>
              <table:table-cell office:value-type="float" office:value="-0.0085128909">
                <text:p>-0.008512890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65789864">
                <text:p>0.0065789864</text:p>
              </table:table-cell>
              <table:table-cell office:value-type="float" office:value="-0.0077626838">
                <text:p>-0.00776268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57796196">
                <text:p>0.0357796196</text:p>
              </table:table-cell>
              <table:table-cell office:value-type="float" office:value="-0.0126065359">
                <text:p>-0.0126065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411465883">
                <text:p>0.0411465883</text:p>
              </table:table-cell>
              <table:table-cell office:value-type="float" office:value="-0.0121119842">
                <text:p>-0.01211198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612948952">
                <text:p>0.0612948952</text:p>
              </table:table-cell>
              <table:table-cell office:value-type="float" office:value="-0.0148049307">
                <text:p>-0.01480493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734007476">
                <text:p>0.0734007476</text:p>
              </table:table-cell>
              <table:table-cell office:value-type="float" office:value="-0.0162519325">
                <text:p>-0.01625193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847147222">
                <text:p>0.0847147222</text:p>
              </table:table-cell>
              <table:table-cell office:value-type="float" office:value="-0.0165397798">
                <text:p>-0.01653977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856831691">
                <text:p>0.0856831691</text:p>
              </table:table-cell>
              <table:table-cell office:value-type="float" office:value="-0.0160536177">
                <text:p>-0.01605361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82962649">
                <text:p>0.0982962649</text:p>
              </table:table-cell>
              <table:table-cell office:value-type="float" office:value="-0.014588848">
                <text:p>-0.0145888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6528951">
                <text:p>0.0956528951</text:p>
              </table:table-cell>
              <table:table-cell office:value-type="float" office:value="-0.0112673227">
                <text:p>-0.01126732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108040137">
                <text:p>0.1108040137</text:p>
              </table:table-cell>
              <table:table-cell office:value-type="float" office:value="-0.0125879706">
                <text:p>-0.01258797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219658041">
                <text:p>0.1219658041</text:p>
              </table:table-cell>
              <table:table-cell office:value-type="float" office:value="-0.011576615">
                <text:p>-0.0115766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342301527">
                <text:p>0.1342301527</text:p>
              </table:table-cell>
              <table:table-cell office:value-type="float" office:value="-0.0142544666">
                <text:p>-0.01425446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407137189">
                <text:p>0.1407137189</text:p>
              </table:table-cell>
              <table:table-cell office:value-type="float" office:value="-0.0157420856">
                <text:p>-0.01574208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31231766">
                <text:p>0.1331231766</text:p>
              </table:table-cell>
              <table:table-cell office:value-type="float" office:value="-0.0189976743">
                <text:p>-0.01899767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8670466">
                <text:p>0.138670466</text:p>
              </table:table-cell>
              <table:table-cell office:value-type="float" office:value="-0.0215346396">
                <text:p>-0.02153463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148881734">
                <text:p>0.1148881734</text:p>
              </table:table-cell>
              <table:table-cell office:value-type="float" office:value="-0.0221643806">
                <text:p>-0.02216438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071363561">
                <text:p>0.1071363561</text:p>
              </table:table-cell>
              <table:table-cell office:value-type="float" office:value="-0.0227466174">
                <text:p>-0.02274661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980629164">
                <text:p>0.0980629164</text:p>
              </table:table-cell>
              <table:table-cell office:value-type="float" office:value="-0.0255322314">
                <text:p>-0.02553223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992285304">
                <text:p>0.0992285304</text:p>
              </table:table-cell>
              <table:table-cell office:value-type="float" office:value="-0.0271930175">
                <text:p>-0.02719301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943873315">
                <text:p>0.0943873315</text:p>
              </table:table-cell>
              <table:table-cell office:value-type="float" office:value="-0.0253484196">
                <text:p>-0.02534841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799059059">
                <text:p>0.0799059059</text:p>
              </table:table-cell>
              <table:table-cell office:value-type="float" office:value="-0.0222587526">
                <text:p>-0.02225875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730622822">
                <text:p>0.0730622822</text:p>
              </table:table-cell>
              <table:table-cell office:value-type="float" office:value="-0.0214689337">
                <text:p>-0.021468933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700744978">
                <text:p>0.0700744978</text:p>
              </table:table-cell>
              <table:table-cell office:value-type="float" office:value="-0.0207130311">
                <text:p>-0.02071303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40869805">
                <text:p>0.0540869805</text:p>
              </table:table-cell>
              <table:table-cell office:value-type="float" office:value="-0.0151167511">
                <text:p>-0.01511675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46411613">
                <text:p>0.0346411613</text:p>
              </table:table-cell>
              <table:table-cell office:value-type="float" office:value="-0.0100719775">
                <text:p>-0.01007197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36505448">
                <text:p>0.0136505448</text:p>
              </table:table-cell>
              <table:table-cell office:value-type="float" office:value="-0.0036117525">
                <text:p>-0.00361175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075436328">
                <text:p>-0.0075436328</text:p>
              </table:table-cell>
              <table:table-cell office:value-type="float" office:value="0.0009447163">
                <text:p>0.00094471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29792709">
                <text:p>-0.029792709</text:p>
              </table:table-cell>
              <table:table-cell office:value-type="float" office:value="0.0097305981">
                <text:p>0.00973059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526199946">
                <text:p>-0.0526199946</text:p>
              </table:table-cell>
              <table:table-cell office:value-type="float" office:value="0.01358627">
                <text:p>0.013586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736916657">
                <text:p>-0.0736916657</text:p>
              </table:table-cell>
              <table:table-cell office:value-type="float" office:value="0.0178617014">
                <text:p>0.01786170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887699726">
                <text:p>-0.0887699726</text:p>
              </table:table-cell>
              <table:table-cell office:value-type="float" office:value="0.0218691482">
                <text:p>0.02186914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033005908">
                <text:p>-0.1033005908</text:p>
              </table:table-cell>
              <table:table-cell office:value-type="float" office:value="0.0219055354">
                <text:p>0.02190553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112508774">
                <text:p>-0.1112508774</text:p>
              </table:table-cell>
              <table:table-cell office:value-type="float" office:value="0.0240165933">
                <text:p>0.02401659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223766784">
                <text:p>-0.1223766784</text:p>
              </table:table-cell>
              <table:table-cell office:value-type="float" office:value="0.0257613561">
                <text:p>0.02576135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235403344">
                <text:p>-0.1235403344</text:p>
              </table:table-cell>
              <table:table-cell office:value-type="float" office:value="0.0243199717">
                <text:p>0.02431997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1230637986">
                <text:p>-0.1230637986</text:p>
              </table:table-cell>
              <table:table-cell office:value-type="float" office:value="0.024088">
                <text:p>0.0240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1194697532">
                <text:p>-0.1194697532</text:p>
              </table:table-cell>
              <table:table-cell office:value-type="float" office:value="0.0234093035">
                <text:p>0.02340930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1063624657">
                <text:p>-0.1063624657</text:p>
              </table:table-cell>
              <table:table-cell office:value-type="float" office:value="0.0203619836">
                <text:p>0.02036198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888967551">
                <text:p>-0.0888967551</text:p>
              </table:table-cell>
              <table:table-cell office:value-type="float" office:value="0.0177230574">
                <text:p>0.01772305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801264161">
                <text:p>-0.0801264161</text:p>
              </table:table-cell>
              <table:table-cell office:value-type="float" office:value="0.0161281442">
                <text:p>0.01612814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67025643">
                <text:p>-0.067025643</text:p>
              </table:table-cell>
              <table:table-cell office:value-type="float" office:value="0.0152233459">
                <text:p>0.01522334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91458931">
                <text:p>-0.0591458931</text:p>
              </table:table-cell>
              <table:table-cell office:value-type="float" office:value="0.013489114">
                <text:p>0.0134891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0621525">
                <text:p>-0.050621525</text:p>
              </table:table-cell>
              <table:table-cell office:value-type="float" office:value="0.0122381639">
                <text:p>0.01223816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519908801">
                <text:p>-0.0519908801</text:p>
              </table:table-cell>
              <table:table-cell office:value-type="float" office:value="0.0125142559">
                <text:p>0.01251425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565403083">
                <text:p>-0.0565403083</text:p>
              </table:table-cell>
              <table:table-cell office:value-type="float" office:value="0.0141724808">
                <text:p>0.01417248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573891838">
                <text:p>-0.0573891838</text:p>
              </table:table-cell>
              <table:table-cell office:value-type="float" office:value="0.0134238595">
                <text:p>0.01342385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668109746">
                <text:p>-0.0668109746</text:p>
              </table:table-cell>
              <table:table-cell office:value-type="float" office:value="0.0161453722">
                <text:p>0.01614537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817955761">
                <text:p>-0.0817955761</text:p>
              </table:table-cell>
              <table:table-cell office:value-type="float" office:value="0.018032797">
                <text:p>0.0180327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949677613">
                <text:p>-0.0949677613</text:p>
              </table:table-cell>
              <table:table-cell office:value-type="float" office:value="0.0197569363">
                <text:p>0.01975693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035845913">
                <text:p>-0.1035845913</text:p>
              </table:table-cell>
              <table:table-cell office:value-type="float" office:value="0.0223373275">
                <text:p>0.02233732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036142591">
                <text:p>-0.1036142591</text:p>
              </table:table-cell>
              <table:table-cell office:value-type="float" office:value="0.0217805338">
                <text:p>0.02178053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07504245">
                <text:p>-0.107504245</text:p>
              </table:table-cell>
              <table:table-cell office:value-type="float" office:value="0.0213541206">
                <text:p>0.02135412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1165552047">
                <text:p>-0.1165552047</text:p>
              </table:table-cell>
              <table:table-cell office:value-type="float" office:value="0.0236803074">
                <text:p>0.02368030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064890122">
                <text:p>-0.1064890122</text:p>
              </table:table-cell>
              <table:table-cell office:value-type="float" office:value="0.0213798303">
                <text:p>0.02137983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979331927">
                <text:p>-0.0979331927</text:p>
              </table:table-cell>
              <table:table-cell office:value-type="float" office:value="0.0197958078">
                <text:p>0.01979580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863487613">
                <text:p>-0.0863487613</text:p>
              </table:table-cell>
              <table:table-cell office:value-type="float" office:value="0.0186020384">
                <text:p>0.01860203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789231744">
                <text:p>-0.0789231744</text:p>
              </table:table-cell>
              <table:table-cell office:value-type="float" office:value="0.017613215">
                <text:p>0.0176132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527903216">
                <text:p>-0.0527903216</text:p>
              </table:table-cell>
              <table:table-cell office:value-type="float" office:value="0.0124708227">
                <text:p>0.01247082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39043577">
                <text:p>-0.039043577</text:p>
              </table:table-cell>
              <table:table-cell office:value-type="float" office:value="0.0092955469">
                <text:p>0.00929554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273455332">
                <text:p>-0.0273455332</text:p>
              </table:table-cell>
              <table:table-cell office:value-type="float" office:value="0.0075100851">
                <text:p>0.00751008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124337596">
                <text:p>-0.0124337596</text:p>
              </table:table-cell>
              <table:table-cell office:value-type="float" office:value="0.0042160268">
                <text:p>0.00421602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065331715">
                <text:p>-0.0065331715</text:p>
              </table:table-cell>
              <table:table-cell office:value-type="float" office:value="0.0014638393">
                <text:p>0.00146383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00951802">
                <text:p>-0.0000951802</text:p>
              </table:table-cell>
              <table:table-cell office:value-type="float" office:value="0.0005656117">
                <text:p>0.00056561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8799857">
                <text:p>0.0058799857</text:p>
              </table:table-cell>
              <table:table-cell office:value-type="float" office:value="-0.0006821439">
                <text:p>-0.00068214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2224127">
                <text:p>0.0052224127</text:p>
              </table:table-cell>
              <table:table-cell office:value-type="float" office:value="-0.0016247456">
                <text:p>-0.00162474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0304104">
                <text:p>-0.000304104</text:p>
              </table:table-cell>
              <table:table-cell office:value-type="float" office:value="0.0007212957">
                <text:p>0.00072129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40146911">
                <text:p>0.0040146911</text:p>
              </table:table-cell>
              <table:table-cell office:value-type="float" office:value="-0.0020243601">
                <text:p>-0.00202436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34468978">
                <text:p>-0.0034468978</text:p>
              </table:table-cell>
              <table:table-cell office:value-type="float" office:value="-0.0006095524">
                <text:p>-0.00060955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101250281">
                <text:p>-0.0101250281</text:p>
              </table:table-cell>
              <table:table-cell office:value-type="float" office:value="0.0010363494">
                <text:p>0.00103634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122159391">
                <text:p>-0.0122159391</text:p>
              </table:table-cell>
              <table:table-cell office:value-type="float" office:value="0.0012842154">
                <text:p>0.00128421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188637746">
                <text:p>-0.0188637746</text:p>
              </table:table-cell>
              <table:table-cell office:value-type="float" office:value="0.0046438893">
                <text:p>0.00464388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21221386">
                <text:p>-0.021221386</text:p>
              </table:table-cell>
              <table:table-cell office:value-type="float" office:value="0.0048083858">
                <text:p>0.004808385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195393139">
                <text:p>-0.0195393139</text:p>
              </table:table-cell>
              <table:table-cell office:value-type="float" office:value="0.0037458752">
                <text:p>0.00374587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83500867">
                <text:p>-0.0183500867</text:p>
              </table:table-cell>
              <table:table-cell office:value-type="float" office:value="0.0041643624">
                <text:p>0.00416436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100666676">
                <text:p>-0.0100666676</text:p>
              </table:table-cell>
              <table:table-cell office:value-type="float" office:value="0.0023697812">
                <text:p>0.00236978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103159941">
                <text:p>-0.0103159941</text:p>
              </table:table-cell>
              <table:table-cell office:value-type="float" office:value="0.0025180382">
                <text:p>0.00251803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19639482">
                <text:p>-0.0019639482</text:p>
              </table:table-cell>
              <table:table-cell office:value-type="float" office:value="0.0013922136">
                <text:p>0.00139221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91530199">
                <text:p>0.0091530199</text:p>
              </table:table-cell>
              <table:table-cell office:value-type="float" office:value="-0.0020674842">
                <text:p>-0.00206748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149260837">
                <text:p>0.0149260837</text:p>
              </table:table-cell>
              <table:table-cell office:value-type="float" office:value="-0.0031422321">
                <text:p>-0.00314223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28141106">
                <text:p>0.0228141106</text:p>
              </table:table-cell>
              <table:table-cell office:value-type="float" office:value="-0.0043317332">
                <text:p>-0.004331733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85023056">
                <text:p>0.0285023056</text:p>
              </table:table-cell>
              <table:table-cell office:value-type="float" office:value="-0.0069435163">
                <text:p>-0.006943516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66961563">
                <text:p>0.0266961563</text:p>
              </table:table-cell>
              <table:table-cell office:value-type="float" office:value="-0.006049755">
                <text:p>-0.0060497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43731493">
                <text:p>0.0343731493</text:p>
              </table:table-cell>
              <table:table-cell office:value-type="float" office:value="-0.0075433643">
                <text:p>-0.00754336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22297193">
                <text:p>0.0322297193</text:p>
              </table:table-cell>
              <table:table-cell office:value-type="float" office:value="-0.0078476151">
                <text:p>-0.007847615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36573959">
                <text:p>0.0336573959</text:p>
              </table:table-cell>
              <table:table-cell office:value-type="float" office:value="-0.0089759966">
                <text:p>-0.00897599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78193404">
                <text:p>0.0278193404</text:p>
              </table:table-cell>
              <table:table-cell office:value-type="float" office:value="-0.005966879">
                <text:p>-0.0059668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66365652">
                <text:p>0.0266365652</text:p>
              </table:table-cell>
              <table:table-cell office:value-type="float" office:value="-0.0053350886">
                <text:p>-0.005335088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33464535">
                <text:p>0.0133464535</text:p>
              </table:table-cell>
              <table:table-cell office:value-type="float" office:value="-0.0021880545">
                <text:p>-0.00218805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58044954">
                <text:p>0.0058044954</text:p>
              </table:table-cell>
              <table:table-cell office:value-type="float" office:value="-0.0005951574">
                <text:p>-0.00059515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4331244">
                <text:p>0.0004331244</text:p>
              </table:table-cell>
              <table:table-cell office:value-type="float" office:value="0.0011115207">
                <text:p>0.00111152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51988556">
                <text:p>-0.0051988556</text:p>
              </table:table-cell>
              <table:table-cell office:value-type="float" office:value="0.0016046601">
                <text:p>0.00160466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118235892">
                <text:p>-0.0118235892</text:p>
              </table:table-cell>
              <table:table-cell office:value-type="float" office:value="0.0025953224">
                <text:p>0.00259532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11741147">
                <text:p>-0.011741147</text:p>
              </table:table-cell>
              <table:table-cell office:value-type="float" office:value="0.0020597739">
                <text:p>0.00205977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141440606">
                <text:p>-0.0141440606</text:p>
              </table:table-cell>
              <table:table-cell office:value-type="float" office:value="0.0025595085">
                <text:p>0.00255950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62734458">
                <text:p>-0.0162734458</text:p>
              </table:table-cell>
              <table:table-cell office:value-type="float" office:value="0.0027720285">
                <text:p>0.00277202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13074369">
                <text:p>-0.013074369</text:p>
              </table:table-cell>
              <table:table-cell office:value-type="float" office:value="0.0032862178">
                <text:p>0.00328621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225319875">
                <text:p>-0.0225319875</text:p>
              </table:table-cell>
              <table:table-cell office:value-type="float" office:value="0.005033889">
                <text:p>0.0050338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239488847">
                <text:p>-0.0239488847</text:p>
              </table:table-cell>
              <table:table-cell office:value-type="float" office:value="0.006001944">
                <text:p>0.0060019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271716189">
                <text:p>-0.0271716189</text:p>
              </table:table-cell>
              <table:table-cell office:value-type="float" office:value="0.0078005003">
                <text:p>0.00780050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233579173">
                <text:p>-0.0233579173</text:p>
              </table:table-cell>
              <table:table-cell office:value-type="float" office:value="0.0050734059">
                <text:p>0.00507340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224602817">
                <text:p>-0.0224602817</text:p>
              </table:table-cell>
              <table:table-cell office:value-type="float" office:value="0.007072232">
                <text:p>0.0070722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152749868">
                <text:p>-0.0152749868</text:p>
              </table:table-cell>
              <table:table-cell office:value-type="float" office:value="0.0033059996">
                <text:p>0.00330599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194637068">
                <text:p>-0.0194637068</text:p>
              </table:table-cell>
              <table:table-cell office:value-type="float" office:value="0.0043265001">
                <text:p>0.004326500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153248675">
                <text:p>-0.0153248675</text:p>
              </table:table-cell>
              <table:table-cell office:value-type="float" office:value="0.002783007">
                <text:p>0.0027830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175478471">
                <text:p>-0.0175478471</text:p>
              </table:table-cell>
              <table:table-cell office:value-type="float" office:value="0.0027897856">
                <text:p>0.00278978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114053754">
                <text:p>-0.0114053754</text:p>
              </table:table-cell>
              <table:table-cell office:value-type="float" office:value="0.000548005">
                <text:p>0.000548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124009794">
                <text:p>-0.0124009794</text:p>
              </table:table-cell>
              <table:table-cell office:value-type="float" office:value="0.0011521383">
                <text:p>0.00115213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114037698">
                <text:p>-0.0114037698</text:p>
              </table:table-cell>
              <table:table-cell office:value-type="float" office:value="-0.0012363129">
                <text:p>-0.00123631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077008291">
                <text:p>-0.0077008291</text:p>
              </table:table-cell>
              <table:table-cell office:value-type="float" office:value="-0.002485185">
                <text:p>-0.0024851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30005145">
                <text:p>0.0030005145</text:p>
              </table:table-cell>
              <table:table-cell office:value-type="float" office:value="-0.0066284803">
                <text:p>-0.00662848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20537935">
                <text:p>0.0120537935</text:p>
              </table:table-cell>
              <table:table-cell office:value-type="float" office:value="-0.0108077025">
                <text:p>-0.01080770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72520627">
                <text:p>0.0272520627</text:p>
              </table:table-cell>
              <table:table-cell office:value-type="float" office:value="-0.0144158309">
                <text:p>-0.01441583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342696294">
                <text:p>0.0342696294</text:p>
              </table:table-cell>
              <table:table-cell office:value-type="float" office:value="-0.0157631755">
                <text:p>-0.01576317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35904595">
                <text:p>0.0435904595</text:p>
              </table:table-cell>
              <table:table-cell office:value-type="float" office:value="-0.0176060952">
                <text:p>-0.01760609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539008196">
                <text:p>0.0539008196</text:p>
              </table:table-cell>
              <table:table-cell office:value-type="float" office:value="-0.0207288557">
                <text:p>-0.02072885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747607444">
                <text:p>0.0747607444</text:p>
              </table:table-cell>
              <table:table-cell office:value-type="float" office:value="-0.0247945758">
                <text:p>-0.024794575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80169922">
                <text:p>0.080169922</text:p>
              </table:table-cell>
              <table:table-cell office:value-type="float" office:value="-0.0234826815">
                <text:p>-0.02348268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99018617">
                <text:p>0.099018617</text:p>
              </table:table-cell>
              <table:table-cell office:value-type="float" office:value="-0.0270905352">
                <text:p>-0.02709053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082983915">
                <text:p>0.1082983915</text:p>
              </table:table-cell>
              <table:table-cell office:value-type="float" office:value="-0.0275219517">
                <text:p>-0.02752195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217945487">
                <text:p>0.1217945487</text:p>
              </table:table-cell>
              <table:table-cell office:value-type="float" office:value="-0.0300119462">
                <text:p>-0.03001194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357517211">
                <text:p>0.1357517211</text:p>
              </table:table-cell>
              <table:table-cell office:value-type="float" office:value="-0.0337482216">
                <text:p>-0.03374822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470451586">
                <text:p>0.1470451586</text:p>
              </table:table-cell>
              <table:table-cell office:value-type="float" office:value="-0.0358249862">
                <text:p>-0.03582498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576267895">
                <text:p>0.1576267895</text:p>
              </table:table-cell>
              <table:table-cell office:value-type="float" office:value="-0.0388558275">
                <text:p>-0.03885582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610240391">
                <text:p>0.1610240391</text:p>
              </table:table-cell>
              <table:table-cell office:value-type="float" office:value="-0.0375778012">
                <text:p>-0.03757780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677459939">
                <text:p>0.1677459939</text:p>
              </table:table-cell>
              <table:table-cell office:value-type="float" office:value="-0.0387991955">
                <text:p>-0.038799195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714413943">
                <text:p>0.1714413943</text:p>
              </table:table-cell>
              <table:table-cell office:value-type="float" office:value="-0.0380774759">
                <text:p>-0.038077475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689308767">
                <text:p>0.1689308767</text:p>
              </table:table-cell>
              <table:table-cell office:value-type="float" office:value="-0.0344538022">
                <text:p>-0.034453802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539292129">
                <text:p>0.1539292129</text:p>
              </table:table-cell>
              <table:table-cell office:value-type="float" office:value="-0.0264094282">
                <text:p>-0.02640942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478321251">
                <text:p>0.1478321251</text:p>
              </table:table-cell>
              <table:table-cell office:value-type="float" office:value="-0.0231289894">
                <text:p>-0.02312898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174466867">
                <text:p>0.1174466867</text:p>
              </table:table-cell>
              <table:table-cell office:value-type="float" office:value="-0.0134321279">
                <text:p>-0.01343212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956514478">
                <text:p>0.0956514478</text:p>
              </table:table-cell>
              <table:table-cell office:value-type="float" office:value="-0.0048712744">
                <text:p>-0.00487127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747592362">
                <text:p>0.0747592362</text:p>
              </table:table-cell>
              <table:table-cell office:value-type="float" office:value="-0.0027645468">
                <text:p>-0.00276454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538463448">
                <text:p>0.0538463448</text:p>
              </table:table-cell>
              <table:table-cell office:value-type="float" office:value="0.0032738429">
                <text:p>0.00327384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73217474">
                <text:p>0.0273217474</text:p>
              </table:table-cell>
              <table:table-cell office:value-type="float" office:value="0.0093133436">
                <text:p>0.00931334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22839518">
                <text:p>0.0122839518</text:p>
              </table:table-cell>
              <table:table-cell office:value-type="float" office:value="0.010804211">
                <text:p>0.0108042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134491465">
                <text:p>-0.0134491465</text:p>
              </table:table-cell>
              <table:table-cell office:value-type="float" office:value="0.0157009178">
                <text:p>0.01570091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223561949">
                <text:p>-0.0223561949</text:p>
              </table:table-cell>
              <table:table-cell office:value-type="float" office:value="0.0152781965">
                <text:p>0.01527819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320186966">
                <text:p>-0.0320186966</text:p>
              </table:table-cell>
              <table:table-cell office:value-type="float" office:value="0.0131801519">
                <text:p>0.01318015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451019282">
                <text:p>-0.0451019282</text:p>
              </table:table-cell>
              <table:table-cell office:value-type="float" office:value="0.0145427633">
                <text:p>0.01454276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448379988">
                <text:p>-0.0448379988</text:p>
              </table:table-cell>
              <table:table-cell office:value-type="float" office:value="0.0078119077">
                <text:p>0.00781190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525870961">
                <text:p>-0.0525870961</text:p>
              </table:table-cell>
              <table:table-cell office:value-type="float" office:value="0.0060566768">
                <text:p>0.00605667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619427632">
                <text:p>-0.0619427632</text:p>
              </table:table-cell>
              <table:table-cell office:value-type="float" office:value="0.0063020724">
                <text:p>0.00630207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6022536">
                <text:p>-0.06022536</text:p>
              </table:table-cell>
              <table:table-cell office:value-type="float" office:value="0.0036791125">
                <text:p>0.00367911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649873492">
                <text:p>-0.0649873492</text:p>
              </table:table-cell>
              <table:table-cell office:value-type="float" office:value="0.0043735858">
                <text:p>0.00437358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734028918">
                <text:p>-0.0734028918</text:p>
              </table:table-cell>
              <table:table-cell office:value-type="float" office:value="0.0055732681">
                <text:p>0.00557326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814155178">
                <text:p>-0.0814155178</text:p>
              </table:table-cell>
              <table:table-cell office:value-type="float" office:value="0.0061758031">
                <text:p>0.00617580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877893843">
                <text:p>-0.0877893843</text:p>
              </table:table-cell>
              <table:table-cell office:value-type="float" office:value="0.010779932">
                <text:p>0.0107799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030813526">
                <text:p>-0.1030813526</text:p>
              </table:table-cell>
              <table:table-cell office:value-type="float" office:value="0.0149983055">
                <text:p>0.014998305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1077757391">
                <text:p>-0.1077757391</text:p>
              </table:table-cell>
              <table:table-cell office:value-type="float" office:value="0.016682707">
                <text:p>0.0166827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336147738">
                <text:p>-0.1336147738</text:p>
              </table:table-cell>
              <table:table-cell office:value-type="float" office:value="0.0262306547">
                <text:p>0.02623065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686579794">
                <text:p>-0.1686579794</text:p>
              </table:table-cell>
              <table:table-cell office:value-type="float" office:value="0.0372576618">
                <text:p>0.03725766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891837772">
                <text:p>-0.1891837772</text:p>
              </table:table-cell>
              <table:table-cell office:value-type="float" office:value="0.0416598493">
                <text:p>0.04165984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2256418402">
                <text:p>-0.2256418402</text:p>
              </table:table-cell>
              <table:table-cell office:value-type="float" office:value="0.0521717724">
                <text:p>0.05217177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2418161806">
                <text:p>-0.2418161806</text:p>
              </table:table-cell>
              <table:table-cell office:value-type="float" office:value="0.0560235722">
                <text:p>0.05602357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2622980947">
                <text:p>-0.2622980947</text:p>
              </table:table-cell>
              <table:table-cell office:value-type="float" office:value="0.0598391909">
                <text:p>0.05983919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785876887">
                <text:p>-0.2785876887</text:p>
              </table:table-cell>
              <table:table-cell office:value-type="float" office:value="0.0637859228">
                <text:p>0.06378592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77760536">
                <text:p>-0.277760536</text:p>
              </table:table-cell>
              <table:table-cell office:value-type="float" office:value="0.0627828287">
                <text:p>0.06278282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690398973">
                <text:p>-0.2690398973</text:p>
              </table:table-cell>
              <table:table-cell office:value-type="float" office:value="0.0632370354">
                <text:p>0.063237035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572040675">
                <text:p>-0.2572040675</text:p>
              </table:table-cell>
              <table:table-cell office:value-type="float" office:value="0.0591737624">
                <text:p>0.05917376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2213020479">
                <text:p>-0.2213020479</text:p>
              </table:table-cell>
              <table:table-cell office:value-type="float" office:value="0.0503002775">
                <text:p>0.05030027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90372971">
                <text:p>-0.190372971</text:p>
              </table:table-cell>
              <table:table-cell office:value-type="float" office:value="0.0450615157">
                <text:p>0.04506151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1656621709">
                <text:p>-0.1656621709</text:p>
              </table:table-cell>
              <table:table-cell office:value-type="float" office:value="0.0371740158">
                <text:p>0.03717401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299181076">
                <text:p>-0.1299181076</text:p>
              </table:table-cell>
              <table:table-cell office:value-type="float" office:value="0.0285649483">
                <text:p>0.028564948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947609163">
                <text:p>-0.0947609163</text:p>
              </table:table-cell>
              <table:table-cell office:value-type="float" office:value="0.0211498831">
                <text:p>0.02114988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76472928">
                <text:p>-0.076472928</text:p>
              </table:table-cell>
              <table:table-cell office:value-type="float" office:value="0.0176886396">
                <text:p>0.01768863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44302147">
                <text:p>-0.044302147</text:p>
              </table:table-cell>
              <table:table-cell office:value-type="float" office:value="0.0100688605">
                <text:p>0.01006886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296775163">
                <text:p>-0.0296775163</text:p>
              </table:table-cell>
              <table:table-cell office:value-type="float" office:value="0.006520538">
                <text:p>0.0065205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183052204">
                <text:p>-0.0183052204</text:p>
              </table:table-cell>
              <table:table-cell office:value-type="float" office:value="0.0020995165">
                <text:p>0.00209951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35410714">
                <text:p>-0.0035410714</text:p>
              </table:table-cell>
              <table:table-cell office:value-type="float" office:value="-0.0011955276">
                <text:p>-0.00119552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120033447">
                <text:p>-0.0120033447</text:p>
              </table:table-cell>
              <table:table-cell office:value-type="float" office:value="-0.0016774917">
                <text:p>-0.00167749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103985694">
                <text:p>-0.0103985694</text:p>
              </table:table-cell>
              <table:table-cell office:value-type="float" office:value="-0.003679201">
                <text:p>-0.0036792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162023051">
                <text:p>-0.0162023051</text:p>
              </table:table-cell>
              <table:table-cell office:value-type="float" office:value="-0.0010308369">
                <text:p>-0.001030836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214861037">
                <text:p>-0.0214861037</text:p>
              </table:table-cell>
              <table:table-cell office:value-type="float" office:value="-0.0017828878">
                <text:p>-0.00178288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331126196">
                <text:p>-0.0331126196</text:p>
              </table:table-cell>
              <table:table-cell office:value-type="float" office:value="0.0030133436">
                <text:p>0.00301334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404609091">
                <text:p>-0.0404609091</text:p>
              </table:table-cell>
              <table:table-cell office:value-type="float" office:value="0.0052430975">
                <text:p>0.00524309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561355143">
                <text:p>-0.0561355143</text:p>
              </table:table-cell>
              <table:table-cell office:value-type="float" office:value="0.0102073264">
                <text:p>0.01020732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670676458">
                <text:p>-0.0670676458</text:p>
              </table:table-cell>
              <table:table-cell office:value-type="float" office:value="0.0162115643">
                <text:p>0.016211564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759876523">
                <text:p>-0.0759876523</text:p>
              </table:table-cell>
              <table:table-cell office:value-type="float" office:value="0.0201677275">
                <text:p>0.02016772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808412817">
                <text:p>-0.0808412817</text:p>
              </table:table-cell>
              <table:table-cell office:value-type="float" office:value="0.0201755143">
                <text:p>0.02017551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718167644">
                <text:p>-0.0718167644</text:p>
              </table:table-cell>
              <table:table-cell office:value-type="float" office:value="0.0210381752">
                <text:p>0.02103817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485491548">
                <text:p>-0.0485491548</text:p>
              </table:table-cell>
              <table:table-cell office:value-type="float" office:value="0.0169803494">
                <text:p>0.01698034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391553533">
                <text:p>-0.0391553533</text:p>
              </table:table-cell>
              <table:table-cell office:value-type="float" office:value="0.0146195144">
                <text:p>0.01461951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55306386">
                <text:p>-0.0055306386</text:p>
              </table:table-cell>
              <table:table-cell office:value-type="float" office:value="0.0067483421">
                <text:p>0.00674834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122035115">
                <text:p>0.0122035115</text:p>
              </table:table-cell>
              <table:table-cell office:value-type="float" office:value="0.0021551804">
                <text:p>0.00215518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373789456">
                <text:p>0.0373789456</text:p>
              </table:table-cell>
              <table:table-cell office:value-type="float" office:value="-0.0055374418">
                <text:p>-0.00553744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87048605">
                <text:p>0.0587048605</text:p>
              </table:table-cell>
              <table:table-cell office:value-type="float" office:value="-0.0103112149">
                <text:p>-0.01031121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47080614">
                <text:p>0.0747080614</text:p>
              </table:table-cell>
              <table:table-cell office:value-type="float" office:value="-0.0161108867">
                <text:p>-0.01611088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884750041">
                <text:p>0.0884750041</text:p>
              </table:table-cell>
              <table:table-cell office:value-type="float" office:value="-0.0183674531">
                <text:p>-0.01836745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968862829">
                <text:p>0.0968862829</text:p>
              </table:table-cell>
              <table:table-cell office:value-type="float" office:value="-0.0219641097">
                <text:p>-0.02196410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950462433">
                <text:p>0.0950462433</text:p>
              </table:table-cell>
              <table:table-cell office:value-type="float" office:value="-0.0241695804">
                <text:p>-0.02416958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97818616">
                <text:p>0.097818616</text:p>
              </table:table-cell>
              <table:table-cell office:value-type="float" office:value="-0.0247837493">
                <text:p>-0.02478374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921135614">
                <text:p>0.0921135614</text:p>
              </table:table-cell>
              <table:table-cell office:value-type="float" office:value="-0.0243622432">
                <text:p>-0.02436224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927350424">
                <text:p>0.0927350424</text:p>
              </table:table-cell>
              <table:table-cell office:value-type="float" office:value="-0.0275321372">
                <text:p>-0.02753213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50391313">
                <text:p>0.0750391313</text:p>
              </table:table-cell>
              <table:table-cell office:value-type="float" office:value="-0.0207905672">
                <text:p>-0.02079056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4004002">
                <text:p>0.0744004002</text:p>
              </table:table-cell>
              <table:table-cell office:value-type="float" office:value="-0.020072637">
                <text:p>-0.0200726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593410963">
                <text:p>0.0593410963</text:p>
              </table:table-cell>
              <table:table-cell office:value-type="float" office:value="-0.0162832087">
                <text:p>-0.01628320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86703173">
                <text:p>0.0386703173</text:p>
              </table:table-cell>
              <table:table-cell office:value-type="float" office:value="-0.0077855275">
                <text:p>-0.00778552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67640843">
                <text:p>0.0267640843</text:p>
              </table:table-cell>
              <table:table-cell office:value-type="float" office:value="-0.0059343215">
                <text:p>-0.00593432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26937447">
                <text:p>0.0026937447</text:p>
              </table:table-cell>
              <table:table-cell office:value-type="float" office:value="0.0021690305">
                <text:p>0.00216903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109713604">
                <text:p>-0.0109713604</text:p>
              </table:table-cell>
              <table:table-cell office:value-type="float" office:value="0.0056612414">
                <text:p>0.00566124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358454127">
                <text:p>-0.0358454127</text:p>
              </table:table-cell>
              <table:table-cell office:value-type="float" office:value="0.0123316717">
                <text:p>0.01233167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377862165">
                <text:p>-0.0377862165</text:p>
              </table:table-cell>
              <table:table-cell office:value-type="float" office:value="0.0118115852">
                <text:p>0.01181158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542812551">
                <text:p>-0.0542812551</text:p>
              </table:table-cell>
              <table:table-cell office:value-type="float" office:value="0.0152048902">
                <text:p>0.015204890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516447346">
                <text:p>-0.0516447346</text:p>
              </table:table-cell>
              <table:table-cell office:value-type="float" office:value="0.0145714134">
                <text:p>0.01457141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471406493">
                <text:p>-0.0471406493</text:p>
              </table:table-cell>
              <table:table-cell office:value-type="float" office:value="0.0116867021">
                <text:p>0.011686702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347579524">
                <text:p>-0.0347579524</text:p>
              </table:table-cell>
              <table:table-cell office:value-type="float" office:value="0.0083799946">
                <text:p>0.008379994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139903982">
                <text:p>-0.0139903982</text:p>
              </table:table-cell>
              <table:table-cell office:value-type="float" office:value="0.0035838103">
                <text:p>0.003583810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1423129">
                <text:p>0.001423129</text:p>
              </table:table-cell>
              <table:table-cell office:value-type="float" office:value="0.0007606769">
                <text:p>0.000760676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93524535">
                <text:p>0.0093524535</text:p>
              </table:table-cell>
              <table:table-cell office:value-type="float" office:value="-0.001767953">
                <text:p>-0.0017679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6544963">
                <text:p>0.026544963</text:p>
              </table:table-cell>
              <table:table-cell office:value-type="float" office:value="-0.0066546497">
                <text:p>-0.00665464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317676272">
                <text:p>0.0317676272</text:p>
              </table:table-cell>
              <table:table-cell office:value-type="float" office:value="-0.0087984466">
                <text:p>-0.00879844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77251836">
                <text:p>0.0377251836</text:p>
              </table:table-cell>
              <table:table-cell office:value-type="float" office:value="-0.009936081">
                <text:p>-0.0099360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98598579">
                <text:p>0.0298598579</text:p>
              </table:table-cell>
              <table:table-cell office:value-type="float" office:value="-0.0089843337">
                <text:p>-0.00898433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9869674">
                <text:p>0.029869674</text:p>
              </table:table-cell>
              <table:table-cell office:value-type="float" office:value="-0.0095066699">
                <text:p>-0.00950666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21774054">
                <text:p>0.0121774054</text:p>
              </table:table-cell>
              <table:table-cell office:value-type="float" office:value="-0.0049298133">
                <text:p>-0.00492981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84330007">
                <text:p>0.0084330007</text:p>
              </table:table-cell>
              <table:table-cell office:value-type="float" office:value="-0.0051325829">
                <text:p>-0.005132582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137596909">
                <text:p>-0.0137596909</text:p>
              </table:table-cell>
              <table:table-cell office:value-type="float" office:value="0.0016603485">
                <text:p>0.00166034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271678708">
                <text:p>-0.0271678708</text:p>
              </table:table-cell>
              <table:table-cell office:value-type="float" office:value="0.0062661611">
                <text:p>0.00626616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424239683">
                <text:p>-0.0424239683</text:p>
              </table:table-cell>
              <table:table-cell office:value-type="float" office:value="0.0095075534">
                <text:p>0.00950755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613507472">
                <text:p>-0.0613507472</text:p>
              </table:table-cell>
              <table:table-cell office:value-type="float" office:value="0.0143926784">
                <text:p>0.014392678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726065961">
                <text:p>-0.0726065961</text:p>
              </table:table-cell>
              <table:table-cell office:value-type="float" office:value="0.0165327944">
                <text:p>0.01653279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83514918">
                <text:p>-0.083514918</text:p>
              </table:table-cell>
              <table:table-cell office:value-type="float" office:value="0.0189695979">
                <text:p>0.01896959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958672998">
                <text:p>-0.0958672998</text:p>
              </table:table-cell>
              <table:table-cell office:value-type="float" office:value="0.0185789088">
                <text:p>0.018578908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926393648">
                <text:p>-0.0926393648</text:p>
              </table:table-cell>
              <table:table-cell office:value-type="float" office:value="0.0199144626">
                <text:p>0.01991446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903021314">
                <text:p>-0.0903021314</text:p>
              </table:table-cell>
              <table:table-cell office:value-type="float" office:value="0.017110001">
                <text:p>0.0171100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894343547">
                <text:p>-0.0894343547</text:p>
              </table:table-cell>
              <table:table-cell office:value-type="float" office:value="0.0181081092">
                <text:p>0.01810810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70118404">
                <text:p>-0.070118404</text:p>
              </table:table-cell>
              <table:table-cell office:value-type="float" office:value="0.0150188098">
                <text:p>0.015018809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625428997">
                <text:p>-0.0625428997</text:p>
              </table:table-cell>
              <table:table-cell office:value-type="float" office:value="0.0123172641">
                <text:p>0.01231726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440948492">
                <text:p>-0.0440948492</text:p>
              </table:table-cell>
              <table:table-cell office:value-type="float" office:value="0.0104410025">
                <text:p>0.01044100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289575159">
                <text:p>-0.0289575159</text:p>
              </table:table-cell>
              <table:table-cell office:value-type="float" office:value="0.0066677946">
                <text:p>0.00666779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68767546">
                <text:p>-0.0068767546</text:p>
              </table:table-cell>
              <table:table-cell office:value-type="float" office:value="0.002682425">
                <text:p>0.0026824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16404886">
                <text:p>0.0016404886</text:p>
              </table:table-cell>
              <table:table-cell office:value-type="float" office:value="-0.0004642657">
                <text:p>-0.00046426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16216439">
                <text:p>0.0116216439</text:p>
              </table:table-cell>
              <table:table-cell office:value-type="float" office:value="-0.0011398235">
                <text:p>-0.001139823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112544111">
                <text:p>0.0112544111</text:p>
              </table:table-cell>
              <table:table-cell office:value-type="float" office:value="-0.0003730055">
                <text:p>-0.00037300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86694627">
                <text:p>0.0086694627</text:p>
              </table:table-cell>
              <table:table-cell office:value-type="float" office:value="-0.001006971">
                <text:p>-0.0010069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16791146">
                <text:p>0.0016791146</text:p>
              </table:table-cell>
              <table:table-cell office:value-type="float" office:value="0.0001444746">
                <text:p>0.00014447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79835709">
                <text:p>-0.0079835709</text:p>
              </table:table-cell>
              <table:table-cell office:value-type="float" office:value="0.0013561243">
                <text:p>0.00135612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151970415">
                <text:p>-0.0151970415</text:p>
              </table:table-cell>
              <table:table-cell office:value-type="float" office:value="0.003115208">
                <text:p>0.0031152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229914308">
                <text:p>-0.0229914308</text:p>
              </table:table-cell>
              <table:table-cell office:value-type="float" office:value="0.0049063579">
                <text:p>0.00490635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334276277">
                <text:p>-0.0334276277</text:p>
              </table:table-cell>
              <table:table-cell office:value-type="float" office:value="0.0057376999">
                <text:p>0.0057376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429595033">
                <text:p>-0.0429595033</text:p>
              </table:table-cell>
              <table:table-cell office:value-type="float" office:value="0.0080375175">
                <text:p>0.00803751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500922439">
                <text:p>-0.0500922439</text:p>
              </table:table-cell>
              <table:table-cell office:value-type="float" office:value="0.0098300755">
                <text:p>0.00983007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515760518">
                <text:p>-0.0515760518</text:p>
              </table:table-cell>
              <table:table-cell office:value-type="float" office:value="0.010177146">
                <text:p>0.01017714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522883249">
                <text:p>-0.0522883249</text:p>
              </table:table-cell>
              <table:table-cell office:value-type="float" office:value="0.009009397">
                <text:p>0.0090093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508009182">
                <text:p>-0.0508009182</text:p>
              </table:table-cell>
              <table:table-cell office:value-type="float" office:value="0.0110164171">
                <text:p>0.01101641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503365563">
                <text:p>-0.0503365563</text:p>
              </table:table-cell>
              <table:table-cell office:value-type="float" office:value="0.0092386025">
                <text:p>0.00923860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357579587">
                <text:p>-0.0357579587</text:p>
              </table:table-cell>
              <table:table-cell office:value-type="float" office:value="0.0071660436">
                <text:p>0.00716604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24814329">
                <text:p>-0.024814329</text:p>
              </table:table-cell>
              <table:table-cell office:value-type="float" office:value="0.0056430625">
                <text:p>0.00564306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150599945">
                <text:p>-0.0150599945</text:p>
              </table:table-cell>
              <table:table-cell office:value-type="float" office:value="0.003592634">
                <text:p>0.0035926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29658108">
                <text:p>-0.0029658108</text:p>
              </table:table-cell>
              <table:table-cell office:value-type="float" office:value="0.0019816323">
                <text:p>0.001981632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57481871">
                <text:p>0.0057481871</text:p>
              </table:table-cell>
              <table:table-cell office:value-type="float" office:value="-0.0002554385">
                <text:p>-0.00025543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112543183">
                <text:p>0.0112543183</text:p>
              </table:table-cell>
              <table:table-cell office:value-type="float" office:value="-0.0006064441">
                <text:p>-0.00060644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116170761">
                <text:p>0.0116170761</text:p>
              </table:table-cell>
              <table:table-cell office:value-type="float" office:value="-0.0017670646">
                <text:p>-0.00176706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5090385">
                <text:p>0.015090385</text:p>
              </table:table-cell>
              <table:table-cell office:value-type="float" office:value="-0.0021324124">
                <text:p>-0.00213241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80572022">
                <text:p>0.0080572022</text:p>
              </table:table-cell>
              <table:table-cell office:value-type="float" office:value="-0.0014702891">
                <text:p>-0.00147028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95191594">
                <text:p>0.0095191594</text:p>
              </table:table-cell>
              <table:table-cell office:value-type="float" office:value="-0.0014132246">
                <text:p>-0.001413224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2579382">
                <text:p>0.0052579382</text:p>
              </table:table-cell>
              <table:table-cell office:value-type="float" office:value="-0.0013966993">
                <text:p>-0.001396699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000967581">
                <text:p>-0.0000967581</text:p>
              </table:table-cell>
              <table:table-cell office:value-type="float" office:value="-0.0007530895">
                <text:p>-0.00075308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26968045">
                <text:p>-0.0026968045</text:p>
              </table:table-cell>
              <table:table-cell office:value-type="float" office:value="-0.0000402316">
                <text:p>-0.00004023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106421166">
                <text:p>-0.0106421166</text:p>
              </table:table-cell>
              <table:table-cell office:value-type="float" office:value="0.0014726342">
                <text:p>0.00147263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190098552">
                <text:p>-0.0190098552</text:p>
              </table:table-cell>
              <table:table-cell office:value-type="float" office:value="0.0032013125">
                <text:p>0.00320131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268404543">
                <text:p>-0.0268404543</text:p>
              </table:table-cell>
              <table:table-cell office:value-type="float" office:value="0.0047441762">
                <text:p>0.00474417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225279156">
                <text:p>-0.0225279156</text:p>
              </table:table-cell>
              <table:table-cell office:value-type="float" office:value="0.0029724784">
                <text:p>0.00297247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212958963">
                <text:p>-0.0212958963</text:p>
              </table:table-cell>
              <table:table-cell office:value-type="float" office:value="0.0040617224">
                <text:p>0.00406172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19105133">
                <text:p>-0.019105133</text:p>
              </table:table-cell>
              <table:table-cell office:value-type="float" office:value="0.002981973">
                <text:p>0.0029819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165023816">
                <text:p>-0.0165023816</text:p>
              </table:table-cell>
              <table:table-cell office:value-type="float" office:value="0.0030358479">
                <text:p>0.00303584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137911058">
                <text:p>-0.0137911058</text:p>
              </table:table-cell>
              <table:table-cell office:value-type="float" office:value="0.0026360586">
                <text:p>0.002636058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103264913">
                <text:p>-0.0103264913</text:p>
              </table:table-cell>
              <table:table-cell office:value-type="float" office:value="0.0023272909">
                <text:p>0.00232729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57947176">
                <text:p>-0.0057947176</text:p>
              </table:table-cell>
              <table:table-cell office:value-type="float" office:value="0.0015166904">
                <text:p>0.00151669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5561049">
                <text:p>-0.0005561049</text:p>
              </table:table-cell>
              <table:table-cell office:value-type="float" office:value="-0.0006977201">
                <text:p>-0.00069772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001838973">
                <text:p>-0.0001838973</text:p>
              </table:table-cell>
              <table:table-cell office:value-type="float" office:value="0.0007649608">
                <text:p>0.0007649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36457981">
                <text:p>0.0036457981</text:p>
              </table:table-cell>
              <table:table-cell office:value-type="float" office:value="-0.0000502676">
                <text:p>-0.00005026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5434239">
                <text:p>0.0035434239</text:p>
              </table:table-cell>
              <table:table-cell office:value-type="float" office:value="-0.0000381482">
                <text:p>-0.000038148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7144615">
                <text:p>-0.0007144615</text:p>
              </table:table-cell>
              <table:table-cell office:value-type="float" office:value="0.0003805222">
                <text:p>0.00038052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57287706">
                <text:p>0.0057287706</text:p>
              </table:table-cell>
              <table:table-cell office:value-type="float" office:value="-0.0009385218">
                <text:p>-0.00093852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31436027">
                <text:p>-0.0031436027</text:p>
              </table:table-cell>
              <table:table-cell office:value-type="float" office:value="0.0014905079">
                <text:p>0.00149050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046982606">
                <text:p>-0.0046982606</text:p>
              </table:table-cell>
              <table:table-cell office:value-type="float" office:value="0.0005248585">
                <text:p>0.000524858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068829927">
                <text:p>-0.0068829927</text:p>
              </table:table-cell>
              <table:table-cell office:value-type="float" office:value="0.0008544858">
                <text:p>0.00085448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119042081">
                <text:p>-0.0119042081</text:p>
              </table:table-cell>
              <table:table-cell office:value-type="float" office:value="0.0020947834">
                <text:p>0.00209478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15513862">
                <text:p>-0.015513862</text:p>
              </table:table-cell>
              <table:table-cell office:value-type="float" office:value="0.0031900628">
                <text:p>0.00319006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185444781">
                <text:p>-0.0185444781</text:p>
              </table:table-cell>
              <table:table-cell office:value-type="float" office:value="0.0033197774">
                <text:p>0.00331977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181450932">
                <text:p>-0.0181450932</text:p>
              </table:table-cell>
              <table:table-cell office:value-type="float" office:value="0.0035848138">
                <text:p>0.00358481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196349269">
                <text:p>-0.0196349269</text:p>
              </table:table-cell>
              <table:table-cell office:value-type="float" office:value="0.003669966">
                <text:p>0.00366996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232679792">
                <text:p>-0.0232679792</text:p>
              </table:table-cell>
              <table:table-cell office:value-type="float" office:value="0.0054241964">
                <text:p>0.00542419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213658106">
                <text:p>-0.0213658106</text:p>
              </table:table-cell>
              <table:table-cell office:value-type="float" office:value="0.0047959461">
                <text:p>0.00479594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221076791">
                <text:p>-0.0221076791</text:p>
              </table:table-cell>
              <table:table-cell office:value-type="float" office:value="0.0051573642">
                <text:p>0.00515736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217568993">
                <text:p>-0.0217568993</text:p>
              </table:table-cell>
              <table:table-cell office:value-type="float" office:value="0.004655071">
                <text:p>0.0046550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218128176">
                <text:p>-0.0218128176</text:p>
              </table:table-cell>
              <table:table-cell office:value-type="float" office:value="0.004749259">
                <text:p>0.0047492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218930561">
                <text:p>-0.0218930561</text:p>
              </table:table-cell>
              <table:table-cell office:value-type="float" office:value="0.0049237188">
                <text:p>0.00492371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205411667">
                <text:p>-0.0205411667</text:p>
              </table:table-cell>
              <table:table-cell office:value-type="float" office:value="0.0049265722">
                <text:p>0.00492657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17995423">
                <text:p>-0.017995423</text:p>
              </table:table-cell>
              <table:table-cell office:value-type="float" office:value="0.0044641304">
                <text:p>0.00446413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151055557">
                <text:p>-0.0151055557</text:p>
              </table:table-cell>
              <table:table-cell office:value-type="float" office:value="0.0037074113">
                <text:p>0.00370741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1834809">
                <text:p>-0.01834809</text:p>
              </table:table-cell>
              <table:table-cell office:value-type="float" office:value="0.0032331056">
                <text:p>0.00323310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189842712">
                <text:p>-0.0189842712</text:p>
              </table:table-cell>
              <table:table-cell office:value-type="float" office:value="0.0043290938">
                <text:p>0.004329093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199595434">
                <text:p>-0.0199595434</text:p>
              </table:table-cell>
              <table:table-cell office:value-type="float" office:value="0.0035782089">
                <text:p>0.003578208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185786431">
                <text:p>-0.0185786431</text:p>
              </table:table-cell>
              <table:table-cell office:value-type="float" office:value="0.0030442776">
                <text:p>0.00304427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231812256">
                <text:p>-0.0231812256</text:p>
              </table:table-cell>
              <table:table-cell office:value-type="float" office:value="0.0050090272">
                <text:p>0.00500902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238854192">
                <text:p>-0.0238854192</text:p>
              </table:table-cell>
              <table:table-cell office:value-type="float" office:value="0.005077768">
                <text:p>0.0050777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208586712">
                <text:p>-0.0208586712</text:p>
              </table:table-cell>
              <table:table-cell office:value-type="float" office:value="0.003200549">
                <text:p>0.00320054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248131812">
                <text:p>-0.0248131812</text:p>
              </table:table-cell>
              <table:table-cell office:value-type="float" office:value="0.0035611376">
                <text:p>0.00356113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251585733">
                <text:p>-0.0251585733</text:p>
              </table:table-cell>
              <table:table-cell office:value-type="float" office:value="0.0053789461">
                <text:p>0.005378946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26096948">
                <text:p>-0.026096948</text:p>
              </table:table-cell>
              <table:table-cell office:value-type="float" office:value="0.0053742418">
                <text:p>0.00537424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256203635">
                <text:p>-0.0256203635</text:p>
              </table:table-cell>
              <table:table-cell office:value-type="float" office:value="0.005342914">
                <text:p>0.005342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